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2.992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2">
      <style:table-cell-properties fo:padding="0.071cm"/>
    </style:style>
    <style:style style:name="ce4" style:family="table-cell" style:parent-style-name="Default">
      <style:table-cell-properties fo:background-color="#ffff00" fo:padding="0.071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shapes>
          <draw:frame draw:z-index="0" draw:style-name="gr1" draw:text-style-name="P1" svg:width="15.995cm" svg:height="8.996cm" svg:x="16.65cm" svg:y="1.958cm">
            <draw:object draw:notify-on-update-of-ranges="Лист1.I1:Лист1.K1 Лист1.I2:Лист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округ</text:p>
          </table:table-cell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балл</text:p>
          </table:table-cell>
          <table:table-cell table:number-columns-repeated="4"/>
          <table:table-cell office:value-type="string" calcext:value-type="string">
            <text:p>биология</text:p>
          </table:table-cell>
          <table:table-cell office:value-type="string" calcext:value-type="string">
            <text:p>физкультура</text:p>
          </table:table-cell>
          <table:table-cell office:value-type="string" calcext:value-type="string">
            <text:p>физика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/>
          <table:table-cell table:formula="of:=COUNTIF([.C2:.C1001];&quot;физкультура&quot;)" office:value-type="float" office:value="230" calcext:value-type="float">
            <text:p>230</text:p>
          </table:table-cell>
          <table:table-cell/>
          <table:table-cell table:formula="of:=COUNTIF([.C2:.C1001];&quot;биология&quot;)" office:value-type="float" office:value="214" calcext:value-type="float">
            <text:p>214</text:p>
          </table:table-cell>
          <table:table-cell table:formula="of:=COUNTIF([.C2:.C1001];&quot;физкультура&quot;)" office:value-type="float" office:value="230" calcext:value-type="float">
            <text:p>230</text:p>
          </table:table-cell>
          <table:table-cell table:formula="of:=COUNTIF([.C2:.C1001];&quot;физика &quot;)" office:value-type="float" office:value="231" calcext:value-type="float">
            <text:p>231</text:p>
          </table:table-cell>
          <table:table-cell table:number-columns-repeated="4"/>
          <table:table-cell table:formula="of:=IF(AND([.C2]=&quot;обществознание&quot;;[.D2]&gt;299);[.D2];0)" office:value-type="float" office:value="0" calcext:value-type="float">
            <text:p>0</text:p>
          </table:table-cell>
          <table:table-cell/>
          <table:table-cell table:style-name="ce9" table:formula="of:=IF(AND([.C2]=&quot;физкультура&quot;;[.A2]=&quot;С&quot;);1;0)" office:value-type="float" office:value="0" calcext:value-type="float">
            <text:p>0</text:p>
          </table:table-cell>
          <table:table-cell/>
          <table:table-cell table:formula="of:=IF(AND([.C2]=&quot;обществознание&quot;;[.A2]=&quot;СЗ&quot;);[.D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2" calcext:value-type="float">
            <text:p>782</text:p>
          </table:table-cell>
          <table:table-cell table:number-columns-repeated="2"/>
          <table:table-cell table:formula="of:=SUM([.P2:.P1001])/COUNTIF([.P2:.P1001];&quot;&gt;0&quot;)" office:value-type="float" office:value="624.113989637306" calcext:value-type="float">
            <text:p>624,113989637306</text:p>
          </table:table-cell>
          <table:table-cell table:number-columns-repeated="8"/>
          <table:table-cell table:formula="of:=IF(AND([.C3]=&quot;обществознание&quot;;[.D3]&gt;299);[.D3];0)" office:value-type="float" office:value="0" calcext:value-type="float">
            <text:p>0</text:p>
          </table:table-cell>
          <table:table-cell/>
          <table:table-cell table:style-name="ce9" table:formula="of:=IF(AND([.C3]=&quot;физкультура&quot;;[.A3]=&quot;С&quot;);1;0)" office:value-type="float" office:value="0" calcext:value-type="float">
            <text:p>0</text:p>
          </table:table-cell>
          <table:table-cell/>
          <table:table-cell table:formula="of:=IF(AND([.C3]=&quot;обществознание&quot;;[.A3]=&quot;СЗ&quot;);[.D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1" calcext:value-type="float">
            <text:p>361</text:p>
          </table:table-cell>
          <table:table-cell table:number-columns-repeated="2"/>
          <table:table-cell table:formula="of:=SUM([.R2:.R1001])" office:value-type="float" office:value="14" calcext:value-type="float">
            <text:p>14</text:p>
          </table:table-cell>
          <table:table-cell table:number-columns-repeated="8"/>
          <table:table-cell table:formula="of:=IF(AND([.C4]=&quot;обществознание&quot;;[.D4]&gt;299);[.D4];0)" office:value-type="float" office:value="0" calcext:value-type="float">
            <text:p>0</text:p>
          </table:table-cell>
          <table:table-cell/>
          <table:table-cell table:style-name="ce9" table:formula="of:=IF(AND([.C4]=&quot;физкультура&quot;;[.A4]=&quot;С&quot;);1;0)" office:value-type="float" office:value="0" calcext:value-type="float">
            <text:p>0</text:p>
          </table:table-cell>
          <table:table-cell/>
          <table:table-cell table:formula="of:=IF(AND([.C4]=&quot;обществознание&quot;;[.A4]=&quot;СЗ&quot;);[.D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2"/>
          <table:table-cell table:formula="of:=MAX([.T2:.T1001])" office:value-type="float" office:value="921" calcext:value-type="float">
            <text:p>921</text:p>
          </table:table-cell>
          <table:table-cell table:number-columns-repeated="8"/>
          <table:table-cell table:formula="of:=IF(AND([.C5]=&quot;обществознание&quot;;[.D5]&gt;299);[.D5];0)" office:value-type="float" office:value="377" calcext:value-type="float">
            <text:p>377</text:p>
          </table:table-cell>
          <table:table-cell/>
          <table:table-cell table:style-name="ce9" table:formula="of:=IF(AND([.C5]=&quot;физкультура&quot;;[.A5]=&quot;С&quot;);1;0)" office:value-type="float" office:value="0" calcext:value-type="float">
            <text:p>0</text:p>
          </table:table-cell>
          <table:table-cell/>
          <table:table-cell table:formula="of:=IF(AND([.C5]=&quot;обществознание&quot;;[.A5]=&quot;СЗ&quot;);[.D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42" calcext:value-type="float">
            <text:p>542</text:p>
          </table:table-cell>
          <table:table-cell table:number-columns-repeated="11"/>
          <table:table-cell table:formula="of:=IF(AND([.C6]=&quot;обществознание&quot;;[.D6]&gt;299);[.D6];0)" office:value-type="float" office:value="0" calcext:value-type="float">
            <text:p>0</text:p>
          </table:table-cell>
          <table:table-cell/>
          <table:table-cell table:style-name="ce9" table:formula="of:=IF(AND([.C6]=&quot;физкультура&quot;;[.A6]=&quot;С&quot;);1;0)" office:value-type="float" office:value="0" calcext:value-type="float">
            <text:p>0</text:p>
          </table:table-cell>
          <table:table-cell/>
          <table:table-cell table:formula="of:=IF(AND([.C6]=&quot;обществознание&quot;;[.A6]=&quot;СЗ&quot;);[.D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6" calcext:value-type="float">
            <text:p>606</text:p>
          </table:table-cell>
          <table:table-cell table:number-columns-repeated="11"/>
          <table:table-cell table:formula="of:=IF(AND([.C7]=&quot;обществознание&quot;;[.D7]&gt;299);[.D7];0)" office:value-type="float" office:value="0" calcext:value-type="float">
            <text:p>0</text:p>
          </table:table-cell>
          <table:table-cell/>
          <table:table-cell table:style-name="ce9" table:formula="of:=IF(AND([.C7]=&quot;физкультура&quot;;[.A7]=&quot;С&quot;);1;0)" office:value-type="float" office:value="0" calcext:value-type="float">
            <text:p>0</text:p>
          </table:table-cell>
          <table:table-cell/>
          <table:table-cell table:formula="of:=IF(AND([.C7]=&quot;обществознание&quot;;[.A7]=&quot;СЗ&quot;);[.D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1"/>
          <table:table-cell table:formula="of:=IF(AND([.C8]=&quot;обществознание&quot;;[.D8]&gt;299);[.D8];0)" office:value-type="float" office:value="0" calcext:value-type="float">
            <text:p>0</text:p>
          </table:table-cell>
          <table:table-cell/>
          <table:table-cell table:style-name="ce9" table:formula="of:=IF(AND([.C8]=&quot;физкультура&quot;;[.A8]=&quot;С&quot;);1;0)" office:value-type="float" office:value="0" calcext:value-type="float">
            <text:p>0</text:p>
          </table:table-cell>
          <table:table-cell/>
          <table:table-cell table:formula="of:=IF(AND([.C8]=&quot;обществознание&quot;;[.A8]=&quot;СЗ&quot;);[.D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11"/>
          <table:table-cell table:formula="of:=IF(AND([.C9]=&quot;обществознание&quot;;[.D9]&gt;299);[.D9];0)" office:value-type="float" office:value="0" calcext:value-type="float">
            <text:p>0</text:p>
          </table:table-cell>
          <table:table-cell/>
          <table:table-cell table:style-name="ce9" table:formula="of:=IF(AND([.C9]=&quot;физкультура&quot;;[.A9]=&quot;С&quot;);1;0)" office:value-type="float" office:value="0" calcext:value-type="float">
            <text:p>0</text:p>
          </table:table-cell>
          <table:table-cell/>
          <table:table-cell table:formula="of:=IF(AND([.C9]=&quot;обществознание&quot;;[.A9]=&quot;СЗ&quot;);[.D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8" calcext:value-type="float">
            <text:p>938</text:p>
          </table:table-cell>
          <table:table-cell table:number-columns-repeated="11"/>
          <table:table-cell table:formula="of:=IF(AND([.C10]=&quot;обществознание&quot;;[.D10]&gt;299);[.D10];0)" office:value-type="float" office:value="938" calcext:value-type="float">
            <text:p>938</text:p>
          </table:table-cell>
          <table:table-cell/>
          <table:table-cell table:style-name="ce9" table:formula="of:=IF(AND([.C10]=&quot;физкультура&quot;;[.A10]=&quot;С&quot;);1;0)" office:value-type="float" office:value="0" calcext:value-type="float">
            <text:p>0</text:p>
          </table:table-cell>
          <table:table-cell/>
          <table:table-cell table:formula="of:=IF(AND([.C10]=&quot;обществознание&quot;;[.A10]=&quot;СЗ&quot;);[.D1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1"/>
          <table:table-cell table:formula="of:=IF(AND([.C11]=&quot;обществознание&quot;;[.D11]&gt;299);[.D11];0)" office:value-type="float" office:value="0" calcext:value-type="float">
            <text:p>0</text:p>
          </table:table-cell>
          <table:table-cell/>
          <table:table-cell table:style-name="ce9" table:formula="of:=IF(AND([.C11]=&quot;физкультура&quot;;[.A11]=&quot;С&quot;);1;0)" office:value-type="float" office:value="0" calcext:value-type="float">
            <text:p>0</text:p>
          </table:table-cell>
          <table:table-cell/>
          <table:table-cell table:formula="of:=IF(AND([.C11]=&quot;обществознание&quot;;[.A11]=&quot;СЗ&quot;);[.D1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26" calcext:value-type="float">
            <text:p>426</text:p>
          </table:table-cell>
          <table:table-cell table:number-columns-repeated="11"/>
          <table:table-cell table:formula="of:=IF(AND([.C12]=&quot;обществознание&quot;;[.D12]&gt;299);[.D12];0)" office:value-type="float" office:value="0" calcext:value-type="float">
            <text:p>0</text:p>
          </table:table-cell>
          <table:table-cell/>
          <table:table-cell table:style-name="ce9" table:formula="of:=IF(AND([.C12]=&quot;физкультура&quot;;[.A12]=&quot;С&quot;);1;0)" office:value-type="float" office:value="0" calcext:value-type="float">
            <text:p>0</text:p>
          </table:table-cell>
          <table:table-cell/>
          <table:table-cell table:formula="of:=IF(AND([.C12]=&quot;обществознание&quot;;[.A12]=&quot;СЗ&quot;);[.D1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11"/>
          <table:table-cell table:formula="of:=IF(AND([.C13]=&quot;обществознание&quot;;[.D13]&gt;299);[.D13];0)" office:value-type="float" office:value="0" calcext:value-type="float">
            <text:p>0</text:p>
          </table:table-cell>
          <table:table-cell/>
          <table:table-cell table:style-name="ce9" table:formula="of:=IF(AND([.C13]=&quot;физкультура&quot;;[.A13]=&quot;С&quot;);1;0)" office:value-type="float" office:value="0" calcext:value-type="float">
            <text:p>0</text:p>
          </table:table-cell>
          <table:table-cell/>
          <table:table-cell table:formula="of:=IF(AND([.C13]=&quot;обществознание&quot;;[.A13]=&quot;СЗ&quot;);[.D1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9" calcext:value-type="float">
            <text:p>209</text:p>
          </table:table-cell>
          <table:table-cell table:number-columns-repeated="11"/>
          <table:table-cell table:formula="of:=IF(AND([.C14]=&quot;обществознание&quot;;[.D14]&gt;299);[.D14];0)" office:value-type="float" office:value="0" calcext:value-type="float">
            <text:p>0</text:p>
          </table:table-cell>
          <table:table-cell/>
          <table:table-cell table:style-name="ce9" table:formula="of:=IF(AND([.C14]=&quot;физкультура&quot;;[.A14]=&quot;С&quot;);1;0)" office:value-type="float" office:value="0" calcext:value-type="float">
            <text:p>0</text:p>
          </table:table-cell>
          <table:table-cell/>
          <table:table-cell table:formula="of:=IF(AND([.C14]=&quot;обществознание&quot;;[.A14]=&quot;СЗ&quot;);[.D1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71" calcext:value-type="float">
            <text:p>771</text:p>
          </table:table-cell>
          <table:table-cell table:number-columns-repeated="11"/>
          <table:table-cell table:formula="of:=IF(AND([.C15]=&quot;обществознание&quot;;[.D15]&gt;299);[.D15];0)" office:value-type="float" office:value="0" calcext:value-type="float">
            <text:p>0</text:p>
          </table:table-cell>
          <table:table-cell/>
          <table:table-cell table:style-name="ce9" table:formula="of:=IF(AND([.C15]=&quot;физкультура&quot;;[.A15]=&quot;С&quot;);1;0)" office:value-type="float" office:value="0" calcext:value-type="float">
            <text:p>0</text:p>
          </table:table-cell>
          <table:table-cell/>
          <table:table-cell table:formula="of:=IF(AND([.C15]=&quot;обществознание&quot;;[.A15]=&quot;СЗ&quot;);[.D1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11"/>
          <table:table-cell table:formula="of:=IF(AND([.C16]=&quot;обществознание&quot;;[.D16]&gt;299);[.D16];0)" office:value-type="float" office:value="469" calcext:value-type="float">
            <text:p>469</text:p>
          </table:table-cell>
          <table:table-cell/>
          <table:table-cell table:style-name="ce9" table:formula="of:=IF(AND([.C16]=&quot;физкультура&quot;;[.A16]=&quot;С&quot;);1;0)" office:value-type="float" office:value="0" calcext:value-type="float">
            <text:p>0</text:p>
          </table:table-cell>
          <table:table-cell/>
          <table:table-cell table:formula="of:=IF(AND([.C16]=&quot;обществознание&quot;;[.A16]=&quot;СЗ&quot;);[.D1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1" calcext:value-type="float">
            <text:p>511</text:p>
          </table:table-cell>
          <table:table-cell table:number-columns-repeated="11"/>
          <table:table-cell table:formula="of:=IF(AND([.C17]=&quot;обществознание&quot;;[.D17]&gt;299);[.D17];0)" office:value-type="float" office:value="511" calcext:value-type="float">
            <text:p>511</text:p>
          </table:table-cell>
          <table:table-cell/>
          <table:table-cell table:style-name="ce9" table:formula="of:=IF(AND([.C17]=&quot;физкультура&quot;;[.A17]=&quot;С&quot;);1;0)" office:value-type="float" office:value="0" calcext:value-type="float">
            <text:p>0</text:p>
          </table:table-cell>
          <table:table-cell/>
          <table:table-cell table:formula="of:=IF(AND([.C17]=&quot;обществознание&quot;;[.A17]=&quot;СЗ&quot;);[.D1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11"/>
          <table:table-cell table:formula="of:=IF(AND([.C18]=&quot;обществознание&quot;;[.D18]&gt;299);[.D18];0)" office:value-type="float" office:value="321" calcext:value-type="float">
            <text:p>321</text:p>
          </table:table-cell>
          <table:table-cell/>
          <table:table-cell table:style-name="ce9" table:formula="of:=IF(AND([.C18]=&quot;физкультура&quot;;[.A18]=&quot;С&quot;);1;0)" office:value-type="float" office:value="0" calcext:value-type="float">
            <text:p>0</text:p>
          </table:table-cell>
          <table:table-cell/>
          <table:table-cell table:formula="of:=IF(AND([.C18]=&quot;обществознание&quot;;[.A18]=&quot;СЗ&quot;);[.D1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76" calcext:value-type="float">
            <text:p>276</text:p>
          </table:table-cell>
          <table:table-cell table:number-columns-repeated="11"/>
          <table:table-cell table:formula="of:=IF(AND([.C19]=&quot;обществознание&quot;;[.D19]&gt;299);[.D19];0)" office:value-type="float" office:value="0" calcext:value-type="float">
            <text:p>0</text:p>
          </table:table-cell>
          <table:table-cell/>
          <table:table-cell table:style-name="ce9" table:formula="of:=IF(AND([.C19]=&quot;физкультура&quot;;[.A19]=&quot;С&quot;);1;0)" office:value-type="float" office:value="0" calcext:value-type="float">
            <text:p>0</text:p>
          </table:table-cell>
          <table:table-cell/>
          <table:table-cell table:formula="of:=IF(AND([.C19]=&quot;обществознание&quot;;[.A19]=&quot;СЗ&quot;);[.D1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11"/>
          <table:table-cell table:formula="of:=IF(AND([.C20]=&quot;обществознание&quot;;[.D20]&gt;299);[.D20];0)" office:value-type="float" office:value="0" calcext:value-type="float">
            <text:p>0</text:p>
          </table:table-cell>
          <table:table-cell/>
          <table:table-cell table:style-name="ce9" table:formula="of:=IF(AND([.C20]=&quot;физкультура&quot;;[.A20]=&quot;С&quot;);1;0)" office:value-type="float" office:value="0" calcext:value-type="float">
            <text:p>0</text:p>
          </table:table-cell>
          <table:table-cell/>
          <table:table-cell table:formula="of:=IF(AND([.C20]=&quot;обществознание&quot;;[.A20]=&quot;СЗ&quot;);[.D2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11"/>
          <table:table-cell table:formula="of:=IF(AND([.C21]=&quot;обществознание&quot;;[.D21]&gt;299);[.D21];0)" office:value-type="float" office:value="0" calcext:value-type="float">
            <text:p>0</text:p>
          </table:table-cell>
          <table:table-cell/>
          <table:table-cell table:style-name="ce9" table:formula="of:=IF(AND([.C21]=&quot;физкультура&quot;;[.A21]=&quot;С&quot;);1;0)" office:value-type="float" office:value="0" calcext:value-type="float">
            <text:p>0</text:p>
          </table:table-cell>
          <table:table-cell/>
          <table:table-cell table:formula="of:=IF(AND([.C21]=&quot;обществознание&quot;;[.A21]=&quot;СЗ&quot;);[.D2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2" calcext:value-type="float">
            <text:p>742</text:p>
          </table:table-cell>
          <table:table-cell table:number-columns-repeated="11"/>
          <table:table-cell table:formula="of:=IF(AND([.C22]=&quot;обществознание&quot;;[.D22]&gt;299);[.D22];0)" office:value-type="float" office:value="0" calcext:value-type="float">
            <text:p>0</text:p>
          </table:table-cell>
          <table:table-cell/>
          <table:table-cell table:style-name="ce9" table:formula="of:=IF(AND([.C22]=&quot;физкультура&quot;;[.A22]=&quot;С&quot;);1;0)" office:value-type="float" office:value="0" calcext:value-type="float">
            <text:p>0</text:p>
          </table:table-cell>
          <table:table-cell/>
          <table:table-cell table:formula="of:=IF(AND([.C22]=&quot;обществознание&quot;;[.A22]=&quot;СЗ&quot;);[.D2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11"/>
          <table:table-cell table:formula="of:=IF(AND([.C23]=&quot;обществознание&quot;;[.D23]&gt;299);[.D23];0)" office:value-type="float" office:value="0" calcext:value-type="float">
            <text:p>0</text:p>
          </table:table-cell>
          <table:table-cell/>
          <table:table-cell table:style-name="ce9" table:formula="of:=IF(AND([.C23]=&quot;физкультура&quot;;[.A23]=&quot;С&quot;);1;0)" office:value-type="float" office:value="0" calcext:value-type="float">
            <text:p>0</text:p>
          </table:table-cell>
          <table:table-cell/>
          <table:table-cell table:formula="of:=IF(AND([.C23]=&quot;обществознание&quot;;[.A23]=&quot;СЗ&quot;);[.D2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13" calcext:value-type="float">
            <text:p>413</text:p>
          </table:table-cell>
          <table:table-cell table:number-columns-repeated="11"/>
          <table:table-cell table:formula="of:=IF(AND([.C24]=&quot;обществознание&quot;;[.D24]&gt;299);[.D24];0)" office:value-type="float" office:value="0" calcext:value-type="float">
            <text:p>0</text:p>
          </table:table-cell>
          <table:table-cell/>
          <table:table-cell table:style-name="ce9" table:formula="of:=IF(AND([.C24]=&quot;физкультура&quot;;[.A24]=&quot;С&quot;);1;0)" office:value-type="float" office:value="0" calcext:value-type="float">
            <text:p>0</text:p>
          </table:table-cell>
          <table:table-cell/>
          <table:table-cell table:formula="of:=IF(AND([.C24]=&quot;обществознание&quot;;[.A24]=&quot;СЗ&quot;);[.D2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53" calcext:value-type="float">
            <text:p>753</text:p>
          </table:table-cell>
          <table:table-cell table:number-columns-repeated="11"/>
          <table:table-cell table:formula="of:=IF(AND([.C25]=&quot;обществознание&quot;;[.D25]&gt;299);[.D25];0)" office:value-type="float" office:value="0" calcext:value-type="float">
            <text:p>0</text:p>
          </table:table-cell>
          <table:table-cell/>
          <table:table-cell table:style-name="ce9" table:formula="of:=IF(AND([.C25]=&quot;физкультура&quot;;[.A25]=&quot;С&quot;);1;0)" office:value-type="float" office:value="0" calcext:value-type="float">
            <text:p>0</text:p>
          </table:table-cell>
          <table:table-cell/>
          <table:table-cell table:formula="of:=IF(AND([.C25]=&quot;обществознание&quot;;[.A25]=&quot;СЗ&quot;);[.D2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11"/>
          <table:table-cell table:formula="of:=IF(AND([.C26]=&quot;обществознание&quot;;[.D26]&gt;299);[.D26];0)" office:value-type="float" office:value="0" calcext:value-type="float">
            <text:p>0</text:p>
          </table:table-cell>
          <table:table-cell/>
          <table:table-cell table:style-name="ce9" table:formula="of:=IF(AND([.C26]=&quot;физкультура&quot;;[.A26]=&quot;С&quot;);1;0)" office:value-type="float" office:value="0" calcext:value-type="float">
            <text:p>0</text:p>
          </table:table-cell>
          <table:table-cell/>
          <table:table-cell table:formula="of:=IF(AND([.C26]=&quot;обществознание&quot;;[.A26]=&quot;СЗ&quot;);[.D2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11"/>
          <table:table-cell table:formula="of:=IF(AND([.C27]=&quot;обществознание&quot;;[.D27]&gt;299);[.D27];0)" office:value-type="float" office:value="772" calcext:value-type="float">
            <text:p>772</text:p>
          </table:table-cell>
          <table:table-cell/>
          <table:table-cell table:style-name="ce9" table:formula="of:=IF(AND([.C27]=&quot;физкультура&quot;;[.A27]=&quot;С&quot;);1;0)" office:value-type="float" office:value="0" calcext:value-type="float">
            <text:p>0</text:p>
          </table:table-cell>
          <table:table-cell/>
          <table:table-cell table:formula="of:=IF(AND([.C27]=&quot;обществознание&quot;;[.A27]=&quot;СЗ&quot;);[.D2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1"/>
          <table:table-cell table:formula="of:=IF(AND([.C28]=&quot;обществознание&quot;;[.D28]&gt;299);[.D28];0)" office:value-type="float" office:value="0" calcext:value-type="float">
            <text:p>0</text:p>
          </table:table-cell>
          <table:table-cell/>
          <table:table-cell table:style-name="ce9" table:formula="of:=IF(AND([.C28]=&quot;физкультура&quot;;[.A28]=&quot;С&quot;);1;0)" office:value-type="float" office:value="0" calcext:value-type="float">
            <text:p>0</text:p>
          </table:table-cell>
          <table:table-cell/>
          <table:table-cell table:formula="of:=IF(AND([.C28]=&quot;обществознание&quot;;[.A28]=&quot;СЗ&quot;);[.D28];0)" office:value-type="float" office:value="55" calcext:value-type="float">
            <text:p>55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1"/>
          <table:table-cell table:formula="of:=IF(AND([.C29]=&quot;обществознание&quot;;[.D29]&gt;299);[.D29];0)" office:value-type="float" office:value="0" calcext:value-type="float">
            <text:p>0</text:p>
          </table:table-cell>
          <table:table-cell/>
          <table:table-cell table:style-name="ce9" table:formula="of:=IF(AND([.C29]=&quot;физкультура&quot;;[.A29]=&quot;С&quot;);1;0)" office:value-type="float" office:value="0" calcext:value-type="float">
            <text:p>0</text:p>
          </table:table-cell>
          <table:table-cell/>
          <table:table-cell table:formula="of:=IF(AND([.C29]=&quot;обществознание&quot;;[.A29]=&quot;СЗ&quot;);[.D2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1"/>
          <table:table-cell table:formula="of:=IF(AND([.C30]=&quot;обществознание&quot;;[.D30]&gt;299);[.D30];0)" office:value-type="float" office:value="0" calcext:value-type="float">
            <text:p>0</text:p>
          </table:table-cell>
          <table:table-cell/>
          <table:table-cell table:style-name="ce9" table:formula="of:=IF(AND([.C30]=&quot;физкультура&quot;;[.A30]=&quot;С&quot;);1;0)" office:value-type="float" office:value="0" calcext:value-type="float">
            <text:p>0</text:p>
          </table:table-cell>
          <table:table-cell/>
          <table:table-cell table:formula="of:=IF(AND([.C30]=&quot;обществознание&quot;;[.A30]=&quot;СЗ&quot;);[.D3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4" calcext:value-type="float">
            <text:p>914</text:p>
          </table:table-cell>
          <table:table-cell table:number-columns-repeated="11"/>
          <table:table-cell table:formula="of:=IF(AND([.C31]=&quot;обществознание&quot;;[.D31]&gt;299);[.D31];0)" office:value-type="float" office:value="914" calcext:value-type="float">
            <text:p>914</text:p>
          </table:table-cell>
          <table:table-cell/>
          <table:table-cell table:style-name="ce9" table:formula="of:=IF(AND([.C31]=&quot;физкультура&quot;;[.A31]=&quot;С&quot;);1;0)" office:value-type="float" office:value="0" calcext:value-type="float">
            <text:p>0</text:p>
          </table:table-cell>
          <table:table-cell/>
          <table:table-cell table:formula="of:=IF(AND([.C31]=&quot;обществознание&quot;;[.A31]=&quot;СЗ&quot;);[.D3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11"/>
          <table:table-cell table:formula="of:=IF(AND([.C32]=&quot;обществознание&quot;;[.D32]&gt;299);[.D32];0)" office:value-type="float" office:value="0" calcext:value-type="float">
            <text:p>0</text:p>
          </table:table-cell>
          <table:table-cell/>
          <table:table-cell table:style-name="ce9" table:formula="of:=IF(AND([.C32]=&quot;физкультура&quot;;[.A32]=&quot;С&quot;);1;0)" office:value-type="float" office:value="0" calcext:value-type="float">
            <text:p>0</text:p>
          </table:table-cell>
          <table:table-cell/>
          <table:table-cell table:formula="of:=IF(AND([.C32]=&quot;обществознание&quot;;[.A32]=&quot;СЗ&quot;);[.D3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97" calcext:value-type="float">
            <text:p>597</text:p>
          </table:table-cell>
          <table:table-cell table:number-columns-repeated="11"/>
          <table:table-cell table:formula="of:=IF(AND([.C33]=&quot;обществознание&quot;;[.D33]&gt;299);[.D33];0)" office:value-type="float" office:value="0" calcext:value-type="float">
            <text:p>0</text:p>
          </table:table-cell>
          <table:table-cell/>
          <table:table-cell table:style-name="ce9" table:formula="of:=IF(AND([.C33]=&quot;физкультура&quot;;[.A33]=&quot;С&quot;);1;0)" office:value-type="float" office:value="0" calcext:value-type="float">
            <text:p>0</text:p>
          </table:table-cell>
          <table:table-cell/>
          <table:table-cell table:formula="of:=IF(AND([.C33]=&quot;обществознание&quot;;[.A33]=&quot;СЗ&quot;);[.D3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11"/>
          <table:table-cell table:formula="of:=IF(AND([.C34]=&quot;обществознание&quot;;[.D34]&gt;299);[.D34];0)" office:value-type="float" office:value="0" calcext:value-type="float">
            <text:p>0</text:p>
          </table:table-cell>
          <table:table-cell/>
          <table:table-cell table:style-name="ce9" table:formula="of:=IF(AND([.C34]=&quot;физкультура&quot;;[.A34]=&quot;С&quot;);1;0)" office:value-type="float" office:value="0" calcext:value-type="float">
            <text:p>0</text:p>
          </table:table-cell>
          <table:table-cell/>
          <table:table-cell table:formula="of:=IF(AND([.C34]=&quot;обществознание&quot;;[.A34]=&quot;СЗ&quot;);[.D3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11"/>
          <table:table-cell table:formula="of:=IF(AND([.C35]=&quot;обществознание&quot;;[.D35]&gt;299);[.D35];0)" office:value-type="float" office:value="0" calcext:value-type="float">
            <text:p>0</text:p>
          </table:table-cell>
          <table:table-cell/>
          <table:table-cell table:style-name="ce9" table:formula="of:=IF(AND([.C35]=&quot;физкультура&quot;;[.A35]=&quot;С&quot;);1;0)" office:value-type="float" office:value="0" calcext:value-type="float">
            <text:p>0</text:p>
          </table:table-cell>
          <table:table-cell/>
          <table:table-cell table:formula="of:=IF(AND([.C35]=&quot;обществознание&quot;;[.A35]=&quot;СЗ&quot;);[.D3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70" calcext:value-type="float">
            <text:p>870</text:p>
          </table:table-cell>
          <table:table-cell table:number-columns-repeated="11"/>
          <table:table-cell table:formula="of:=IF(AND([.C36]=&quot;обществознание&quot;;[.D36]&gt;299);[.D36];0)" office:value-type="float" office:value="0" calcext:value-type="float">
            <text:p>0</text:p>
          </table:table-cell>
          <table:table-cell/>
          <table:table-cell table:style-name="ce9" table:formula="of:=IF(AND([.C36]=&quot;физкультура&quot;;[.A36]=&quot;С&quot;);1;0)" office:value-type="float" office:value="0" calcext:value-type="float">
            <text:p>0</text:p>
          </table:table-cell>
          <table:table-cell/>
          <table:table-cell table:formula="of:=IF(AND([.C36]=&quot;обществознание&quot;;[.A36]=&quot;СЗ&quot;);[.D3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1"/>
          <table:table-cell table:formula="of:=IF(AND([.C37]=&quot;обществознание&quot;;[.D37]&gt;299);[.D37];0)" office:value-type="float" office:value="0" calcext:value-type="float">
            <text:p>0</text:p>
          </table:table-cell>
          <table:table-cell/>
          <table:table-cell table:style-name="ce9" table:formula="of:=IF(AND([.C37]=&quot;физкультура&quot;;[.A37]=&quot;С&quot;);1;0)" office:value-type="float" office:value="0" calcext:value-type="float">
            <text:p>0</text:p>
          </table:table-cell>
          <table:table-cell/>
          <table:table-cell table:formula="of:=IF(AND([.C37]=&quot;обществознание&quot;;[.A37]=&quot;СЗ&quot;);[.D3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11"/>
          <table:table-cell table:formula="of:=IF(AND([.C38]=&quot;обществознание&quot;;[.D38]&gt;299);[.D38];0)" office:value-type="float" office:value="0" calcext:value-type="float">
            <text:p>0</text:p>
          </table:table-cell>
          <table:table-cell/>
          <table:table-cell table:style-name="ce9" table:formula="of:=IF(AND([.C38]=&quot;физкультура&quot;;[.A38]=&quot;С&quot;);1;0)" office:value-type="float" office:value="0" calcext:value-type="float">
            <text:p>0</text:p>
          </table:table-cell>
          <table:table-cell/>
          <table:table-cell table:formula="of:=IF(AND([.C38]=&quot;обществознание&quot;;[.A38]=&quot;СЗ&quot;);[.D3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3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7" calcext:value-type="float">
            <text:p>697</text:p>
          </table:table-cell>
          <table:table-cell table:number-columns-repeated="11"/>
          <table:table-cell table:formula="of:=IF(AND([.C39]=&quot;обществознание&quot;;[.D39]&gt;299);[.D39];0)" office:value-type="float" office:value="0" calcext:value-type="float">
            <text:p>0</text:p>
          </table:table-cell>
          <table:table-cell/>
          <table:table-cell table:style-name="ce9" table:formula="of:=IF(AND([.C39]=&quot;физкультура&quot;;[.A39]=&quot;С&quot;);1;0)" office:value-type="float" office:value="0" calcext:value-type="float">
            <text:p>0</text:p>
          </table:table-cell>
          <table:table-cell/>
          <table:table-cell table:formula="of:=IF(AND([.C39]=&quot;обществознание&quot;;[.A39]=&quot;СЗ&quot;);[.D3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5" calcext:value-type="float">
            <text:p>775</text:p>
          </table:table-cell>
          <table:table-cell table:number-columns-repeated="11"/>
          <table:table-cell table:formula="of:=IF(AND([.C40]=&quot;обществознание&quot;;[.D40]&gt;299);[.D40];0)" office:value-type="float" office:value="0" calcext:value-type="float">
            <text:p>0</text:p>
          </table:table-cell>
          <table:table-cell/>
          <table:table-cell table:style-name="ce9" table:formula="of:=IF(AND([.C40]=&quot;физкультура&quot;;[.A40]=&quot;С&quot;);1;0)" office:value-type="float" office:value="0" calcext:value-type="float">
            <text:p>0</text:p>
          </table:table-cell>
          <table:table-cell/>
          <table:table-cell table:formula="of:=IF(AND([.C40]=&quot;обществознание&quot;;[.A40]=&quot;СЗ&quot;);[.D4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9" calcext:value-type="float">
            <text:p>889</text:p>
          </table:table-cell>
          <table:table-cell table:number-columns-repeated="11"/>
          <table:table-cell table:formula="of:=IF(AND([.C41]=&quot;обществознание&quot;;[.D41]&gt;299);[.D41];0)" office:value-type="float" office:value="0" calcext:value-type="float">
            <text:p>0</text:p>
          </table:table-cell>
          <table:table-cell/>
          <table:table-cell table:style-name="ce9" table:formula="of:=IF(AND([.C41]=&quot;физкультура&quot;;[.A41]=&quot;С&quot;);1;0)" office:value-type="float" office:value="0" calcext:value-type="float">
            <text:p>0</text:p>
          </table:table-cell>
          <table:table-cell/>
          <table:table-cell table:formula="of:=IF(AND([.C41]=&quot;обществознание&quot;;[.A41]=&quot;СЗ&quot;);[.D4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2" calcext:value-type="float">
            <text:p>762</text:p>
          </table:table-cell>
          <table:table-cell table:number-columns-repeated="11"/>
          <table:table-cell table:formula="of:=IF(AND([.C42]=&quot;обществознание&quot;;[.D42]&gt;299);[.D42];0)" office:value-type="float" office:value="762" calcext:value-type="float">
            <text:p>762</text:p>
          </table:table-cell>
          <table:table-cell/>
          <table:table-cell table:style-name="ce9" table:formula="of:=IF(AND([.C42]=&quot;физкультура&quot;;[.A42]=&quot;С&quot;);1;0)" office:value-type="float" office:value="0" calcext:value-type="float">
            <text:p>0</text:p>
          </table:table-cell>
          <table:table-cell/>
          <table:table-cell table:formula="of:=IF(AND([.C42]=&quot;обществознание&quot;;[.A42]=&quot;СЗ&quot;);[.D4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57" calcext:value-type="float">
            <text:p>457</text:p>
          </table:table-cell>
          <table:table-cell table:number-columns-repeated="11"/>
          <table:table-cell table:formula="of:=IF(AND([.C43]=&quot;обществознание&quot;;[.D43]&gt;299);[.D43];0)" office:value-type="float" office:value="0" calcext:value-type="float">
            <text:p>0</text:p>
          </table:table-cell>
          <table:table-cell/>
          <table:table-cell table:style-name="ce9" table:formula="of:=IF(AND([.C43]=&quot;физкультура&quot;;[.A43]=&quot;С&quot;);1;0)" office:value-type="float" office:value="0" calcext:value-type="float">
            <text:p>0</text:p>
          </table:table-cell>
          <table:table-cell/>
          <table:table-cell table:formula="of:=IF(AND([.C43]=&quot;обществознание&quot;;[.A43]=&quot;СЗ&quot;);[.D4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10" calcext:value-type="float">
            <text:p>510</text:p>
          </table:table-cell>
          <table:table-cell table:number-columns-repeated="11"/>
          <table:table-cell table:formula="of:=IF(AND([.C44]=&quot;обществознание&quot;;[.D44]&gt;299);[.D44];0)" office:value-type="float" office:value="0" calcext:value-type="float">
            <text:p>0</text:p>
          </table:table-cell>
          <table:table-cell/>
          <table:table-cell table:style-name="ce9" table:formula="of:=IF(AND([.C44]=&quot;физкультура&quot;;[.A44]=&quot;С&quot;);1;0)" office:value-type="float" office:value="0" calcext:value-type="float">
            <text:p>0</text:p>
          </table:table-cell>
          <table:table-cell/>
          <table:table-cell table:formula="of:=IF(AND([.C44]=&quot;обществознание&quot;;[.A44]=&quot;СЗ&quot;);[.D4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7" calcext:value-type="float">
            <text:p>897</text:p>
          </table:table-cell>
          <table:table-cell table:number-columns-repeated="11"/>
          <table:table-cell table:formula="of:=IF(AND([.C45]=&quot;обществознание&quot;;[.D45]&gt;299);[.D45];0)" office:value-type="float" office:value="0" calcext:value-type="float">
            <text:p>0</text:p>
          </table:table-cell>
          <table:table-cell/>
          <table:table-cell table:style-name="ce9" table:formula="of:=IF(AND([.C45]=&quot;физкультура&quot;;[.A45]=&quot;С&quot;);1;0)" office:value-type="float" office:value="0" calcext:value-type="float">
            <text:p>0</text:p>
          </table:table-cell>
          <table:table-cell/>
          <table:table-cell table:formula="of:=IF(AND([.C45]=&quot;обществознание&quot;;[.A45]=&quot;СЗ&quot;);[.D4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7" calcext:value-type="float">
            <text:p>907</text:p>
          </table:table-cell>
          <table:table-cell table:number-columns-repeated="11"/>
          <table:table-cell table:formula="of:=IF(AND([.C46]=&quot;обществознание&quot;;[.D46]&gt;299);[.D46];0)" office:value-type="float" office:value="0" calcext:value-type="float">
            <text:p>0</text:p>
          </table:table-cell>
          <table:table-cell/>
          <table:table-cell table:style-name="ce9" table:formula="of:=IF(AND([.C46]=&quot;физкультура&quot;;[.A46]=&quot;С&quot;);1;0)" office:value-type="float" office:value="0" calcext:value-type="float">
            <text:p>0</text:p>
          </table:table-cell>
          <table:table-cell/>
          <table:table-cell table:formula="of:=IF(AND([.C46]=&quot;обществознание&quot;;[.A46]=&quot;СЗ&quot;);[.D4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57" calcext:value-type="float">
            <text:p>957</text:p>
          </table:table-cell>
          <table:table-cell table:number-columns-repeated="11"/>
          <table:table-cell table:formula="of:=IF(AND([.C47]=&quot;обществознание&quot;;[.D47]&gt;299);[.D47];0)" office:value-type="float" office:value="0" calcext:value-type="float">
            <text:p>0</text:p>
          </table:table-cell>
          <table:table-cell/>
          <table:table-cell table:style-name="ce9" table:formula="of:=IF(AND([.C47]=&quot;физкультура&quot;;[.A47]=&quot;С&quot;);1;0)" office:value-type="float" office:value="0" calcext:value-type="float">
            <text:p>0</text:p>
          </table:table-cell>
          <table:table-cell/>
          <table:table-cell table:formula="of:=IF(AND([.C47]=&quot;обществознание&quot;;[.A47]=&quot;СЗ&quot;);[.D4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11"/>
          <table:table-cell table:formula="of:=IF(AND([.C48]=&quot;обществознание&quot;;[.D48]&gt;299);[.D48];0)" office:value-type="float" office:value="0" calcext:value-type="float">
            <text:p>0</text:p>
          </table:table-cell>
          <table:table-cell/>
          <table:table-cell table:style-name="ce9" table:formula="of:=IF(AND([.C48]=&quot;физкультура&quot;;[.A48]=&quot;С&quot;);1;0)" office:value-type="float" office:value="0" calcext:value-type="float">
            <text:p>0</text:p>
          </table:table-cell>
          <table:table-cell/>
          <table:table-cell table:formula="of:=IF(AND([.C48]=&quot;обществознание&quot;;[.A48]=&quot;СЗ&quot;);[.D4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1"/>
          <table:table-cell table:formula="of:=IF(AND([.C49]=&quot;обществознание&quot;;[.D49]&gt;299);[.D49];0)" office:value-type="float" office:value="0" calcext:value-type="float">
            <text:p>0</text:p>
          </table:table-cell>
          <table:table-cell/>
          <table:table-cell table:style-name="ce9" table:formula="of:=IF(AND([.C49]=&quot;физкультура&quot;;[.A49]=&quot;С&quot;);1;0)" office:value-type="float" office:value="0" calcext:value-type="float">
            <text:p>0</text:p>
          </table:table-cell>
          <table:table-cell/>
          <table:table-cell table:formula="of:=IF(AND([.C49]=&quot;обществознание&quot;;[.A49]=&quot;СЗ&quot;);[.D4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59" calcext:value-type="float">
            <text:p>459</text:p>
          </table:table-cell>
          <table:table-cell table:number-columns-repeated="11"/>
          <table:table-cell table:formula="of:=IF(AND([.C50]=&quot;обществознание&quot;;[.D50]&gt;299);[.D50];0)" office:value-type="float" office:value="459" calcext:value-type="float">
            <text:p>459</text:p>
          </table:table-cell>
          <table:table-cell/>
          <table:table-cell table:style-name="ce9" table:formula="of:=IF(AND([.C50]=&quot;физкультура&quot;;[.A50]=&quot;С&quot;);1;0)" office:value-type="float" office:value="0" calcext:value-type="float">
            <text:p>0</text:p>
          </table:table-cell>
          <table:table-cell/>
          <table:table-cell table:formula="of:=IF(AND([.C50]=&quot;обществознание&quot;;[.A50]=&quot;СЗ&quot;);[.D5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6" calcext:value-type="float">
            <text:p>426</text:p>
          </table:table-cell>
          <table:table-cell table:number-columns-repeated="11"/>
          <table:table-cell table:formula="of:=IF(AND([.C51]=&quot;обществознание&quot;;[.D51]&gt;299);[.D51];0)" office:value-type="float" office:value="0" calcext:value-type="float">
            <text:p>0</text:p>
          </table:table-cell>
          <table:table-cell/>
          <table:table-cell table:style-name="ce9" table:formula="of:=IF(AND([.C51]=&quot;физкультура&quot;;[.A51]=&quot;С&quot;);1;0)" office:value-type="float" office:value="0" calcext:value-type="float">
            <text:p>0</text:p>
          </table:table-cell>
          <table:table-cell/>
          <table:table-cell table:formula="of:=IF(AND([.C51]=&quot;обществознание&quot;;[.A51]=&quot;СЗ&quot;);[.D5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11"/>
          <table:table-cell table:formula="of:=IF(AND([.C52]=&quot;обществознание&quot;;[.D52]&gt;299);[.D52];0)" office:value-type="float" office:value="0" calcext:value-type="float">
            <text:p>0</text:p>
          </table:table-cell>
          <table:table-cell/>
          <table:table-cell table:style-name="ce9" table:formula="of:=IF(AND([.C52]=&quot;физкультура&quot;;[.A52]=&quot;С&quot;);1;0)" office:value-type="float" office:value="0" calcext:value-type="float">
            <text:p>0</text:p>
          </table:table-cell>
          <table:table-cell/>
          <table:table-cell table:formula="of:=IF(AND([.C52]=&quot;обществознание&quot;;[.A52]=&quot;СЗ&quot;);[.D5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5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62" calcext:value-type="float">
            <text:p>662</text:p>
          </table:table-cell>
          <table:table-cell table:number-columns-repeated="11"/>
          <table:table-cell table:formula="of:=IF(AND([.C53]=&quot;обществознание&quot;;[.D53]&gt;299);[.D53];0)" office:value-type="float" office:value="0" calcext:value-type="float">
            <text:p>0</text:p>
          </table:table-cell>
          <table:table-cell/>
          <table:table-cell table:style-name="ce9" table:formula="of:=IF(AND([.C53]=&quot;физкультура&quot;;[.A53]=&quot;С&quot;);1;0)" office:value-type="float" office:value="0" calcext:value-type="float">
            <text:p>0</text:p>
          </table:table-cell>
          <table:table-cell/>
          <table:table-cell table:formula="of:=IF(AND([.C53]=&quot;обществознание&quot;;[.A53]=&quot;СЗ&quot;);[.D5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6" calcext:value-type="float">
            <text:p>846</text:p>
          </table:table-cell>
          <table:table-cell table:number-columns-repeated="11"/>
          <table:table-cell table:formula="of:=IF(AND([.C54]=&quot;обществознание&quot;;[.D54]&gt;299);[.D54];0)" office:value-type="float" office:value="846" calcext:value-type="float">
            <text:p>846</text:p>
          </table:table-cell>
          <table:table-cell/>
          <table:table-cell table:style-name="ce9" table:formula="of:=IF(AND([.C54]=&quot;физкультура&quot;;[.A54]=&quot;С&quot;);1;0)" office:value-type="float" office:value="0" calcext:value-type="float">
            <text:p>0</text:p>
          </table:table-cell>
          <table:table-cell/>
          <table:table-cell table:formula="of:=IF(AND([.C54]=&quot;обществознание&quot;;[.A54]=&quot;СЗ&quot;);[.D54];0)" office:value-type="float" office:value="846" calcext:value-type="float">
            <text:p>846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5" calcext:value-type="float">
            <text:p>565</text:p>
          </table:table-cell>
          <table:table-cell table:number-columns-repeated="11"/>
          <table:table-cell table:formula="of:=IF(AND([.C55]=&quot;обществознание&quot;;[.D55]&gt;299);[.D55];0)" office:value-type="float" office:value="0" calcext:value-type="float">
            <text:p>0</text:p>
          </table:table-cell>
          <table:table-cell/>
          <table:table-cell table:style-name="ce9" table:formula="of:=IF(AND([.C55]=&quot;физкультура&quot;;[.A55]=&quot;С&quot;);1;0)" office:value-type="float" office:value="0" calcext:value-type="float">
            <text:p>0</text:p>
          </table:table-cell>
          <table:table-cell/>
          <table:table-cell table:formula="of:=IF(AND([.C55]=&quot;обществознание&quot;;[.A55]=&quot;СЗ&quot;);[.D5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8" calcext:value-type="float">
            <text:p>928</text:p>
          </table:table-cell>
          <table:table-cell table:number-columns-repeated="11"/>
          <table:table-cell table:formula="of:=IF(AND([.C56]=&quot;обществознание&quot;;[.D56]&gt;299);[.D56];0)" office:value-type="float" office:value="0" calcext:value-type="float">
            <text:p>0</text:p>
          </table:table-cell>
          <table:table-cell/>
          <table:table-cell table:style-name="ce9" table:formula="of:=IF(AND([.C56]=&quot;физкультура&quot;;[.A56]=&quot;С&quot;);1;0)" office:value-type="float" office:value="0" calcext:value-type="float">
            <text:p>0</text:p>
          </table:table-cell>
          <table:table-cell/>
          <table:table-cell table:formula="of:=IF(AND([.C56]=&quot;обществознание&quot;;[.A56]=&quot;СЗ&quot;);[.D5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84" calcext:value-type="float">
            <text:p>584</text:p>
          </table:table-cell>
          <table:table-cell table:number-columns-repeated="11"/>
          <table:table-cell table:formula="of:=IF(AND([.C57]=&quot;обществознание&quot;;[.D57]&gt;299);[.D57];0)" office:value-type="float" office:value="0" calcext:value-type="float">
            <text:p>0</text:p>
          </table:table-cell>
          <table:table-cell/>
          <table:table-cell table:style-name="ce9" table:formula="of:=IF(AND([.C57]=&quot;физкультура&quot;;[.A57]=&quot;С&quot;);1;0)" office:value-type="float" office:value="0" calcext:value-type="float">
            <text:p>0</text:p>
          </table:table-cell>
          <table:table-cell/>
          <table:table-cell table:formula="of:=IF(AND([.C57]=&quot;обществознание&quot;;[.A57]=&quot;СЗ&quot;);[.D5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1"/>
          <table:table-cell table:formula="of:=IF(AND([.C58]=&quot;обществознание&quot;;[.D58]&gt;299);[.D58];0)" office:value-type="float" office:value="0" calcext:value-type="float">
            <text:p>0</text:p>
          </table:table-cell>
          <table:table-cell/>
          <table:table-cell table:style-name="ce9" table:formula="of:=IF(AND([.C58]=&quot;физкультура&quot;;[.A58]=&quot;С&quot;);1;0)" office:value-type="float" office:value="0" calcext:value-type="float">
            <text:p>0</text:p>
          </table:table-cell>
          <table:table-cell/>
          <table:table-cell table:formula="of:=IF(AND([.C58]=&quot;обществознание&quot;;[.A58]=&quot;СЗ&quot;);[.D5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1" calcext:value-type="float">
            <text:p>881</text:p>
          </table:table-cell>
          <table:table-cell table:number-columns-repeated="11"/>
          <table:table-cell table:formula="of:=IF(AND([.C59]=&quot;обществознание&quot;;[.D59]&gt;299);[.D59];0)" office:value-type="float" office:value="0" calcext:value-type="float">
            <text:p>0</text:p>
          </table:table-cell>
          <table:table-cell/>
          <table:table-cell table:style-name="ce9" table:formula="of:=IF(AND([.C59]=&quot;физкультура&quot;;[.A59]=&quot;С&quot;);1;0)" office:value-type="float" office:value="0" calcext:value-type="float">
            <text:p>0</text:p>
          </table:table-cell>
          <table:table-cell/>
          <table:table-cell table:formula="of:=IF(AND([.C59]=&quot;обществознание&quot;;[.A59]=&quot;СЗ&quot;);[.D5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6" calcext:value-type="float">
            <text:p>806</text:p>
          </table:table-cell>
          <table:table-cell table:number-columns-repeated="11"/>
          <table:table-cell table:formula="of:=IF(AND([.C60]=&quot;обществознание&quot;;[.D60]&gt;299);[.D60];0)" office:value-type="float" office:value="0" calcext:value-type="float">
            <text:p>0</text:p>
          </table:table-cell>
          <table:table-cell/>
          <table:table-cell table:style-name="ce9" table:formula="of:=IF(AND([.C60]=&quot;физкультура&quot;;[.A60]=&quot;С&quot;);1;0)" office:value-type="float" office:value="0" calcext:value-type="float">
            <text:p>0</text:p>
          </table:table-cell>
          <table:table-cell/>
          <table:table-cell table:formula="of:=IF(AND([.C60]=&quot;обществознание&quot;;[.A60]=&quot;СЗ&quot;);[.D6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2" calcext:value-type="float">
            <text:p>792</text:p>
          </table:table-cell>
          <table:table-cell table:number-columns-repeated="11"/>
          <table:table-cell table:formula="of:=IF(AND([.C61]=&quot;обществознание&quot;;[.D61]&gt;299);[.D61];0)" office:value-type="float" office:value="0" calcext:value-type="float">
            <text:p>0</text:p>
          </table:table-cell>
          <table:table-cell/>
          <table:table-cell table:style-name="ce9" table:formula="of:=IF(AND([.C61]=&quot;физкультура&quot;;[.A61]=&quot;С&quot;);1;0)" office:value-type="float" office:value="0" calcext:value-type="float">
            <text:p>0</text:p>
          </table:table-cell>
          <table:table-cell/>
          <table:table-cell table:formula="of:=IF(AND([.C61]=&quot;обществознание&quot;;[.A61]=&quot;СЗ&quot;);[.D6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8" calcext:value-type="float">
            <text:p>858</text:p>
          </table:table-cell>
          <table:table-cell table:number-columns-repeated="11"/>
          <table:table-cell table:formula="of:=IF(AND([.C62]=&quot;обществознание&quot;;[.D62]&gt;299);[.D62];0)" office:value-type="float" office:value="858" calcext:value-type="float">
            <text:p>858</text:p>
          </table:table-cell>
          <table:table-cell/>
          <table:table-cell table:style-name="ce9" table:formula="of:=IF(AND([.C62]=&quot;физкультура&quot;;[.A62]=&quot;С&quot;);1;0)" office:value-type="float" office:value="0" calcext:value-type="float">
            <text:p>0</text:p>
          </table:table-cell>
          <table:table-cell/>
          <table:table-cell table:formula="of:=IF(AND([.C62]=&quot;обществознание&quot;;[.A62]=&quot;СЗ&quot;);[.D6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74" calcext:value-type="float">
            <text:p>274</text:p>
          </table:table-cell>
          <table:table-cell table:number-columns-repeated="11"/>
          <table:table-cell table:formula="of:=IF(AND([.C63]=&quot;обществознание&quot;;[.D63]&gt;299);[.D63];0)" office:value-type="float" office:value="0" calcext:value-type="float">
            <text:p>0</text:p>
          </table:table-cell>
          <table:table-cell/>
          <table:table-cell table:style-name="ce9" table:formula="of:=IF(AND([.C63]=&quot;физкультура&quot;;[.A63]=&quot;С&quot;);1;0)" office:value-type="float" office:value="0" calcext:value-type="float">
            <text:p>0</text:p>
          </table:table-cell>
          <table:table-cell/>
          <table:table-cell table:formula="of:=IF(AND([.C63]=&quot;обществознание&quot;;[.A63]=&quot;СЗ&quot;);[.D6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9" calcext:value-type="float">
            <text:p>719</text:p>
          </table:table-cell>
          <table:table-cell table:number-columns-repeated="11"/>
          <table:table-cell table:formula="of:=IF(AND([.C64]=&quot;обществознание&quot;;[.D64]&gt;299);[.D64];0)" office:value-type="float" office:value="0" calcext:value-type="float">
            <text:p>0</text:p>
          </table:table-cell>
          <table:table-cell/>
          <table:table-cell table:style-name="ce9" table:formula="of:=IF(AND([.C64]=&quot;физкультура&quot;;[.A64]=&quot;С&quot;);1;0)" office:value-type="float" office:value="0" calcext:value-type="float">
            <text:p>0</text:p>
          </table:table-cell>
          <table:table-cell/>
          <table:table-cell table:formula="of:=IF(AND([.C64]=&quot;обществознание&quot;;[.A64]=&quot;СЗ&quot;);[.D6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83" calcext:value-type="float">
            <text:p>483</text:p>
          </table:table-cell>
          <table:table-cell table:number-columns-repeated="11"/>
          <table:table-cell table:formula="of:=IF(AND([.C65]=&quot;обществознание&quot;;[.D65]&gt;299);[.D65];0)" office:value-type="float" office:value="0" calcext:value-type="float">
            <text:p>0</text:p>
          </table:table-cell>
          <table:table-cell/>
          <table:table-cell table:style-name="ce9" table:formula="of:=IF(AND([.C65]=&quot;физкультура&quot;;[.A65]=&quot;С&quot;);1;0)" office:value-type="float" office:value="0" calcext:value-type="float">
            <text:p>0</text:p>
          </table:table-cell>
          <table:table-cell/>
          <table:table-cell table:formula="of:=IF(AND([.C65]=&quot;обществознание&quot;;[.A65]=&quot;СЗ&quot;);[.D6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1"/>
          <table:table-cell table:formula="of:=IF(AND([.C66]=&quot;обществознание&quot;;[.D66]&gt;299);[.D66];0)" office:value-type="float" office:value="0" calcext:value-type="float">
            <text:p>0</text:p>
          </table:table-cell>
          <table:table-cell/>
          <table:table-cell table:style-name="ce9" table:formula="of:=IF(AND([.C66]=&quot;физкультура&quot;;[.A66]=&quot;С&quot;);1;0)" office:value-type="float" office:value="0" calcext:value-type="float">
            <text:p>0</text:p>
          </table:table-cell>
          <table:table-cell/>
          <table:table-cell table:formula="of:=IF(AND([.C66]=&quot;обществознание&quot;;[.A66]=&quot;СЗ&quot;);[.D6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6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3" calcext:value-type="float">
            <text:p>423</text:p>
          </table:table-cell>
          <table:table-cell table:number-columns-repeated="11"/>
          <table:table-cell table:formula="of:=IF(AND([.C67]=&quot;обществознание&quot;;[.D67]&gt;299);[.D67];0)" office:value-type="float" office:value="0" calcext:value-type="float">
            <text:p>0</text:p>
          </table:table-cell>
          <table:table-cell/>
          <table:table-cell table:style-name="ce9" table:formula="of:=IF(AND([.C67]=&quot;физкультура&quot;;[.A67]=&quot;С&quot;);1;0)" office:value-type="float" office:value="0" calcext:value-type="float">
            <text:p>0</text:p>
          </table:table-cell>
          <table:table-cell/>
          <table:table-cell table:formula="of:=IF(AND([.C67]=&quot;обществознание&quot;;[.A67]=&quot;СЗ&quot;);[.D6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9" calcext:value-type="float">
            <text:p>759</text:p>
          </table:table-cell>
          <table:table-cell table:number-columns-repeated="11"/>
          <table:table-cell table:formula="of:=IF(AND([.C68]=&quot;обществознание&quot;;[.D68]&gt;299);[.D68];0)" office:value-type="float" office:value="0" calcext:value-type="float">
            <text:p>0</text:p>
          </table:table-cell>
          <table:table-cell/>
          <table:table-cell table:style-name="ce9" table:formula="of:=IF(AND([.C68]=&quot;физкультура&quot;;[.A68]=&quot;С&quot;);1;0)" office:value-type="float" office:value="0" calcext:value-type="float">
            <text:p>0</text:p>
          </table:table-cell>
          <table:table-cell/>
          <table:table-cell table:formula="of:=IF(AND([.C68]=&quot;обществознание&quot;;[.A68]=&quot;СЗ&quot;);[.D6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11"/>
          <table:table-cell table:formula="of:=IF(AND([.C69]=&quot;обществознание&quot;;[.D69]&gt;299);[.D69];0)" office:value-type="float" office:value="0" calcext:value-type="float">
            <text:p>0</text:p>
          </table:table-cell>
          <table:table-cell/>
          <table:table-cell table:style-name="ce9" table:formula="of:=IF(AND([.C69]=&quot;физкультура&quot;;[.A69]=&quot;С&quot;);1;0)" office:value-type="float" office:value="0" calcext:value-type="float">
            <text:p>0</text:p>
          </table:table-cell>
          <table:table-cell/>
          <table:table-cell table:formula="of:=IF(AND([.C69]=&quot;обществознание&quot;;[.A69]=&quot;СЗ&quot;);[.D6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1"/>
          <table:table-cell table:formula="of:=IF(AND([.C70]=&quot;обществознание&quot;;[.D70]&gt;299);[.D70];0)" office:value-type="float" office:value="0" calcext:value-type="float">
            <text:p>0</text:p>
          </table:table-cell>
          <table:table-cell/>
          <table:table-cell table:style-name="ce9" table:formula="of:=IF(AND([.C70]=&quot;физкультура&quot;;[.A70]=&quot;С&quot;);1;0)" office:value-type="float" office:value="0" calcext:value-type="float">
            <text:p>0</text:p>
          </table:table-cell>
          <table:table-cell/>
          <table:table-cell table:formula="of:=IF(AND([.C70]=&quot;обществознание&quot;;[.A70]=&quot;СЗ&quot;);[.D7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8" calcext:value-type="float">
            <text:p>698</text:p>
          </table:table-cell>
          <table:table-cell table:number-columns-repeated="11"/>
          <table:table-cell table:formula="of:=IF(AND([.C71]=&quot;обществознание&quot;;[.D71]&gt;299);[.D71];0)" office:value-type="float" office:value="0" calcext:value-type="float">
            <text:p>0</text:p>
          </table:table-cell>
          <table:table-cell/>
          <table:table-cell table:style-name="ce9" table:formula="of:=IF(AND([.C71]=&quot;физкультура&quot;;[.A71]=&quot;С&quot;);1;0)" office:value-type="float" office:value="0" calcext:value-type="float">
            <text:p>0</text:p>
          </table:table-cell>
          <table:table-cell/>
          <table:table-cell table:formula="of:=IF(AND([.C71]=&quot;обществознание&quot;;[.A71]=&quot;СЗ&quot;);[.D7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1" calcext:value-type="float">
            <text:p>841</text:p>
          </table:table-cell>
          <table:table-cell table:number-columns-repeated="11"/>
          <table:table-cell table:formula="of:=IF(AND([.C72]=&quot;обществознание&quot;;[.D72]&gt;299);[.D72];0)" office:value-type="float" office:value="0" calcext:value-type="float">
            <text:p>0</text:p>
          </table:table-cell>
          <table:table-cell/>
          <table:table-cell table:style-name="ce9" table:formula="of:=IF(AND([.C72]=&quot;физкультура&quot;;[.A72]=&quot;С&quot;);1;0)" office:value-type="float" office:value="0" calcext:value-type="float">
            <text:p>0</text:p>
          </table:table-cell>
          <table:table-cell/>
          <table:table-cell table:formula="of:=IF(AND([.C72]=&quot;обществознание&quot;;[.A72]=&quot;СЗ&quot;);[.D7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11"/>
          <table:table-cell table:formula="of:=IF(AND([.C73]=&quot;обществознание&quot;;[.D73]&gt;299);[.D73];0)" office:value-type="float" office:value="321" calcext:value-type="float">
            <text:p>321</text:p>
          </table:table-cell>
          <table:table-cell/>
          <table:table-cell table:style-name="ce9" table:formula="of:=IF(AND([.C73]=&quot;физкультура&quot;;[.A73]=&quot;С&quot;);1;0)" office:value-type="float" office:value="0" calcext:value-type="float">
            <text:p>0</text:p>
          </table:table-cell>
          <table:table-cell/>
          <table:table-cell table:formula="of:=IF(AND([.C73]=&quot;обществознание&quot;;[.A73]=&quot;СЗ&quot;);[.D7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0" calcext:value-type="float">
            <text:p>900</text:p>
          </table:table-cell>
          <table:table-cell table:number-columns-repeated="11"/>
          <table:table-cell table:formula="of:=IF(AND([.C74]=&quot;обществознание&quot;;[.D74]&gt;299);[.D74];0)" office:value-type="float" office:value="0" calcext:value-type="float">
            <text:p>0</text:p>
          </table:table-cell>
          <table:table-cell/>
          <table:table-cell table:style-name="ce9" table:formula="of:=IF(AND([.C74]=&quot;физкультура&quot;;[.A74]=&quot;С&quot;);1;0)" office:value-type="float" office:value="0" calcext:value-type="float">
            <text:p>0</text:p>
          </table:table-cell>
          <table:table-cell/>
          <table:table-cell table:formula="of:=IF(AND([.C74]=&quot;обществознание&quot;;[.A74]=&quot;СЗ&quot;);[.D7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11"/>
          <table:table-cell table:formula="of:=IF(AND([.C75]=&quot;обществознание&quot;;[.D75]&gt;299);[.D75];0)" office:value-type="float" office:value="0" calcext:value-type="float">
            <text:p>0</text:p>
          </table:table-cell>
          <table:table-cell/>
          <table:table-cell table:style-name="ce9" table:formula="of:=IF(AND([.C75]=&quot;физкультура&quot;;[.A75]=&quot;С&quot;);1;0)" office:value-type="float" office:value="0" calcext:value-type="float">
            <text:p>0</text:p>
          </table:table-cell>
          <table:table-cell/>
          <table:table-cell table:formula="of:=IF(AND([.C75]=&quot;обществознание&quot;;[.A75]=&quot;СЗ&quot;);[.D7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5" calcext:value-type="float">
            <text:p>375</text:p>
          </table:table-cell>
          <table:table-cell table:number-columns-repeated="11"/>
          <table:table-cell table:formula="of:=IF(AND([.C76]=&quot;обществознание&quot;;[.D76]&gt;299);[.D76];0)" office:value-type="float" office:value="0" calcext:value-type="float">
            <text:p>0</text:p>
          </table:table-cell>
          <table:table-cell/>
          <table:table-cell table:style-name="ce9" table:formula="of:=IF(AND([.C76]=&quot;физкультура&quot;;[.A76]=&quot;С&quot;);1;0)" office:value-type="float" office:value="0" calcext:value-type="float">
            <text:p>0</text:p>
          </table:table-cell>
          <table:table-cell/>
          <table:table-cell table:formula="of:=IF(AND([.C76]=&quot;обществознание&quot;;[.A76]=&quot;СЗ&quot;);[.D7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4" calcext:value-type="float">
            <text:p>934</text:p>
          </table:table-cell>
          <table:table-cell table:number-columns-repeated="11"/>
          <table:table-cell table:formula="of:=IF(AND([.C77]=&quot;обществознание&quot;;[.D77]&gt;299);[.D77];0)" office:value-type="float" office:value="0" calcext:value-type="float">
            <text:p>0</text:p>
          </table:table-cell>
          <table:table-cell/>
          <table:table-cell table:style-name="ce9" table:formula="of:=IF(AND([.C77]=&quot;физкультура&quot;;[.A77]=&quot;С&quot;);1;0)" office:value-type="float" office:value="0" calcext:value-type="float">
            <text:p>0</text:p>
          </table:table-cell>
          <table:table-cell/>
          <table:table-cell table:formula="of:=IF(AND([.C77]=&quot;обществознание&quot;;[.A77]=&quot;СЗ&quot;);[.D7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1"/>
          <table:table-cell table:formula="of:=IF(AND([.C78]=&quot;обществознание&quot;;[.D78]&gt;299);[.D78];0)" office:value-type="float" office:value="0" calcext:value-type="float">
            <text:p>0</text:p>
          </table:table-cell>
          <table:table-cell/>
          <table:table-cell table:style-name="ce9" table:formula="of:=IF(AND([.C78]=&quot;физкультура&quot;;[.A78]=&quot;С&quot;);1;0)" office:value-type="float" office:value="0" calcext:value-type="float">
            <text:p>0</text:p>
          </table:table-cell>
          <table:table-cell/>
          <table:table-cell table:formula="of:=IF(AND([.C78]=&quot;обществознание&quot;;[.A78]=&quot;СЗ&quot;);[.D7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7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6" calcext:value-type="float">
            <text:p>786</text:p>
          </table:table-cell>
          <table:table-cell table:number-columns-repeated="11"/>
          <table:table-cell table:formula="of:=IF(AND([.C79]=&quot;обществознание&quot;;[.D79]&gt;299);[.D79];0)" office:value-type="float" office:value="786" calcext:value-type="float">
            <text:p>786</text:p>
          </table:table-cell>
          <table:table-cell/>
          <table:table-cell table:style-name="ce9" table:formula="of:=IF(AND([.C79]=&quot;физкультура&quot;;[.A79]=&quot;С&quot;);1;0)" office:value-type="float" office:value="0" calcext:value-type="float">
            <text:p>0</text:p>
          </table:table-cell>
          <table:table-cell/>
          <table:table-cell table:formula="of:=IF(AND([.C79]=&quot;обществознание&quot;;[.A79]=&quot;СЗ&quot;);[.D7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1" calcext:value-type="float">
            <text:p>921</text:p>
          </table:table-cell>
          <table:table-cell table:number-columns-repeated="11"/>
          <table:table-cell table:formula="of:=IF(AND([.C80]=&quot;обществознание&quot;;[.D80]&gt;299);[.D80];0)" office:value-type="float" office:value="921" calcext:value-type="float">
            <text:p>921</text:p>
          </table:table-cell>
          <table:table-cell/>
          <table:table-cell table:style-name="ce9" table:formula="of:=IF(AND([.C80]=&quot;физкультура&quot;;[.A80]=&quot;С&quot;);1;0)" office:value-type="float" office:value="0" calcext:value-type="float">
            <text:p>0</text:p>
          </table:table-cell>
          <table:table-cell/>
          <table:table-cell table:formula="of:=IF(AND([.C80]=&quot;обществознание&quot;;[.A80]=&quot;СЗ&quot;);[.D80];0)" office:value-type="float" office:value="921" calcext:value-type="float">
            <text:p>921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1"/>
          <table:table-cell table:formula="of:=IF(AND([.C81]=&quot;обществознание&quot;;[.D81]&gt;299);[.D81];0)" office:value-type="float" office:value="0" calcext:value-type="float">
            <text:p>0</text:p>
          </table:table-cell>
          <table:table-cell/>
          <table:table-cell table:style-name="ce9" table:formula="of:=IF(AND([.C81]=&quot;физкультура&quot;;[.A81]=&quot;С&quot;);1;0)" office:value-type="float" office:value="0" calcext:value-type="float">
            <text:p>0</text:p>
          </table:table-cell>
          <table:table-cell/>
          <table:table-cell table:formula="of:=IF(AND([.C81]=&quot;обществознание&quot;;[.A81]=&quot;СЗ&quot;);[.D8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8" calcext:value-type="float">
            <text:p>538</text:p>
          </table:table-cell>
          <table:table-cell table:number-columns-repeated="11"/>
          <table:table-cell table:formula="of:=IF(AND([.C82]=&quot;обществознание&quot;;[.D82]&gt;299);[.D82];0)" office:value-type="float" office:value="0" calcext:value-type="float">
            <text:p>0</text:p>
          </table:table-cell>
          <table:table-cell/>
          <table:table-cell table:style-name="ce9" table:formula="of:=IF(AND([.C82]=&quot;физкультура&quot;;[.A82]=&quot;С&quot;);1;0)" office:value-type="float" office:value="0" calcext:value-type="float">
            <text:p>0</text:p>
          </table:table-cell>
          <table:table-cell/>
          <table:table-cell table:formula="of:=IF(AND([.C82]=&quot;обществознание&quot;;[.A82]=&quot;СЗ&quot;);[.D8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11"/>
          <table:table-cell table:formula="of:=IF(AND([.C83]=&quot;обществознание&quot;;[.D83]&gt;299);[.D83];0)" office:value-type="float" office:value="0" calcext:value-type="float">
            <text:p>0</text:p>
          </table:table-cell>
          <table:table-cell/>
          <table:table-cell table:style-name="ce9" table:formula="of:=IF(AND([.C83]=&quot;физкультура&quot;;[.A83]=&quot;С&quot;);1;0)" office:value-type="float" office:value="0" calcext:value-type="float">
            <text:p>0</text:p>
          </table:table-cell>
          <table:table-cell/>
          <table:table-cell table:formula="of:=IF(AND([.C83]=&quot;обществознание&quot;;[.A83]=&quot;СЗ&quot;);[.D8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11"/>
          <table:table-cell table:formula="of:=IF(AND([.C84]=&quot;обществознание&quot;;[.D84]&gt;299);[.D84];0)" office:value-type="float" office:value="0" calcext:value-type="float">
            <text:p>0</text:p>
          </table:table-cell>
          <table:table-cell/>
          <table:table-cell table:style-name="ce9" table:formula="of:=IF(AND([.C84]=&quot;физкультура&quot;;[.A84]=&quot;С&quot;);1;0)" office:value-type="float" office:value="0" calcext:value-type="float">
            <text:p>0</text:p>
          </table:table-cell>
          <table:table-cell/>
          <table:table-cell table:formula="of:=IF(AND([.C84]=&quot;обществознание&quot;;[.A84]=&quot;СЗ&quot;);[.D8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3" calcext:value-type="float">
            <text:p>663</text:p>
          </table:table-cell>
          <table:table-cell table:number-columns-repeated="11"/>
          <table:table-cell table:formula="of:=IF(AND([.C85]=&quot;обществознание&quot;;[.D85]&gt;299);[.D85];0)" office:value-type="float" office:value="0" calcext:value-type="float">
            <text:p>0</text:p>
          </table:table-cell>
          <table:table-cell/>
          <table:table-cell table:style-name="ce9" table:formula="of:=IF(AND([.C85]=&quot;физкультура&quot;;[.A85]=&quot;С&quot;);1;0)" office:value-type="float" office:value="0" calcext:value-type="float">
            <text:p>0</text:p>
          </table:table-cell>
          <table:table-cell/>
          <table:table-cell table:formula="of:=IF(AND([.C85]=&quot;обществознание&quot;;[.A85]=&quot;СЗ&quot;);[.D8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9" calcext:value-type="float">
            <text:p>579</text:p>
          </table:table-cell>
          <table:table-cell table:number-columns-repeated="11"/>
          <table:table-cell table:formula="of:=IF(AND([.C86]=&quot;обществознание&quot;;[.D86]&gt;299);[.D86];0)" office:value-type="float" office:value="579" calcext:value-type="float">
            <text:p>579</text:p>
          </table:table-cell>
          <table:table-cell/>
          <table:table-cell table:style-name="ce9" table:formula="of:=IF(AND([.C86]=&quot;физкультура&quot;;[.A86]=&quot;С&quot;);1;0)" office:value-type="float" office:value="0" calcext:value-type="float">
            <text:p>0</text:p>
          </table:table-cell>
          <table:table-cell/>
          <table:table-cell table:formula="of:=IF(AND([.C86]=&quot;обществознание&quot;;[.A86]=&quot;СЗ&quot;);[.D8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0" calcext:value-type="float">
            <text:p>730</text:p>
          </table:table-cell>
          <table:table-cell table:number-columns-repeated="11"/>
          <table:table-cell table:formula="of:=IF(AND([.C87]=&quot;обществознание&quot;;[.D87]&gt;299);[.D87];0)" office:value-type="float" office:value="730" calcext:value-type="float">
            <text:p>730</text:p>
          </table:table-cell>
          <table:table-cell/>
          <table:table-cell table:style-name="ce9" table:formula="of:=IF(AND([.C87]=&quot;физкультура&quot;;[.A87]=&quot;С&quot;);1;0)" office:value-type="float" office:value="0" calcext:value-type="float">
            <text:p>0</text:p>
          </table:table-cell>
          <table:table-cell/>
          <table:table-cell table:formula="of:=IF(AND([.C87]=&quot;обществознание&quot;;[.A87]=&quot;СЗ&quot;);[.D8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2" calcext:value-type="float">
            <text:p>492</text:p>
          </table:table-cell>
          <table:table-cell table:number-columns-repeated="11"/>
          <table:table-cell table:formula="of:=IF(AND([.C88]=&quot;обществознание&quot;;[.D88]&gt;299);[.D88];0)" office:value-type="float" office:value="0" calcext:value-type="float">
            <text:p>0</text:p>
          </table:table-cell>
          <table:table-cell/>
          <table:table-cell table:style-name="ce9" table:formula="of:=IF(AND([.C88]=&quot;физкультура&quot;;[.A88]=&quot;С&quot;);1;0)" office:value-type="float" office:value="0" calcext:value-type="float">
            <text:p>0</text:p>
          </table:table-cell>
          <table:table-cell/>
          <table:table-cell table:formula="of:=IF(AND([.C88]=&quot;обществознание&quot;;[.A88]=&quot;СЗ&quot;);[.D8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4" calcext:value-type="float">
            <text:p>714</text:p>
          </table:table-cell>
          <table:table-cell table:number-columns-repeated="11"/>
          <table:table-cell table:formula="of:=IF(AND([.C89]=&quot;обществознание&quot;;[.D89]&gt;299);[.D89];0)" office:value-type="float" office:value="0" calcext:value-type="float">
            <text:p>0</text:p>
          </table:table-cell>
          <table:table-cell/>
          <table:table-cell table:style-name="ce9" table:formula="of:=IF(AND([.C89]=&quot;физкультура&quot;;[.A89]=&quot;С&quot;);1;0)" office:value-type="float" office:value="0" calcext:value-type="float">
            <text:p>0</text:p>
          </table:table-cell>
          <table:table-cell/>
          <table:table-cell table:formula="of:=IF(AND([.C89]=&quot;обществознание&quot;;[.A89]=&quot;СЗ&quot;);[.D8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8" calcext:value-type="float">
            <text:p>698</text:p>
          </table:table-cell>
          <table:table-cell table:number-columns-repeated="11"/>
          <table:table-cell table:formula="of:=IF(AND([.C90]=&quot;обществознание&quot;;[.D90]&gt;299);[.D90];0)" office:value-type="float" office:value="0" calcext:value-type="float">
            <text:p>0</text:p>
          </table:table-cell>
          <table:table-cell/>
          <table:table-cell table:style-name="ce9" table:formula="of:=IF(AND([.C90]=&quot;физкультура&quot;;[.A90]=&quot;С&quot;);1;0)" office:value-type="float" office:value="0" calcext:value-type="float">
            <text:p>0</text:p>
          </table:table-cell>
          <table:table-cell/>
          <table:table-cell table:formula="of:=IF(AND([.C90]=&quot;обществознание&quot;;[.A90]=&quot;СЗ&quot;);[.D9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1"/>
          <table:table-cell table:formula="of:=IF(AND([.C91]=&quot;обществознание&quot;;[.D91]&gt;299);[.D91];0)" office:value-type="float" office:value="0" calcext:value-type="float">
            <text:p>0</text:p>
          </table:table-cell>
          <table:table-cell/>
          <table:table-cell table:style-name="ce9" table:formula="of:=IF(AND([.C91]=&quot;физкультура&quot;;[.A91]=&quot;С&quot;);1;0)" office:value-type="float" office:value="0" calcext:value-type="float">
            <text:p>0</text:p>
          </table:table-cell>
          <table:table-cell/>
          <table:table-cell table:formula="of:=IF(AND([.C91]=&quot;обществознание&quot;;[.A91]=&quot;СЗ&quot;);[.D9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2" calcext:value-type="float">
            <text:p>932</text:p>
          </table:table-cell>
          <table:table-cell table:number-columns-repeated="11"/>
          <table:table-cell table:formula="of:=IF(AND([.C92]=&quot;обществознание&quot;;[.D92]&gt;299);[.D92];0)" office:value-type="float" office:value="0" calcext:value-type="float">
            <text:p>0</text:p>
          </table:table-cell>
          <table:table-cell/>
          <table:table-cell table:style-name="ce9" table:formula="of:=IF(AND([.C92]=&quot;физкультура&quot;;[.A92]=&quot;С&quot;);1;0)" office:value-type="float" office:value="0" calcext:value-type="float">
            <text:p>0</text:p>
          </table:table-cell>
          <table:table-cell/>
          <table:table-cell table:formula="of:=IF(AND([.C92]=&quot;обществознание&quot;;[.A92]=&quot;СЗ&quot;);[.D9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11"/>
          <table:table-cell table:formula="of:=IF(AND([.C93]=&quot;обществознание&quot;;[.D93]&gt;299);[.D93];0)" office:value-type="float" office:value="402" calcext:value-type="float">
            <text:p>402</text:p>
          </table:table-cell>
          <table:table-cell/>
          <table:table-cell table:style-name="ce9" table:formula="of:=IF(AND([.C93]=&quot;физкультура&quot;;[.A93]=&quot;С&quot;);1;0)" office:value-type="float" office:value="0" calcext:value-type="float">
            <text:p>0</text:p>
          </table:table-cell>
          <table:table-cell/>
          <table:table-cell table:formula="of:=IF(AND([.C93]=&quot;обществознание&quot;;[.A93]=&quot;СЗ&quot;);[.D9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9" calcext:value-type="float">
            <text:p>629</text:p>
          </table:table-cell>
          <table:table-cell table:number-columns-repeated="11"/>
          <table:table-cell table:formula="of:=IF(AND([.C94]=&quot;обществознание&quot;;[.D94]&gt;299);[.D94];0)" office:value-type="float" office:value="629" calcext:value-type="float">
            <text:p>629</text:p>
          </table:table-cell>
          <table:table-cell/>
          <table:table-cell table:style-name="ce9" table:formula="of:=IF(AND([.C94]=&quot;физкультура&quot;;[.A94]=&quot;С&quot;);1;0)" office:value-type="float" office:value="0" calcext:value-type="float">
            <text:p>0</text:p>
          </table:table-cell>
          <table:table-cell/>
          <table:table-cell table:formula="of:=IF(AND([.C94]=&quot;обществознание&quot;;[.A94]=&quot;СЗ&quot;);[.D94];0)" office:value-type="float" office:value="629" calcext:value-type="float">
            <text:p>629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11"/>
          <table:table-cell table:formula="of:=IF(AND([.C95]=&quot;обществознание&quot;;[.D95]&gt;299);[.D95];0)" office:value-type="float" office:value="0" calcext:value-type="float">
            <text:p>0</text:p>
          </table:table-cell>
          <table:table-cell/>
          <table:table-cell table:style-name="ce9" table:formula="of:=IF(AND([.C95]=&quot;физкультура&quot;;[.A95]=&quot;С&quot;);1;0)" office:value-type="float" office:value="0" calcext:value-type="float">
            <text:p>0</text:p>
          </table:table-cell>
          <table:table-cell/>
          <table:table-cell table:formula="of:=IF(AND([.C95]=&quot;обществознание&quot;;[.A95]=&quot;СЗ&quot;);[.D9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98" calcext:value-type="float">
            <text:p>598</text:p>
          </table:table-cell>
          <table:table-cell table:number-columns-repeated="11"/>
          <table:table-cell table:formula="of:=IF(AND([.C96]=&quot;обществознание&quot;;[.D96]&gt;299);[.D96];0)" office:value-type="float" office:value="0" calcext:value-type="float">
            <text:p>0</text:p>
          </table:table-cell>
          <table:table-cell/>
          <table:table-cell table:style-name="ce9" table:formula="of:=IF(AND([.C96]=&quot;физкультура&quot;;[.A96]=&quot;С&quot;);1;0)" office:value-type="float" office:value="0" calcext:value-type="float">
            <text:p>0</text:p>
          </table:table-cell>
          <table:table-cell/>
          <table:table-cell table:formula="of:=IF(AND([.C96]=&quot;обществознание&quot;;[.A96]=&quot;СЗ&quot;);[.D9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11"/>
          <table:table-cell table:formula="of:=IF(AND([.C97]=&quot;обществознание&quot;;[.D97]&gt;299);[.D97];0)" office:value-type="float" office:value="0" calcext:value-type="float">
            <text:p>0</text:p>
          </table:table-cell>
          <table:table-cell/>
          <table:table-cell table:style-name="ce9" table:formula="of:=IF(AND([.C97]=&quot;физкультура&quot;;[.A97]=&quot;С&quot;);1;0)" office:value-type="float" office:value="0" calcext:value-type="float">
            <text:p>0</text:p>
          </table:table-cell>
          <table:table-cell/>
          <table:table-cell table:formula="of:=IF(AND([.C97]=&quot;обществознание&quot;;[.A97]=&quot;СЗ&quot;);[.D9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11"/>
          <table:table-cell table:formula="of:=IF(AND([.C98]=&quot;обществознание&quot;;[.D98]&gt;299);[.D98];0)" office:value-type="float" office:value="0" calcext:value-type="float">
            <text:p>0</text:p>
          </table:table-cell>
          <table:table-cell/>
          <table:table-cell table:style-name="ce9" table:formula="of:=IF(AND([.C98]=&quot;физкультура&quot;;[.A98]=&quot;С&quot;);1;0)" office:value-type="float" office:value="0" calcext:value-type="float">
            <text:p>0</text:p>
          </table:table-cell>
          <table:table-cell/>
          <table:table-cell table:formula="of:=IF(AND([.C98]=&quot;обществознание&quot;;[.A98]=&quot;СЗ&quot;);[.D9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11"/>
          <table:table-cell table:formula="of:=IF(AND([.C99]=&quot;обществознание&quot;;[.D99]&gt;299);[.D99];0)" office:value-type="float" office:value="0" calcext:value-type="float">
            <text:p>0</text:p>
          </table:table-cell>
          <table:table-cell/>
          <table:table-cell table:style-name="ce9" table:formula="of:=IF(AND([.C99]=&quot;физкультура&quot;;[.A99]=&quot;С&quot;);1;0)" office:value-type="float" office:value="0" calcext:value-type="float">
            <text:p>0</text:p>
          </table:table-cell>
          <table:table-cell/>
          <table:table-cell table:formula="of:=IF(AND([.C99]=&quot;обществознание&quot;;[.A99]=&quot;СЗ&quot;);[.D9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7" calcext:value-type="float">
            <text:p>697</text:p>
          </table:table-cell>
          <table:table-cell table:number-columns-repeated="11"/>
          <table:table-cell table:formula="of:=IF(AND([.C100]=&quot;обществознание&quot;;[.D100]&gt;299);[.D100];0)" office:value-type="float" office:value="697" calcext:value-type="float">
            <text:p>697</text:p>
          </table:table-cell>
          <table:table-cell/>
          <table:table-cell table:style-name="ce9" table:formula="of:=IF(AND([.C100]=&quot;физкультура&quot;;[.A100]=&quot;С&quot;);1;0)" office:value-type="float" office:value="0" calcext:value-type="float">
            <text:p>0</text:p>
          </table:table-cell>
          <table:table-cell/>
          <table:table-cell table:formula="of:=IF(AND([.C100]=&quot;обществознание&quot;;[.A100]=&quot;СЗ&quot;);[.D100];0)" office:value-type="float" office:value="697" calcext:value-type="float">
            <text:p>697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7" calcext:value-type="float">
            <text:p>877</text:p>
          </table:table-cell>
          <table:table-cell table:number-columns-repeated="11"/>
          <table:table-cell table:formula="of:=IF(AND([.C101]=&quot;обществознание&quot;;[.D101]&gt;299);[.D101];0)" office:value-type="float" office:value="877" calcext:value-type="float">
            <text:p>877</text:p>
          </table:table-cell>
          <table:table-cell/>
          <table:table-cell table:style-name="ce9" table:formula="of:=IF(AND([.C101]=&quot;физкультура&quot;;[.A101]=&quot;С&quot;);1;0)" office:value-type="float" office:value="0" calcext:value-type="float">
            <text:p>0</text:p>
          </table:table-cell>
          <table:table-cell/>
          <table:table-cell table:formula="of:=IF(AND([.C101]=&quot;обществознание&quot;;[.A101]=&quot;СЗ&quot;);[.D10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11"/>
          <table:table-cell table:formula="of:=IF(AND([.C102]=&quot;обществознание&quot;;[.D102]&gt;299);[.D102];0)" office:value-type="float" office:value="0" calcext:value-type="float">
            <text:p>0</text:p>
          </table:table-cell>
          <table:table-cell/>
          <table:table-cell table:style-name="ce9" table:formula="of:=IF(AND([.C102]=&quot;физкультура&quot;;[.A102]=&quot;С&quot;);1;0)" office:value-type="float" office:value="1" calcext:value-type="float">
            <text:p>1</text:p>
          </table:table-cell>
          <table:table-cell/>
          <table:table-cell table:formula="of:=IF(AND([.C102]=&quot;обществознание&quot;;[.A102]=&quot;СЗ&quot;);[.D10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0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3" calcext:value-type="float">
            <text:p>563</text:p>
          </table:table-cell>
          <table:table-cell table:number-columns-repeated="11"/>
          <table:table-cell table:formula="of:=IF(AND([.C103]=&quot;обществознание&quot;;[.D103]&gt;299);[.D103];0)" office:value-type="float" office:value="0" calcext:value-type="float">
            <text:p>0</text:p>
          </table:table-cell>
          <table:table-cell/>
          <table:table-cell table:style-name="ce9" table:formula="of:=IF(AND([.C103]=&quot;физкультура&quot;;[.A103]=&quot;С&quot;);1;0)" office:value-type="float" office:value="0" calcext:value-type="float">
            <text:p>0</text:p>
          </table:table-cell>
          <table:table-cell/>
          <table:table-cell table:formula="of:=IF(AND([.C103]=&quot;обществознание&quot;;[.A103]=&quot;СЗ&quot;);[.D10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0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1"/>
          <table:table-cell table:formula="of:=IF(AND([.C104]=&quot;обществознание&quot;;[.D104]&gt;299);[.D104];0)" office:value-type="float" office:value="0" calcext:value-type="float">
            <text:p>0</text:p>
          </table:table-cell>
          <table:table-cell/>
          <table:table-cell table:style-name="ce9" table:formula="of:=IF(AND([.C104]=&quot;физкультура&quot;;[.A104]=&quot;С&quot;);1;0)" office:value-type="float" office:value="0" calcext:value-type="float">
            <text:p>0</text:p>
          </table:table-cell>
          <table:table-cell/>
          <table:table-cell table:formula="of:=IF(AND([.C104]=&quot;обществознание&quot;;[.A104]=&quot;СЗ&quot;);[.D10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7" calcext:value-type="float">
            <text:p>577</text:p>
          </table:table-cell>
          <table:table-cell table:number-columns-repeated="11"/>
          <table:table-cell table:formula="of:=IF(AND([.C105]=&quot;обществознание&quot;;[.D105]&gt;299);[.D105];0)" office:value-type="float" office:value="0" calcext:value-type="float">
            <text:p>0</text:p>
          </table:table-cell>
          <table:table-cell/>
          <table:table-cell table:style-name="ce9" table:formula="of:=IF(AND([.C105]=&quot;физкультура&quot;;[.A105]=&quot;С&quot;);1;0)" office:value-type="float" office:value="0" calcext:value-type="float">
            <text:p>0</text:p>
          </table:table-cell>
          <table:table-cell/>
          <table:table-cell table:formula="of:=IF(AND([.C105]=&quot;обществознание&quot;;[.A105]=&quot;СЗ&quot;);[.D10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11"/>
          <table:table-cell table:formula="of:=IF(AND([.C106]=&quot;обществознание&quot;;[.D106]&gt;299);[.D106];0)" office:value-type="float" office:value="0" calcext:value-type="float">
            <text:p>0</text:p>
          </table:table-cell>
          <table:table-cell/>
          <table:table-cell table:style-name="ce9" table:formula="of:=IF(AND([.C106]=&quot;физкультура&quot;;[.A106]=&quot;С&quot;);1;0)" office:value-type="float" office:value="0" calcext:value-type="float">
            <text:p>0</text:p>
          </table:table-cell>
          <table:table-cell/>
          <table:table-cell table:formula="of:=IF(AND([.C106]=&quot;обществознание&quot;;[.A106]=&quot;СЗ&quot;);[.D10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1" calcext:value-type="float">
            <text:p>311</text:p>
          </table:table-cell>
          <table:table-cell table:number-columns-repeated="11"/>
          <table:table-cell table:formula="of:=IF(AND([.C107]=&quot;обществознание&quot;;[.D107]&gt;299);[.D107];0)" office:value-type="float" office:value="311" calcext:value-type="float">
            <text:p>311</text:p>
          </table:table-cell>
          <table:table-cell/>
          <table:table-cell table:style-name="ce9" table:formula="of:=IF(AND([.C107]=&quot;физкультура&quot;;[.A107]=&quot;С&quot;);1;0)" office:value-type="float" office:value="0" calcext:value-type="float">
            <text:p>0</text:p>
          </table:table-cell>
          <table:table-cell/>
          <table:table-cell table:formula="of:=IF(AND([.C107]=&quot;обществознание&quot;;[.A107]=&quot;СЗ&quot;);[.D10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7" calcext:value-type="float">
            <text:p>907</text:p>
          </table:table-cell>
          <table:table-cell table:number-columns-repeated="11"/>
          <table:table-cell table:formula="of:=IF(AND([.C108]=&quot;обществознание&quot;;[.D108]&gt;299);[.D108];0)" office:value-type="float" office:value="907" calcext:value-type="float">
            <text:p>907</text:p>
          </table:table-cell>
          <table:table-cell/>
          <table:table-cell table:style-name="ce9" table:formula="of:=IF(AND([.C108]=&quot;физкультура&quot;;[.A108]=&quot;С&quot;);1;0)" office:value-type="float" office:value="0" calcext:value-type="float">
            <text:p>0</text:p>
          </table:table-cell>
          <table:table-cell/>
          <table:table-cell table:formula="of:=IF(AND([.C108]=&quot;обществознание&quot;;[.A108]=&quot;СЗ&quot;);[.D108];0)" office:value-type="float" office:value="907" calcext:value-type="float">
            <text:p>907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8" calcext:value-type="float">
            <text:p>248</text:p>
          </table:table-cell>
          <table:table-cell table:number-columns-repeated="11"/>
          <table:table-cell table:formula="of:=IF(AND([.C109]=&quot;обществознание&quot;;[.D109]&gt;299);[.D109];0)" office:value-type="float" office:value="0" calcext:value-type="float">
            <text:p>0</text:p>
          </table:table-cell>
          <table:table-cell/>
          <table:table-cell table:style-name="ce9" table:formula="of:=IF(AND([.C109]=&quot;физкультура&quot;;[.A109]=&quot;С&quot;);1;0)" office:value-type="float" office:value="0" calcext:value-type="float">
            <text:p>0</text:p>
          </table:table-cell>
          <table:table-cell/>
          <table:table-cell table:formula="of:=IF(AND([.C109]=&quot;обществознание&quot;;[.A109]=&quot;СЗ&quot;);[.D10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4" calcext:value-type="float">
            <text:p>564</text:p>
          </table:table-cell>
          <table:table-cell table:number-columns-repeated="11"/>
          <table:table-cell table:formula="of:=IF(AND([.C110]=&quot;обществознание&quot;;[.D110]&gt;299);[.D110];0)" office:value-type="float" office:value="0" calcext:value-type="float">
            <text:p>0</text:p>
          </table:table-cell>
          <table:table-cell/>
          <table:table-cell table:style-name="ce9" table:formula="of:=IF(AND([.C110]=&quot;физкультура&quot;;[.A110]=&quot;С&quot;);1;0)" office:value-type="float" office:value="0" calcext:value-type="float">
            <text:p>0</text:p>
          </table:table-cell>
          <table:table-cell/>
          <table:table-cell table:formula="of:=IF(AND([.C110]=&quot;обществознание&quot;;[.A110]=&quot;СЗ&quot;);[.D11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06" calcext:value-type="float">
            <text:p>606</text:p>
          </table:table-cell>
          <table:table-cell table:number-columns-repeated="11"/>
          <table:table-cell table:formula="of:=IF(AND([.C111]=&quot;обществознание&quot;;[.D111]&gt;299);[.D111];0)" office:value-type="float" office:value="606" calcext:value-type="float">
            <text:p>606</text:p>
          </table:table-cell>
          <table:table-cell/>
          <table:table-cell table:style-name="ce9" table:formula="of:=IF(AND([.C111]=&quot;физкультура&quot;;[.A111]=&quot;С&quot;);1;0)" office:value-type="float" office:value="0" calcext:value-type="float">
            <text:p>0</text:p>
          </table:table-cell>
          <table:table-cell/>
          <table:table-cell table:formula="of:=IF(AND([.C111]=&quot;обществознание&quot;;[.A111]=&quot;СЗ&quot;);[.D11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11"/>
          <table:table-cell table:formula="of:=IF(AND([.C112]=&quot;обществознание&quot;;[.D112]&gt;299);[.D112];0)" office:value-type="float" office:value="414" calcext:value-type="float">
            <text:p>414</text:p>
          </table:table-cell>
          <table:table-cell/>
          <table:table-cell table:style-name="ce9" table:formula="of:=IF(AND([.C112]=&quot;физкультура&quot;;[.A112]=&quot;С&quot;);1;0)" office:value-type="float" office:value="0" calcext:value-type="float">
            <text:p>0</text:p>
          </table:table-cell>
          <table:table-cell/>
          <table:table-cell table:formula="of:=IF(AND([.C112]=&quot;обществознание&quot;;[.A112]=&quot;СЗ&quot;);[.D11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11"/>
          <table:table-cell table:formula="of:=IF(AND([.C113]=&quot;обществознание&quot;;[.D113]&gt;299);[.D113];0)" office:value-type="float" office:value="0" calcext:value-type="float">
            <text:p>0</text:p>
          </table:table-cell>
          <table:table-cell/>
          <table:table-cell table:style-name="ce9" table:formula="of:=IF(AND([.C113]=&quot;физкультура&quot;;[.A113]=&quot;С&quot;);1;0)" office:value-type="float" office:value="0" calcext:value-type="float">
            <text:p>0</text:p>
          </table:table-cell>
          <table:table-cell/>
          <table:table-cell table:formula="of:=IF(AND([.C113]=&quot;обществознание&quot;;[.A113]=&quot;СЗ&quot;);[.D11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40" calcext:value-type="float">
            <text:p>740</text:p>
          </table:table-cell>
          <table:table-cell table:number-columns-repeated="11"/>
          <table:table-cell table:formula="of:=IF(AND([.C114]=&quot;обществознание&quot;;[.D114]&gt;299);[.D114];0)" office:value-type="float" office:value="0" calcext:value-type="float">
            <text:p>0</text:p>
          </table:table-cell>
          <table:table-cell/>
          <table:table-cell table:style-name="ce9" table:formula="of:=IF(AND([.C114]=&quot;физкультура&quot;;[.A114]=&quot;С&quot;);1;0)" office:value-type="float" office:value="0" calcext:value-type="float">
            <text:p>0</text:p>
          </table:table-cell>
          <table:table-cell/>
          <table:table-cell table:formula="of:=IF(AND([.C114]=&quot;обществознание&quot;;[.A114]=&quot;СЗ&quot;);[.D11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1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11"/>
          <table:table-cell table:formula="of:=IF(AND([.C115]=&quot;обществознание&quot;;[.D115]&gt;299);[.D115];0)" office:value-type="float" office:value="0" calcext:value-type="float">
            <text:p>0</text:p>
          </table:table-cell>
          <table:table-cell/>
          <table:table-cell table:style-name="ce9" table:formula="of:=IF(AND([.C115]=&quot;физкультура&quot;;[.A115]=&quot;С&quot;);1;0)" office:value-type="float" office:value="0" calcext:value-type="float">
            <text:p>0</text:p>
          </table:table-cell>
          <table:table-cell/>
          <table:table-cell table:formula="of:=IF(AND([.C115]=&quot;обществознание&quot;;[.A115]=&quot;СЗ&quot;);[.D11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1"/>
          <table:table-cell table:formula="of:=IF(AND([.C116]=&quot;обществознание&quot;;[.D116]&gt;299);[.D116];0)" office:value-type="float" office:value="0" calcext:value-type="float">
            <text:p>0</text:p>
          </table:table-cell>
          <table:table-cell/>
          <table:table-cell table:style-name="ce9" table:formula="of:=IF(AND([.C116]=&quot;физкультура&quot;;[.A116]=&quot;С&quot;);1;0)" office:value-type="float" office:value="0" calcext:value-type="float">
            <text:p>0</text:p>
          </table:table-cell>
          <table:table-cell/>
          <table:table-cell table:formula="of:=IF(AND([.C116]=&quot;обществознание&quot;;[.A116]=&quot;СЗ&quot;);[.D11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11"/>
          <table:table-cell table:formula="of:=IF(AND([.C117]=&quot;обществознание&quot;;[.D117]&gt;299);[.D117];0)" office:value-type="float" office:value="0" calcext:value-type="float">
            <text:p>0</text:p>
          </table:table-cell>
          <table:table-cell/>
          <table:table-cell table:style-name="ce9" table:formula="of:=IF(AND([.C117]=&quot;физкультура&quot;;[.A117]=&quot;С&quot;);1;0)" office:value-type="float" office:value="0" calcext:value-type="float">
            <text:p>0</text:p>
          </table:table-cell>
          <table:table-cell/>
          <table:table-cell table:formula="of:=IF(AND([.C117]=&quot;обществознание&quot;;[.A117]=&quot;СЗ&quot;);[.D11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4" calcext:value-type="float">
            <text:p>484</text:p>
          </table:table-cell>
          <table:table-cell table:number-columns-repeated="11"/>
          <table:table-cell table:formula="of:=IF(AND([.C118]=&quot;обществознание&quot;;[.D118]&gt;299);[.D118];0)" office:value-type="float" office:value="484" calcext:value-type="float">
            <text:p>484</text:p>
          </table:table-cell>
          <table:table-cell/>
          <table:table-cell table:style-name="ce9" table:formula="of:=IF(AND([.C118]=&quot;физкультура&quot;;[.A118]=&quot;С&quot;);1;0)" office:value-type="float" office:value="0" calcext:value-type="float">
            <text:p>0</text:p>
          </table:table-cell>
          <table:table-cell/>
          <table:table-cell table:formula="of:=IF(AND([.C118]=&quot;обществознание&quot;;[.A118]=&quot;СЗ&quot;);[.D11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11"/>
          <table:table-cell table:formula="of:=IF(AND([.C119]=&quot;обществознание&quot;;[.D119]&gt;299);[.D119];0)" office:value-type="float" office:value="0" calcext:value-type="float">
            <text:p>0</text:p>
          </table:table-cell>
          <table:table-cell/>
          <table:table-cell table:style-name="ce9" table:formula="of:=IF(AND([.C119]=&quot;физкультура&quot;;[.A119]=&quot;С&quot;);1;0)" office:value-type="float" office:value="0" calcext:value-type="float">
            <text:p>0</text:p>
          </table:table-cell>
          <table:table-cell/>
          <table:table-cell table:formula="of:=IF(AND([.C119]=&quot;обществознание&quot;;[.A119]=&quot;СЗ&quot;);[.D11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1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7" calcext:value-type="float">
            <text:p>717</text:p>
          </table:table-cell>
          <table:table-cell table:number-columns-repeated="11"/>
          <table:table-cell table:formula="of:=IF(AND([.C120]=&quot;обществознание&quot;;[.D120]&gt;299);[.D120];0)" office:value-type="float" office:value="0" calcext:value-type="float">
            <text:p>0</text:p>
          </table:table-cell>
          <table:table-cell/>
          <table:table-cell table:style-name="ce9" table:formula="of:=IF(AND([.C120]=&quot;физкультура&quot;;[.A120]=&quot;С&quot;);1;0)" office:value-type="float" office:value="0" calcext:value-type="float">
            <text:p>0</text:p>
          </table:table-cell>
          <table:table-cell/>
          <table:table-cell table:formula="of:=IF(AND([.C120]=&quot;обществознание&quot;;[.A120]=&quot;СЗ&quot;);[.D12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1" calcext:value-type="float">
            <text:p>901</text:p>
          </table:table-cell>
          <table:table-cell table:number-columns-repeated="11"/>
          <table:table-cell table:formula="of:=IF(AND([.C121]=&quot;обществознание&quot;;[.D121]&gt;299);[.D121];0)" office:value-type="float" office:value="0" calcext:value-type="float">
            <text:p>0</text:p>
          </table:table-cell>
          <table:table-cell/>
          <table:table-cell table:style-name="ce9" table:formula="of:=IF(AND([.C121]=&quot;физкультура&quot;;[.A121]=&quot;С&quot;);1;0)" office:value-type="float" office:value="0" calcext:value-type="float">
            <text:p>0</text:p>
          </table:table-cell>
          <table:table-cell/>
          <table:table-cell table:formula="of:=IF(AND([.C121]=&quot;обществознание&quot;;[.A121]=&quot;СЗ&quot;);[.D12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2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8" calcext:value-type="float">
            <text:p>758</text:p>
          </table:table-cell>
          <table:table-cell table:number-columns-repeated="11"/>
          <table:table-cell table:formula="of:=IF(AND([.C122]=&quot;обществознание&quot;;[.D122]&gt;299);[.D122];0)" office:value-type="float" office:value="0" calcext:value-type="float">
            <text:p>0</text:p>
          </table:table-cell>
          <table:table-cell/>
          <table:table-cell table:style-name="ce9" table:formula="of:=IF(AND([.C122]=&quot;физкультура&quot;;[.A122]=&quot;С&quot;);1;0)" office:value-type="float" office:value="0" calcext:value-type="float">
            <text:p>0</text:p>
          </table:table-cell>
          <table:table-cell/>
          <table:table-cell table:formula="of:=IF(AND([.C122]=&quot;обществознание&quot;;[.A122]=&quot;СЗ&quot;);[.D12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1"/>
          <table:table-cell table:formula="of:=IF(AND([.C123]=&quot;обществознание&quot;;[.D123]&gt;299);[.D123];0)" office:value-type="float" office:value="0" calcext:value-type="float">
            <text:p>0</text:p>
          </table:table-cell>
          <table:table-cell/>
          <table:table-cell table:style-name="ce9" table:formula="of:=IF(AND([.C123]=&quot;физкультура&quot;;[.A123]=&quot;С&quot;);1;0)" office:value-type="float" office:value="0" calcext:value-type="float">
            <text:p>0</text:p>
          </table:table-cell>
          <table:table-cell/>
          <table:table-cell table:formula="of:=IF(AND([.C123]=&quot;обществознание&quot;;[.A123]=&quot;СЗ&quot;);[.D12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6" calcext:value-type="float">
            <text:p>766</text:p>
          </table:table-cell>
          <table:table-cell table:number-columns-repeated="11"/>
          <table:table-cell table:formula="of:=IF(AND([.C124]=&quot;обществознание&quot;;[.D124]&gt;299);[.D124];0)" office:value-type="float" office:value="766" calcext:value-type="float">
            <text:p>766</text:p>
          </table:table-cell>
          <table:table-cell/>
          <table:table-cell table:style-name="ce9" table:formula="of:=IF(AND([.C124]=&quot;физкультура&quot;;[.A124]=&quot;С&quot;);1;0)" office:value-type="float" office:value="0" calcext:value-type="float">
            <text:p>0</text:p>
          </table:table-cell>
          <table:table-cell/>
          <table:table-cell table:formula="of:=IF(AND([.C124]=&quot;обществознание&quot;;[.A124]=&quot;СЗ&quot;);[.D12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11"/>
          <table:table-cell table:formula="of:=IF(AND([.C125]=&quot;обществознание&quot;;[.D125]&gt;299);[.D125];0)" office:value-type="float" office:value="391" calcext:value-type="float">
            <text:p>391</text:p>
          </table:table-cell>
          <table:table-cell/>
          <table:table-cell table:style-name="ce9" table:formula="of:=IF(AND([.C125]=&quot;физкультура&quot;;[.A125]=&quot;С&quot;);1;0)" office:value-type="float" office:value="0" calcext:value-type="float">
            <text:p>0</text:p>
          </table:table-cell>
          <table:table-cell/>
          <table:table-cell table:formula="of:=IF(AND([.C125]=&quot;обществознание&quot;;[.A125]=&quot;СЗ&quot;);[.D12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11"/>
          <table:table-cell table:formula="of:=IF(AND([.C126]=&quot;обществознание&quot;;[.D126]&gt;299);[.D126];0)" office:value-type="float" office:value="0" calcext:value-type="float">
            <text:p>0</text:p>
          </table:table-cell>
          <table:table-cell/>
          <table:table-cell table:style-name="ce9" table:formula="of:=IF(AND([.C126]=&quot;физкультура&quot;;[.A126]=&quot;С&quot;);1;0)" office:value-type="float" office:value="0" calcext:value-type="float">
            <text:p>0</text:p>
          </table:table-cell>
          <table:table-cell/>
          <table:table-cell table:formula="of:=IF(AND([.C126]=&quot;обществознание&quot;;[.A126]=&quot;СЗ&quot;);[.D12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0" calcext:value-type="float">
            <text:p>620</text:p>
          </table:table-cell>
          <table:table-cell table:number-columns-repeated="11"/>
          <table:table-cell table:formula="of:=IF(AND([.C127]=&quot;обществознание&quot;;[.D127]&gt;299);[.D127];0)" office:value-type="float" office:value="0" calcext:value-type="float">
            <text:p>0</text:p>
          </table:table-cell>
          <table:table-cell/>
          <table:table-cell table:style-name="ce9" table:formula="of:=IF(AND([.C127]=&quot;физкультура&quot;;[.A127]=&quot;С&quot;);1;0)" office:value-type="float" office:value="0" calcext:value-type="float">
            <text:p>0</text:p>
          </table:table-cell>
          <table:table-cell/>
          <table:table-cell table:formula="of:=IF(AND([.C127]=&quot;обществознание&quot;;[.A127]=&quot;СЗ&quot;);[.D12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2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88" calcext:value-type="float">
            <text:p>788</text:p>
          </table:table-cell>
          <table:table-cell table:number-columns-repeated="11"/>
          <table:table-cell table:formula="of:=IF(AND([.C128]=&quot;обществознание&quot;;[.D128]&gt;299);[.D128];0)" office:value-type="float" office:value="0" calcext:value-type="float">
            <text:p>0</text:p>
          </table:table-cell>
          <table:table-cell/>
          <table:table-cell table:style-name="ce9" table:formula="of:=IF(AND([.C128]=&quot;физкультура&quot;;[.A128]=&quot;С&quot;);1;0)" office:value-type="float" office:value="0" calcext:value-type="float">
            <text:p>0</text:p>
          </table:table-cell>
          <table:table-cell/>
          <table:table-cell table:formula="of:=IF(AND([.C128]=&quot;обществознание&quot;;[.A128]=&quot;СЗ&quot;);[.D12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2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1"/>
          <table:table-cell table:formula="of:=IF(AND([.C129]=&quot;обществознание&quot;;[.D129]&gt;299);[.D129];0)" office:value-type="float" office:value="0" calcext:value-type="float">
            <text:p>0</text:p>
          </table:table-cell>
          <table:table-cell/>
          <table:table-cell table:style-name="ce9" table:formula="of:=IF(AND([.C129]=&quot;физкультура&quot;;[.A129]=&quot;С&quot;);1;0)" office:value-type="float" office:value="0" calcext:value-type="float">
            <text:p>0</text:p>
          </table:table-cell>
          <table:table-cell/>
          <table:table-cell table:formula="of:=IF(AND([.C129]=&quot;обществознание&quot;;[.A129]=&quot;СЗ&quot;);[.D12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76" calcext:value-type="float">
            <text:p>476</text:p>
          </table:table-cell>
          <table:table-cell table:number-columns-repeated="11"/>
          <table:table-cell table:formula="of:=IF(AND([.C130]=&quot;обществознание&quot;;[.D130]&gt;299);[.D130];0)" office:value-type="float" office:value="0" calcext:value-type="float">
            <text:p>0</text:p>
          </table:table-cell>
          <table:table-cell/>
          <table:table-cell table:style-name="ce9" table:formula="of:=IF(AND([.C130]=&quot;физкультура&quot;;[.A130]=&quot;С&quot;);1;0)" office:value-type="float" office:value="0" calcext:value-type="float">
            <text:p>0</text:p>
          </table:table-cell>
          <table:table-cell/>
          <table:table-cell table:formula="of:=IF(AND([.C130]=&quot;обществознание&quot;;[.A130]=&quot;СЗ&quot;);[.D13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1"/>
          <table:table-cell table:formula="of:=IF(AND([.C131]=&quot;обществознание&quot;;[.D131]&gt;299);[.D131];0)" office:value-type="float" office:value="0" calcext:value-type="float">
            <text:p>0</text:p>
          </table:table-cell>
          <table:table-cell/>
          <table:table-cell table:style-name="ce9" table:formula="of:=IF(AND([.C131]=&quot;физкультура&quot;;[.A131]=&quot;С&quot;);1;0)" office:value-type="float" office:value="0" calcext:value-type="float">
            <text:p>0</text:p>
          </table:table-cell>
          <table:table-cell/>
          <table:table-cell table:formula="of:=IF(AND([.C131]=&quot;обществознание&quot;;[.A131]=&quot;СЗ&quot;);[.D13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92" calcext:value-type="float">
            <text:p>192</text:p>
          </table:table-cell>
          <table:table-cell table:number-columns-repeated="11"/>
          <table:table-cell table:formula="of:=IF(AND([.C132]=&quot;обществознание&quot;;[.D132]&gt;299);[.D132];0)" office:value-type="float" office:value="0" calcext:value-type="float">
            <text:p>0</text:p>
          </table:table-cell>
          <table:table-cell/>
          <table:table-cell table:style-name="ce9" table:formula="of:=IF(AND([.C132]=&quot;физкультура&quot;;[.A132]=&quot;С&quot;);1;0)" office:value-type="float" office:value="0" calcext:value-type="float">
            <text:p>0</text:p>
          </table:table-cell>
          <table:table-cell/>
          <table:table-cell table:formula="of:=IF(AND([.C132]=&quot;обществознание&quot;;[.A132]=&quot;СЗ&quot;);[.D13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1"/>
          <table:table-cell table:formula="of:=IF(AND([.C133]=&quot;обществознание&quot;;[.D133]&gt;299);[.D133];0)" office:value-type="float" office:value="0" calcext:value-type="float">
            <text:p>0</text:p>
          </table:table-cell>
          <table:table-cell/>
          <table:table-cell table:style-name="ce9" table:formula="of:=IF(AND([.C133]=&quot;физкультура&quot;;[.A133]=&quot;С&quot;);1;0)" office:value-type="float" office:value="0" calcext:value-type="float">
            <text:p>0</text:p>
          </table:table-cell>
          <table:table-cell/>
          <table:table-cell table:formula="of:=IF(AND([.C133]=&quot;обществознание&quot;;[.A133]=&quot;СЗ&quot;);[.D13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8" calcext:value-type="float">
            <text:p>838</text:p>
          </table:table-cell>
          <table:table-cell table:number-columns-repeated="11"/>
          <table:table-cell table:formula="of:=IF(AND([.C134]=&quot;обществознание&quot;;[.D134]&gt;299);[.D134];0)" office:value-type="float" office:value="0" calcext:value-type="float">
            <text:p>0</text:p>
          </table:table-cell>
          <table:table-cell/>
          <table:table-cell table:style-name="ce9" table:formula="of:=IF(AND([.C134]=&quot;физкультура&quot;;[.A134]=&quot;С&quot;);1;0)" office:value-type="float" office:value="0" calcext:value-type="float">
            <text:p>0</text:p>
          </table:table-cell>
          <table:table-cell/>
          <table:table-cell table:formula="of:=IF(AND([.C134]=&quot;обществознание&quot;;[.A134]=&quot;СЗ&quot;);[.D13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3" calcext:value-type="float">
            <text:p>783</text:p>
          </table:table-cell>
          <table:table-cell table:number-columns-repeated="11"/>
          <table:table-cell table:formula="of:=IF(AND([.C135]=&quot;обществознание&quot;;[.D135]&gt;299);[.D135];0)" office:value-type="float" office:value="783" calcext:value-type="float">
            <text:p>783</text:p>
          </table:table-cell>
          <table:table-cell/>
          <table:table-cell table:style-name="ce9" table:formula="of:=IF(AND([.C135]=&quot;физкультура&quot;;[.A135]=&quot;С&quot;);1;0)" office:value-type="float" office:value="0" calcext:value-type="float">
            <text:p>0</text:p>
          </table:table-cell>
          <table:table-cell/>
          <table:table-cell table:formula="of:=IF(AND([.C135]=&quot;обществознание&quot;;[.A135]=&quot;СЗ&quot;);[.D13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3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91" calcext:value-type="float">
            <text:p>491</text:p>
          </table:table-cell>
          <table:table-cell table:number-columns-repeated="11"/>
          <table:table-cell table:formula="of:=IF(AND([.C136]=&quot;обществознание&quot;;[.D136]&gt;299);[.D136];0)" office:value-type="float" office:value="0" calcext:value-type="float">
            <text:p>0</text:p>
          </table:table-cell>
          <table:table-cell/>
          <table:table-cell table:style-name="ce9" table:formula="of:=IF(AND([.C136]=&quot;физкультура&quot;;[.A136]=&quot;С&quot;);1;0)" office:value-type="float" office:value="0" calcext:value-type="float">
            <text:p>0</text:p>
          </table:table-cell>
          <table:table-cell/>
          <table:table-cell table:formula="of:=IF(AND([.C136]=&quot;обществознание&quot;;[.A136]=&quot;СЗ&quot;);[.D13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8" calcext:value-type="float">
            <text:p>578</text:p>
          </table:table-cell>
          <table:table-cell table:number-columns-repeated="11"/>
          <table:table-cell table:formula="of:=IF(AND([.C137]=&quot;обществознание&quot;;[.D137]&gt;299);[.D137];0)" office:value-type="float" office:value="578" calcext:value-type="float">
            <text:p>578</text:p>
          </table:table-cell>
          <table:table-cell/>
          <table:table-cell table:style-name="ce9" table:formula="of:=IF(AND([.C137]=&quot;физкультура&quot;;[.A137]=&quot;С&quot;);1;0)" office:value-type="float" office:value="0" calcext:value-type="float">
            <text:p>0</text:p>
          </table:table-cell>
          <table:table-cell/>
          <table:table-cell table:formula="of:=IF(AND([.C137]=&quot;обществознание&quot;;[.A137]=&quot;СЗ&quot;);[.D13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1"/>
          <table:table-cell table:formula="of:=IF(AND([.C138]=&quot;обществознание&quot;;[.D138]&gt;299);[.D138];0)" office:value-type="float" office:value="0" calcext:value-type="float">
            <text:p>0</text:p>
          </table:table-cell>
          <table:table-cell/>
          <table:table-cell table:style-name="ce9" table:formula="of:=IF(AND([.C138]=&quot;физкультура&quot;;[.A138]=&quot;С&quot;);1;0)" office:value-type="float" office:value="0" calcext:value-type="float">
            <text:p>0</text:p>
          </table:table-cell>
          <table:table-cell/>
          <table:table-cell table:formula="of:=IF(AND([.C138]=&quot;обществознание&quot;;[.A138]=&quot;СЗ&quot;);[.D13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11"/>
          <table:table-cell table:formula="of:=IF(AND([.C139]=&quot;обществознание&quot;;[.D139]&gt;299);[.D139];0)" office:value-type="float" office:value="0" calcext:value-type="float">
            <text:p>0</text:p>
          </table:table-cell>
          <table:table-cell/>
          <table:table-cell table:style-name="ce9" table:formula="of:=IF(AND([.C139]=&quot;физкультура&quot;;[.A139]=&quot;С&quot;);1;0)" office:value-type="float" office:value="0" calcext:value-type="float">
            <text:p>0</text:p>
          </table:table-cell>
          <table:table-cell/>
          <table:table-cell table:formula="of:=IF(AND([.C139]=&quot;обществознание&quot;;[.A139]=&quot;СЗ&quot;);[.D13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0" calcext:value-type="float">
            <text:p>790</text:p>
          </table:table-cell>
          <table:table-cell table:number-columns-repeated="11"/>
          <table:table-cell table:formula="of:=IF(AND([.C140]=&quot;обществознание&quot;;[.D140]&gt;299);[.D140];0)" office:value-type="float" office:value="0" calcext:value-type="float">
            <text:p>0</text:p>
          </table:table-cell>
          <table:table-cell/>
          <table:table-cell table:style-name="ce9" table:formula="of:=IF(AND([.C140]=&quot;физкультура&quot;;[.A140]=&quot;С&quot;);1;0)" office:value-type="float" office:value="0" calcext:value-type="float">
            <text:p>0</text:p>
          </table:table-cell>
          <table:table-cell/>
          <table:table-cell table:formula="of:=IF(AND([.C140]=&quot;обществознание&quot;;[.A140]=&quot;СЗ&quot;);[.D14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64" calcext:value-type="float">
            <text:p>664</text:p>
          </table:table-cell>
          <table:table-cell table:number-columns-repeated="11"/>
          <table:table-cell table:formula="of:=IF(AND([.C141]=&quot;обществознание&quot;;[.D141]&gt;299);[.D141];0)" office:value-type="float" office:value="0" calcext:value-type="float">
            <text:p>0</text:p>
          </table:table-cell>
          <table:table-cell/>
          <table:table-cell table:style-name="ce9" table:formula="of:=IF(AND([.C141]=&quot;физкультура&quot;;[.A141]=&quot;С&quot;);1;0)" office:value-type="float" office:value="0" calcext:value-type="float">
            <text:p>0</text:p>
          </table:table-cell>
          <table:table-cell/>
          <table:table-cell table:formula="of:=IF(AND([.C141]=&quot;обществознание&quot;;[.A141]=&quot;СЗ&quot;);[.D14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1" calcext:value-type="float">
            <text:p>901</text:p>
          </table:table-cell>
          <table:table-cell table:number-columns-repeated="11"/>
          <table:table-cell table:formula="of:=IF(AND([.C142]=&quot;обществознание&quot;;[.D142]&gt;299);[.D142];0)" office:value-type="float" office:value="0" calcext:value-type="float">
            <text:p>0</text:p>
          </table:table-cell>
          <table:table-cell/>
          <table:table-cell table:style-name="ce9" table:formula="of:=IF(AND([.C142]=&quot;физкультура&quot;;[.A142]=&quot;С&quot;);1;0)" office:value-type="float" office:value="0" calcext:value-type="float">
            <text:p>0</text:p>
          </table:table-cell>
          <table:table-cell/>
          <table:table-cell table:formula="of:=IF(AND([.C142]=&quot;обществознание&quot;;[.A142]=&quot;СЗ&quot;);[.D14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1" calcext:value-type="float">
            <text:p>561</text:p>
          </table:table-cell>
          <table:table-cell table:number-columns-repeated="11"/>
          <table:table-cell table:formula="of:=IF(AND([.C143]=&quot;обществознание&quot;;[.D143]&gt;299);[.D143];0)" office:value-type="float" office:value="0" calcext:value-type="float">
            <text:p>0</text:p>
          </table:table-cell>
          <table:table-cell/>
          <table:table-cell table:style-name="ce9" table:formula="of:=IF(AND([.C143]=&quot;физкультура&quot;;[.A143]=&quot;С&quot;);1;0)" office:value-type="float" office:value="0" calcext:value-type="float">
            <text:p>0</text:p>
          </table:table-cell>
          <table:table-cell/>
          <table:table-cell table:formula="of:=IF(AND([.C143]=&quot;обществознание&quot;;[.A143]=&quot;СЗ&quot;);[.D14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1"/>
          <table:table-cell table:formula="of:=IF(AND([.C144]=&quot;обществознание&quot;;[.D144]&gt;299);[.D144];0)" office:value-type="float" office:value="0" calcext:value-type="float">
            <text:p>0</text:p>
          </table:table-cell>
          <table:table-cell/>
          <table:table-cell table:style-name="ce9" table:formula="of:=IF(AND([.C144]=&quot;физкультура&quot;;[.A144]=&quot;С&quot;);1;0)" office:value-type="float" office:value="0" calcext:value-type="float">
            <text:p>0</text:p>
          </table:table-cell>
          <table:table-cell/>
          <table:table-cell table:formula="of:=IF(AND([.C144]=&quot;обществознание&quot;;[.A144]=&quot;СЗ&quot;);[.D14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5" calcext:value-type="float">
            <text:p>445</text:p>
          </table:table-cell>
          <table:table-cell table:number-columns-repeated="11"/>
          <table:table-cell table:formula="of:=IF(AND([.C145]=&quot;обществознание&quot;;[.D145]&gt;299);[.D145];0)" office:value-type="float" office:value="0" calcext:value-type="float">
            <text:p>0</text:p>
          </table:table-cell>
          <table:table-cell/>
          <table:table-cell table:style-name="ce9" table:formula="of:=IF(AND([.C145]=&quot;физкультура&quot;;[.A145]=&quot;С&quot;);1;0)" office:value-type="float" office:value="0" calcext:value-type="float">
            <text:p>0</text:p>
          </table:table-cell>
          <table:table-cell/>
          <table:table-cell table:formula="of:=IF(AND([.C145]=&quot;обществознание&quot;;[.A145]=&quot;СЗ&quot;);[.D14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09" calcext:value-type="float">
            <text:p>709</text:p>
          </table:table-cell>
          <table:table-cell table:number-columns-repeated="11"/>
          <table:table-cell table:formula="of:=IF(AND([.C146]=&quot;обществознание&quot;;[.D146]&gt;299);[.D146];0)" office:value-type="float" office:value="0" calcext:value-type="float">
            <text:p>0</text:p>
          </table:table-cell>
          <table:table-cell/>
          <table:table-cell table:style-name="ce9" table:formula="of:=IF(AND([.C146]=&quot;физкультура&quot;;[.A146]=&quot;С&quot;);1;0)" office:value-type="float" office:value="0" calcext:value-type="float">
            <text:p>0</text:p>
          </table:table-cell>
          <table:table-cell/>
          <table:table-cell table:formula="of:=IF(AND([.C146]=&quot;обществознание&quot;;[.A146]=&quot;СЗ&quot;);[.D14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4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11"/>
          <table:table-cell table:formula="of:=IF(AND([.C147]=&quot;обществознание&quot;;[.D147]&gt;299);[.D147];0)" office:value-type="float" office:value="0" calcext:value-type="float">
            <text:p>0</text:p>
          </table:table-cell>
          <table:table-cell/>
          <table:table-cell table:style-name="ce9" table:formula="of:=IF(AND([.C147]=&quot;физкультура&quot;;[.A147]=&quot;С&quot;);1;0)" office:value-type="float" office:value="0" calcext:value-type="float">
            <text:p>0</text:p>
          </table:table-cell>
          <table:table-cell/>
          <table:table-cell table:formula="of:=IF(AND([.C147]=&quot;обществознание&quot;;[.A147]=&quot;СЗ&quot;);[.D14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0" calcext:value-type="float">
            <text:p>570</text:p>
          </table:table-cell>
          <table:table-cell table:number-columns-repeated="11"/>
          <table:table-cell table:formula="of:=IF(AND([.C148]=&quot;обществознание&quot;;[.D148]&gt;299);[.D148];0)" office:value-type="float" office:value="0" calcext:value-type="float">
            <text:p>0</text:p>
          </table:table-cell>
          <table:table-cell/>
          <table:table-cell table:style-name="ce9" table:formula="of:=IF(AND([.C148]=&quot;физкультура&quot;;[.A148]=&quot;С&quot;);1;0)" office:value-type="float" office:value="0" calcext:value-type="float">
            <text:p>0</text:p>
          </table:table-cell>
          <table:table-cell/>
          <table:table-cell table:formula="of:=IF(AND([.C148]=&quot;обществознание&quot;;[.A148]=&quot;СЗ&quot;);[.D14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1" calcext:value-type="float">
            <text:p>581</text:p>
          </table:table-cell>
          <table:table-cell table:number-columns-repeated="11"/>
          <table:table-cell table:formula="of:=IF(AND([.C149]=&quot;обществознание&quot;;[.D149]&gt;299);[.D149];0)" office:value-type="float" office:value="0" calcext:value-type="float">
            <text:p>0</text:p>
          </table:table-cell>
          <table:table-cell/>
          <table:table-cell table:style-name="ce9" table:formula="of:=IF(AND([.C149]=&quot;физкультура&quot;;[.A149]=&quot;С&quot;);1;0)" office:value-type="float" office:value="0" calcext:value-type="float">
            <text:p>0</text:p>
          </table:table-cell>
          <table:table-cell/>
          <table:table-cell table:formula="of:=IF(AND([.C149]=&quot;обществознание&quot;;[.A149]=&quot;СЗ&quot;);[.D14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11"/>
          <table:table-cell table:formula="of:=IF(AND([.C150]=&quot;обществознание&quot;;[.D150]&gt;299);[.D150];0)" office:value-type="float" office:value="0" calcext:value-type="float">
            <text:p>0</text:p>
          </table:table-cell>
          <table:table-cell/>
          <table:table-cell table:style-name="ce9" table:formula="of:=IF(AND([.C150]=&quot;физкультура&quot;;[.A150]=&quot;С&quot;);1;0)" office:value-type="float" office:value="0" calcext:value-type="float">
            <text:p>0</text:p>
          </table:table-cell>
          <table:table-cell/>
          <table:table-cell table:formula="of:=IF(AND([.C150]=&quot;обществознание&quot;;[.A150]=&quot;СЗ&quot;);[.D15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5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1"/>
          <table:table-cell table:formula="of:=IF(AND([.C151]=&quot;обществознание&quot;;[.D151]&gt;299);[.D151];0)" office:value-type="float" office:value="0" calcext:value-type="float">
            <text:p>0</text:p>
          </table:table-cell>
          <table:table-cell/>
          <table:table-cell table:style-name="ce9" table:formula="of:=IF(AND([.C151]=&quot;физкультура&quot;;[.A151]=&quot;С&quot;);1;0)" office:value-type="float" office:value="0" calcext:value-type="float">
            <text:p>0</text:p>
          </table:table-cell>
          <table:table-cell/>
          <table:table-cell table:formula="of:=IF(AND([.C151]=&quot;обществознание&quot;;[.A151]=&quot;СЗ&quot;);[.D15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5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11"/>
          <table:table-cell table:formula="of:=IF(AND([.C152]=&quot;обществознание&quot;;[.D152]&gt;299);[.D152];0)" office:value-type="float" office:value="419" calcext:value-type="float">
            <text:p>419</text:p>
          </table:table-cell>
          <table:table-cell/>
          <table:table-cell table:style-name="ce9" table:formula="of:=IF(AND([.C152]=&quot;физкультура&quot;;[.A152]=&quot;С&quot;);1;0)" office:value-type="float" office:value="0" calcext:value-type="float">
            <text:p>0</text:p>
          </table:table-cell>
          <table:table-cell/>
          <table:table-cell table:formula="of:=IF(AND([.C152]=&quot;обществознание&quot;;[.A152]=&quot;СЗ&quot;);[.D15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11"/>
          <table:table-cell table:formula="of:=IF(AND([.C153]=&quot;обществознание&quot;;[.D153]&gt;299);[.D153];0)" office:value-type="float" office:value="0" calcext:value-type="float">
            <text:p>0</text:p>
          </table:table-cell>
          <table:table-cell/>
          <table:table-cell table:style-name="ce9" table:formula="of:=IF(AND([.C153]=&quot;физкультура&quot;;[.A153]=&quot;С&quot;);1;0)" office:value-type="float" office:value="0" calcext:value-type="float">
            <text:p>0</text:p>
          </table:table-cell>
          <table:table-cell/>
          <table:table-cell table:formula="of:=IF(AND([.C153]=&quot;обществознание&quot;;[.A153]=&quot;СЗ&quot;);[.D15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5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11"/>
          <table:table-cell table:formula="of:=IF(AND([.C154]=&quot;обществознание&quot;;[.D154]&gt;299);[.D154];0)" office:value-type="float" office:value="0" calcext:value-type="float">
            <text:p>0</text:p>
          </table:table-cell>
          <table:table-cell/>
          <table:table-cell table:style-name="ce9" table:formula="of:=IF(AND([.C154]=&quot;физкультура&quot;;[.A154]=&quot;С&quot;);1;0)" office:value-type="float" office:value="0" calcext:value-type="float">
            <text:p>0</text:p>
          </table:table-cell>
          <table:table-cell/>
          <table:table-cell table:formula="of:=IF(AND([.C154]=&quot;обществознание&quot;;[.A154]=&quot;СЗ&quot;);[.D15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11"/>
          <table:table-cell table:formula="of:=IF(AND([.C155]=&quot;обществознание&quot;;[.D155]&gt;299);[.D155];0)" office:value-type="float" office:value="0" calcext:value-type="float">
            <text:p>0</text:p>
          </table:table-cell>
          <table:table-cell/>
          <table:table-cell table:style-name="ce9" table:formula="of:=IF(AND([.C155]=&quot;физкультура&quot;;[.A155]=&quot;С&quot;);1;0)" office:value-type="float" office:value="0" calcext:value-type="float">
            <text:p>0</text:p>
          </table:table-cell>
          <table:table-cell/>
          <table:table-cell table:formula="of:=IF(AND([.C155]=&quot;обществознание&quot;;[.A155]=&quot;СЗ&quot;);[.D15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86" calcext:value-type="float">
            <text:p>286</text:p>
          </table:table-cell>
          <table:table-cell table:number-columns-repeated="11"/>
          <table:table-cell table:formula="of:=IF(AND([.C156]=&quot;обществознание&quot;;[.D156]&gt;299);[.D156];0)" office:value-type="float" office:value="0" calcext:value-type="float">
            <text:p>0</text:p>
          </table:table-cell>
          <table:table-cell/>
          <table:table-cell table:style-name="ce9" table:formula="of:=IF(AND([.C156]=&quot;физкультура&quot;;[.A156]=&quot;С&quot;);1;0)" office:value-type="float" office:value="0" calcext:value-type="float">
            <text:p>0</text:p>
          </table:table-cell>
          <table:table-cell/>
          <table:table-cell table:formula="of:=IF(AND([.C156]=&quot;обществознание&quot;;[.A156]=&quot;СЗ&quot;);[.D15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11"/>
          <table:table-cell table:formula="of:=IF(AND([.C157]=&quot;обществознание&quot;;[.D157]&gt;299);[.D157];0)" office:value-type="float" office:value="0" calcext:value-type="float">
            <text:p>0</text:p>
          </table:table-cell>
          <table:table-cell/>
          <table:table-cell table:style-name="ce9" table:formula="of:=IF(AND([.C157]=&quot;физкультура&quot;;[.A157]=&quot;С&quot;);1;0)" office:value-type="float" office:value="0" calcext:value-type="float">
            <text:p>0</text:p>
          </table:table-cell>
          <table:table-cell/>
          <table:table-cell table:formula="of:=IF(AND([.C157]=&quot;обществознание&quot;;[.A157]=&quot;СЗ&quot;);[.D15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4" calcext:value-type="float">
            <text:p>594</text:p>
          </table:table-cell>
          <table:table-cell table:number-columns-repeated="11"/>
          <table:table-cell table:formula="of:=IF(AND([.C158]=&quot;обществознание&quot;;[.D158]&gt;299);[.D158];0)" office:value-type="float" office:value="594" calcext:value-type="float">
            <text:p>594</text:p>
          </table:table-cell>
          <table:table-cell/>
          <table:table-cell table:style-name="ce9" table:formula="of:=IF(AND([.C158]=&quot;физкультура&quot;;[.A158]=&quot;С&quot;);1;0)" office:value-type="float" office:value="0" calcext:value-type="float">
            <text:p>0</text:p>
          </table:table-cell>
          <table:table-cell/>
          <table:table-cell table:formula="of:=IF(AND([.C158]=&quot;обществознание&quot;;[.A158]=&quot;СЗ&quot;);[.D15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9" calcext:value-type="float">
            <text:p>849</text:p>
          </table:table-cell>
          <table:table-cell table:number-columns-repeated="11"/>
          <table:table-cell table:formula="of:=IF(AND([.C159]=&quot;обществознание&quot;;[.D159]&gt;299);[.D159];0)" office:value-type="float" office:value="849" calcext:value-type="float">
            <text:p>849</text:p>
          </table:table-cell>
          <table:table-cell/>
          <table:table-cell table:style-name="ce9" table:formula="of:=IF(AND([.C159]=&quot;физкультура&quot;;[.A159]=&quot;С&quot;);1;0)" office:value-type="float" office:value="0" calcext:value-type="float">
            <text:p>0</text:p>
          </table:table-cell>
          <table:table-cell/>
          <table:table-cell table:formula="of:=IF(AND([.C159]=&quot;обществознание&quot;;[.A159]=&quot;СЗ&quot;);[.D15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5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7" calcext:value-type="float">
            <text:p>767</text:p>
          </table:table-cell>
          <table:table-cell table:number-columns-repeated="11"/>
          <table:table-cell table:formula="of:=IF(AND([.C160]=&quot;обществознание&quot;;[.D160]&gt;299);[.D160];0)" office:value-type="float" office:value="0" calcext:value-type="float">
            <text:p>0</text:p>
          </table:table-cell>
          <table:table-cell/>
          <table:table-cell table:style-name="ce9" table:formula="of:=IF(AND([.C160]=&quot;физкультура&quot;;[.A160]=&quot;С&quot;);1;0)" office:value-type="float" office:value="0" calcext:value-type="float">
            <text:p>0</text:p>
          </table:table-cell>
          <table:table-cell/>
          <table:table-cell table:formula="of:=IF(AND([.C160]=&quot;обществознание&quot;;[.A160]=&quot;СЗ&quot;);[.D16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4" calcext:value-type="float">
            <text:p>314</text:p>
          </table:table-cell>
          <table:table-cell table:number-columns-repeated="11"/>
          <table:table-cell table:formula="of:=IF(AND([.C161]=&quot;обществознание&quot;;[.D161]&gt;299);[.D161];0)" office:value-type="float" office:value="0" calcext:value-type="float">
            <text:p>0</text:p>
          </table:table-cell>
          <table:table-cell/>
          <table:table-cell table:style-name="ce9" table:formula="of:=IF(AND([.C161]=&quot;физкультура&quot;;[.A161]=&quot;С&quot;);1;0)" office:value-type="float" office:value="0" calcext:value-type="float">
            <text:p>0</text:p>
          </table:table-cell>
          <table:table-cell/>
          <table:table-cell table:formula="of:=IF(AND([.C161]=&quot;обществознание&quot;;[.A161]=&quot;СЗ&quot;);[.D16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11"/>
          <table:table-cell table:formula="of:=IF(AND([.C162]=&quot;обществознание&quot;;[.D162]&gt;299);[.D162];0)" office:value-type="float" office:value="0" calcext:value-type="float">
            <text:p>0</text:p>
          </table:table-cell>
          <table:table-cell/>
          <table:table-cell table:style-name="ce9" table:formula="of:=IF(AND([.C162]=&quot;физкультура&quot;;[.A162]=&quot;С&quot;);1;0)" office:value-type="float" office:value="0" calcext:value-type="float">
            <text:p>0</text:p>
          </table:table-cell>
          <table:table-cell/>
          <table:table-cell table:formula="of:=IF(AND([.C162]=&quot;обществознание&quot;;[.A162]=&quot;СЗ&quot;);[.D16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6" calcext:value-type="float">
            <text:p>696</text:p>
          </table:table-cell>
          <table:table-cell table:number-columns-repeated="11"/>
          <table:table-cell table:formula="of:=IF(AND([.C163]=&quot;обществознание&quot;;[.D163]&gt;299);[.D163];0)" office:value-type="float" office:value="0" calcext:value-type="float">
            <text:p>0</text:p>
          </table:table-cell>
          <table:table-cell/>
          <table:table-cell table:style-name="ce9" table:formula="of:=IF(AND([.C163]=&quot;физкультура&quot;;[.A163]=&quot;С&quot;);1;0)" office:value-type="float" office:value="0" calcext:value-type="float">
            <text:p>0</text:p>
          </table:table-cell>
          <table:table-cell/>
          <table:table-cell table:formula="of:=IF(AND([.C163]=&quot;обществознание&quot;;[.A163]=&quot;СЗ&quot;);[.D16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1"/>
          <table:table-cell table:formula="of:=IF(AND([.C164]=&quot;обществознание&quot;;[.D164]&gt;299);[.D164];0)" office:value-type="float" office:value="0" calcext:value-type="float">
            <text:p>0</text:p>
          </table:table-cell>
          <table:table-cell/>
          <table:table-cell table:style-name="ce9" table:formula="of:=IF(AND([.C164]=&quot;физкультура&quot;;[.A164]=&quot;С&quot;);1;0)" office:value-type="float" office:value="0" calcext:value-type="float">
            <text:p>0</text:p>
          </table:table-cell>
          <table:table-cell/>
          <table:table-cell table:formula="of:=IF(AND([.C164]=&quot;обществознание&quot;;[.A164]=&quot;СЗ&quot;);[.D16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6" calcext:value-type="float">
            <text:p>576</text:p>
          </table:table-cell>
          <table:table-cell table:number-columns-repeated="11"/>
          <table:table-cell table:formula="of:=IF(AND([.C165]=&quot;обществознание&quot;;[.D165]&gt;299);[.D165];0)" office:value-type="float" office:value="576" calcext:value-type="float">
            <text:p>576</text:p>
          </table:table-cell>
          <table:table-cell/>
          <table:table-cell table:style-name="ce9" table:formula="of:=IF(AND([.C165]=&quot;физкультура&quot;;[.A165]=&quot;С&quot;);1;0)" office:value-type="float" office:value="0" calcext:value-type="float">
            <text:p>0</text:p>
          </table:table-cell>
          <table:table-cell/>
          <table:table-cell table:formula="of:=IF(AND([.C165]=&quot;обществознание&quot;;[.A165]=&quot;СЗ&quot;);[.D16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1"/>
          <table:table-cell table:formula="of:=IF(AND([.C166]=&quot;обществознание&quot;;[.D166]&gt;299);[.D166];0)" office:value-type="float" office:value="0" calcext:value-type="float">
            <text:p>0</text:p>
          </table:table-cell>
          <table:table-cell/>
          <table:table-cell table:style-name="ce9" table:formula="of:=IF(AND([.C166]=&quot;физкультура&quot;;[.A166]=&quot;С&quot;);1;0)" office:value-type="float" office:value="0" calcext:value-type="float">
            <text:p>0</text:p>
          </table:table-cell>
          <table:table-cell/>
          <table:table-cell table:formula="of:=IF(AND([.C166]=&quot;обществознание&quot;;[.A166]=&quot;СЗ&quot;);[.D16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1"/>
          <table:table-cell table:formula="of:=IF(AND([.C167]=&quot;обществознание&quot;;[.D167]&gt;299);[.D167];0)" office:value-type="float" office:value="0" calcext:value-type="float">
            <text:p>0</text:p>
          </table:table-cell>
          <table:table-cell/>
          <table:table-cell table:style-name="ce9" table:formula="of:=IF(AND([.C167]=&quot;физкультура&quot;;[.A167]=&quot;С&quot;);1;0)" office:value-type="float" office:value="0" calcext:value-type="float">
            <text:p>0</text:p>
          </table:table-cell>
          <table:table-cell/>
          <table:table-cell table:formula="of:=IF(AND([.C167]=&quot;обществознание&quot;;[.A167]=&quot;СЗ&quot;);[.D16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7" calcext:value-type="float">
            <text:p>627</text:p>
          </table:table-cell>
          <table:table-cell table:number-columns-repeated="11"/>
          <table:table-cell table:formula="of:=IF(AND([.C168]=&quot;обществознание&quot;;[.D168]&gt;299);[.D168];0)" office:value-type="float" office:value="627" calcext:value-type="float">
            <text:p>627</text:p>
          </table:table-cell>
          <table:table-cell/>
          <table:table-cell table:style-name="ce9" table:formula="of:=IF(AND([.C168]=&quot;физкультура&quot;;[.A168]=&quot;С&quot;);1;0)" office:value-type="float" office:value="0" calcext:value-type="float">
            <text:p>0</text:p>
          </table:table-cell>
          <table:table-cell/>
          <table:table-cell table:formula="of:=IF(AND([.C168]=&quot;обществознание&quot;;[.A168]=&quot;СЗ&quot;);[.D168];0)" office:value-type="float" office:value="627" calcext:value-type="float">
            <text:p>627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1" calcext:value-type="float">
            <text:p>811</text:p>
          </table:table-cell>
          <table:table-cell table:number-columns-repeated="11"/>
          <table:table-cell table:formula="of:=IF(AND([.C169]=&quot;обществознание&quot;;[.D169]&gt;299);[.D169];0)" office:value-type="float" office:value="811" calcext:value-type="float">
            <text:p>811</text:p>
          </table:table-cell>
          <table:table-cell/>
          <table:table-cell table:style-name="ce9" table:formula="of:=IF(AND([.C169]=&quot;физкультура&quot;;[.A169]=&quot;С&quot;);1;0)" office:value-type="float" office:value="0" calcext:value-type="float">
            <text:p>0</text:p>
          </table:table-cell>
          <table:table-cell/>
          <table:table-cell table:formula="of:=IF(AND([.C169]=&quot;обществознание&quot;;[.A169]=&quot;СЗ&quot;);[.D16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1"/>
          <table:table-cell table:formula="of:=IF(AND([.C170]=&quot;обществознание&quot;;[.D170]&gt;299);[.D170];0)" office:value-type="float" office:value="0" calcext:value-type="float">
            <text:p>0</text:p>
          </table:table-cell>
          <table:table-cell/>
          <table:table-cell table:style-name="ce9" table:formula="of:=IF(AND([.C170]=&quot;физкультура&quot;;[.A170]=&quot;С&quot;);1;0)" office:value-type="float" office:value="0" calcext:value-type="float">
            <text:p>0</text:p>
          </table:table-cell>
          <table:table-cell/>
          <table:table-cell table:formula="of:=IF(AND([.C170]=&quot;обществознание&quot;;[.A170]=&quot;СЗ&quot;);[.D17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11"/>
          <table:table-cell table:formula="of:=IF(AND([.C171]=&quot;обществознание&quot;;[.D171]&gt;299);[.D171];0)" office:value-type="float" office:value="0" calcext:value-type="float">
            <text:p>0</text:p>
          </table:table-cell>
          <table:table-cell/>
          <table:table-cell table:style-name="ce9" table:formula="of:=IF(AND([.C171]=&quot;физкультура&quot;;[.A171]=&quot;С&quot;);1;0)" office:value-type="float" office:value="0" calcext:value-type="float">
            <text:p>0</text:p>
          </table:table-cell>
          <table:table-cell/>
          <table:table-cell table:formula="of:=IF(AND([.C171]=&quot;обществознание&quot;;[.A171]=&quot;СЗ&quot;);[.D17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7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11"/>
          <table:table-cell table:formula="of:=IF(AND([.C172]=&quot;обществознание&quot;;[.D172]&gt;299);[.D172];0)" office:value-type="float" office:value="0" calcext:value-type="float">
            <text:p>0</text:p>
          </table:table-cell>
          <table:table-cell/>
          <table:table-cell table:style-name="ce9" table:formula="of:=IF(AND([.C172]=&quot;физкультура&quot;;[.A172]=&quot;С&quot;);1;0)" office:value-type="float" office:value="0" calcext:value-type="float">
            <text:p>0</text:p>
          </table:table-cell>
          <table:table-cell/>
          <table:table-cell table:formula="of:=IF(AND([.C172]=&quot;обществознание&quot;;[.A172]=&quot;СЗ&quot;);[.D17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7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11"/>
          <table:table-cell table:formula="of:=IF(AND([.C173]=&quot;обществознание&quot;;[.D173]&gt;299);[.D173];0)" office:value-type="float" office:value="0" calcext:value-type="float">
            <text:p>0</text:p>
          </table:table-cell>
          <table:table-cell/>
          <table:table-cell table:style-name="ce9" table:formula="of:=IF(AND([.C173]=&quot;физкультура&quot;;[.A173]=&quot;С&quot;);1;0)" office:value-type="float" office:value="0" calcext:value-type="float">
            <text:p>0</text:p>
          </table:table-cell>
          <table:table-cell/>
          <table:table-cell table:formula="of:=IF(AND([.C173]=&quot;обществознание&quot;;[.A173]=&quot;СЗ&quot;);[.D17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7" calcext:value-type="float">
            <text:p>337</text:p>
          </table:table-cell>
          <table:table-cell table:number-columns-repeated="11"/>
          <table:table-cell table:formula="of:=IF(AND([.C174]=&quot;обществознание&quot;;[.D174]&gt;299);[.D174];0)" office:value-type="float" office:value="0" calcext:value-type="float">
            <text:p>0</text:p>
          </table:table-cell>
          <table:table-cell/>
          <table:table-cell table:style-name="ce9" table:formula="of:=IF(AND([.C174]=&quot;физкультура&quot;;[.A174]=&quot;С&quot;);1;0)" office:value-type="float" office:value="0" calcext:value-type="float">
            <text:p>0</text:p>
          </table:table-cell>
          <table:table-cell/>
          <table:table-cell table:formula="of:=IF(AND([.C174]=&quot;обществознание&quot;;[.A174]=&quot;СЗ&quot;);[.D17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7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11"/>
          <table:table-cell table:formula="of:=IF(AND([.C175]=&quot;обществознание&quot;;[.D175]&gt;299);[.D175];0)" office:value-type="float" office:value="528" calcext:value-type="float">
            <text:p>528</text:p>
          </table:table-cell>
          <table:table-cell/>
          <table:table-cell table:style-name="ce9" table:formula="of:=IF(AND([.C175]=&quot;физкультура&quot;;[.A175]=&quot;С&quot;);1;0)" office:value-type="float" office:value="0" calcext:value-type="float">
            <text:p>0</text:p>
          </table:table-cell>
          <table:table-cell/>
          <table:table-cell table:formula="of:=IF(AND([.C175]=&quot;обществознание&quot;;[.A175]=&quot;СЗ&quot;);[.D17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7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6" calcext:value-type="float">
            <text:p>916</text:p>
          </table:table-cell>
          <table:table-cell table:number-columns-repeated="11"/>
          <table:table-cell table:formula="of:=IF(AND([.C176]=&quot;обществознание&quot;;[.D176]&gt;299);[.D176];0)" office:value-type="float" office:value="916" calcext:value-type="float">
            <text:p>916</text:p>
          </table:table-cell>
          <table:table-cell/>
          <table:table-cell table:style-name="ce9" table:formula="of:=IF(AND([.C176]=&quot;физкультура&quot;;[.A176]=&quot;С&quot;);1;0)" office:value-type="float" office:value="0" calcext:value-type="float">
            <text:p>0</text:p>
          </table:table-cell>
          <table:table-cell/>
          <table:table-cell table:formula="of:=IF(AND([.C176]=&quot;обществознание&quot;;[.A176]=&quot;СЗ&quot;);[.D17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01" calcext:value-type="float">
            <text:p>401</text:p>
          </table:table-cell>
          <table:table-cell table:number-columns-repeated="11"/>
          <table:table-cell table:formula="of:=IF(AND([.C177]=&quot;обществознание&quot;;[.D177]&gt;299);[.D177];0)" office:value-type="float" office:value="0" calcext:value-type="float">
            <text:p>0</text:p>
          </table:table-cell>
          <table:table-cell/>
          <table:table-cell table:style-name="ce9" table:formula="of:=IF(AND([.C177]=&quot;физкультура&quot;;[.A177]=&quot;С&quot;);1;0)" office:value-type="float" office:value="0" calcext:value-type="float">
            <text:p>0</text:p>
          </table:table-cell>
          <table:table-cell/>
          <table:table-cell table:formula="of:=IF(AND([.C177]=&quot;обществознание&quot;;[.A177]=&quot;СЗ&quot;);[.D17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80" calcext:value-type="float">
            <text:p>680</text:p>
          </table:table-cell>
          <table:table-cell table:number-columns-repeated="11"/>
          <table:table-cell table:formula="of:=IF(AND([.C178]=&quot;обществознание&quot;;[.D178]&gt;299);[.D178];0)" office:value-type="float" office:value="0" calcext:value-type="float">
            <text:p>0</text:p>
          </table:table-cell>
          <table:table-cell/>
          <table:table-cell table:style-name="ce9" table:formula="of:=IF(AND([.C178]=&quot;физкультура&quot;;[.A178]=&quot;С&quot;);1;0)" office:value-type="float" office:value="0" calcext:value-type="float">
            <text:p>0</text:p>
          </table:table-cell>
          <table:table-cell/>
          <table:table-cell table:formula="of:=IF(AND([.C178]=&quot;обществознание&quot;;[.A178]=&quot;СЗ&quot;);[.D17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7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3" calcext:value-type="float">
            <text:p>913</text:p>
          </table:table-cell>
          <table:table-cell table:number-columns-repeated="11"/>
          <table:table-cell table:formula="of:=IF(AND([.C179]=&quot;обществознание&quot;;[.D179]&gt;299);[.D179];0)" office:value-type="float" office:value="0" calcext:value-type="float">
            <text:p>0</text:p>
          </table:table-cell>
          <table:table-cell/>
          <table:table-cell table:style-name="ce9" table:formula="of:=IF(AND([.C179]=&quot;физкультура&quot;;[.A179]=&quot;С&quot;);1;0)" office:value-type="float" office:value="0" calcext:value-type="float">
            <text:p>0</text:p>
          </table:table-cell>
          <table:table-cell/>
          <table:table-cell table:formula="of:=IF(AND([.C179]=&quot;обществознание&quot;;[.A179]=&quot;СЗ&quot;);[.D17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7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74" calcext:value-type="float">
            <text:p>174</text:p>
          </table:table-cell>
          <table:table-cell table:number-columns-repeated="11"/>
          <table:table-cell table:formula="of:=IF(AND([.C180]=&quot;обществознание&quot;;[.D180]&gt;299);[.D180];0)" office:value-type="float" office:value="0" calcext:value-type="float">
            <text:p>0</text:p>
          </table:table-cell>
          <table:table-cell/>
          <table:table-cell table:style-name="ce9" table:formula="of:=IF(AND([.C180]=&quot;физкультура&quot;;[.A180]=&quot;С&quot;);1;0)" office:value-type="float" office:value="0" calcext:value-type="float">
            <text:p>0</text:p>
          </table:table-cell>
          <table:table-cell/>
          <table:table-cell table:formula="of:=IF(AND([.C180]=&quot;обществознание&quot;;[.A180]=&quot;СЗ&quot;);[.D18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8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8" calcext:value-type="float">
            <text:p>698</text:p>
          </table:table-cell>
          <table:table-cell table:number-columns-repeated="11"/>
          <table:table-cell table:formula="of:=IF(AND([.C181]=&quot;обществознание&quot;;[.D181]&gt;299);[.D181];0)" office:value-type="float" office:value="0" calcext:value-type="float">
            <text:p>0</text:p>
          </table:table-cell>
          <table:table-cell/>
          <table:table-cell table:style-name="ce9" table:formula="of:=IF(AND([.C181]=&quot;физкультура&quot;;[.A181]=&quot;С&quot;);1;0)" office:value-type="float" office:value="0" calcext:value-type="float">
            <text:p>0</text:p>
          </table:table-cell>
          <table:table-cell/>
          <table:table-cell table:formula="of:=IF(AND([.C181]=&quot;обществознание&quot;;[.A181]=&quot;СЗ&quot;);[.D18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8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11"/>
          <table:table-cell table:formula="of:=IF(AND([.C182]=&quot;обществознание&quot;;[.D182]&gt;299);[.D182];0)" office:value-type="float" office:value="567" calcext:value-type="float">
            <text:p>567</text:p>
          </table:table-cell>
          <table:table-cell/>
          <table:table-cell table:style-name="ce9" table:formula="of:=IF(AND([.C182]=&quot;физкультура&quot;;[.A182]=&quot;С&quot;);1;0)" office:value-type="float" office:value="0" calcext:value-type="float">
            <text:p>0</text:p>
          </table:table-cell>
          <table:table-cell/>
          <table:table-cell table:formula="of:=IF(AND([.C182]=&quot;обществознание&quot;;[.A182]=&quot;СЗ&quot;);[.D18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8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11"/>
          <table:table-cell table:formula="of:=IF(AND([.C183]=&quot;обществознание&quot;;[.D183]&gt;299);[.D183];0)" office:value-type="float" office:value="468" calcext:value-type="float">
            <text:p>468</text:p>
          </table:table-cell>
          <table:table-cell/>
          <table:table-cell table:style-name="ce9" table:formula="of:=IF(AND([.C183]=&quot;физкультура&quot;;[.A183]=&quot;С&quot;);1;0)" office:value-type="float" office:value="0" calcext:value-type="float">
            <text:p>0</text:p>
          </table:table-cell>
          <table:table-cell/>
          <table:table-cell table:formula="of:=IF(AND([.C183]=&quot;обществознание&quot;;[.A183]=&quot;СЗ&quot;);[.D18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8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0" calcext:value-type="float">
            <text:p>490</text:p>
          </table:table-cell>
          <table:table-cell table:number-columns-repeated="11"/>
          <table:table-cell table:formula="of:=IF(AND([.C184]=&quot;обществознание&quot;;[.D184]&gt;299);[.D184];0)" office:value-type="float" office:value="0" calcext:value-type="float">
            <text:p>0</text:p>
          </table:table-cell>
          <table:table-cell/>
          <table:table-cell table:style-name="ce9" table:formula="of:=IF(AND([.C184]=&quot;физкультура&quot;;[.A184]=&quot;С&quot;);1;0)" office:value-type="float" office:value="0" calcext:value-type="float">
            <text:p>0</text:p>
          </table:table-cell>
          <table:table-cell/>
          <table:table-cell table:formula="of:=IF(AND([.C184]=&quot;обществознание&quot;;[.A184]=&quot;СЗ&quot;);[.D18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0" calcext:value-type="float">
            <text:p>530</text:p>
          </table:table-cell>
          <table:table-cell table:number-columns-repeated="11"/>
          <table:table-cell table:formula="of:=IF(AND([.C185]=&quot;обществознание&quot;;[.D185]&gt;299);[.D185];0)" office:value-type="float" office:value="0" calcext:value-type="float">
            <text:p>0</text:p>
          </table:table-cell>
          <table:table-cell/>
          <table:table-cell table:style-name="ce9" table:formula="of:=IF(AND([.C185]=&quot;физкультура&quot;;[.A185]=&quot;С&quot;);1;0)" office:value-type="float" office:value="0" calcext:value-type="float">
            <text:p>0</text:p>
          </table:table-cell>
          <table:table-cell/>
          <table:table-cell table:formula="of:=IF(AND([.C185]=&quot;обществознание&quot;;[.A185]=&quot;СЗ&quot;);[.D18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8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7" calcext:value-type="float">
            <text:p>777</text:p>
          </table:table-cell>
          <table:table-cell table:number-columns-repeated="11"/>
          <table:table-cell table:formula="of:=IF(AND([.C186]=&quot;обществознание&quot;;[.D186]&gt;299);[.D186];0)" office:value-type="float" office:value="0" calcext:value-type="float">
            <text:p>0</text:p>
          </table:table-cell>
          <table:table-cell/>
          <table:table-cell table:style-name="ce9" table:formula="of:=IF(AND([.C186]=&quot;физкультура&quot;;[.A186]=&quot;С&quot;);1;0)" office:value-type="float" office:value="0" calcext:value-type="float">
            <text:p>0</text:p>
          </table:table-cell>
          <table:table-cell/>
          <table:table-cell table:formula="of:=IF(AND([.C186]=&quot;обществознание&quot;;[.A186]=&quot;СЗ&quot;);[.D18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8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51" calcext:value-type="float">
            <text:p>851</text:p>
          </table:table-cell>
          <table:table-cell table:number-columns-repeated="11"/>
          <table:table-cell table:formula="of:=IF(AND([.C187]=&quot;обществознание&quot;;[.D187]&gt;299);[.D187];0)" office:value-type="float" office:value="0" calcext:value-type="float">
            <text:p>0</text:p>
          </table:table-cell>
          <table:table-cell/>
          <table:table-cell table:style-name="ce9" table:formula="of:=IF(AND([.C187]=&quot;физкультура&quot;;[.A187]=&quot;С&quot;);1;0)" office:value-type="float" office:value="0" calcext:value-type="float">
            <text:p>0</text:p>
          </table:table-cell>
          <table:table-cell/>
          <table:table-cell table:formula="of:=IF(AND([.C187]=&quot;обществознание&quot;;[.A187]=&quot;СЗ&quot;);[.D18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37" calcext:value-type="float">
            <text:p>637</text:p>
          </table:table-cell>
          <table:table-cell table:number-columns-repeated="11"/>
          <table:table-cell table:formula="of:=IF(AND([.C188]=&quot;обществознание&quot;;[.D188]&gt;299);[.D188];0)" office:value-type="float" office:value="0" calcext:value-type="float">
            <text:p>0</text:p>
          </table:table-cell>
          <table:table-cell/>
          <table:table-cell table:style-name="ce9" table:formula="of:=IF(AND([.C188]=&quot;физкультура&quot;;[.A188]=&quot;С&quot;);1;0)" office:value-type="float" office:value="0" calcext:value-type="float">
            <text:p>0</text:p>
          </table:table-cell>
          <table:table-cell/>
          <table:table-cell table:formula="of:=IF(AND([.C188]=&quot;обществознание&quot;;[.A188]=&quot;СЗ&quot;);[.D18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5" calcext:value-type="float">
            <text:p>785</text:p>
          </table:table-cell>
          <table:table-cell table:number-columns-repeated="11"/>
          <table:table-cell table:formula="of:=IF(AND([.C189]=&quot;обществознание&quot;;[.D189]&gt;299);[.D189];0)" office:value-type="float" office:value="785" calcext:value-type="float">
            <text:p>785</text:p>
          </table:table-cell>
          <table:table-cell/>
          <table:table-cell table:style-name="ce9" table:formula="of:=IF(AND([.C189]=&quot;физкультура&quot;;[.A189]=&quot;С&quot;);1;0)" office:value-type="float" office:value="0" calcext:value-type="float">
            <text:p>0</text:p>
          </table:table-cell>
          <table:table-cell/>
          <table:table-cell table:formula="of:=IF(AND([.C189]=&quot;обществознание&quot;;[.A189]=&quot;СЗ&quot;);[.D18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6" calcext:value-type="float">
            <text:p>926</text:p>
          </table:table-cell>
          <table:table-cell table:number-columns-repeated="11"/>
          <table:table-cell table:formula="of:=IF(AND([.C190]=&quot;обществознание&quot;;[.D190]&gt;299);[.D190];0)" office:value-type="float" office:value="926" calcext:value-type="float">
            <text:p>926</text:p>
          </table:table-cell>
          <table:table-cell/>
          <table:table-cell table:style-name="ce9" table:formula="of:=IF(AND([.C190]=&quot;физкультура&quot;;[.A190]=&quot;С&quot;);1;0)" office:value-type="float" office:value="0" calcext:value-type="float">
            <text:p>0</text:p>
          </table:table-cell>
          <table:table-cell/>
          <table:table-cell table:formula="of:=IF(AND([.C190]=&quot;обществознание&quot;;[.A190]=&quot;СЗ&quot;);[.D19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5" calcext:value-type="float">
            <text:p>535</text:p>
          </table:table-cell>
          <table:table-cell table:number-columns-repeated="11"/>
          <table:table-cell table:formula="of:=IF(AND([.C191]=&quot;обществознание&quot;;[.D191]&gt;299);[.D191];0)" office:value-type="float" office:value="0" calcext:value-type="float">
            <text:p>0</text:p>
          </table:table-cell>
          <table:table-cell/>
          <table:table-cell table:style-name="ce9" table:formula="of:=IF(AND([.C191]=&quot;физкультура&quot;;[.A191]=&quot;С&quot;);1;0)" office:value-type="float" office:value="0" calcext:value-type="float">
            <text:p>0</text:p>
          </table:table-cell>
          <table:table-cell/>
          <table:table-cell table:formula="of:=IF(AND([.C191]=&quot;обществознание&quot;;[.A191]=&quot;СЗ&quot;);[.D19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9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1"/>
          <table:table-cell table:formula="of:=IF(AND([.C192]=&quot;обществознание&quot;;[.D192]&gt;299);[.D192];0)" office:value-type="float" office:value="0" calcext:value-type="float">
            <text:p>0</text:p>
          </table:table-cell>
          <table:table-cell/>
          <table:table-cell table:style-name="ce9" table:formula="of:=IF(AND([.C192]=&quot;физкультура&quot;;[.A192]=&quot;С&quot;);1;0)" office:value-type="float" office:value="0" calcext:value-type="float">
            <text:p>0</text:p>
          </table:table-cell>
          <table:table-cell/>
          <table:table-cell table:formula="of:=IF(AND([.C192]=&quot;обществознание&quot;;[.A192]=&quot;СЗ&quot;);[.D19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1"/>
          <table:table-cell table:formula="of:=IF(AND([.C193]=&quot;обществознание&quot;;[.D193]&gt;299);[.D193];0)" office:value-type="float" office:value="0" calcext:value-type="float">
            <text:p>0</text:p>
          </table:table-cell>
          <table:table-cell/>
          <table:table-cell table:style-name="ce9" table:formula="of:=IF(AND([.C193]=&quot;физкультура&quot;;[.A193]=&quot;С&quot;);1;0)" office:value-type="float" office:value="0" calcext:value-type="float">
            <text:p>0</text:p>
          </table:table-cell>
          <table:table-cell/>
          <table:table-cell table:formula="of:=IF(AND([.C193]=&quot;обществознание&quot;;[.A193]=&quot;СЗ&quot;);[.D19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11"/>
          <table:table-cell table:formula="of:=IF(AND([.C194]=&quot;обществознание&quot;;[.D194]&gt;299);[.D194];0)" office:value-type="float" office:value="0" calcext:value-type="float">
            <text:p>0</text:p>
          </table:table-cell>
          <table:table-cell/>
          <table:table-cell table:style-name="ce9" table:formula="of:=IF(AND([.C194]=&quot;физкультура&quot;;[.A194]=&quot;С&quot;);1;0)" office:value-type="float" office:value="0" calcext:value-type="float">
            <text:p>0</text:p>
          </table:table-cell>
          <table:table-cell/>
          <table:table-cell table:formula="of:=IF(AND([.C194]=&quot;обществознание&quot;;[.A194]=&quot;СЗ&quot;);[.D19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9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11"/>
          <table:table-cell table:formula="of:=IF(AND([.C195]=&quot;обществознание&quot;;[.D195]&gt;299);[.D195];0)" office:value-type="float" office:value="0" calcext:value-type="float">
            <text:p>0</text:p>
          </table:table-cell>
          <table:table-cell/>
          <table:table-cell table:style-name="ce9" table:formula="of:=IF(AND([.C195]=&quot;физкультура&quot;;[.A195]=&quot;С&quot;);1;0)" office:value-type="float" office:value="0" calcext:value-type="float">
            <text:p>0</text:p>
          </table:table-cell>
          <table:table-cell/>
          <table:table-cell table:formula="of:=IF(AND([.C195]=&quot;обществознание&quot;;[.A195]=&quot;СЗ&quot;);[.D19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0" calcext:value-type="float">
            <text:p>640</text:p>
          </table:table-cell>
          <table:table-cell table:number-columns-repeated="11"/>
          <table:table-cell table:formula="of:=IF(AND([.C196]=&quot;обществознание&quot;;[.D196]&gt;299);[.D196];0)" office:value-type="float" office:value="640" calcext:value-type="float">
            <text:p>640</text:p>
          </table:table-cell>
          <table:table-cell/>
          <table:table-cell table:style-name="ce9" table:formula="of:=IF(AND([.C196]=&quot;физкультура&quot;;[.A196]=&quot;С&quot;);1;0)" office:value-type="float" office:value="0" calcext:value-type="float">
            <text:p>0</text:p>
          </table:table-cell>
          <table:table-cell/>
          <table:table-cell table:formula="of:=IF(AND([.C196]=&quot;обществознание&quot;;[.A196]=&quot;СЗ&quot;);[.D19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1"/>
          <table:table-cell table:formula="of:=IF(AND([.C197]=&quot;обществознание&quot;;[.D197]&gt;299);[.D197];0)" office:value-type="float" office:value="671" calcext:value-type="float">
            <text:p>671</text:p>
          </table:table-cell>
          <table:table-cell/>
          <table:table-cell table:style-name="ce9" table:formula="of:=IF(AND([.C197]=&quot;физкультура&quot;;[.A197]=&quot;С&quot;);1;0)" office:value-type="float" office:value="0" calcext:value-type="float">
            <text:p>0</text:p>
          </table:table-cell>
          <table:table-cell/>
          <table:table-cell table:formula="of:=IF(AND([.C197]=&quot;обществознание&quot;;[.A197]=&quot;СЗ&quot;);[.D19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9" calcext:value-type="float">
            <text:p>499</text:p>
          </table:table-cell>
          <table:table-cell table:number-columns-repeated="11"/>
          <table:table-cell table:formula="of:=IF(AND([.C198]=&quot;обществознание&quot;;[.D198]&gt;299);[.D198];0)" office:value-type="float" office:value="0" calcext:value-type="float">
            <text:p>0</text:p>
          </table:table-cell>
          <table:table-cell/>
          <table:table-cell table:style-name="ce9" table:formula="of:=IF(AND([.C198]=&quot;физкультура&quot;;[.A198]=&quot;С&quot;);1;0)" office:value-type="float" office:value="0" calcext:value-type="float">
            <text:p>0</text:p>
          </table:table-cell>
          <table:table-cell/>
          <table:table-cell table:formula="of:=IF(AND([.C198]=&quot;обществознание&quot;;[.A198]=&quot;СЗ&quot;);[.D19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9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11"/>
          <table:table-cell table:formula="of:=IF(AND([.C199]=&quot;обществознание&quot;;[.D199]&gt;299);[.D199];0)" office:value-type="float" office:value="0" calcext:value-type="float">
            <text:p>0</text:p>
          </table:table-cell>
          <table:table-cell/>
          <table:table-cell table:style-name="ce9" table:formula="of:=IF(AND([.C199]=&quot;физкультура&quot;;[.A199]=&quot;С&quot;);1;0)" office:value-type="float" office:value="0" calcext:value-type="float">
            <text:p>0</text:p>
          </table:table-cell>
          <table:table-cell/>
          <table:table-cell table:formula="of:=IF(AND([.C199]=&quot;обществознание&quot;;[.A199]=&quot;СЗ&quot;);[.D19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11"/>
          <table:table-cell table:formula="of:=IF(AND([.C200]=&quot;обществознание&quot;;[.D200]&gt;299);[.D200];0)" office:value-type="float" office:value="0" calcext:value-type="float">
            <text:p>0</text:p>
          </table:table-cell>
          <table:table-cell/>
          <table:table-cell table:style-name="ce9" table:formula="of:=IF(AND([.C200]=&quot;физкультура&quot;;[.A200]=&quot;С&quot;);1;0)" office:value-type="float" office:value="0" calcext:value-type="float">
            <text:p>0</text:p>
          </table:table-cell>
          <table:table-cell/>
          <table:table-cell table:formula="of:=IF(AND([.C200]=&quot;обществознание&quot;;[.A200]=&quot;СЗ&quot;);[.D20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1"/>
          <table:table-cell table:formula="of:=IF(AND([.C201]=&quot;обществознание&quot;;[.D201]&gt;299);[.D201];0)" office:value-type="float" office:value="0" calcext:value-type="float">
            <text:p>0</text:p>
          </table:table-cell>
          <table:table-cell/>
          <table:table-cell table:style-name="ce9" table:formula="of:=IF(AND([.C201]=&quot;физкультура&quot;;[.A201]=&quot;С&quot;);1;0)" office:value-type="float" office:value="0" calcext:value-type="float">
            <text:p>0</text:p>
          </table:table-cell>
          <table:table-cell/>
          <table:table-cell table:formula="of:=IF(AND([.C201]=&quot;обществознание&quot;;[.A201]=&quot;СЗ&quot;);[.D20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0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1"/>
          <table:table-cell table:formula="of:=IF(AND([.C202]=&quot;обществознание&quot;;[.D202]&gt;299);[.D202];0)" office:value-type="float" office:value="0" calcext:value-type="float">
            <text:p>0</text:p>
          </table:table-cell>
          <table:table-cell/>
          <table:table-cell table:style-name="ce9" table:formula="of:=IF(AND([.C202]=&quot;физкультура&quot;;[.A202]=&quot;С&quot;);1;0)" office:value-type="float" office:value="0" calcext:value-type="float">
            <text:p>0</text:p>
          </table:table-cell>
          <table:table-cell/>
          <table:table-cell table:formula="of:=IF(AND([.C202]=&quot;обществознание&quot;;[.A202]=&quot;СЗ&quot;);[.D20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11"/>
          <table:table-cell table:formula="of:=IF(AND([.C203]=&quot;обществознание&quot;;[.D203]&gt;299);[.D203];0)" office:value-type="float" office:value="365" calcext:value-type="float">
            <text:p>365</text:p>
          </table:table-cell>
          <table:table-cell/>
          <table:table-cell table:style-name="ce9" table:formula="of:=IF(AND([.C203]=&quot;физкультура&quot;;[.A203]=&quot;С&quot;);1;0)" office:value-type="float" office:value="0" calcext:value-type="float">
            <text:p>0</text:p>
          </table:table-cell>
          <table:table-cell/>
          <table:table-cell table:formula="of:=IF(AND([.C203]=&quot;обществознание&quot;;[.A203]=&quot;СЗ&quot;);[.D20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11"/>
          <table:table-cell table:formula="of:=IF(AND([.C204]=&quot;обществознание&quot;;[.D204]&gt;299);[.D204];0)" office:value-type="float" office:value="351" calcext:value-type="float">
            <text:p>351</text:p>
          </table:table-cell>
          <table:table-cell/>
          <table:table-cell table:style-name="ce9" table:formula="of:=IF(AND([.C204]=&quot;физкультура&quot;;[.A204]=&quot;С&quot;);1;0)" office:value-type="float" office:value="0" calcext:value-type="float">
            <text:p>0</text:p>
          </table:table-cell>
          <table:table-cell/>
          <table:table-cell table:formula="of:=IF(AND([.C204]=&quot;обществознание&quot;;[.A204]=&quot;СЗ&quot;);[.D20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1"/>
          <table:table-cell table:formula="of:=IF(AND([.C205]=&quot;обществознание&quot;;[.D205]&gt;299);[.D205];0)" office:value-type="float" office:value="0" calcext:value-type="float">
            <text:p>0</text:p>
          </table:table-cell>
          <table:table-cell/>
          <table:table-cell table:style-name="ce9" table:formula="of:=IF(AND([.C205]=&quot;физкультура&quot;;[.A205]=&quot;С&quot;);1;0)" office:value-type="float" office:value="0" calcext:value-type="float">
            <text:p>0</text:p>
          </table:table-cell>
          <table:table-cell/>
          <table:table-cell table:formula="of:=IF(AND([.C205]=&quot;обществознание&quot;;[.A205]=&quot;СЗ&quot;);[.D20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0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11"/>
          <table:table-cell table:formula="of:=IF(AND([.C206]=&quot;обществознание&quot;;[.D206]&gt;299);[.D206];0)" office:value-type="float" office:value="0" calcext:value-type="float">
            <text:p>0</text:p>
          </table:table-cell>
          <table:table-cell/>
          <table:table-cell table:style-name="ce9" table:formula="of:=IF(AND([.C206]=&quot;физкультура&quot;;[.A206]=&quot;С&quot;);1;0)" office:value-type="float" office:value="0" calcext:value-type="float">
            <text:p>0</text:p>
          </table:table-cell>
          <table:table-cell/>
          <table:table-cell table:formula="of:=IF(AND([.C206]=&quot;обществознание&quot;;[.A206]=&quot;СЗ&quot;);[.D20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0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9" calcext:value-type="float">
            <text:p>739</text:p>
          </table:table-cell>
          <table:table-cell table:number-columns-repeated="11"/>
          <table:table-cell table:formula="of:=IF(AND([.C207]=&quot;обществознание&quot;;[.D207]&gt;299);[.D207];0)" office:value-type="float" office:value="739" calcext:value-type="float">
            <text:p>739</text:p>
          </table:table-cell>
          <table:table-cell/>
          <table:table-cell table:style-name="ce9" table:formula="of:=IF(AND([.C207]=&quot;физкультура&quot;;[.A207]=&quot;С&quot;);1;0)" office:value-type="float" office:value="0" calcext:value-type="float">
            <text:p>0</text:p>
          </table:table-cell>
          <table:table-cell/>
          <table:table-cell table:formula="of:=IF(AND([.C207]=&quot;обществознание&quot;;[.A207]=&quot;СЗ&quot;);[.D20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1"/>
          <table:table-cell table:formula="of:=IF(AND([.C208]=&quot;обществознание&quot;;[.D208]&gt;299);[.D208];0)" office:value-type="float" office:value="0" calcext:value-type="float">
            <text:p>0</text:p>
          </table:table-cell>
          <table:table-cell/>
          <table:table-cell table:style-name="ce9" table:formula="of:=IF(AND([.C208]=&quot;физкультура&quot;;[.A208]=&quot;С&quot;);1;0)" office:value-type="float" office:value="0" calcext:value-type="float">
            <text:p>0</text:p>
          </table:table-cell>
          <table:table-cell/>
          <table:table-cell table:formula="of:=IF(AND([.C208]=&quot;обществознание&quot;;[.A208]=&quot;СЗ&quot;);[.D208];0)" office:value-type="float" office:value="92" calcext:value-type="float">
            <text:p>92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1"/>
          <table:table-cell table:formula="of:=IF(AND([.C209]=&quot;обществознание&quot;;[.D209]&gt;299);[.D209];0)" office:value-type="float" office:value="0" calcext:value-type="float">
            <text:p>0</text:p>
          </table:table-cell>
          <table:table-cell/>
          <table:table-cell table:style-name="ce9" table:formula="of:=IF(AND([.C209]=&quot;физкультура&quot;;[.A209]=&quot;С&quot;);1;0)" office:value-type="float" office:value="0" calcext:value-type="float">
            <text:p>0</text:p>
          </table:table-cell>
          <table:table-cell/>
          <table:table-cell table:formula="of:=IF(AND([.C209]=&quot;обществознание&quot;;[.A209]=&quot;СЗ&quot;);[.D20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0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1"/>
          <table:table-cell table:formula="of:=IF(AND([.C210]=&quot;обществознание&quot;;[.D210]&gt;299);[.D210];0)" office:value-type="float" office:value="0" calcext:value-type="float">
            <text:p>0</text:p>
          </table:table-cell>
          <table:table-cell/>
          <table:table-cell table:style-name="ce9" table:formula="of:=IF(AND([.C210]=&quot;физкультура&quot;;[.A210]=&quot;С&quot;);1;0)" office:value-type="float" office:value="0" calcext:value-type="float">
            <text:p>0</text:p>
          </table:table-cell>
          <table:table-cell/>
          <table:table-cell table:formula="of:=IF(AND([.C210]=&quot;обществознание&quot;;[.A210]=&quot;СЗ&quot;);[.D21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1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1" calcext:value-type="float">
            <text:p>621</text:p>
          </table:table-cell>
          <table:table-cell table:number-columns-repeated="11"/>
          <table:table-cell table:formula="of:=IF(AND([.C211]=&quot;обществознание&quot;;[.D211]&gt;299);[.D211];0)" office:value-type="float" office:value="0" calcext:value-type="float">
            <text:p>0</text:p>
          </table:table-cell>
          <table:table-cell/>
          <table:table-cell table:style-name="ce9" table:formula="of:=IF(AND([.C211]=&quot;физкультура&quot;;[.A211]=&quot;С&quot;);1;0)" office:value-type="float" office:value="0" calcext:value-type="float">
            <text:p>0</text:p>
          </table:table-cell>
          <table:table-cell/>
          <table:table-cell table:formula="of:=IF(AND([.C211]=&quot;обществознание&quot;;[.A211]=&quot;СЗ&quot;);[.D21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7" calcext:value-type="float">
            <text:p>847</text:p>
          </table:table-cell>
          <table:table-cell table:number-columns-repeated="11"/>
          <table:table-cell table:formula="of:=IF(AND([.C212]=&quot;обществознание&quot;;[.D212]&gt;299);[.D212];0)" office:value-type="float" office:value="0" calcext:value-type="float">
            <text:p>0</text:p>
          </table:table-cell>
          <table:table-cell/>
          <table:table-cell table:style-name="ce9" table:formula="of:=IF(AND([.C212]=&quot;физкультура&quot;;[.A212]=&quot;С&quot;);1;0)" office:value-type="float" office:value="0" calcext:value-type="float">
            <text:p>0</text:p>
          </table:table-cell>
          <table:table-cell/>
          <table:table-cell table:formula="of:=IF(AND([.C212]=&quot;обществознание&quot;;[.A212]=&quot;СЗ&quot;);[.D21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1"/>
          <table:table-cell table:formula="of:=IF(AND([.C213]=&quot;обществознание&quot;;[.D213]&gt;299);[.D213];0)" office:value-type="float" office:value="0" calcext:value-type="float">
            <text:p>0</text:p>
          </table:table-cell>
          <table:table-cell/>
          <table:table-cell table:style-name="ce9" table:formula="of:=IF(AND([.C213]=&quot;физкультура&quot;;[.A213]=&quot;С&quot;);1;0)" office:value-type="float" office:value="0" calcext:value-type="float">
            <text:p>0</text:p>
          </table:table-cell>
          <table:table-cell/>
          <table:table-cell table:formula="of:=IF(AND([.C213]=&quot;обществознание&quot;;[.A213]=&quot;СЗ&quot;);[.D21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11"/>
          <table:table-cell table:formula="of:=IF(AND([.C214]=&quot;обществознание&quot;;[.D214]&gt;299);[.D214];0)" office:value-type="float" office:value="0" calcext:value-type="float">
            <text:p>0</text:p>
          </table:table-cell>
          <table:table-cell/>
          <table:table-cell table:style-name="ce9" table:formula="of:=IF(AND([.C214]=&quot;физкультура&quot;;[.A214]=&quot;С&quot;);1;0)" office:value-type="float" office:value="0" calcext:value-type="float">
            <text:p>0</text:p>
          </table:table-cell>
          <table:table-cell/>
          <table:table-cell table:formula="of:=IF(AND([.C214]=&quot;обществознание&quot;;[.A214]=&quot;СЗ&quot;);[.D21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1"/>
          <table:table-cell table:formula="of:=IF(AND([.C215]=&quot;обществознание&quot;;[.D215]&gt;299);[.D215];0)" office:value-type="float" office:value="0" calcext:value-type="float">
            <text:p>0</text:p>
          </table:table-cell>
          <table:table-cell/>
          <table:table-cell table:style-name="ce9" table:formula="of:=IF(AND([.C215]=&quot;физкультура&quot;;[.A215]=&quot;С&quot;);1;0)" office:value-type="float" office:value="0" calcext:value-type="float">
            <text:p>0</text:p>
          </table:table-cell>
          <table:table-cell/>
          <table:table-cell table:formula="of:=IF(AND([.C215]=&quot;обществознание&quot;;[.A215]=&quot;СЗ&quot;);[.D21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3" calcext:value-type="float">
            <text:p>343</text:p>
          </table:table-cell>
          <table:table-cell table:number-columns-repeated="11"/>
          <table:table-cell table:formula="of:=IF(AND([.C216]=&quot;обществознание&quot;;[.D216]&gt;299);[.D216];0)" office:value-type="float" office:value="0" calcext:value-type="float">
            <text:p>0</text:p>
          </table:table-cell>
          <table:table-cell/>
          <table:table-cell table:style-name="ce9" table:formula="of:=IF(AND([.C216]=&quot;физкультура&quot;;[.A216]=&quot;С&quot;);1;0)" office:value-type="float" office:value="0" calcext:value-type="float">
            <text:p>0</text:p>
          </table:table-cell>
          <table:table-cell/>
          <table:table-cell table:formula="of:=IF(AND([.C216]=&quot;обществознание&quot;;[.A216]=&quot;СЗ&quot;);[.D21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2" calcext:value-type="float">
            <text:p>582</text:p>
          </table:table-cell>
          <table:table-cell table:number-columns-repeated="11"/>
          <table:table-cell table:formula="of:=IF(AND([.C217]=&quot;обществознание&quot;;[.D217]&gt;299);[.D217];0)" office:value-type="float" office:value="0" calcext:value-type="float">
            <text:p>0</text:p>
          </table:table-cell>
          <table:table-cell/>
          <table:table-cell table:style-name="ce9" table:formula="of:=IF(AND([.C217]=&quot;физкультура&quot;;[.A217]=&quot;С&quot;);1;0)" office:value-type="float" office:value="0" calcext:value-type="float">
            <text:p>0</text:p>
          </table:table-cell>
          <table:table-cell/>
          <table:table-cell table:formula="of:=IF(AND([.C217]=&quot;обществознание&quot;;[.A217]=&quot;СЗ&quot;);[.D21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32" calcext:value-type="float">
            <text:p>232</text:p>
          </table:table-cell>
          <table:table-cell table:number-columns-repeated="11"/>
          <table:table-cell table:formula="of:=IF(AND([.C218]=&quot;обществознание&quot;;[.D218]&gt;299);[.D218];0)" office:value-type="float" office:value="0" calcext:value-type="float">
            <text:p>0</text:p>
          </table:table-cell>
          <table:table-cell/>
          <table:table-cell table:style-name="ce9" table:formula="of:=IF(AND([.C218]=&quot;физкультура&quot;;[.A218]=&quot;С&quot;);1;0)" office:value-type="float" office:value="0" calcext:value-type="float">
            <text:p>0</text:p>
          </table:table-cell>
          <table:table-cell/>
          <table:table-cell table:formula="of:=IF(AND([.C218]=&quot;обществознание&quot;;[.A218]=&quot;СЗ&quot;);[.D21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1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11"/>
          <table:table-cell table:formula="of:=IF(AND([.C219]=&quot;обществознание&quot;;[.D219]&gt;299);[.D219];0)" office:value-type="float" office:value="0" calcext:value-type="float">
            <text:p>0</text:p>
          </table:table-cell>
          <table:table-cell/>
          <table:table-cell table:style-name="ce9" table:formula="of:=IF(AND([.C219]=&quot;физкультура&quot;;[.A219]=&quot;С&quot;);1;0)" office:value-type="float" office:value="0" calcext:value-type="float">
            <text:p>0</text:p>
          </table:table-cell>
          <table:table-cell/>
          <table:table-cell table:formula="of:=IF(AND([.C219]=&quot;обществознание&quot;;[.A219]=&quot;СЗ&quot;);[.D21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1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5" calcext:value-type="float">
            <text:p>595</text:p>
          </table:table-cell>
          <table:table-cell table:number-columns-repeated="11"/>
          <table:table-cell table:formula="of:=IF(AND([.C220]=&quot;обществознание&quot;;[.D220]&gt;299);[.D220];0)" office:value-type="float" office:value="0" calcext:value-type="float">
            <text:p>0</text:p>
          </table:table-cell>
          <table:table-cell/>
          <table:table-cell table:style-name="ce9" table:formula="of:=IF(AND([.C220]=&quot;физкультура&quot;;[.A220]=&quot;С&quot;);1;0)" office:value-type="float" office:value="0" calcext:value-type="float">
            <text:p>0</text:p>
          </table:table-cell>
          <table:table-cell/>
          <table:table-cell table:formula="of:=IF(AND([.C220]=&quot;обществознание&quot;;[.A220]=&quot;СЗ&quot;);[.D22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06" calcext:value-type="float">
            <text:p>806</text:p>
          </table:table-cell>
          <table:table-cell table:number-columns-repeated="11"/>
          <table:table-cell table:formula="of:=IF(AND([.C221]=&quot;обществознание&quot;;[.D221]&gt;299);[.D221];0)" office:value-type="float" office:value="0" calcext:value-type="float">
            <text:p>0</text:p>
          </table:table-cell>
          <table:table-cell/>
          <table:table-cell table:style-name="ce9" table:formula="of:=IF(AND([.C221]=&quot;физкультура&quot;;[.A221]=&quot;С&quot;);1;0)" office:value-type="float" office:value="0" calcext:value-type="float">
            <text:p>0</text:p>
          </table:table-cell>
          <table:table-cell/>
          <table:table-cell table:formula="of:=IF(AND([.C221]=&quot;обществознание&quot;;[.A221]=&quot;СЗ&quot;);[.D22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2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1"/>
          <table:table-cell table:formula="of:=IF(AND([.C222]=&quot;обществознание&quot;;[.D222]&gt;299);[.D222];0)" office:value-type="float" office:value="0" calcext:value-type="float">
            <text:p>0</text:p>
          </table:table-cell>
          <table:table-cell/>
          <table:table-cell table:style-name="ce9" table:formula="of:=IF(AND([.C222]=&quot;физкультура&quot;;[.A222]=&quot;С&quot;);1;0)" office:value-type="float" office:value="1" calcext:value-type="float">
            <text:p>1</text:p>
          </table:table-cell>
          <table:table-cell/>
          <table:table-cell table:formula="of:=IF(AND([.C222]=&quot;обществознание&quot;;[.A222]=&quot;СЗ&quot;);[.D22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2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11"/>
          <table:table-cell table:formula="of:=IF(AND([.C223]=&quot;обществознание&quot;;[.D223]&gt;299);[.D223];0)" office:value-type="float" office:value="0" calcext:value-type="float">
            <text:p>0</text:p>
          </table:table-cell>
          <table:table-cell/>
          <table:table-cell table:style-name="ce9" table:formula="of:=IF(AND([.C223]=&quot;физкультура&quot;;[.A223]=&quot;С&quot;);1;0)" office:value-type="float" office:value="0" calcext:value-type="float">
            <text:p>0</text:p>
          </table:table-cell>
          <table:table-cell/>
          <table:table-cell table:formula="of:=IF(AND([.C223]=&quot;обществознание&quot;;[.A223]=&quot;СЗ&quot;);[.D22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1"/>
          <table:table-cell table:formula="of:=IF(AND([.C224]=&quot;обществознание&quot;;[.D224]&gt;299);[.D224];0)" office:value-type="float" office:value="0" calcext:value-type="float">
            <text:p>0</text:p>
          </table:table-cell>
          <table:table-cell/>
          <table:table-cell table:style-name="ce9" table:formula="of:=IF(AND([.C224]=&quot;физкультура&quot;;[.A224]=&quot;С&quot;);1;0)" office:value-type="float" office:value="0" calcext:value-type="float">
            <text:p>0</text:p>
          </table:table-cell>
          <table:table-cell/>
          <table:table-cell table:formula="of:=IF(AND([.C224]=&quot;обществознание&quot;;[.A224]=&quot;СЗ&quot;);[.D22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1"/>
          <table:table-cell table:formula="of:=IF(AND([.C225]=&quot;обществознание&quot;;[.D225]&gt;299);[.D225];0)" office:value-type="float" office:value="0" calcext:value-type="float">
            <text:p>0</text:p>
          </table:table-cell>
          <table:table-cell/>
          <table:table-cell table:style-name="ce9" table:formula="of:=IF(AND([.C225]=&quot;физкультура&quot;;[.A225]=&quot;С&quot;);1;0)" office:value-type="float" office:value="0" calcext:value-type="float">
            <text:p>0</text:p>
          </table:table-cell>
          <table:table-cell/>
          <table:table-cell table:formula="of:=IF(AND([.C225]=&quot;обществознание&quot;;[.A225]=&quot;СЗ&quot;);[.D22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4" calcext:value-type="float">
            <text:p>224</text:p>
          </table:table-cell>
          <table:table-cell table:number-columns-repeated="11"/>
          <table:table-cell table:formula="of:=IF(AND([.C226]=&quot;обществознание&quot;;[.D226]&gt;299);[.D226];0)" office:value-type="float" office:value="0" calcext:value-type="float">
            <text:p>0</text:p>
          </table:table-cell>
          <table:table-cell/>
          <table:table-cell table:style-name="ce9" table:formula="of:=IF(AND([.C226]=&quot;физкультура&quot;;[.A226]=&quot;С&quot;);1;0)" office:value-type="float" office:value="0" calcext:value-type="float">
            <text:p>0</text:p>
          </table:table-cell>
          <table:table-cell/>
          <table:table-cell table:formula="of:=IF(AND([.C226]=&quot;обществознание&quot;;[.A226]=&quot;СЗ&quot;);[.D22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2" calcext:value-type="float">
            <text:p>722</text:p>
          </table:table-cell>
          <table:table-cell table:number-columns-repeated="11"/>
          <table:table-cell table:formula="of:=IF(AND([.C227]=&quot;обществознание&quot;;[.D227]&gt;299);[.D227];0)" office:value-type="float" office:value="0" calcext:value-type="float">
            <text:p>0</text:p>
          </table:table-cell>
          <table:table-cell/>
          <table:table-cell table:style-name="ce9" table:formula="of:=IF(AND([.C227]=&quot;физкультура&quot;;[.A227]=&quot;С&quot;);1;0)" office:value-type="float" office:value="0" calcext:value-type="float">
            <text:p>0</text:p>
          </table:table-cell>
          <table:table-cell/>
          <table:table-cell table:formula="of:=IF(AND([.C227]=&quot;обществознание&quot;;[.A227]=&quot;СЗ&quot;);[.D22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58" calcext:value-type="float">
            <text:p>858</text:p>
          </table:table-cell>
          <table:table-cell table:number-columns-repeated="11"/>
          <table:table-cell table:formula="of:=IF(AND([.C228]=&quot;обществознание&quot;;[.D228]&gt;299);[.D228];0)" office:value-type="float" office:value="0" calcext:value-type="float">
            <text:p>0</text:p>
          </table:table-cell>
          <table:table-cell/>
          <table:table-cell table:style-name="ce9" table:formula="of:=IF(AND([.C228]=&quot;физкультура&quot;;[.A228]=&quot;С&quot;);1;0)" office:value-type="float" office:value="0" calcext:value-type="float">
            <text:p>0</text:p>
          </table:table-cell>
          <table:table-cell/>
          <table:table-cell table:formula="of:=IF(AND([.C228]=&quot;обществознание&quot;;[.A228]=&quot;СЗ&quot;);[.D22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11"/>
          <table:table-cell table:formula="of:=IF(AND([.C229]=&quot;обществознание&quot;;[.D229]&gt;299);[.D229];0)" office:value-type="float" office:value="0" calcext:value-type="float">
            <text:p>0</text:p>
          </table:table-cell>
          <table:table-cell/>
          <table:table-cell table:style-name="ce9" table:formula="of:=IF(AND([.C229]=&quot;физкультура&quot;;[.A229]=&quot;С&quot;);1;0)" office:value-type="float" office:value="0" calcext:value-type="float">
            <text:p>0</text:p>
          </table:table-cell>
          <table:table-cell/>
          <table:table-cell table:formula="of:=IF(AND([.C229]=&quot;обществознание&quot;;[.A229]=&quot;СЗ&quot;);[.D22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2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9" calcext:value-type="float">
            <text:p>499</text:p>
          </table:table-cell>
          <table:table-cell table:number-columns-repeated="11"/>
          <table:table-cell table:formula="of:=IF(AND([.C230]=&quot;обществознание&quot;;[.D230]&gt;299);[.D230];0)" office:value-type="float" office:value="0" calcext:value-type="float">
            <text:p>0</text:p>
          </table:table-cell>
          <table:table-cell/>
          <table:table-cell table:style-name="ce9" table:formula="of:=IF(AND([.C230]=&quot;физкультура&quot;;[.A230]=&quot;С&quot;);1;0)" office:value-type="float" office:value="0" calcext:value-type="float">
            <text:p>0</text:p>
          </table:table-cell>
          <table:table-cell/>
          <table:table-cell table:formula="of:=IF(AND([.C230]=&quot;обществознание&quot;;[.A230]=&quot;СЗ&quot;);[.D23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1"/>
          <table:table-cell table:formula="of:=IF(AND([.C231]=&quot;обществознание&quot;;[.D231]&gt;299);[.D231];0)" office:value-type="float" office:value="0" calcext:value-type="float">
            <text:p>0</text:p>
          </table:table-cell>
          <table:table-cell/>
          <table:table-cell table:style-name="ce9" table:formula="of:=IF(AND([.C231]=&quot;физкультура&quot;;[.A231]=&quot;С&quot;);1;0)" office:value-type="float" office:value="0" calcext:value-type="float">
            <text:p>0</text:p>
          </table:table-cell>
          <table:table-cell/>
          <table:table-cell table:formula="of:=IF(AND([.C231]=&quot;обществознание&quot;;[.A231]=&quot;СЗ&quot;);[.D23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11"/>
          <table:table-cell table:formula="of:=IF(AND([.C232]=&quot;обществознание&quot;;[.D232]&gt;299);[.D232];0)" office:value-type="float" office:value="0" calcext:value-type="float">
            <text:p>0</text:p>
          </table:table-cell>
          <table:table-cell/>
          <table:table-cell table:style-name="ce9" table:formula="of:=IF(AND([.C232]=&quot;физкультура&quot;;[.A232]=&quot;С&quot;);1;0)" office:value-type="float" office:value="0" calcext:value-type="float">
            <text:p>0</text:p>
          </table:table-cell>
          <table:table-cell/>
          <table:table-cell table:formula="of:=IF(AND([.C232]=&quot;обществознание&quot;;[.A232]=&quot;СЗ&quot;);[.D23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11"/>
          <table:table-cell table:formula="of:=IF(AND([.C233]=&quot;обществознание&quot;;[.D233]&gt;299);[.D233];0)" office:value-type="float" office:value="0" calcext:value-type="float">
            <text:p>0</text:p>
          </table:table-cell>
          <table:table-cell/>
          <table:table-cell table:style-name="ce9" table:formula="of:=IF(AND([.C233]=&quot;физкультура&quot;;[.A233]=&quot;С&quot;);1;0)" office:value-type="float" office:value="0" calcext:value-type="float">
            <text:p>0</text:p>
          </table:table-cell>
          <table:table-cell/>
          <table:table-cell table:formula="of:=IF(AND([.C233]=&quot;обществознание&quot;;[.A233]=&quot;СЗ&quot;);[.D23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1"/>
          <table:table-cell table:formula="of:=IF(AND([.C234]=&quot;обществознание&quot;;[.D234]&gt;299);[.D234];0)" office:value-type="float" office:value="0" calcext:value-type="float">
            <text:p>0</text:p>
          </table:table-cell>
          <table:table-cell/>
          <table:table-cell table:style-name="ce9" table:formula="of:=IF(AND([.C234]=&quot;физкультура&quot;;[.A234]=&quot;С&quot;);1;0)" office:value-type="float" office:value="0" calcext:value-type="float">
            <text:p>0</text:p>
          </table:table-cell>
          <table:table-cell/>
          <table:table-cell table:formula="of:=IF(AND([.C234]=&quot;обществознание&quot;;[.A234]=&quot;СЗ&quot;);[.D23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3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1" calcext:value-type="float">
            <text:p>301</text:p>
          </table:table-cell>
          <table:table-cell table:number-columns-repeated="11"/>
          <table:table-cell table:formula="of:=IF(AND([.C235]=&quot;обществознание&quot;;[.D235]&gt;299);[.D235];0)" office:value-type="float" office:value="0" calcext:value-type="float">
            <text:p>0</text:p>
          </table:table-cell>
          <table:table-cell/>
          <table:table-cell table:style-name="ce9" table:formula="of:=IF(AND([.C235]=&quot;физкультура&quot;;[.A235]=&quot;С&quot;);1;0)" office:value-type="float" office:value="0" calcext:value-type="float">
            <text:p>0</text:p>
          </table:table-cell>
          <table:table-cell/>
          <table:table-cell table:formula="of:=IF(AND([.C235]=&quot;обществознание&quot;;[.A235]=&quot;СЗ&quot;);[.D23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1"/>
          <table:table-cell table:formula="of:=IF(AND([.C236]=&quot;обществознание&quot;;[.D236]&gt;299);[.D236];0)" office:value-type="float" office:value="0" calcext:value-type="float">
            <text:p>0</text:p>
          </table:table-cell>
          <table:table-cell/>
          <table:table-cell table:style-name="ce9" table:formula="of:=IF(AND([.C236]=&quot;физкультура&quot;;[.A236]=&quot;С&quot;);1;0)" office:value-type="float" office:value="0" calcext:value-type="float">
            <text:p>0</text:p>
          </table:table-cell>
          <table:table-cell/>
          <table:table-cell table:formula="of:=IF(AND([.C236]=&quot;обществознание&quot;;[.A236]=&quot;СЗ&quot;);[.D23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3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11"/>
          <table:table-cell table:formula="of:=IF(AND([.C237]=&quot;обществознание&quot;;[.D237]&gt;299);[.D237];0)" office:value-type="float" office:value="0" calcext:value-type="float">
            <text:p>0</text:p>
          </table:table-cell>
          <table:table-cell/>
          <table:table-cell table:style-name="ce9" table:formula="of:=IF(AND([.C237]=&quot;физкультура&quot;;[.A237]=&quot;С&quot;);1;0)" office:value-type="float" office:value="0" calcext:value-type="float">
            <text:p>0</text:p>
          </table:table-cell>
          <table:table-cell/>
          <table:table-cell table:formula="of:=IF(AND([.C237]=&quot;обществознание&quot;;[.A237]=&quot;СЗ&quot;);[.D23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3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2" calcext:value-type="float">
            <text:p>932</text:p>
          </table:table-cell>
          <table:table-cell table:number-columns-repeated="11"/>
          <table:table-cell table:formula="of:=IF(AND([.C238]=&quot;обществознание&quot;;[.D238]&gt;299);[.D238];0)" office:value-type="float" office:value="0" calcext:value-type="float">
            <text:p>0</text:p>
          </table:table-cell>
          <table:table-cell/>
          <table:table-cell table:style-name="ce9" table:formula="of:=IF(AND([.C238]=&quot;физкультура&quot;;[.A238]=&quot;С&quot;);1;0)" office:value-type="float" office:value="0" calcext:value-type="float">
            <text:p>0</text:p>
          </table:table-cell>
          <table:table-cell/>
          <table:table-cell table:formula="of:=IF(AND([.C238]=&quot;обществознание&quot;;[.A238]=&quot;СЗ&quot;);[.D23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11"/>
          <table:table-cell table:formula="of:=IF(AND([.C239]=&quot;обществознание&quot;;[.D239]&gt;299);[.D239];0)" office:value-type="float" office:value="432" calcext:value-type="float">
            <text:p>432</text:p>
          </table:table-cell>
          <table:table-cell/>
          <table:table-cell table:style-name="ce9" table:formula="of:=IF(AND([.C239]=&quot;физкультура&quot;;[.A239]=&quot;С&quot;);1;0)" office:value-type="float" office:value="0" calcext:value-type="float">
            <text:p>0</text:p>
          </table:table-cell>
          <table:table-cell/>
          <table:table-cell table:formula="of:=IF(AND([.C239]=&quot;обществознание&quot;;[.A239]=&quot;СЗ&quot;);[.D23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2" calcext:value-type="float">
            <text:p>532</text:p>
          </table:table-cell>
          <table:table-cell table:number-columns-repeated="11"/>
          <table:table-cell table:formula="of:=IF(AND([.C240]=&quot;обществознание&quot;;[.D240]&gt;299);[.D240];0)" office:value-type="float" office:value="532" calcext:value-type="float">
            <text:p>532</text:p>
          </table:table-cell>
          <table:table-cell/>
          <table:table-cell table:style-name="ce9" table:formula="of:=IF(AND([.C240]=&quot;физкультура&quot;;[.A240]=&quot;С&quot;);1;0)" office:value-type="float" office:value="0" calcext:value-type="float">
            <text:p>0</text:p>
          </table:table-cell>
          <table:table-cell/>
          <table:table-cell table:formula="of:=IF(AND([.C240]=&quot;обществознание&quot;;[.A240]=&quot;СЗ&quot;);[.D240];0)" office:value-type="float" office:value="532" calcext:value-type="float">
            <text:p>532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1"/>
          <table:table-cell table:formula="of:=IF(AND([.C241]=&quot;обществознание&quot;;[.D241]&gt;299);[.D241];0)" office:value-type="float" office:value="0" calcext:value-type="float">
            <text:p>0</text:p>
          </table:table-cell>
          <table:table-cell/>
          <table:table-cell table:style-name="ce9" table:formula="of:=IF(AND([.C241]=&quot;физкультура&quot;;[.A241]=&quot;С&quot;);1;0)" office:value-type="float" office:value="0" calcext:value-type="float">
            <text:p>0</text:p>
          </table:table-cell>
          <table:table-cell/>
          <table:table-cell table:formula="of:=IF(AND([.C241]=&quot;обществознание&quot;;[.A241]=&quot;СЗ&quot;);[.D24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11"/>
          <table:table-cell table:formula="of:=IF(AND([.C242]=&quot;обществознание&quot;;[.D242]&gt;299);[.D242];0)" office:value-type="float" office:value="0" calcext:value-type="float">
            <text:p>0</text:p>
          </table:table-cell>
          <table:table-cell/>
          <table:table-cell table:style-name="ce9" table:formula="of:=IF(AND([.C242]=&quot;физкультура&quot;;[.A242]=&quot;С&quot;);1;0)" office:value-type="float" office:value="0" calcext:value-type="float">
            <text:p>0</text:p>
          </table:table-cell>
          <table:table-cell/>
          <table:table-cell table:formula="of:=IF(AND([.C242]=&quot;обществознание&quot;;[.A242]=&quot;СЗ&quot;);[.D24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4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40" calcext:value-type="float">
            <text:p>840</text:p>
          </table:table-cell>
          <table:table-cell table:number-columns-repeated="11"/>
          <table:table-cell table:formula="of:=IF(AND([.C243]=&quot;обществознание&quot;;[.D243]&gt;299);[.D243];0)" office:value-type="float" office:value="0" calcext:value-type="float">
            <text:p>0</text:p>
          </table:table-cell>
          <table:table-cell/>
          <table:table-cell table:style-name="ce9" table:formula="of:=IF(AND([.C243]=&quot;физкультура&quot;;[.A243]=&quot;С&quot;);1;0)" office:value-type="float" office:value="0" calcext:value-type="float">
            <text:p>0</text:p>
          </table:table-cell>
          <table:table-cell/>
          <table:table-cell table:formula="of:=IF(AND([.C243]=&quot;обществознание&quot;;[.A243]=&quot;СЗ&quot;);[.D24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number-columns-repeated="11"/>
          <table:table-cell table:formula="of:=IF(AND([.C244]=&quot;обществознание&quot;;[.D244]&gt;299);[.D244];0)" office:value-type="float" office:value="0" calcext:value-type="float">
            <text:p>0</text:p>
          </table:table-cell>
          <table:table-cell/>
          <table:table-cell table:style-name="ce9" table:formula="of:=IF(AND([.C244]=&quot;физкультура&quot;;[.A244]=&quot;С&quot;);1;0)" office:value-type="float" office:value="0" calcext:value-type="float">
            <text:p>0</text:p>
          </table:table-cell>
          <table:table-cell/>
          <table:table-cell table:formula="of:=IF(AND([.C244]=&quot;обществознание&quot;;[.A244]=&quot;СЗ&quot;);[.D24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4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48" calcext:value-type="float">
            <text:p>548</text:p>
          </table:table-cell>
          <table:table-cell table:number-columns-repeated="11"/>
          <table:table-cell table:formula="of:=IF(AND([.C245]=&quot;обществознание&quot;;[.D245]&gt;299);[.D245];0)" office:value-type="float" office:value="0" calcext:value-type="float">
            <text:p>0</text:p>
          </table:table-cell>
          <table:table-cell/>
          <table:table-cell table:style-name="ce9" table:formula="of:=IF(AND([.C245]=&quot;физкультура&quot;;[.A245]=&quot;С&quot;);1;0)" office:value-type="float" office:value="0" calcext:value-type="float">
            <text:p>0</text:p>
          </table:table-cell>
          <table:table-cell/>
          <table:table-cell table:formula="of:=IF(AND([.C245]=&quot;обществознание&quot;;[.A245]=&quot;СЗ&quot;);[.D24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8" calcext:value-type="float">
            <text:p>478</text:p>
          </table:table-cell>
          <table:table-cell table:number-columns-repeated="11"/>
          <table:table-cell table:formula="of:=IF(AND([.C246]=&quot;обществознание&quot;;[.D246]&gt;299);[.D246];0)" office:value-type="float" office:value="478" calcext:value-type="float">
            <text:p>478</text:p>
          </table:table-cell>
          <table:table-cell/>
          <table:table-cell table:style-name="ce9" table:formula="of:=IF(AND([.C246]=&quot;физкультура&quot;;[.A246]=&quot;С&quot;);1;0)" office:value-type="float" office:value="0" calcext:value-type="float">
            <text:p>0</text:p>
          </table:table-cell>
          <table:table-cell/>
          <table:table-cell table:formula="of:=IF(AND([.C246]=&quot;обществознание&quot;;[.A246]=&quot;СЗ&quot;);[.D24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7" calcext:value-type="float">
            <text:p>667</text:p>
          </table:table-cell>
          <table:table-cell table:number-columns-repeated="11"/>
          <table:table-cell table:formula="of:=IF(AND([.C247]=&quot;обществознание&quot;;[.D247]&gt;299);[.D247];0)" office:value-type="float" office:value="667" calcext:value-type="float">
            <text:p>667</text:p>
          </table:table-cell>
          <table:table-cell/>
          <table:table-cell table:style-name="ce9" table:formula="of:=IF(AND([.C247]=&quot;физкультура&quot;;[.A247]=&quot;С&quot;);1;0)" office:value-type="float" office:value="0" calcext:value-type="float">
            <text:p>0</text:p>
          </table:table-cell>
          <table:table-cell/>
          <table:table-cell table:formula="of:=IF(AND([.C247]=&quot;обществознание&quot;;[.A247]=&quot;СЗ&quot;);[.D24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11"/>
          <table:table-cell table:formula="of:=IF(AND([.C248]=&quot;обществознание&quot;;[.D248]&gt;299);[.D248];0)" office:value-type="float" office:value="0" calcext:value-type="float">
            <text:p>0</text:p>
          </table:table-cell>
          <table:table-cell/>
          <table:table-cell table:style-name="ce9" table:formula="of:=IF(AND([.C248]=&quot;физкультура&quot;;[.A248]=&quot;С&quot;);1;0)" office:value-type="float" office:value="0" calcext:value-type="float">
            <text:p>0</text:p>
          </table:table-cell>
          <table:table-cell/>
          <table:table-cell table:formula="of:=IF(AND([.C248]=&quot;обществознание&quot;;[.A248]=&quot;СЗ&quot;);[.D24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11"/>
          <table:table-cell table:formula="of:=IF(AND([.C249]=&quot;обществознание&quot;;[.D249]&gt;299);[.D249];0)" office:value-type="float" office:value="0" calcext:value-type="float">
            <text:p>0</text:p>
          </table:table-cell>
          <table:table-cell/>
          <table:table-cell table:style-name="ce9" table:formula="of:=IF(AND([.C249]=&quot;физкультура&quot;;[.A249]=&quot;С&quot;);1;0)" office:value-type="float" office:value="0" calcext:value-type="float">
            <text:p>0</text:p>
          </table:table-cell>
          <table:table-cell/>
          <table:table-cell table:formula="of:=IF(AND([.C249]=&quot;обществознание&quot;;[.A249]=&quot;СЗ&quot;);[.D24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1" calcext:value-type="float">
            <text:p>751</text:p>
          </table:table-cell>
          <table:table-cell table:number-columns-repeated="11"/>
          <table:table-cell table:formula="of:=IF(AND([.C250]=&quot;обществознание&quot;;[.D250]&gt;299);[.D250];0)" office:value-type="float" office:value="0" calcext:value-type="float">
            <text:p>0</text:p>
          </table:table-cell>
          <table:table-cell/>
          <table:table-cell table:style-name="ce9" table:formula="of:=IF(AND([.C250]=&quot;физкультура&quot;;[.A250]=&quot;С&quot;);1;0)" office:value-type="float" office:value="0" calcext:value-type="float">
            <text:p>0</text:p>
          </table:table-cell>
          <table:table-cell/>
          <table:table-cell table:formula="of:=IF(AND([.C250]=&quot;обществознание&quot;;[.A250]=&quot;СЗ&quot;);[.D25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number-columns-repeated="11"/>
          <table:table-cell table:formula="of:=IF(AND([.C251]=&quot;обществознание&quot;;[.D251]&gt;299);[.D251];0)" office:value-type="float" office:value="0" calcext:value-type="float">
            <text:p>0</text:p>
          </table:table-cell>
          <table:table-cell/>
          <table:table-cell table:style-name="ce9" table:formula="of:=IF(AND([.C251]=&quot;физкультура&quot;;[.A251]=&quot;С&quot;);1;0)" office:value-type="float" office:value="0" calcext:value-type="float">
            <text:p>0</text:p>
          </table:table-cell>
          <table:table-cell/>
          <table:table-cell table:formula="of:=IF(AND([.C251]=&quot;обществознание&quot;;[.A251]=&quot;СЗ&quot;);[.D25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5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1"/>
          <table:table-cell table:formula="of:=IF(AND([.C252]=&quot;обществознание&quot;;[.D252]&gt;299);[.D252];0)" office:value-type="float" office:value="0" calcext:value-type="float">
            <text:p>0</text:p>
          </table:table-cell>
          <table:table-cell/>
          <table:table-cell table:style-name="ce9" table:formula="of:=IF(AND([.C252]=&quot;физкультура&quot;;[.A252]=&quot;С&quot;);1;0)" office:value-type="float" office:value="0" calcext:value-type="float">
            <text:p>0</text:p>
          </table:table-cell>
          <table:table-cell/>
          <table:table-cell table:formula="of:=IF(AND([.C252]=&quot;обществознание&quot;;[.A252]=&quot;СЗ&quot;);[.D25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1"/>
          <table:table-cell table:formula="of:=IF(AND([.C253]=&quot;обществознание&quot;;[.D253]&gt;299);[.D253];0)" office:value-type="float" office:value="0" calcext:value-type="float">
            <text:p>0</text:p>
          </table:table-cell>
          <table:table-cell/>
          <table:table-cell table:style-name="ce9" table:formula="of:=IF(AND([.C253]=&quot;физкультура&quot;;[.A253]=&quot;С&quot;);1;0)" office:value-type="float" office:value="0" calcext:value-type="float">
            <text:p>0</text:p>
          </table:table-cell>
          <table:table-cell/>
          <table:table-cell table:formula="of:=IF(AND([.C253]=&quot;обществознание&quot;;[.A253]=&quot;СЗ&quot;);[.D25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11"/>
          <table:table-cell table:formula="of:=IF(AND([.C254]=&quot;обществознание&quot;;[.D254]&gt;299);[.D254];0)" office:value-type="float" office:value="0" calcext:value-type="float">
            <text:p>0</text:p>
          </table:table-cell>
          <table:table-cell/>
          <table:table-cell table:style-name="ce9" table:formula="of:=IF(AND([.C254]=&quot;физкультура&quot;;[.A254]=&quot;С&quot;);1;0)" office:value-type="float" office:value="0" calcext:value-type="float">
            <text:p>0</text:p>
          </table:table-cell>
          <table:table-cell/>
          <table:table-cell table:formula="of:=IF(AND([.C254]=&quot;обществознание&quot;;[.A254]=&quot;СЗ&quot;);[.D254];0)" office:value-type="float" office:value="220" calcext:value-type="float">
            <text:p>22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11"/>
          <table:table-cell table:formula="of:=IF(AND([.C255]=&quot;обществознание&quot;;[.D255]&gt;299);[.D255];0)" office:value-type="float" office:value="0" calcext:value-type="float">
            <text:p>0</text:p>
          </table:table-cell>
          <table:table-cell/>
          <table:table-cell table:style-name="ce9" table:formula="of:=IF(AND([.C255]=&quot;физкультура&quot;;[.A255]=&quot;С&quot;);1;0)" office:value-type="float" office:value="0" calcext:value-type="float">
            <text:p>0</text:p>
          </table:table-cell>
          <table:table-cell/>
          <table:table-cell table:formula="of:=IF(AND([.C255]=&quot;обществознание&quot;;[.A255]=&quot;СЗ&quot;);[.D25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4" calcext:value-type="float">
            <text:p>674</text:p>
          </table:table-cell>
          <table:table-cell table:number-columns-repeated="11"/>
          <table:table-cell table:formula="of:=IF(AND([.C256]=&quot;обществознание&quot;;[.D256]&gt;299);[.D256];0)" office:value-type="float" office:value="0" calcext:value-type="float">
            <text:p>0</text:p>
          </table:table-cell>
          <table:table-cell/>
          <table:table-cell table:style-name="ce9" table:formula="of:=IF(AND([.C256]=&quot;физкультура&quot;;[.A256]=&quot;С&quot;);1;0)" office:value-type="float" office:value="0" calcext:value-type="float">
            <text:p>0</text:p>
          </table:table-cell>
          <table:table-cell/>
          <table:table-cell table:formula="of:=IF(AND([.C256]=&quot;обществознание&quot;;[.A256]=&quot;СЗ&quot;);[.D25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95" calcext:value-type="float">
            <text:p>795</text:p>
          </table:table-cell>
          <table:table-cell table:number-columns-repeated="11"/>
          <table:table-cell table:formula="of:=IF(AND([.C257]=&quot;обществознание&quot;;[.D257]&gt;299);[.D257];0)" office:value-type="float" office:value="0" calcext:value-type="float">
            <text:p>0</text:p>
          </table:table-cell>
          <table:table-cell/>
          <table:table-cell table:style-name="ce9" table:formula="of:=IF(AND([.C257]=&quot;физкультура&quot;;[.A257]=&quot;С&quot;);1;0)" office:value-type="float" office:value="0" calcext:value-type="float">
            <text:p>0</text:p>
          </table:table-cell>
          <table:table-cell/>
          <table:table-cell table:formula="of:=IF(AND([.C257]=&quot;обществознание&quot;;[.A257]=&quot;СЗ&quot;);[.D25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5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06" calcext:value-type="float">
            <text:p>706</text:p>
          </table:table-cell>
          <table:table-cell table:number-columns-repeated="11"/>
          <table:table-cell table:formula="of:=IF(AND([.C258]=&quot;обществознание&quot;;[.D258]&gt;299);[.D258];0)" office:value-type="float" office:value="0" calcext:value-type="float">
            <text:p>0</text:p>
          </table:table-cell>
          <table:table-cell/>
          <table:table-cell table:style-name="ce9" table:formula="of:=IF(AND([.C258]=&quot;физкультура&quot;;[.A258]=&quot;С&quot;);1;0)" office:value-type="float" office:value="0" calcext:value-type="float">
            <text:p>0</text:p>
          </table:table-cell>
          <table:table-cell/>
          <table:table-cell table:formula="of:=IF(AND([.C258]=&quot;обществознание&quot;;[.A258]=&quot;СЗ&quot;);[.D25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2" calcext:value-type="float">
            <text:p>902</text:p>
          </table:table-cell>
          <table:table-cell table:number-columns-repeated="11"/>
          <table:table-cell table:formula="of:=IF(AND([.C259]=&quot;обществознание&quot;;[.D259]&gt;299);[.D259];0)" office:value-type="float" office:value="0" calcext:value-type="float">
            <text:p>0</text:p>
          </table:table-cell>
          <table:table-cell/>
          <table:table-cell table:style-name="ce9" table:formula="of:=IF(AND([.C259]=&quot;физкультура&quot;;[.A259]=&quot;С&quot;);1;0)" office:value-type="float" office:value="0" calcext:value-type="float">
            <text:p>0</text:p>
          </table:table-cell>
          <table:table-cell/>
          <table:table-cell table:formula="of:=IF(AND([.C259]=&quot;обществознание&quot;;[.A259]=&quot;СЗ&quot;);[.D25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1"/>
          <table:table-cell table:formula="of:=IF(AND([.C260]=&quot;обществознание&quot;;[.D260]&gt;299);[.D260];0)" office:value-type="float" office:value="0" calcext:value-type="float">
            <text:p>0</text:p>
          </table:table-cell>
          <table:table-cell/>
          <table:table-cell table:style-name="ce9" table:formula="of:=IF(AND([.C260]=&quot;физкультура&quot;;[.A260]=&quot;С&quot;);1;0)" office:value-type="float" office:value="0" calcext:value-type="float">
            <text:p>0</text:p>
          </table:table-cell>
          <table:table-cell/>
          <table:table-cell table:formula="of:=IF(AND([.C260]=&quot;обществознание&quot;;[.A260]=&quot;СЗ&quot;);[.D260];0)" office:value-type="float" office:value="77" calcext:value-type="float">
            <text:p>77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9" calcext:value-type="float">
            <text:p>169</text:p>
          </table:table-cell>
          <table:table-cell table:number-columns-repeated="11"/>
          <table:table-cell table:formula="of:=IF(AND([.C261]=&quot;обществознание&quot;;[.D261]&gt;299);[.D261];0)" office:value-type="float" office:value="0" calcext:value-type="float">
            <text:p>0</text:p>
          </table:table-cell>
          <table:table-cell/>
          <table:table-cell table:style-name="ce9" table:formula="of:=IF(AND([.C261]=&quot;физкультура&quot;;[.A261]=&quot;С&quot;);1;0)" office:value-type="float" office:value="0" calcext:value-type="float">
            <text:p>0</text:p>
          </table:table-cell>
          <table:table-cell/>
          <table:table-cell table:formula="of:=IF(AND([.C261]=&quot;обществознание&quot;;[.A261]=&quot;СЗ&quot;);[.D26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6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8" calcext:value-type="float">
            <text:p>568</text:p>
          </table:table-cell>
          <table:table-cell table:number-columns-repeated="11"/>
          <table:table-cell table:formula="of:=IF(AND([.C262]=&quot;обществознание&quot;;[.D262]&gt;299);[.D262];0)" office:value-type="float" office:value="0" calcext:value-type="float">
            <text:p>0</text:p>
          </table:table-cell>
          <table:table-cell/>
          <table:table-cell table:style-name="ce9" table:formula="of:=IF(AND([.C262]=&quot;физкультура&quot;;[.A262]=&quot;С&quot;);1;0)" office:value-type="float" office:value="1" calcext:value-type="float">
            <text:p>1</text:p>
          </table:table-cell>
          <table:table-cell/>
          <table:table-cell table:formula="of:=IF(AND([.C262]=&quot;обществознание&quot;;[.A262]=&quot;СЗ&quot;);[.D26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1"/>
          <table:table-cell table:formula="of:=IF(AND([.C263]=&quot;обществознание&quot;;[.D263]&gt;299);[.D263];0)" office:value-type="float" office:value="0" calcext:value-type="float">
            <text:p>0</text:p>
          </table:table-cell>
          <table:table-cell/>
          <table:table-cell table:style-name="ce9" table:formula="of:=IF(AND([.C263]=&quot;физкультура&quot;;[.A263]=&quot;С&quot;);1;0)" office:value-type="float" office:value="0" calcext:value-type="float">
            <text:p>0</text:p>
          </table:table-cell>
          <table:table-cell/>
          <table:table-cell table:formula="of:=IF(AND([.C263]=&quot;обществознание&quot;;[.A263]=&quot;СЗ&quot;);[.D26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2" calcext:value-type="float">
            <text:p>302</text:p>
          </table:table-cell>
          <table:table-cell table:number-columns-repeated="11"/>
          <table:table-cell table:formula="of:=IF(AND([.C264]=&quot;обществознание&quot;;[.D264]&gt;299);[.D264];0)" office:value-type="float" office:value="0" calcext:value-type="float">
            <text:p>0</text:p>
          </table:table-cell>
          <table:table-cell/>
          <table:table-cell table:style-name="ce9" table:formula="of:=IF(AND([.C264]=&quot;физкультура&quot;;[.A264]=&quot;С&quot;);1;0)" office:value-type="float" office:value="0" calcext:value-type="float">
            <text:p>0</text:p>
          </table:table-cell>
          <table:table-cell/>
          <table:table-cell table:formula="of:=IF(AND([.C264]=&quot;обществознание&quot;;[.A264]=&quot;СЗ&quot;);[.D26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6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2" calcext:value-type="float">
            <text:p>472</text:p>
          </table:table-cell>
          <table:table-cell table:number-columns-repeated="11"/>
          <table:table-cell table:formula="of:=IF(AND([.C265]=&quot;обществознание&quot;;[.D265]&gt;299);[.D265];0)" office:value-type="float" office:value="0" calcext:value-type="float">
            <text:p>0</text:p>
          </table:table-cell>
          <table:table-cell/>
          <table:table-cell table:style-name="ce9" table:formula="of:=IF(AND([.C265]=&quot;физкультура&quot;;[.A265]=&quot;С&quot;);1;0)" office:value-type="float" office:value="0" calcext:value-type="float">
            <text:p>0</text:p>
          </table:table-cell>
          <table:table-cell/>
          <table:table-cell table:formula="of:=IF(AND([.C265]=&quot;обществознание&quot;;[.A265]=&quot;СЗ&quot;);[.D26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11"/>
          <table:table-cell table:formula="of:=IF(AND([.C266]=&quot;обществознание&quot;;[.D266]&gt;299);[.D266];0)" office:value-type="float" office:value="0" calcext:value-type="float">
            <text:p>0</text:p>
          </table:table-cell>
          <table:table-cell/>
          <table:table-cell table:style-name="ce9" table:formula="of:=IF(AND([.C266]=&quot;физкультура&quot;;[.A266]=&quot;С&quot;);1;0)" office:value-type="float" office:value="0" calcext:value-type="float">
            <text:p>0</text:p>
          </table:table-cell>
          <table:table-cell/>
          <table:table-cell table:formula="of:=IF(AND([.C266]=&quot;обществознание&quot;;[.A266]=&quot;СЗ&quot;);[.D26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5" calcext:value-type="float">
            <text:p>835</text:p>
          </table:table-cell>
          <table:table-cell table:number-columns-repeated="11"/>
          <table:table-cell table:formula="of:=IF(AND([.C267]=&quot;обществознание&quot;;[.D267]&gt;299);[.D267];0)" office:value-type="float" office:value="835" calcext:value-type="float">
            <text:p>835</text:p>
          </table:table-cell>
          <table:table-cell/>
          <table:table-cell table:style-name="ce9" table:formula="of:=IF(AND([.C267]=&quot;физкультура&quot;;[.A267]=&quot;С&quot;);1;0)" office:value-type="float" office:value="0" calcext:value-type="float">
            <text:p>0</text:p>
          </table:table-cell>
          <table:table-cell/>
          <table:table-cell table:formula="of:=IF(AND([.C267]=&quot;обществознание&quot;;[.A267]=&quot;СЗ&quot;);[.D26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7" calcext:value-type="float">
            <text:p>677</text:p>
          </table:table-cell>
          <table:table-cell table:number-columns-repeated="11"/>
          <table:table-cell table:formula="of:=IF(AND([.C268]=&quot;обществознание&quot;;[.D268]&gt;299);[.D268];0)" office:value-type="float" office:value="677" calcext:value-type="float">
            <text:p>677</text:p>
          </table:table-cell>
          <table:table-cell/>
          <table:table-cell table:style-name="ce9" table:formula="of:=IF(AND([.C268]=&quot;физкультура&quot;;[.A268]=&quot;С&quot;);1;0)" office:value-type="float" office:value="0" calcext:value-type="float">
            <text:p>0</text:p>
          </table:table-cell>
          <table:table-cell/>
          <table:table-cell table:formula="of:=IF(AND([.C268]=&quot;обществознание&quot;;[.A268]=&quot;СЗ&quot;);[.D268];0)" office:value-type="float" office:value="677" calcext:value-type="float">
            <text:p>677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6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5" calcext:value-type="float">
            <text:p>645</text:p>
          </table:table-cell>
          <table:table-cell table:number-columns-repeated="11"/>
          <table:table-cell table:formula="of:=IF(AND([.C269]=&quot;обществознание&quot;;[.D269]&gt;299);[.D269];0)" office:value-type="float" office:value="0" calcext:value-type="float">
            <text:p>0</text:p>
          </table:table-cell>
          <table:table-cell/>
          <table:table-cell table:style-name="ce9" table:formula="of:=IF(AND([.C269]=&quot;физкультура&quot;;[.A269]=&quot;С&quot;);1;0)" office:value-type="float" office:value="0" calcext:value-type="float">
            <text:p>0</text:p>
          </table:table-cell>
          <table:table-cell/>
          <table:table-cell table:formula="of:=IF(AND([.C269]=&quot;обществознание&quot;;[.A269]=&quot;СЗ&quot;);[.D26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6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1" calcext:value-type="float">
            <text:p>791</text:p>
          </table:table-cell>
          <table:table-cell table:number-columns-repeated="11"/>
          <table:table-cell table:formula="of:=IF(AND([.C270]=&quot;обществознание&quot;;[.D270]&gt;299);[.D270];0)" office:value-type="float" office:value="0" calcext:value-type="float">
            <text:p>0</text:p>
          </table:table-cell>
          <table:table-cell/>
          <table:table-cell table:style-name="ce9" table:formula="of:=IF(AND([.C270]=&quot;физкультура&quot;;[.A270]=&quot;С&quot;);1;0)" office:value-type="float" office:value="0" calcext:value-type="float">
            <text:p>0</text:p>
          </table:table-cell>
          <table:table-cell/>
          <table:table-cell table:formula="of:=IF(AND([.C270]=&quot;обществознание&quot;;[.A270]=&quot;СЗ&quot;);[.D27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7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7" calcext:value-type="float">
            <text:p>557</text:p>
          </table:table-cell>
          <table:table-cell table:number-columns-repeated="11"/>
          <table:table-cell table:formula="of:=IF(AND([.C271]=&quot;обществознание&quot;;[.D271]&gt;299);[.D271];0)" office:value-type="float" office:value="557" calcext:value-type="float">
            <text:p>557</text:p>
          </table:table-cell>
          <table:table-cell/>
          <table:table-cell table:style-name="ce9" table:formula="of:=IF(AND([.C271]=&quot;физкультура&quot;;[.A271]=&quot;С&quot;);1;0)" office:value-type="float" office:value="0" calcext:value-type="float">
            <text:p>0</text:p>
          </table:table-cell>
          <table:table-cell/>
          <table:table-cell table:formula="of:=IF(AND([.C271]=&quot;обществознание&quot;;[.A271]=&quot;СЗ&quot;);[.D27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7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1"/>
          <table:table-cell table:formula="of:=IF(AND([.C272]=&quot;обществознание&quot;;[.D272]&gt;299);[.D272];0)" office:value-type="float" office:value="0" calcext:value-type="float">
            <text:p>0</text:p>
          </table:table-cell>
          <table:table-cell/>
          <table:table-cell table:style-name="ce9" table:formula="of:=IF(AND([.C272]=&quot;физкультура&quot;;[.A272]=&quot;С&quot;);1;0)" office:value-type="float" office:value="0" calcext:value-type="float">
            <text:p>0</text:p>
          </table:table-cell>
          <table:table-cell/>
          <table:table-cell table:formula="of:=IF(AND([.C272]=&quot;обществознание&quot;;[.A272]=&quot;СЗ&quot;);[.D27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7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7" calcext:value-type="float">
            <text:p>847</text:p>
          </table:table-cell>
          <table:table-cell table:number-columns-repeated="11"/>
          <table:table-cell table:formula="of:=IF(AND([.C273]=&quot;обществознание&quot;;[.D273]&gt;299);[.D273];0)" office:value-type="float" office:value="0" calcext:value-type="float">
            <text:p>0</text:p>
          </table:table-cell>
          <table:table-cell/>
          <table:table-cell table:style-name="ce9" table:formula="of:=IF(AND([.C273]=&quot;физкультура&quot;;[.A273]=&quot;С&quot;);1;0)" office:value-type="float" office:value="0" calcext:value-type="float">
            <text:p>0</text:p>
          </table:table-cell>
          <table:table-cell/>
          <table:table-cell table:formula="of:=IF(AND([.C273]=&quot;обществознание&quot;;[.A273]=&quot;СЗ&quot;);[.D27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1" calcext:value-type="float">
            <text:p>301</text:p>
          </table:table-cell>
          <table:table-cell table:number-columns-repeated="11"/>
          <table:table-cell table:formula="of:=IF(AND([.C274]=&quot;обществознание&quot;;[.D274]&gt;299);[.D274];0)" office:value-type="float" office:value="0" calcext:value-type="float">
            <text:p>0</text:p>
          </table:table-cell>
          <table:table-cell/>
          <table:table-cell table:style-name="ce9" table:formula="of:=IF(AND([.C274]=&quot;физкультура&quot;;[.A274]=&quot;С&quot;);1;0)" office:value-type="float" office:value="0" calcext:value-type="float">
            <text:p>0</text:p>
          </table:table-cell>
          <table:table-cell/>
          <table:table-cell table:formula="of:=IF(AND([.C274]=&quot;обществознание&quot;;[.A274]=&quot;СЗ&quot;);[.D27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24" calcext:value-type="float">
            <text:p>324</text:p>
          </table:table-cell>
          <table:table-cell table:number-columns-repeated="11"/>
          <table:table-cell table:formula="of:=IF(AND([.C275]=&quot;обществознание&quot;;[.D275]&gt;299);[.D275];0)" office:value-type="float" office:value="0" calcext:value-type="float">
            <text:p>0</text:p>
          </table:table-cell>
          <table:table-cell/>
          <table:table-cell table:style-name="ce9" table:formula="of:=IF(AND([.C275]=&quot;физкультура&quot;;[.A275]=&quot;С&quot;);1;0)" office:value-type="float" office:value="0" calcext:value-type="float">
            <text:p>0</text:p>
          </table:table-cell>
          <table:table-cell/>
          <table:table-cell table:formula="of:=IF(AND([.C275]=&quot;обществознание&quot;;[.A275]=&quot;СЗ&quot;);[.D27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7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11"/>
          <table:table-cell table:formula="of:=IF(AND([.C276]=&quot;обществознание&quot;;[.D276]&gt;299);[.D276];0)" office:value-type="float" office:value="0" calcext:value-type="float">
            <text:p>0</text:p>
          </table:table-cell>
          <table:table-cell/>
          <table:table-cell table:style-name="ce9" table:formula="of:=IF(AND([.C276]=&quot;физкультура&quot;;[.A276]=&quot;С&quot;);1;0)" office:value-type="float" office:value="0" calcext:value-type="float">
            <text:p>0</text:p>
          </table:table-cell>
          <table:table-cell/>
          <table:table-cell table:formula="of:=IF(AND([.C276]=&quot;обществознание&quot;;[.A276]=&quot;СЗ&quot;);[.D27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36" calcext:value-type="float">
            <text:p>936</text:p>
          </table:table-cell>
          <table:table-cell table:number-columns-repeated="11"/>
          <table:table-cell table:formula="of:=IF(AND([.C277]=&quot;обществознание&quot;;[.D277]&gt;299);[.D277];0)" office:value-type="float" office:value="0" calcext:value-type="float">
            <text:p>0</text:p>
          </table:table-cell>
          <table:table-cell/>
          <table:table-cell table:style-name="ce9" table:formula="of:=IF(AND([.C277]=&quot;физкультура&quot;;[.A277]=&quot;С&quot;);1;0)" office:value-type="float" office:value="0" calcext:value-type="float">
            <text:p>0</text:p>
          </table:table-cell>
          <table:table-cell/>
          <table:table-cell table:formula="of:=IF(AND([.C277]=&quot;обществознание&quot;;[.A277]=&quot;СЗ&quot;);[.D27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7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11"/>
          <table:table-cell table:formula="of:=IF(AND([.C278]=&quot;обществознание&quot;;[.D278]&gt;299);[.D278];0)" office:value-type="float" office:value="0" calcext:value-type="float">
            <text:p>0</text:p>
          </table:table-cell>
          <table:table-cell/>
          <table:table-cell table:style-name="ce9" table:formula="of:=IF(AND([.C278]=&quot;физкультура&quot;;[.A278]=&quot;С&quot;);1;0)" office:value-type="float" office:value="0" calcext:value-type="float">
            <text:p>0</text:p>
          </table:table-cell>
          <table:table-cell/>
          <table:table-cell table:formula="of:=IF(AND([.C278]=&quot;обществознание&quot;;[.A278]=&quot;СЗ&quot;);[.D27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7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11"/>
          <table:table-cell table:formula="of:=IF(AND([.C279]=&quot;обществознание&quot;;[.D279]&gt;299);[.D279];0)" office:value-type="float" office:value="0" calcext:value-type="float">
            <text:p>0</text:p>
          </table:table-cell>
          <table:table-cell/>
          <table:table-cell table:style-name="ce9" table:formula="of:=IF(AND([.C279]=&quot;физкультура&quot;;[.A279]=&quot;С&quot;);1;0)" office:value-type="float" office:value="0" calcext:value-type="float">
            <text:p>0</text:p>
          </table:table-cell>
          <table:table-cell/>
          <table:table-cell table:formula="of:=IF(AND([.C279]=&quot;обществознание&quot;;[.A279]=&quot;СЗ&quot;);[.D27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93" calcext:value-type="float">
            <text:p>893</text:p>
          </table:table-cell>
          <table:table-cell table:number-columns-repeated="11"/>
          <table:table-cell table:formula="of:=IF(AND([.C280]=&quot;обществознание&quot;;[.D280]&gt;299);[.D280];0)" office:value-type="float" office:value="0" calcext:value-type="float">
            <text:p>0</text:p>
          </table:table-cell>
          <table:table-cell/>
          <table:table-cell table:style-name="ce9" table:formula="of:=IF(AND([.C280]=&quot;физкультура&quot;;[.A280]=&quot;С&quot;);1;0)" office:value-type="float" office:value="0" calcext:value-type="float">
            <text:p>0</text:p>
          </table:table-cell>
          <table:table-cell/>
          <table:table-cell table:formula="of:=IF(AND([.C280]=&quot;обществознание&quot;;[.A280]=&quot;СЗ&quot;);[.D28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9" calcext:value-type="float">
            <text:p>759</text:p>
          </table:table-cell>
          <table:table-cell table:number-columns-repeated="11"/>
          <table:table-cell table:formula="of:=IF(AND([.C281]=&quot;обществознание&quot;;[.D281]&gt;299);[.D281];0)" office:value-type="float" office:value="759" calcext:value-type="float">
            <text:p>759</text:p>
          </table:table-cell>
          <table:table-cell/>
          <table:table-cell table:style-name="ce9" table:formula="of:=IF(AND([.C281]=&quot;физкультура&quot;;[.A281]=&quot;С&quot;);1;0)" office:value-type="float" office:value="0" calcext:value-type="float">
            <text:p>0</text:p>
          </table:table-cell>
          <table:table-cell/>
          <table:table-cell table:formula="of:=IF(AND([.C281]=&quot;обществознание&quot;;[.A281]=&quot;СЗ&quot;);[.D28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8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3" calcext:value-type="float">
            <text:p>873</text:p>
          </table:table-cell>
          <table:table-cell table:number-columns-repeated="11"/>
          <table:table-cell table:formula="of:=IF(AND([.C282]=&quot;обществознание&quot;;[.D282]&gt;299);[.D282];0)" office:value-type="float" office:value="873" calcext:value-type="float">
            <text:p>873</text:p>
          </table:table-cell>
          <table:table-cell/>
          <table:table-cell table:style-name="ce9" table:formula="of:=IF(AND([.C282]=&quot;физкультура&quot;;[.A282]=&quot;С&quot;);1;0)" office:value-type="float" office:value="0" calcext:value-type="float">
            <text:p>0</text:p>
          </table:table-cell>
          <table:table-cell/>
          <table:table-cell table:formula="of:=IF(AND([.C282]=&quot;обществознание&quot;;[.A282]=&quot;СЗ&quot;);[.D28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8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11"/>
          <table:table-cell table:formula="of:=IF(AND([.C283]=&quot;обществознание&quot;;[.D283]&gt;299);[.D283];0)" office:value-type="float" office:value="0" calcext:value-type="float">
            <text:p>0</text:p>
          </table:table-cell>
          <table:table-cell/>
          <table:table-cell table:style-name="ce9" table:formula="of:=IF(AND([.C283]=&quot;физкультура&quot;;[.A283]=&quot;С&quot;);1;0)" office:value-type="float" office:value="0" calcext:value-type="float">
            <text:p>0</text:p>
          </table:table-cell>
          <table:table-cell/>
          <table:table-cell table:formula="of:=IF(AND([.C283]=&quot;обществознание&quot;;[.A283]=&quot;СЗ&quot;);[.D28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7" calcext:value-type="float">
            <text:p>317</text:p>
          </table:table-cell>
          <table:table-cell table:number-columns-repeated="11"/>
          <table:table-cell table:formula="of:=IF(AND([.C284]=&quot;обществознание&quot;;[.D284]&gt;299);[.D284];0)" office:value-type="float" office:value="0" calcext:value-type="float">
            <text:p>0</text:p>
          </table:table-cell>
          <table:table-cell/>
          <table:table-cell table:style-name="ce9" table:formula="of:=IF(AND([.C284]=&quot;физкультура&quot;;[.A284]=&quot;С&quot;);1;0)" office:value-type="float" office:value="0" calcext:value-type="float">
            <text:p>0</text:p>
          </table:table-cell>
          <table:table-cell/>
          <table:table-cell table:formula="of:=IF(AND([.C284]=&quot;обществознание&quot;;[.A284]=&quot;СЗ&quot;);[.D28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8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0" calcext:value-type="float">
            <text:p>930</text:p>
          </table:table-cell>
          <table:table-cell table:number-columns-repeated="11"/>
          <table:table-cell table:formula="of:=IF(AND([.C285]=&quot;обществознание&quot;;[.D285]&gt;299);[.D285];0)" office:value-type="float" office:value="0" calcext:value-type="float">
            <text:p>0</text:p>
          </table:table-cell>
          <table:table-cell/>
          <table:table-cell table:style-name="ce9" table:formula="of:=IF(AND([.C285]=&quot;физкультура&quot;;[.A285]=&quot;С&quot;);1;0)" office:value-type="float" office:value="0" calcext:value-type="float">
            <text:p>0</text:p>
          </table:table-cell>
          <table:table-cell/>
          <table:table-cell table:formula="of:=IF(AND([.C285]=&quot;обществознание&quot;;[.A285]=&quot;СЗ&quot;);[.D28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8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12" calcext:value-type="float">
            <text:p>812</text:p>
          </table:table-cell>
          <table:table-cell table:number-columns-repeated="11"/>
          <table:table-cell table:formula="of:=IF(AND([.C286]=&quot;обществознание&quot;;[.D286]&gt;299);[.D286];0)" office:value-type="float" office:value="0" calcext:value-type="float">
            <text:p>0</text:p>
          </table:table-cell>
          <table:table-cell/>
          <table:table-cell table:style-name="ce9" table:formula="of:=IF(AND([.C286]=&quot;физкультура&quot;;[.A286]=&quot;С&quot;);1;0)" office:value-type="float" office:value="0" calcext:value-type="float">
            <text:p>0</text:p>
          </table:table-cell>
          <table:table-cell/>
          <table:table-cell table:formula="of:=IF(AND([.C286]=&quot;обществознание&quot;;[.A286]=&quot;СЗ&quot;);[.D28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8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8" calcext:value-type="float">
            <text:p>918</text:p>
          </table:table-cell>
          <table:table-cell table:number-columns-repeated="11"/>
          <table:table-cell table:formula="of:=IF(AND([.C287]=&quot;обществознание&quot;;[.D287]&gt;299);[.D287];0)" office:value-type="float" office:value="0" calcext:value-type="float">
            <text:p>0</text:p>
          </table:table-cell>
          <table:table-cell/>
          <table:table-cell table:style-name="ce9" table:formula="of:=IF(AND([.C287]=&quot;физкультура&quot;;[.A287]=&quot;С&quot;);1;0)" office:value-type="float" office:value="0" calcext:value-type="float">
            <text:p>0</text:p>
          </table:table-cell>
          <table:table-cell/>
          <table:table-cell table:formula="of:=IF(AND([.C287]=&quot;обществознание&quot;;[.A287]=&quot;СЗ&quot;);[.D28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11"/>
          <table:table-cell table:formula="of:=IF(AND([.C288]=&quot;обществознание&quot;;[.D288]&gt;299);[.D288];0)" office:value-type="float" office:value="388" calcext:value-type="float">
            <text:p>388</text:p>
          </table:table-cell>
          <table:table-cell/>
          <table:table-cell table:style-name="ce9" table:formula="of:=IF(AND([.C288]=&quot;физкультура&quot;;[.A288]=&quot;С&quot;);1;0)" office:value-type="float" office:value="0" calcext:value-type="float">
            <text:p>0</text:p>
          </table:table-cell>
          <table:table-cell/>
          <table:table-cell table:formula="of:=IF(AND([.C288]=&quot;обществознание&quot;;[.A288]=&quot;СЗ&quot;);[.D288];0)" office:value-type="float" office:value="388" calcext:value-type="float">
            <text:p>388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11"/>
          <table:table-cell table:formula="of:=IF(AND([.C289]=&quot;обществознание&quot;;[.D289]&gt;299);[.D289];0)" office:value-type="float" office:value="340" calcext:value-type="float">
            <text:p>340</text:p>
          </table:table-cell>
          <table:table-cell/>
          <table:table-cell table:style-name="ce9" table:formula="of:=IF(AND([.C289]=&quot;физкультура&quot;;[.A289]=&quot;С&quot;);1;0)" office:value-type="float" office:value="0" calcext:value-type="float">
            <text:p>0</text:p>
          </table:table-cell>
          <table:table-cell/>
          <table:table-cell table:formula="of:=IF(AND([.C289]=&quot;обществознание&quot;;[.A289]=&quot;СЗ&quot;);[.D28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8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11"/>
          <table:table-cell table:formula="of:=IF(AND([.C290]=&quot;обществознание&quot;;[.D290]&gt;299);[.D290];0)" office:value-type="float" office:value="0" calcext:value-type="float">
            <text:p>0</text:p>
          </table:table-cell>
          <table:table-cell/>
          <table:table-cell table:style-name="ce9" table:formula="of:=IF(AND([.C290]=&quot;физкультура&quot;;[.A290]=&quot;С&quot;);1;0)" office:value-type="float" office:value="0" calcext:value-type="float">
            <text:p>0</text:p>
          </table:table-cell>
          <table:table-cell/>
          <table:table-cell table:formula="of:=IF(AND([.C290]=&quot;обществознание&quot;;[.A290]=&quot;СЗ&quot;);[.D29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9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57" calcext:value-type="float">
            <text:p>657</text:p>
          </table:table-cell>
          <table:table-cell table:number-columns-repeated="11"/>
          <table:table-cell table:formula="of:=IF(AND([.C291]=&quot;обществознание&quot;;[.D291]&gt;299);[.D291];0)" office:value-type="float" office:value="0" calcext:value-type="float">
            <text:p>0</text:p>
          </table:table-cell>
          <table:table-cell/>
          <table:table-cell table:style-name="ce9" table:formula="of:=IF(AND([.C291]=&quot;физкультура&quot;;[.A291]=&quot;С&quot;);1;0)" office:value-type="float" office:value="0" calcext:value-type="float">
            <text:p>0</text:p>
          </table:table-cell>
          <table:table-cell/>
          <table:table-cell table:formula="of:=IF(AND([.C291]=&quot;обществознание&quot;;[.A291]=&quot;СЗ&quot;);[.D29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6" calcext:value-type="float">
            <text:p>756</text:p>
          </table:table-cell>
          <table:table-cell table:number-columns-repeated="11"/>
          <table:table-cell table:formula="of:=IF(AND([.C292]=&quot;обществознание&quot;;[.D292]&gt;299);[.D292];0)" office:value-type="float" office:value="0" calcext:value-type="float">
            <text:p>0</text:p>
          </table:table-cell>
          <table:table-cell/>
          <table:table-cell table:style-name="ce9" table:formula="of:=IF(AND([.C292]=&quot;физкультура&quot;;[.A292]=&quot;С&quot;);1;0)" office:value-type="float" office:value="0" calcext:value-type="float">
            <text:p>0</text:p>
          </table:table-cell>
          <table:table-cell/>
          <table:table-cell table:formula="of:=IF(AND([.C292]=&quot;обществознание&quot;;[.A292]=&quot;СЗ&quot;);[.D29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9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1"/>
          <table:table-cell table:formula="of:=IF(AND([.C293]=&quot;обществознание&quot;;[.D293]&gt;299);[.D293];0)" office:value-type="float" office:value="0" calcext:value-type="float">
            <text:p>0</text:p>
          </table:table-cell>
          <table:table-cell/>
          <table:table-cell table:style-name="ce9" table:formula="of:=IF(AND([.C293]=&quot;физкультура&quot;;[.A293]=&quot;С&quot;);1;0)" office:value-type="float" office:value="0" calcext:value-type="float">
            <text:p>0</text:p>
          </table:table-cell>
          <table:table-cell/>
          <table:table-cell table:formula="of:=IF(AND([.C293]=&quot;обществознание&quot;;[.A293]=&quot;СЗ&quot;);[.D29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9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11"/>
          <table:table-cell table:formula="of:=IF(AND([.C294]=&quot;обществознание&quot;;[.D294]&gt;299);[.D294];0)" office:value-type="float" office:value="0" calcext:value-type="float">
            <text:p>0</text:p>
          </table:table-cell>
          <table:table-cell/>
          <table:table-cell table:style-name="ce9" table:formula="of:=IF(AND([.C294]=&quot;физкультура&quot;;[.A294]=&quot;С&quot;);1;0)" office:value-type="float" office:value="0" calcext:value-type="float">
            <text:p>0</text:p>
          </table:table-cell>
          <table:table-cell/>
          <table:table-cell table:formula="of:=IF(AND([.C294]=&quot;обществознание&quot;;[.A294]=&quot;СЗ&quot;);[.D29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3" calcext:value-type="float">
            <text:p>783</text:p>
          </table:table-cell>
          <table:table-cell table:number-columns-repeated="11"/>
          <table:table-cell table:formula="of:=IF(AND([.C295]=&quot;обществознание&quot;;[.D295]&gt;299);[.D295];0)" office:value-type="float" office:value="783" calcext:value-type="float">
            <text:p>783</text:p>
          </table:table-cell>
          <table:table-cell/>
          <table:table-cell table:style-name="ce9" table:formula="of:=IF(AND([.C295]=&quot;физкультура&quot;;[.A295]=&quot;С&quot;);1;0)" office:value-type="float" office:value="0" calcext:value-type="float">
            <text:p>0</text:p>
          </table:table-cell>
          <table:table-cell/>
          <table:table-cell table:formula="of:=IF(AND([.C295]=&quot;обществознание&quot;;[.A295]=&quot;СЗ&quot;);[.D29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11"/>
          <table:table-cell table:formula="of:=IF(AND([.C296]=&quot;обществознание&quot;;[.D296]&gt;299);[.D296];0)" office:value-type="float" office:value="692" calcext:value-type="float">
            <text:p>692</text:p>
          </table:table-cell>
          <table:table-cell/>
          <table:table-cell table:style-name="ce9" table:formula="of:=IF(AND([.C296]=&quot;физкультура&quot;;[.A296]=&quot;С&quot;);1;0)" office:value-type="float" office:value="0" calcext:value-type="float">
            <text:p>0</text:p>
          </table:table-cell>
          <table:table-cell/>
          <table:table-cell table:formula="of:=IF(AND([.C296]=&quot;обществознание&quot;;[.A296]=&quot;СЗ&quot;);[.D29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9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1"/>
          <table:table-cell table:formula="of:=IF(AND([.C297]=&quot;обществознание&quot;;[.D297]&gt;299);[.D297];0)" office:value-type="float" office:value="0" calcext:value-type="float">
            <text:p>0</text:p>
          </table:table-cell>
          <table:table-cell/>
          <table:table-cell table:style-name="ce9" table:formula="of:=IF(AND([.C297]=&quot;физкультура&quot;;[.A297]=&quot;С&quot;);1;0)" office:value-type="float" office:value="0" calcext:value-type="float">
            <text:p>0</text:p>
          </table:table-cell>
          <table:table-cell/>
          <table:table-cell table:formula="of:=IF(AND([.C297]=&quot;обществознание&quot;;[.A297]=&quot;СЗ&quot;);[.D29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9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1" calcext:value-type="float">
            <text:p>311</text:p>
          </table:table-cell>
          <table:table-cell table:number-columns-repeated="11"/>
          <table:table-cell table:formula="of:=IF(AND([.C298]=&quot;обществознание&quot;;[.D298]&gt;299);[.D298];0)" office:value-type="float" office:value="0" calcext:value-type="float">
            <text:p>0</text:p>
          </table:table-cell>
          <table:table-cell/>
          <table:table-cell table:style-name="ce9" table:formula="of:=IF(AND([.C298]=&quot;физкультура&quot;;[.A298]=&quot;С&quot;);1;0)" office:value-type="float" office:value="0" calcext:value-type="float">
            <text:p>0</text:p>
          </table:table-cell>
          <table:table-cell/>
          <table:table-cell table:formula="of:=IF(AND([.C298]=&quot;обществознание&quot;;[.A298]=&quot;СЗ&quot;);[.D29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9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2" calcext:value-type="float">
            <text:p>412</text:p>
          </table:table-cell>
          <table:table-cell table:number-columns-repeated="11"/>
          <table:table-cell table:formula="of:=IF(AND([.C299]=&quot;обществознание&quot;;[.D299]&gt;299);[.D299];0)" office:value-type="float" office:value="0" calcext:value-type="float">
            <text:p>0</text:p>
          </table:table-cell>
          <table:table-cell/>
          <table:table-cell table:style-name="ce9" table:formula="of:=IF(AND([.C299]=&quot;физкультура&quot;;[.A299]=&quot;С&quot;);1;0)" office:value-type="float" office:value="0" calcext:value-type="float">
            <text:p>0</text:p>
          </table:table-cell>
          <table:table-cell/>
          <table:table-cell table:formula="of:=IF(AND([.C299]=&quot;обществознание&quot;;[.A299]=&quot;СЗ&quot;);[.D29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1"/>
          <table:table-cell table:formula="of:=IF(AND([.C300]=&quot;обществознание&quot;;[.D300]&gt;299);[.D300];0)" office:value-type="float" office:value="0" calcext:value-type="float">
            <text:p>0</text:p>
          </table:table-cell>
          <table:table-cell/>
          <table:table-cell table:style-name="ce9" table:formula="of:=IF(AND([.C300]=&quot;физкультура&quot;;[.A300]=&quot;С&quot;);1;0)" office:value-type="float" office:value="0" calcext:value-type="float">
            <text:p>0</text:p>
          </table:table-cell>
          <table:table-cell/>
          <table:table-cell table:formula="of:=IF(AND([.C300]=&quot;обществознание&quot;;[.A300]=&quot;СЗ&quot;);[.D30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1"/>
          <table:table-cell table:formula="of:=IF(AND([.C301]=&quot;обществознание&quot;;[.D301]&gt;299);[.D301];0)" office:value-type="float" office:value="0" calcext:value-type="float">
            <text:p>0</text:p>
          </table:table-cell>
          <table:table-cell/>
          <table:table-cell table:style-name="ce9" table:formula="of:=IF(AND([.C301]=&quot;физкультура&quot;;[.A301]=&quot;С&quot;);1;0)" office:value-type="float" office:value="0" calcext:value-type="float">
            <text:p>0</text:p>
          </table:table-cell>
          <table:table-cell/>
          <table:table-cell table:formula="of:=IF(AND([.C301]=&quot;обществознание&quot;;[.A301]=&quot;СЗ&quot;);[.D30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0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11"/>
          <table:table-cell table:formula="of:=IF(AND([.C302]=&quot;обществознание&quot;;[.D302]&gt;299);[.D302];0)" office:value-type="float" office:value="312" calcext:value-type="float">
            <text:p>312</text:p>
          </table:table-cell>
          <table:table-cell/>
          <table:table-cell table:style-name="ce9" table:formula="of:=IF(AND([.C302]=&quot;физкультура&quot;;[.A302]=&quot;С&quot;);1;0)" office:value-type="float" office:value="0" calcext:value-type="float">
            <text:p>0</text:p>
          </table:table-cell>
          <table:table-cell/>
          <table:table-cell table:formula="of:=IF(AND([.C302]=&quot;обществознание&quot;;[.A302]=&quot;СЗ&quot;);[.D30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2" calcext:value-type="float">
            <text:p>592</text:p>
          </table:table-cell>
          <table:table-cell table:number-columns-repeated="11"/>
          <table:table-cell table:formula="of:=IF(AND([.C303]=&quot;обществознание&quot;;[.D303]&gt;299);[.D303];0)" office:value-type="float" office:value="592" calcext:value-type="float">
            <text:p>592</text:p>
          </table:table-cell>
          <table:table-cell/>
          <table:table-cell table:style-name="ce9" table:formula="of:=IF(AND([.C303]=&quot;физкультура&quot;;[.A303]=&quot;С&quot;);1;0)" office:value-type="float" office:value="0" calcext:value-type="float">
            <text:p>0</text:p>
          </table:table-cell>
          <table:table-cell/>
          <table:table-cell table:formula="of:=IF(AND([.C303]=&quot;обществознание&quot;;[.A303]=&quot;СЗ&quot;);[.D30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0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4" calcext:value-type="float">
            <text:p>534</text:p>
          </table:table-cell>
          <table:table-cell table:number-columns-repeated="11"/>
          <table:table-cell table:formula="of:=IF(AND([.C304]=&quot;обществознание&quot;;[.D304]&gt;299);[.D304];0)" office:value-type="float" office:value="0" calcext:value-type="float">
            <text:p>0</text:p>
          </table:table-cell>
          <table:table-cell/>
          <table:table-cell table:style-name="ce9" table:formula="of:=IF(AND([.C304]=&quot;физкультура&quot;;[.A304]=&quot;С&quot;);1;0)" office:value-type="float" office:value="0" calcext:value-type="float">
            <text:p>0</text:p>
          </table:table-cell>
          <table:table-cell/>
          <table:table-cell table:formula="of:=IF(AND([.C304]=&quot;обществознание&quot;;[.A304]=&quot;СЗ&quot;);[.D30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0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11"/>
          <table:table-cell table:formula="of:=IF(AND([.C305]=&quot;обществознание&quot;;[.D305]&gt;299);[.D305];0)" office:value-type="float" office:value="0" calcext:value-type="float">
            <text:p>0</text:p>
          </table:table-cell>
          <table:table-cell/>
          <table:table-cell table:style-name="ce9" table:formula="of:=IF(AND([.C305]=&quot;физкультура&quot;;[.A305]=&quot;С&quot;);1;0)" office:value-type="float" office:value="0" calcext:value-type="float">
            <text:p>0</text:p>
          </table:table-cell>
          <table:table-cell/>
          <table:table-cell table:formula="of:=IF(AND([.C305]=&quot;обществознание&quot;;[.A305]=&quot;СЗ&quot;);[.D30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3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11"/>
          <table:table-cell table:formula="of:=IF(AND([.C306]=&quot;обществознание&quot;;[.D306]&gt;299);[.D306];0)" office:value-type="float" office:value="0" calcext:value-type="float">
            <text:p>0</text:p>
          </table:table-cell>
          <table:table-cell/>
          <table:table-cell table:style-name="ce9" table:formula="of:=IF(AND([.C306]=&quot;физкультура&quot;;[.A306]=&quot;С&quot;);1;0)" office:value-type="float" office:value="0" calcext:value-type="float">
            <text:p>0</text:p>
          </table:table-cell>
          <table:table-cell/>
          <table:table-cell table:formula="of:=IF(AND([.C306]=&quot;обществознание&quot;;[.A306]=&quot;СЗ&quot;);[.D30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0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1"/>
          <table:table-cell table:formula="of:=IF(AND([.C307]=&quot;обществознание&quot;;[.D307]&gt;299);[.D307];0)" office:value-type="float" office:value="0" calcext:value-type="float">
            <text:p>0</text:p>
          </table:table-cell>
          <table:table-cell/>
          <table:table-cell table:style-name="ce9" table:formula="of:=IF(AND([.C307]=&quot;физкультура&quot;;[.A307]=&quot;С&quot;);1;0)" office:value-type="float" office:value="0" calcext:value-type="float">
            <text:p>0</text:p>
          </table:table-cell>
          <table:table-cell/>
          <table:table-cell table:formula="of:=IF(AND([.C307]=&quot;обществознание&quot;;[.A307]=&quot;СЗ&quot;);[.D30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0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11"/>
          <table:table-cell table:formula="of:=IF(AND([.C308]=&quot;обществознание&quot;;[.D308]&gt;299);[.D308];0)" office:value-type="float" office:value="0" calcext:value-type="float">
            <text:p>0</text:p>
          </table:table-cell>
          <table:table-cell/>
          <table:table-cell table:style-name="ce9" table:formula="of:=IF(AND([.C308]=&quot;физкультура&quot;;[.A308]=&quot;С&quot;);1;0)" office:value-type="float" office:value="0" calcext:value-type="float">
            <text:p>0</text:p>
          </table:table-cell>
          <table:table-cell/>
          <table:table-cell table:formula="of:=IF(AND([.C308]=&quot;обществознание&quot;;[.A308]=&quot;СЗ&quot;);[.D30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0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0" calcext:value-type="float">
            <text:p>590</text:p>
          </table:table-cell>
          <table:table-cell table:number-columns-repeated="11"/>
          <table:table-cell table:formula="of:=IF(AND([.C309]=&quot;обществознание&quot;;[.D309]&gt;299);[.D309];0)" office:value-type="float" office:value="590" calcext:value-type="float">
            <text:p>590</text:p>
          </table:table-cell>
          <table:table-cell/>
          <table:table-cell table:style-name="ce9" table:formula="of:=IF(AND([.C309]=&quot;физкультура&quot;;[.A309]=&quot;С&quot;);1;0)" office:value-type="float" office:value="0" calcext:value-type="float">
            <text:p>0</text:p>
          </table:table-cell>
          <table:table-cell/>
          <table:table-cell table:formula="of:=IF(AND([.C309]=&quot;обществознание&quot;;[.A309]=&quot;СЗ&quot;);[.D30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0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1"/>
          <table:table-cell table:formula="of:=IF(AND([.C310]=&quot;обществознание&quot;;[.D310]&gt;299);[.D310];0)" office:value-type="float" office:value="0" calcext:value-type="float">
            <text:p>0</text:p>
          </table:table-cell>
          <table:table-cell/>
          <table:table-cell table:style-name="ce9" table:formula="of:=IF(AND([.C310]=&quot;физкультура&quot;;[.A310]=&quot;С&quot;);1;0)" office:value-type="float" office:value="0" calcext:value-type="float">
            <text:p>0</text:p>
          </table:table-cell>
          <table:table-cell/>
          <table:table-cell table:formula="of:=IF(AND([.C310]=&quot;обществознание&quot;;[.A310]=&quot;СЗ&quot;);[.D31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1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0" calcext:value-type="float">
            <text:p>890</text:p>
          </table:table-cell>
          <table:table-cell table:number-columns-repeated="11"/>
          <table:table-cell table:formula="of:=IF(AND([.C311]=&quot;обществознание&quot;;[.D311]&gt;299);[.D311];0)" office:value-type="float" office:value="0" calcext:value-type="float">
            <text:p>0</text:p>
          </table:table-cell>
          <table:table-cell/>
          <table:table-cell table:style-name="ce9" table:formula="of:=IF(AND([.C311]=&quot;физкультура&quot;;[.A311]=&quot;С&quot;);1;0)" office:value-type="float" office:value="0" calcext:value-type="float">
            <text:p>0</text:p>
          </table:table-cell>
          <table:table-cell/>
          <table:table-cell table:formula="of:=IF(AND([.C311]=&quot;обществознание&quot;;[.A311]=&quot;СЗ&quot;);[.D31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31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1" calcext:value-type="float">
            <text:p>421</text:p>
          </table:table-cell>
          <table:table-cell table:number-columns-repeated="11"/>
          <table:table-cell table:formula="of:=IF(AND([.C312]=&quot;обществознание&quot;;[.D312]&gt;299);[.D312];0)" office:value-type="float" office:value="0" calcext:value-type="float">
            <text:p>0</text:p>
          </table:table-cell>
          <table:table-cell/>
          <table:table-cell table:style-name="ce9" table:formula="of:=IF(AND([.C312]=&quot;физкультура&quot;;[.A312]=&quot;С&quot;);1;0)" office:value-type="float" office:value="0" calcext:value-type="float">
            <text:p>0</text:p>
          </table:table-cell>
          <table:table-cell/>
          <table:table-cell table:formula="of:=IF(AND([.C312]=&quot;обществознание&quot;;[.A312]=&quot;СЗ&quot;);[.D31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7" calcext:value-type="float">
            <text:p>317</text:p>
          </table:table-cell>
          <table:table-cell table:number-columns-repeated="11"/>
          <table:table-cell table:formula="of:=IF(AND([.C313]=&quot;обществознание&quot;;[.D313]&gt;299);[.D313];0)" office:value-type="float" office:value="317" calcext:value-type="float">
            <text:p>317</text:p>
          </table:table-cell>
          <table:table-cell/>
          <table:table-cell table:style-name="ce9" table:formula="of:=IF(AND([.C313]=&quot;физкультура&quot;;[.A313]=&quot;С&quot;);1;0)" office:value-type="float" office:value="0" calcext:value-type="float">
            <text:p>0</text:p>
          </table:table-cell>
          <table:table-cell/>
          <table:table-cell table:formula="of:=IF(AND([.C313]=&quot;обществознание&quot;;[.A313]=&quot;СЗ&quot;);[.D31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1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5" calcext:value-type="float">
            <text:p>545</text:p>
          </table:table-cell>
          <table:table-cell table:number-columns-repeated="11"/>
          <table:table-cell table:formula="of:=IF(AND([.C314]=&quot;обществознание&quot;;[.D314]&gt;299);[.D314];0)" office:value-type="float" office:value="545" calcext:value-type="float">
            <text:p>545</text:p>
          </table:table-cell>
          <table:table-cell/>
          <table:table-cell table:style-name="ce9" table:formula="of:=IF(AND([.C314]=&quot;физкультура&quot;;[.A314]=&quot;С&quot;);1;0)" office:value-type="float" office:value="0" calcext:value-type="float">
            <text:p>0</text:p>
          </table:table-cell>
          <table:table-cell/>
          <table:table-cell table:formula="of:=IF(AND([.C314]=&quot;обществознание&quot;;[.A314]=&quot;СЗ&quot;);[.D314];0)" office:value-type="float" office:value="545" calcext:value-type="float">
            <text:p>545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1"/>
          <table:table-cell table:formula="of:=IF(AND([.C315]=&quot;обществознание&quot;;[.D315]&gt;299);[.D315];0)" office:value-type="float" office:value="0" calcext:value-type="float">
            <text:p>0</text:p>
          </table:table-cell>
          <table:table-cell/>
          <table:table-cell table:style-name="ce9" table:formula="of:=IF(AND([.C315]=&quot;физкультура&quot;;[.A315]=&quot;С&quot;);1;0)" office:value-type="float" office:value="0" calcext:value-type="float">
            <text:p>0</text:p>
          </table:table-cell>
          <table:table-cell/>
          <table:table-cell table:formula="of:=IF(AND([.C315]=&quot;обществознание&quot;;[.A315]=&quot;СЗ&quot;);[.D31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7" calcext:value-type="float">
            <text:p>297</text:p>
          </table:table-cell>
          <table:table-cell table:number-columns-repeated="11"/>
          <table:table-cell table:formula="of:=IF(AND([.C316]=&quot;обществознание&quot;;[.D316]&gt;299);[.D316];0)" office:value-type="float" office:value="0" calcext:value-type="float">
            <text:p>0</text:p>
          </table:table-cell>
          <table:table-cell/>
          <table:table-cell table:style-name="ce9" table:formula="of:=IF(AND([.C316]=&quot;физкультура&quot;;[.A316]=&quot;С&quot;);1;0)" office:value-type="float" office:value="0" calcext:value-type="float">
            <text:p>0</text:p>
          </table:table-cell>
          <table:table-cell/>
          <table:table-cell table:formula="of:=IF(AND([.C316]=&quot;обществознание&quot;;[.A316]=&quot;СЗ&quot;);[.D31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25" calcext:value-type="float">
            <text:p>625</text:p>
          </table:table-cell>
          <table:table-cell table:number-columns-repeated="11"/>
          <table:table-cell table:formula="of:=IF(AND([.C317]=&quot;обществознание&quot;;[.D317]&gt;299);[.D317];0)" office:value-type="float" office:value="0" calcext:value-type="float">
            <text:p>0</text:p>
          </table:table-cell>
          <table:table-cell/>
          <table:table-cell table:style-name="ce9" table:formula="of:=IF(AND([.C317]=&quot;физкультура&quot;;[.A317]=&quot;С&quot;);1;0)" office:value-type="float" office:value="0" calcext:value-type="float">
            <text:p>0</text:p>
          </table:table-cell>
          <table:table-cell/>
          <table:table-cell table:formula="of:=IF(AND([.C317]=&quot;обществознание&quot;;[.A317]=&quot;СЗ&quot;);[.D31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7" calcext:value-type="float">
            <text:p>407</text:p>
          </table:table-cell>
          <table:table-cell table:number-columns-repeated="11"/>
          <table:table-cell table:formula="of:=IF(AND([.C318]=&quot;обществознание&quot;;[.D318]&gt;299);[.D318];0)" office:value-type="float" office:value="0" calcext:value-type="float">
            <text:p>0</text:p>
          </table:table-cell>
          <table:table-cell/>
          <table:table-cell table:style-name="ce9" table:formula="of:=IF(AND([.C318]=&quot;физкультура&quot;;[.A318]=&quot;С&quot;);1;0)" office:value-type="float" office:value="0" calcext:value-type="float">
            <text:p>0</text:p>
          </table:table-cell>
          <table:table-cell/>
          <table:table-cell table:formula="of:=IF(AND([.C318]=&quot;обществознание&quot;;[.A318]=&quot;СЗ&quot;);[.D31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1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7" calcext:value-type="float">
            <text:p>677</text:p>
          </table:table-cell>
          <table:table-cell table:number-columns-repeated="11"/>
          <table:table-cell table:formula="of:=IF(AND([.C319]=&quot;обществознание&quot;;[.D319]&gt;299);[.D319];0)" office:value-type="float" office:value="0" calcext:value-type="float">
            <text:p>0</text:p>
          </table:table-cell>
          <table:table-cell/>
          <table:table-cell table:style-name="ce9" table:formula="of:=IF(AND([.C319]=&quot;физкультура&quot;;[.A319]=&quot;С&quot;);1;0)" office:value-type="float" office:value="0" calcext:value-type="float">
            <text:p>0</text:p>
          </table:table-cell>
          <table:table-cell/>
          <table:table-cell table:formula="of:=IF(AND([.C319]=&quot;обществознание&quot;;[.A319]=&quot;СЗ&quot;);[.D31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1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7" calcext:value-type="float">
            <text:p>757</text:p>
          </table:table-cell>
          <table:table-cell table:number-columns-repeated="11"/>
          <table:table-cell table:formula="of:=IF(AND([.C320]=&quot;обществознание&quot;;[.D320]&gt;299);[.D320];0)" office:value-type="float" office:value="0" calcext:value-type="float">
            <text:p>0</text:p>
          </table:table-cell>
          <table:table-cell/>
          <table:table-cell table:style-name="ce9" table:formula="of:=IF(AND([.C320]=&quot;физкультура&quot;;[.A320]=&quot;С&quot;);1;0)" office:value-type="float" office:value="0" calcext:value-type="float">
            <text:p>0</text:p>
          </table:table-cell>
          <table:table-cell/>
          <table:table-cell table:formula="of:=IF(AND([.C320]=&quot;обществознание&quot;;[.A320]=&quot;СЗ&quot;);[.D32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5" calcext:value-type="float">
            <text:p>775</text:p>
          </table:table-cell>
          <table:table-cell table:number-columns-repeated="11"/>
          <table:table-cell table:formula="of:=IF(AND([.C321]=&quot;обществознание&quot;;[.D321]&gt;299);[.D321];0)" office:value-type="float" office:value="0" calcext:value-type="float">
            <text:p>0</text:p>
          </table:table-cell>
          <table:table-cell/>
          <table:table-cell table:style-name="ce9" table:formula="of:=IF(AND([.C321]=&quot;физкультура&quot;;[.A321]=&quot;С&quot;);1;0)" office:value-type="float" office:value="0" calcext:value-type="float">
            <text:p>0</text:p>
          </table:table-cell>
          <table:table-cell/>
          <table:table-cell table:formula="of:=IF(AND([.C321]=&quot;обществознание&quot;;[.A321]=&quot;СЗ&quot;);[.D32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1"/>
          <table:table-cell table:formula="of:=IF(AND([.C322]=&quot;обществознание&quot;;[.D322]&gt;299);[.D322];0)" office:value-type="float" office:value="0" calcext:value-type="float">
            <text:p>0</text:p>
          </table:table-cell>
          <table:table-cell/>
          <table:table-cell table:style-name="ce9" table:formula="of:=IF(AND([.C322]=&quot;физкультура&quot;;[.A322]=&quot;С&quot;);1;0)" office:value-type="float" office:value="0" calcext:value-type="float">
            <text:p>0</text:p>
          </table:table-cell>
          <table:table-cell/>
          <table:table-cell table:formula="of:=IF(AND([.C322]=&quot;обществознание&quot;;[.A322]=&quot;СЗ&quot;);[.D32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1"/>
          <table:table-cell table:formula="of:=IF(AND([.C323]=&quot;обществознание&quot;;[.D323]&gt;299);[.D323];0)" office:value-type="float" office:value="0" calcext:value-type="float">
            <text:p>0</text:p>
          </table:table-cell>
          <table:table-cell/>
          <table:table-cell table:style-name="ce9" table:formula="of:=IF(AND([.C323]=&quot;физкультура&quot;;[.A323]=&quot;С&quot;);1;0)" office:value-type="float" office:value="0" calcext:value-type="float">
            <text:p>0</text:p>
          </table:table-cell>
          <table:table-cell/>
          <table:table-cell table:formula="of:=IF(AND([.C323]=&quot;обществознание&quot;;[.A323]=&quot;СЗ&quot;);[.D32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4" calcext:value-type="float">
            <text:p>674</text:p>
          </table:table-cell>
          <table:table-cell table:number-columns-repeated="11"/>
          <table:table-cell table:formula="of:=IF(AND([.C324]=&quot;обществознание&quot;;[.D324]&gt;299);[.D324];0)" office:value-type="float" office:value="674" calcext:value-type="float">
            <text:p>674</text:p>
          </table:table-cell>
          <table:table-cell/>
          <table:table-cell table:style-name="ce9" table:formula="of:=IF(AND([.C324]=&quot;физкультура&quot;;[.A324]=&quot;С&quot;);1;0)" office:value-type="float" office:value="0" calcext:value-type="float">
            <text:p>0</text:p>
          </table:table-cell>
          <table:table-cell/>
          <table:table-cell table:formula="of:=IF(AND([.C324]=&quot;обществознание&quot;;[.A324]=&quot;СЗ&quot;);[.D32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1"/>
          <table:table-cell table:formula="of:=IF(AND([.C325]=&quot;обществознание&quot;;[.D325]&gt;299);[.D325];0)" office:value-type="float" office:value="0" calcext:value-type="float">
            <text:p>0</text:p>
          </table:table-cell>
          <table:table-cell/>
          <table:table-cell table:style-name="ce9" table:formula="of:=IF(AND([.C325]=&quot;физкультура&quot;;[.A325]=&quot;С&quot;);1;0)" office:value-type="float" office:value="0" calcext:value-type="float">
            <text:p>0</text:p>
          </table:table-cell>
          <table:table-cell/>
          <table:table-cell table:formula="of:=IF(AND([.C325]=&quot;обществознание&quot;;[.A325]=&quot;СЗ&quot;);[.D32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9" calcext:value-type="float">
            <text:p>139</text:p>
          </table:table-cell>
          <table:table-cell table:number-columns-repeated="11"/>
          <table:table-cell table:formula="of:=IF(AND([.C326]=&quot;обществознание&quot;;[.D326]&gt;299);[.D326];0)" office:value-type="float" office:value="0" calcext:value-type="float">
            <text:p>0</text:p>
          </table:table-cell>
          <table:table-cell/>
          <table:table-cell table:style-name="ce9" table:formula="of:=IF(AND([.C326]=&quot;физкультура&quot;;[.A326]=&quot;С&quot;);1;0)" office:value-type="float" office:value="0" calcext:value-type="float">
            <text:p>0</text:p>
          </table:table-cell>
          <table:table-cell/>
          <table:table-cell table:formula="of:=IF(AND([.C326]=&quot;обществознание&quot;;[.A326]=&quot;СЗ&quot;);[.D32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11"/>
          <table:table-cell table:formula="of:=IF(AND([.C327]=&quot;обществознание&quot;;[.D327]&gt;299);[.D327];0)" office:value-type="float" office:value="0" calcext:value-type="float">
            <text:p>0</text:p>
          </table:table-cell>
          <table:table-cell/>
          <table:table-cell table:style-name="ce9" table:formula="of:=IF(AND([.C327]=&quot;физкультура&quot;;[.A327]=&quot;С&quot;);1;0)" office:value-type="float" office:value="0" calcext:value-type="float">
            <text:p>0</text:p>
          </table:table-cell>
          <table:table-cell/>
          <table:table-cell table:formula="of:=IF(AND([.C327]=&quot;обществознание&quot;;[.A327]=&quot;СЗ&quot;);[.D32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2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0" calcext:value-type="float">
            <text:p>810</text:p>
          </table:table-cell>
          <table:table-cell table:number-columns-repeated="11"/>
          <table:table-cell table:formula="of:=IF(AND([.C328]=&quot;обществознание&quot;;[.D328]&gt;299);[.D328];0)" office:value-type="float" office:value="0" calcext:value-type="float">
            <text:p>0</text:p>
          </table:table-cell>
          <table:table-cell/>
          <table:table-cell table:style-name="ce9" table:formula="of:=IF(AND([.C328]=&quot;физкультура&quot;;[.A328]=&quot;С&quot;);1;0)" office:value-type="float" office:value="0" calcext:value-type="float">
            <text:p>0</text:p>
          </table:table-cell>
          <table:table-cell/>
          <table:table-cell table:formula="of:=IF(AND([.C328]=&quot;обществознание&quot;;[.A328]=&quot;СЗ&quot;);[.D32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11"/>
          <table:table-cell table:formula="of:=IF(AND([.C329]=&quot;обществознание&quot;;[.D329]&gt;299);[.D329];0)" office:value-type="float" office:value="0" calcext:value-type="float">
            <text:p>0</text:p>
          </table:table-cell>
          <table:table-cell/>
          <table:table-cell table:style-name="ce9" table:formula="of:=IF(AND([.C329]=&quot;физкультура&quot;;[.A329]=&quot;С&quot;);1;0)" office:value-type="float" office:value="0" calcext:value-type="float">
            <text:p>0</text:p>
          </table:table-cell>
          <table:table-cell/>
          <table:table-cell table:formula="of:=IF(AND([.C329]=&quot;обществознание&quot;;[.A329]=&quot;СЗ&quot;);[.D32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11"/>
          <table:table-cell table:formula="of:=IF(AND([.C330]=&quot;обществознание&quot;;[.D330]&gt;299);[.D330];0)" office:value-type="float" office:value="0" calcext:value-type="float">
            <text:p>0</text:p>
          </table:table-cell>
          <table:table-cell/>
          <table:table-cell table:style-name="ce9" table:formula="of:=IF(AND([.C330]=&quot;физкультура&quot;;[.A330]=&quot;С&quot;);1;0)" office:value-type="float" office:value="0" calcext:value-type="float">
            <text:p>0</text:p>
          </table:table-cell>
          <table:table-cell/>
          <table:table-cell table:formula="of:=IF(AND([.C330]=&quot;обществознание&quot;;[.A330]=&quot;СЗ&quot;);[.D33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9" calcext:value-type="float">
            <text:p>839</text:p>
          </table:table-cell>
          <table:table-cell table:number-columns-repeated="11"/>
          <table:table-cell table:formula="of:=IF(AND([.C331]=&quot;обществознание&quot;;[.D331]&gt;299);[.D331];0)" office:value-type="float" office:value="0" calcext:value-type="float">
            <text:p>0</text:p>
          </table:table-cell>
          <table:table-cell/>
          <table:table-cell table:style-name="ce9" table:formula="of:=IF(AND([.C331]=&quot;физкультура&quot;;[.A331]=&quot;С&quot;);1;0)" office:value-type="float" office:value="0" calcext:value-type="float">
            <text:p>0</text:p>
          </table:table-cell>
          <table:table-cell/>
          <table:table-cell table:formula="of:=IF(AND([.C331]=&quot;обществознание&quot;;[.A331]=&quot;СЗ&quot;);[.D33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24" calcext:value-type="float">
            <text:p>824</text:p>
          </table:table-cell>
          <table:table-cell table:number-columns-repeated="11"/>
          <table:table-cell table:formula="of:=IF(AND([.C332]=&quot;обществознание&quot;;[.D332]&gt;299);[.D332];0)" office:value-type="float" office:value="0" calcext:value-type="float">
            <text:p>0</text:p>
          </table:table-cell>
          <table:table-cell/>
          <table:table-cell table:style-name="ce9" table:formula="of:=IF(AND([.C332]=&quot;физкультура&quot;;[.A332]=&quot;С&quot;);1;0)" office:value-type="float" office:value="0" calcext:value-type="float">
            <text:p>0</text:p>
          </table:table-cell>
          <table:table-cell/>
          <table:table-cell table:formula="of:=IF(AND([.C332]=&quot;обществознание&quot;;[.A332]=&quot;СЗ&quot;);[.D33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6" calcext:value-type="float">
            <text:p>346</text:p>
          </table:table-cell>
          <table:table-cell table:number-columns-repeated="11"/>
          <table:table-cell table:formula="of:=IF(AND([.C333]=&quot;обществознание&quot;;[.D333]&gt;299);[.D333];0)" office:value-type="float" office:value="0" calcext:value-type="float">
            <text:p>0</text:p>
          </table:table-cell>
          <table:table-cell/>
          <table:table-cell table:style-name="ce9" table:formula="of:=IF(AND([.C333]=&quot;физкультура&quot;;[.A333]=&quot;С&quot;);1;0)" office:value-type="float" office:value="0" calcext:value-type="float">
            <text:p>0</text:p>
          </table:table-cell>
          <table:table-cell/>
          <table:table-cell table:formula="of:=IF(AND([.C333]=&quot;обществознание&quot;;[.A333]=&quot;СЗ&quot;);[.D33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3" calcext:value-type="float">
            <text:p>803</text:p>
          </table:table-cell>
          <table:table-cell table:number-columns-repeated="11"/>
          <table:table-cell table:formula="of:=IF(AND([.C334]=&quot;обществознание&quot;;[.D334]&gt;299);[.D334];0)" office:value-type="float" office:value="0" calcext:value-type="float">
            <text:p>0</text:p>
          </table:table-cell>
          <table:table-cell/>
          <table:table-cell table:style-name="ce9" table:formula="of:=IF(AND([.C334]=&quot;физкультура&quot;;[.A334]=&quot;С&quot;);1;0)" office:value-type="float" office:value="0" calcext:value-type="float">
            <text:p>0</text:p>
          </table:table-cell>
          <table:table-cell/>
          <table:table-cell table:formula="of:=IF(AND([.C334]=&quot;обществознание&quot;;[.A334]=&quot;СЗ&quot;);[.D33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0" calcext:value-type="float">
            <text:p>820</text:p>
          </table:table-cell>
          <table:table-cell table:number-columns-repeated="11"/>
          <table:table-cell table:formula="of:=IF(AND([.C335]=&quot;обществознание&quot;;[.D335]&gt;299);[.D335];0)" office:value-type="float" office:value="820" calcext:value-type="float">
            <text:p>820</text:p>
          </table:table-cell>
          <table:table-cell/>
          <table:table-cell table:style-name="ce9" table:formula="of:=IF(AND([.C335]=&quot;физкультура&quot;;[.A335]=&quot;С&quot;);1;0)" office:value-type="float" office:value="0" calcext:value-type="float">
            <text:p>0</text:p>
          </table:table-cell>
          <table:table-cell/>
          <table:table-cell table:formula="of:=IF(AND([.C335]=&quot;обществознание&quot;;[.A335]=&quot;СЗ&quot;);[.D33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3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58" calcext:value-type="float">
            <text:p>358</text:p>
          </table:table-cell>
          <table:table-cell table:number-columns-repeated="11"/>
          <table:table-cell table:formula="of:=IF(AND([.C336]=&quot;обществознание&quot;;[.D336]&gt;299);[.D336];0)" office:value-type="float" office:value="0" calcext:value-type="float">
            <text:p>0</text:p>
          </table:table-cell>
          <table:table-cell/>
          <table:table-cell table:style-name="ce9" table:formula="of:=IF(AND([.C336]=&quot;физкультура&quot;;[.A336]=&quot;С&quot;);1;0)" office:value-type="float" office:value="0" calcext:value-type="float">
            <text:p>0</text:p>
          </table:table-cell>
          <table:table-cell/>
          <table:table-cell table:formula="of:=IF(AND([.C336]=&quot;обществознание&quot;;[.A336]=&quot;СЗ&quot;);[.D33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3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1"/>
          <table:table-cell table:formula="of:=IF(AND([.C337]=&quot;обществознание&quot;;[.D337]&gt;299);[.D337];0)" office:value-type="float" office:value="0" calcext:value-type="float">
            <text:p>0</text:p>
          </table:table-cell>
          <table:table-cell/>
          <table:table-cell table:style-name="ce9" table:formula="of:=IF(AND([.C337]=&quot;физкультура&quot;;[.A337]=&quot;С&quot;);1;0)" office:value-type="float" office:value="0" calcext:value-type="float">
            <text:p>0</text:p>
          </table:table-cell>
          <table:table-cell/>
          <table:table-cell table:formula="of:=IF(AND([.C337]=&quot;обществознание&quot;;[.A337]=&quot;СЗ&quot;);[.D33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11"/>
          <table:table-cell table:formula="of:=IF(AND([.C338]=&quot;обществознание&quot;;[.D338]&gt;299);[.D338];0)" office:value-type="float" office:value="0" calcext:value-type="float">
            <text:p>0</text:p>
          </table:table-cell>
          <table:table-cell/>
          <table:table-cell table:style-name="ce9" table:formula="of:=IF(AND([.C338]=&quot;физкультура&quot;;[.A338]=&quot;С&quot;);1;0)" office:value-type="float" office:value="0" calcext:value-type="float">
            <text:p>0</text:p>
          </table:table-cell>
          <table:table-cell/>
          <table:table-cell table:formula="of:=IF(AND([.C338]=&quot;обществознание&quot;;[.A338]=&quot;СЗ&quot;);[.D33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7" calcext:value-type="float">
            <text:p>627</text:p>
          </table:table-cell>
          <table:table-cell table:number-columns-repeated="11"/>
          <table:table-cell table:formula="of:=IF(AND([.C339]=&quot;обществознание&quot;;[.D339]&gt;299);[.D339];0)" office:value-type="float" office:value="627" calcext:value-type="float">
            <text:p>627</text:p>
          </table:table-cell>
          <table:table-cell/>
          <table:table-cell table:style-name="ce9" table:formula="of:=IF(AND([.C339]=&quot;физкультура&quot;;[.A339]=&quot;С&quot;);1;0)" office:value-type="float" office:value="0" calcext:value-type="float">
            <text:p>0</text:p>
          </table:table-cell>
          <table:table-cell/>
          <table:table-cell table:formula="of:=IF(AND([.C339]=&quot;обществознание&quot;;[.A339]=&quot;СЗ&quot;);[.D33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1"/>
          <table:table-cell table:formula="of:=IF(AND([.C340]=&quot;обществознание&quot;;[.D340]&gt;299);[.D340];0)" office:value-type="float" office:value="0" calcext:value-type="float">
            <text:p>0</text:p>
          </table:table-cell>
          <table:table-cell/>
          <table:table-cell table:style-name="ce9" table:formula="of:=IF(AND([.C340]=&quot;физкультура&quot;;[.A340]=&quot;С&quot;);1;0)" office:value-type="float" office:value="0" calcext:value-type="float">
            <text:p>0</text:p>
          </table:table-cell>
          <table:table-cell/>
          <table:table-cell table:formula="of:=IF(AND([.C340]=&quot;обществознание&quot;;[.A340]=&quot;СЗ&quot;);[.D34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52" calcext:value-type="float">
            <text:p>452</text:p>
          </table:table-cell>
          <table:table-cell table:number-columns-repeated="11"/>
          <table:table-cell table:formula="of:=IF(AND([.C341]=&quot;обществознание&quot;;[.D341]&gt;299);[.D341];0)" office:value-type="float" office:value="0" calcext:value-type="float">
            <text:p>0</text:p>
          </table:table-cell>
          <table:table-cell/>
          <table:table-cell table:style-name="ce9" table:formula="of:=IF(AND([.C341]=&quot;физкультура&quot;;[.A341]=&quot;С&quot;);1;0)" office:value-type="float" office:value="0" calcext:value-type="float">
            <text:p>0</text:p>
          </table:table-cell>
          <table:table-cell/>
          <table:table-cell table:formula="of:=IF(AND([.C341]=&quot;обществознание&quot;;[.A341]=&quot;СЗ&quot;);[.D34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4" calcext:value-type="float">
            <text:p>674</text:p>
          </table:table-cell>
          <table:table-cell table:number-columns-repeated="11"/>
          <table:table-cell table:formula="of:=IF(AND([.C342]=&quot;обществознание&quot;;[.D342]&gt;299);[.D342];0)" office:value-type="float" office:value="674" calcext:value-type="float">
            <text:p>674</text:p>
          </table:table-cell>
          <table:table-cell/>
          <table:table-cell table:style-name="ce9" table:formula="of:=IF(AND([.C342]=&quot;физкультура&quot;;[.A342]=&quot;С&quot;);1;0)" office:value-type="float" office:value="0" calcext:value-type="float">
            <text:p>0</text:p>
          </table:table-cell>
          <table:table-cell/>
          <table:table-cell table:formula="of:=IF(AND([.C342]=&quot;обществознание&quot;;[.A342]=&quot;СЗ&quot;);[.D34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4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11"/>
          <table:table-cell table:formula="of:=IF(AND([.C343]=&quot;обществознание&quot;;[.D343]&gt;299);[.D343];0)" office:value-type="float" office:value="389" calcext:value-type="float">
            <text:p>389</text:p>
          </table:table-cell>
          <table:table-cell/>
          <table:table-cell table:style-name="ce9" table:formula="of:=IF(AND([.C343]=&quot;физкультура&quot;;[.A343]=&quot;С&quot;);1;0)" office:value-type="float" office:value="0" calcext:value-type="float">
            <text:p>0</text:p>
          </table:table-cell>
          <table:table-cell/>
          <table:table-cell table:formula="of:=IF(AND([.C343]=&quot;обществознание&quot;;[.A343]=&quot;СЗ&quot;);[.D34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4" calcext:value-type="float">
            <text:p>914</text:p>
          </table:table-cell>
          <table:table-cell table:number-columns-repeated="11"/>
          <table:table-cell table:formula="of:=IF(AND([.C344]=&quot;обществознание&quot;;[.D344]&gt;299);[.D344];0)" office:value-type="float" office:value="0" calcext:value-type="float">
            <text:p>0</text:p>
          </table:table-cell>
          <table:table-cell/>
          <table:table-cell table:style-name="ce9" table:formula="of:=IF(AND([.C344]=&quot;физкультура&quot;;[.A344]=&quot;С&quot;);1;0)" office:value-type="float" office:value="0" calcext:value-type="float">
            <text:p>0</text:p>
          </table:table-cell>
          <table:table-cell/>
          <table:table-cell table:formula="of:=IF(AND([.C344]=&quot;обществознание&quot;;[.A344]=&quot;СЗ&quot;);[.D34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4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08" calcext:value-type="float">
            <text:p>408</text:p>
          </table:table-cell>
          <table:table-cell table:number-columns-repeated="11"/>
          <table:table-cell table:formula="of:=IF(AND([.C345]=&quot;обществознание&quot;;[.D345]&gt;299);[.D345];0)" office:value-type="float" office:value="0" calcext:value-type="float">
            <text:p>0</text:p>
          </table:table-cell>
          <table:table-cell/>
          <table:table-cell table:style-name="ce9" table:formula="of:=IF(AND([.C345]=&quot;физкультура&quot;;[.A345]=&quot;С&quot;);1;0)" office:value-type="float" office:value="0" calcext:value-type="float">
            <text:p>0</text:p>
          </table:table-cell>
          <table:table-cell/>
          <table:table-cell table:formula="of:=IF(AND([.C345]=&quot;обществознание&quot;;[.A345]=&quot;СЗ&quot;);[.D34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1"/>
          <table:table-cell table:formula="of:=IF(AND([.C346]=&quot;обществознание&quot;;[.D346]&gt;299);[.D346];0)" office:value-type="float" office:value="0" calcext:value-type="float">
            <text:p>0</text:p>
          </table:table-cell>
          <table:table-cell/>
          <table:table-cell table:style-name="ce9" table:formula="of:=IF(AND([.C346]=&quot;физкультура&quot;;[.A346]=&quot;С&quot;);1;0)" office:value-type="float" office:value="0" calcext:value-type="float">
            <text:p>0</text:p>
          </table:table-cell>
          <table:table-cell/>
          <table:table-cell table:formula="of:=IF(AND([.C346]=&quot;обществознание&quot;;[.A346]=&quot;СЗ&quot;);[.D34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4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1"/>
          <table:table-cell table:formula="of:=IF(AND([.C347]=&quot;обществознание&quot;;[.D347]&gt;299);[.D347];0)" office:value-type="float" office:value="0" calcext:value-type="float">
            <text:p>0</text:p>
          </table:table-cell>
          <table:table-cell/>
          <table:table-cell table:style-name="ce9" table:formula="of:=IF(AND([.C347]=&quot;физкультура&quot;;[.A347]=&quot;С&quot;);1;0)" office:value-type="float" office:value="0" calcext:value-type="float">
            <text:p>0</text:p>
          </table:table-cell>
          <table:table-cell/>
          <table:table-cell table:formula="of:=IF(AND([.C347]=&quot;обществознание&quot;;[.A347]=&quot;СЗ&quot;);[.D34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4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1"/>
          <table:table-cell table:formula="of:=IF(AND([.C348]=&quot;обществознание&quot;;[.D348]&gt;299);[.D348];0)" office:value-type="float" office:value="0" calcext:value-type="float">
            <text:p>0</text:p>
          </table:table-cell>
          <table:table-cell/>
          <table:table-cell table:style-name="ce9" table:formula="of:=IF(AND([.C348]=&quot;физкультура&quot;;[.A348]=&quot;С&quot;);1;0)" office:value-type="float" office:value="0" calcext:value-type="float">
            <text:p>0</text:p>
          </table:table-cell>
          <table:table-cell/>
          <table:table-cell table:formula="of:=IF(AND([.C348]=&quot;обществознание&quot;;[.A348]=&quot;СЗ&quot;);[.D34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1"/>
          <table:table-cell table:formula="of:=IF(AND([.C349]=&quot;обществознание&quot;;[.D349]&gt;299);[.D349];0)" office:value-type="float" office:value="588" calcext:value-type="float">
            <text:p>588</text:p>
          </table:table-cell>
          <table:table-cell/>
          <table:table-cell table:style-name="ce9" table:formula="of:=IF(AND([.C349]=&quot;физкультура&quot;;[.A349]=&quot;С&quot;);1;0)" office:value-type="float" office:value="0" calcext:value-type="float">
            <text:p>0</text:p>
          </table:table-cell>
          <table:table-cell/>
          <table:table-cell table:formula="of:=IF(AND([.C349]=&quot;обществознание&quot;;[.A349]=&quot;СЗ&quot;);[.D34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1"/>
          <table:table-cell table:formula="of:=IF(AND([.C350]=&quot;обществознание&quot;;[.D350]&gt;299);[.D350];0)" office:value-type="float" office:value="0" calcext:value-type="float">
            <text:p>0</text:p>
          </table:table-cell>
          <table:table-cell/>
          <table:table-cell table:style-name="ce9" table:formula="of:=IF(AND([.C350]=&quot;физкультура&quot;;[.A350]=&quot;С&quot;);1;0)" office:value-type="float" office:value="0" calcext:value-type="float">
            <text:p>0</text:p>
          </table:table-cell>
          <table:table-cell/>
          <table:table-cell table:formula="of:=IF(AND([.C350]=&quot;обществознание&quot;;[.A350]=&quot;СЗ&quot;);[.D35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5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11"/>
          <table:table-cell table:formula="of:=IF(AND([.C351]=&quot;обществознание&quot;;[.D351]&gt;299);[.D351];0)" office:value-type="float" office:value="0" calcext:value-type="float">
            <text:p>0</text:p>
          </table:table-cell>
          <table:table-cell/>
          <table:table-cell table:style-name="ce9" table:formula="of:=IF(AND([.C351]=&quot;физкультура&quot;;[.A351]=&quot;С&quot;);1;0)" office:value-type="float" office:value="0" calcext:value-type="float">
            <text:p>0</text:p>
          </table:table-cell>
          <table:table-cell/>
          <table:table-cell table:formula="of:=IF(AND([.C351]=&quot;обществознание&quot;;[.A351]=&quot;СЗ&quot;);[.D35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36" calcext:value-type="float">
            <text:p>936</text:p>
          </table:table-cell>
          <table:table-cell table:number-columns-repeated="11"/>
          <table:table-cell table:formula="of:=IF(AND([.C352]=&quot;обществознание&quot;;[.D352]&gt;299);[.D352];0)" office:value-type="float" office:value="0" calcext:value-type="float">
            <text:p>0</text:p>
          </table:table-cell>
          <table:table-cell/>
          <table:table-cell table:style-name="ce9" table:formula="of:=IF(AND([.C352]=&quot;физкультура&quot;;[.A352]=&quot;С&quot;);1;0)" office:value-type="float" office:value="0" calcext:value-type="float">
            <text:p>0</text:p>
          </table:table-cell>
          <table:table-cell/>
          <table:table-cell table:formula="of:=IF(AND([.C352]=&quot;обществознание&quot;;[.A352]=&quot;СЗ&quot;);[.D35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3" calcext:value-type="float">
            <text:p>553</text:p>
          </table:table-cell>
          <table:table-cell table:number-columns-repeated="11"/>
          <table:table-cell table:formula="of:=IF(AND([.C353]=&quot;обществознание&quot;;[.D353]&gt;299);[.D353];0)" office:value-type="float" office:value="553" calcext:value-type="float">
            <text:p>553</text:p>
          </table:table-cell>
          <table:table-cell/>
          <table:table-cell table:style-name="ce9" table:formula="of:=IF(AND([.C353]=&quot;физкультура&quot;;[.A353]=&quot;С&quot;);1;0)" office:value-type="float" office:value="0" calcext:value-type="float">
            <text:p>0</text:p>
          </table:table-cell>
          <table:table-cell/>
          <table:table-cell table:formula="of:=IF(AND([.C353]=&quot;обществознание&quot;;[.A353]=&quot;СЗ&quot;);[.D35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11"/>
          <table:table-cell table:formula="of:=IF(AND([.C354]=&quot;обществознание&quot;;[.D354]&gt;299);[.D354];0)" office:value-type="float" office:value="0" calcext:value-type="float">
            <text:p>0</text:p>
          </table:table-cell>
          <table:table-cell/>
          <table:table-cell table:style-name="ce9" table:formula="of:=IF(AND([.C354]=&quot;физкультура&quot;;[.A354]=&quot;С&quot;);1;0)" office:value-type="float" office:value="0" calcext:value-type="float">
            <text:p>0</text:p>
          </table:table-cell>
          <table:table-cell/>
          <table:table-cell table:formula="of:=IF(AND([.C354]=&quot;обществознание&quot;;[.A354]=&quot;СЗ&quot;);[.D354];0)" office:value-type="float" office:value="127" calcext:value-type="float">
            <text:p>127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1"/>
          <table:table-cell table:formula="of:=IF(AND([.C355]=&quot;обществознание&quot;;[.D355]&gt;299);[.D355];0)" office:value-type="float" office:value="0" calcext:value-type="float">
            <text:p>0</text:p>
          </table:table-cell>
          <table:table-cell/>
          <table:table-cell table:style-name="ce9" table:formula="of:=IF(AND([.C355]=&quot;физкультура&quot;;[.A355]=&quot;С&quot;);1;0)" office:value-type="float" office:value="0" calcext:value-type="float">
            <text:p>0</text:p>
          </table:table-cell>
          <table:table-cell/>
          <table:table-cell table:formula="of:=IF(AND([.C355]=&quot;обществознание&quot;;[.A355]=&quot;СЗ&quot;);[.D35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5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1"/>
          <table:table-cell table:formula="of:=IF(AND([.C356]=&quot;обществознание&quot;;[.D356]&gt;299);[.D356];0)" office:value-type="float" office:value="0" calcext:value-type="float">
            <text:p>0</text:p>
          </table:table-cell>
          <table:table-cell/>
          <table:table-cell table:style-name="ce9" table:formula="of:=IF(AND([.C356]=&quot;физкультура&quot;;[.A356]=&quot;С&quot;);1;0)" office:value-type="float" office:value="0" calcext:value-type="float">
            <text:p>0</text:p>
          </table:table-cell>
          <table:table-cell/>
          <table:table-cell table:formula="of:=IF(AND([.C356]=&quot;обществознание&quot;;[.A356]=&quot;СЗ&quot;);[.D35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11"/>
          <table:table-cell table:formula="of:=IF(AND([.C357]=&quot;обществознание&quot;;[.D357]&gt;299);[.D357];0)" office:value-type="float" office:value="0" calcext:value-type="float">
            <text:p>0</text:p>
          </table:table-cell>
          <table:table-cell/>
          <table:table-cell table:style-name="ce9" table:formula="of:=IF(AND([.C357]=&quot;физкультура&quot;;[.A357]=&quot;С&quot;);1;0)" office:value-type="float" office:value="0" calcext:value-type="float">
            <text:p>0</text:p>
          </table:table-cell>
          <table:table-cell/>
          <table:table-cell table:formula="of:=IF(AND([.C357]=&quot;обществознание&quot;;[.A357]=&quot;СЗ&quot;);[.D35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60" calcext:value-type="float">
            <text:p>860</text:p>
          </table:table-cell>
          <table:table-cell table:number-columns-repeated="11"/>
          <table:table-cell table:formula="of:=IF(AND([.C358]=&quot;обществознание&quot;;[.D358]&gt;299);[.D358];0)" office:value-type="float" office:value="0" calcext:value-type="float">
            <text:p>0</text:p>
          </table:table-cell>
          <table:table-cell/>
          <table:table-cell table:style-name="ce9" table:formula="of:=IF(AND([.C358]=&quot;физкультура&quot;;[.A358]=&quot;С&quot;);1;0)" office:value-type="float" office:value="0" calcext:value-type="float">
            <text:p>0</text:p>
          </table:table-cell>
          <table:table-cell/>
          <table:table-cell table:formula="of:=IF(AND([.C358]=&quot;обществознание&quot;;[.A358]=&quot;СЗ&quot;);[.D35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11"/>
          <table:table-cell table:formula="of:=IF(AND([.C359]=&quot;обществознание&quot;;[.D359]&gt;299);[.D359];0)" office:value-type="float" office:value="0" calcext:value-type="float">
            <text:p>0</text:p>
          </table:table-cell>
          <table:table-cell/>
          <table:table-cell table:style-name="ce9" table:formula="of:=IF(AND([.C359]=&quot;физкультура&quot;;[.A359]=&quot;С&quot;);1;0)" office:value-type="float" office:value="0" calcext:value-type="float">
            <text:p>0</text:p>
          </table:table-cell>
          <table:table-cell/>
          <table:table-cell table:formula="of:=IF(AND([.C359]=&quot;обществознание&quot;;[.A359]=&quot;СЗ&quot;);[.D35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5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59" calcext:value-type="float">
            <text:p>559</text:p>
          </table:table-cell>
          <table:table-cell table:number-columns-repeated="11"/>
          <table:table-cell table:formula="of:=IF(AND([.C360]=&quot;обществознание&quot;;[.D360]&gt;299);[.D360];0)" office:value-type="float" office:value="0" calcext:value-type="float">
            <text:p>0</text:p>
          </table:table-cell>
          <table:table-cell/>
          <table:table-cell table:style-name="ce9" table:formula="of:=IF(AND([.C360]=&quot;физкультура&quot;;[.A360]=&quot;С&quot;);1;0)" office:value-type="float" office:value="0" calcext:value-type="float">
            <text:p>0</text:p>
          </table:table-cell>
          <table:table-cell/>
          <table:table-cell table:formula="of:=IF(AND([.C360]=&quot;обществознание&quot;;[.A360]=&quot;СЗ&quot;);[.D36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23" calcext:value-type="float">
            <text:p>923</text:p>
          </table:table-cell>
          <table:table-cell table:number-columns-repeated="11"/>
          <table:table-cell table:formula="of:=IF(AND([.C361]=&quot;обществознание&quot;;[.D361]&gt;299);[.D361];0)" office:value-type="float" office:value="0" calcext:value-type="float">
            <text:p>0</text:p>
          </table:table-cell>
          <table:table-cell/>
          <table:table-cell table:style-name="ce9" table:formula="of:=IF(AND([.C361]=&quot;физкультура&quot;;[.A361]=&quot;С&quot;);1;0)" office:value-type="float" office:value="0" calcext:value-type="float">
            <text:p>0</text:p>
          </table:table-cell>
          <table:table-cell/>
          <table:table-cell table:formula="of:=IF(AND([.C361]=&quot;обществознание&quot;;[.A361]=&quot;СЗ&quot;);[.D36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11"/>
          <table:table-cell table:formula="of:=IF(AND([.C362]=&quot;обществознание&quot;;[.D362]&gt;299);[.D362];0)" office:value-type="float" office:value="0" calcext:value-type="float">
            <text:p>0</text:p>
          </table:table-cell>
          <table:table-cell/>
          <table:table-cell table:style-name="ce9" table:formula="of:=IF(AND([.C362]=&quot;физкультура&quot;;[.A362]=&quot;С&quot;);1;0)" office:value-type="float" office:value="0" calcext:value-type="float">
            <text:p>0</text:p>
          </table:table-cell>
          <table:table-cell/>
          <table:table-cell table:formula="of:=IF(AND([.C362]=&quot;обществознание&quot;;[.A362]=&quot;СЗ&quot;);[.D36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6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1"/>
          <table:table-cell table:formula="of:=IF(AND([.C363]=&quot;обществознание&quot;;[.D363]&gt;299);[.D363];0)" office:value-type="float" office:value="0" calcext:value-type="float">
            <text:p>0</text:p>
          </table:table-cell>
          <table:table-cell/>
          <table:table-cell table:style-name="ce9" table:formula="of:=IF(AND([.C363]=&quot;физкультура&quot;;[.A363]=&quot;С&quot;);1;0)" office:value-type="float" office:value="0" calcext:value-type="float">
            <text:p>0</text:p>
          </table:table-cell>
          <table:table-cell/>
          <table:table-cell table:formula="of:=IF(AND([.C363]=&quot;обществознание&quot;;[.A363]=&quot;СЗ&quot;);[.D36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11"/>
          <table:table-cell table:formula="of:=IF(AND([.C364]=&quot;обществознание&quot;;[.D364]&gt;299);[.D364];0)" office:value-type="float" office:value="0" calcext:value-type="float">
            <text:p>0</text:p>
          </table:table-cell>
          <table:table-cell/>
          <table:table-cell table:style-name="ce9" table:formula="of:=IF(AND([.C364]=&quot;физкультура&quot;;[.A364]=&quot;С&quot;);1;0)" office:value-type="float" office:value="0" calcext:value-type="float">
            <text:p>0</text:p>
          </table:table-cell>
          <table:table-cell/>
          <table:table-cell table:formula="of:=IF(AND([.C364]=&quot;обществознание&quot;;[.A364]=&quot;СЗ&quot;);[.D36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6" calcext:value-type="float">
            <text:p>346</text:p>
          </table:table-cell>
          <table:table-cell table:number-columns-repeated="11"/>
          <table:table-cell table:formula="of:=IF(AND([.C365]=&quot;обществознание&quot;;[.D365]&gt;299);[.D365];0)" office:value-type="float" office:value="0" calcext:value-type="float">
            <text:p>0</text:p>
          </table:table-cell>
          <table:table-cell/>
          <table:table-cell table:style-name="ce9" table:formula="of:=IF(AND([.C365]=&quot;физкультура&quot;;[.A365]=&quot;С&quot;);1;0)" office:value-type="float" office:value="0" calcext:value-type="float">
            <text:p>0</text:p>
          </table:table-cell>
          <table:table-cell/>
          <table:table-cell table:formula="of:=IF(AND([.C365]=&quot;обществознание&quot;;[.A365]=&quot;СЗ&quot;);[.D36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11"/>
          <table:table-cell table:formula="of:=IF(AND([.C366]=&quot;обществознание&quot;;[.D366]&gt;299);[.D366];0)" office:value-type="float" office:value="0" calcext:value-type="float">
            <text:p>0</text:p>
          </table:table-cell>
          <table:table-cell/>
          <table:table-cell table:style-name="ce9" table:formula="of:=IF(AND([.C366]=&quot;физкультура&quot;;[.A366]=&quot;С&quot;);1;0)" office:value-type="float" office:value="0" calcext:value-type="float">
            <text:p>0</text:p>
          </table:table-cell>
          <table:table-cell/>
          <table:table-cell table:formula="of:=IF(AND([.C366]=&quot;обществознание&quot;;[.A366]=&quot;СЗ&quot;);[.D36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18" calcext:value-type="float">
            <text:p>718</text:p>
          </table:table-cell>
          <table:table-cell table:number-columns-repeated="11"/>
          <table:table-cell table:formula="of:=IF(AND([.C367]=&quot;обществознание&quot;;[.D367]&gt;299);[.D367];0)" office:value-type="float" office:value="0" calcext:value-type="float">
            <text:p>0</text:p>
          </table:table-cell>
          <table:table-cell/>
          <table:table-cell table:style-name="ce9" table:formula="of:=IF(AND([.C367]=&quot;физкультура&quot;;[.A367]=&quot;С&quot;);1;0)" office:value-type="float" office:value="0" calcext:value-type="float">
            <text:p>0</text:p>
          </table:table-cell>
          <table:table-cell/>
          <table:table-cell table:formula="of:=IF(AND([.C367]=&quot;обществознание&quot;;[.A367]=&quot;СЗ&quot;);[.D36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6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21" calcext:value-type="float">
            <text:p>921</text:p>
          </table:table-cell>
          <table:table-cell table:number-columns-repeated="11"/>
          <table:table-cell table:formula="of:=IF(AND([.C368]=&quot;обществознание&quot;;[.D368]&gt;299);[.D368];0)" office:value-type="float" office:value="0" calcext:value-type="float">
            <text:p>0</text:p>
          </table:table-cell>
          <table:table-cell/>
          <table:table-cell table:style-name="ce9" table:formula="of:=IF(AND([.C368]=&quot;физкультура&quot;;[.A368]=&quot;С&quot;);1;0)" office:value-type="float" office:value="0" calcext:value-type="float">
            <text:p>0</text:p>
          </table:table-cell>
          <table:table-cell/>
          <table:table-cell table:formula="of:=IF(AND([.C368]=&quot;обществознание&quot;;[.A368]=&quot;СЗ&quot;);[.D36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11"/>
          <table:table-cell table:formula="of:=IF(AND([.C369]=&quot;обществознание&quot;;[.D369]&gt;299);[.D369];0)" office:value-type="float" office:value="0" calcext:value-type="float">
            <text:p>0</text:p>
          </table:table-cell>
          <table:table-cell/>
          <table:table-cell table:style-name="ce9" table:formula="of:=IF(AND([.C369]=&quot;физкультура&quot;;[.A369]=&quot;С&quot;);1;0)" office:value-type="float" office:value="0" calcext:value-type="float">
            <text:p>0</text:p>
          </table:table-cell>
          <table:table-cell/>
          <table:table-cell table:formula="of:=IF(AND([.C369]=&quot;обществознание&quot;;[.A369]=&quot;СЗ&quot;);[.D36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11"/>
          <table:table-cell table:formula="of:=IF(AND([.C370]=&quot;обществознание&quot;;[.D370]&gt;299);[.D370];0)" office:value-type="float" office:value="0" calcext:value-type="float">
            <text:p>0</text:p>
          </table:table-cell>
          <table:table-cell/>
          <table:table-cell table:style-name="ce9" table:formula="of:=IF(AND([.C370]=&quot;физкультура&quot;;[.A370]=&quot;С&quot;);1;0)" office:value-type="float" office:value="0" calcext:value-type="float">
            <text:p>0</text:p>
          </table:table-cell>
          <table:table-cell/>
          <table:table-cell table:formula="of:=IF(AND([.C370]=&quot;обществознание&quot;;[.A370]=&quot;СЗ&quot;);[.D37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7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1"/>
          <table:table-cell table:formula="of:=IF(AND([.C371]=&quot;обществознание&quot;;[.D371]&gt;299);[.D371];0)" office:value-type="float" office:value="0" calcext:value-type="float">
            <text:p>0</text:p>
          </table:table-cell>
          <table:table-cell/>
          <table:table-cell table:style-name="ce9" table:formula="of:=IF(AND([.C371]=&quot;физкультура&quot;;[.A371]=&quot;С&quot;);1;0)" office:value-type="float" office:value="0" calcext:value-type="float">
            <text:p>0</text:p>
          </table:table-cell>
          <table:table-cell/>
          <table:table-cell table:formula="of:=IF(AND([.C371]=&quot;обществознание&quot;;[.A371]=&quot;СЗ&quot;);[.D37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5" calcext:value-type="float">
            <text:p>815</text:p>
          </table:table-cell>
          <table:table-cell table:number-columns-repeated="11"/>
          <table:table-cell table:formula="of:=IF(AND([.C372]=&quot;обществознание&quot;;[.D372]&gt;299);[.D372];0)" office:value-type="float" office:value="0" calcext:value-type="float">
            <text:p>0</text:p>
          </table:table-cell>
          <table:table-cell/>
          <table:table-cell table:style-name="ce9" table:formula="of:=IF(AND([.C372]=&quot;физкультура&quot;;[.A372]=&quot;С&quot;);1;0)" office:value-type="float" office:value="0" calcext:value-type="float">
            <text:p>0</text:p>
          </table:table-cell>
          <table:table-cell/>
          <table:table-cell table:formula="of:=IF(AND([.C372]=&quot;обществознание&quot;;[.A372]=&quot;СЗ&quot;);[.D37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7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3" calcext:value-type="float">
            <text:p>333</text:p>
          </table:table-cell>
          <table:table-cell table:number-columns-repeated="11"/>
          <table:table-cell table:formula="of:=IF(AND([.C373]=&quot;обществознание&quot;;[.D373]&gt;299);[.D373];0)" office:value-type="float" office:value="0" calcext:value-type="float">
            <text:p>0</text:p>
          </table:table-cell>
          <table:table-cell/>
          <table:table-cell table:style-name="ce9" table:formula="of:=IF(AND([.C373]=&quot;физкультура&quot;;[.A373]=&quot;С&quot;);1;0)" office:value-type="float" office:value="0" calcext:value-type="float">
            <text:p>0</text:p>
          </table:table-cell>
          <table:table-cell/>
          <table:table-cell table:formula="of:=IF(AND([.C373]=&quot;обществознание&quot;;[.A373]=&quot;СЗ&quot;);[.D37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75" calcext:value-type="float">
            <text:p>275</text:p>
          </table:table-cell>
          <table:table-cell table:number-columns-repeated="11"/>
          <table:table-cell table:formula="of:=IF(AND([.C374]=&quot;обществознание&quot;;[.D374]&gt;299);[.D374];0)" office:value-type="float" office:value="0" calcext:value-type="float">
            <text:p>0</text:p>
          </table:table-cell>
          <table:table-cell/>
          <table:table-cell table:style-name="ce9" table:formula="of:=IF(AND([.C374]=&quot;физкультура&quot;;[.A374]=&quot;С&quot;);1;0)" office:value-type="float" office:value="0" calcext:value-type="float">
            <text:p>0</text:p>
          </table:table-cell>
          <table:table-cell/>
          <table:table-cell table:formula="of:=IF(AND([.C374]=&quot;обществознание&quot;;[.A374]=&quot;СЗ&quot;);[.D37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91" calcext:value-type="float">
            <text:p>591</text:p>
          </table:table-cell>
          <table:table-cell table:number-columns-repeated="11"/>
          <table:table-cell table:formula="of:=IF(AND([.C375]=&quot;обществознание&quot;;[.D375]&gt;299);[.D375];0)" office:value-type="float" office:value="0" calcext:value-type="float">
            <text:p>0</text:p>
          </table:table-cell>
          <table:table-cell/>
          <table:table-cell table:style-name="ce9" table:formula="of:=IF(AND([.C375]=&quot;физкультура&quot;;[.A375]=&quot;С&quot;);1;0)" office:value-type="float" office:value="0" calcext:value-type="float">
            <text:p>0</text:p>
          </table:table-cell>
          <table:table-cell/>
          <table:table-cell table:formula="of:=IF(AND([.C375]=&quot;обществознание&quot;;[.A375]=&quot;СЗ&quot;);[.D37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7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1"/>
          <table:table-cell table:formula="of:=IF(AND([.C376]=&quot;обществознание&quot;;[.D376]&gt;299);[.D376];0)" office:value-type="float" office:value="0" calcext:value-type="float">
            <text:p>0</text:p>
          </table:table-cell>
          <table:table-cell/>
          <table:table-cell table:style-name="ce9" table:formula="of:=IF(AND([.C376]=&quot;физкультура&quot;;[.A376]=&quot;С&quot;);1;0)" office:value-type="float" office:value="0" calcext:value-type="float">
            <text:p>0</text:p>
          </table:table-cell>
          <table:table-cell/>
          <table:table-cell table:formula="of:=IF(AND([.C376]=&quot;обществознание&quot;;[.A376]=&quot;СЗ&quot;);[.D37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7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11"/>
          <table:table-cell table:formula="of:=IF(AND([.C377]=&quot;обществознание&quot;;[.D377]&gt;299);[.D377];0)" office:value-type="float" office:value="0" calcext:value-type="float">
            <text:p>0</text:p>
          </table:table-cell>
          <table:table-cell/>
          <table:table-cell table:style-name="ce9" table:formula="of:=IF(AND([.C377]=&quot;физкультура&quot;;[.A377]=&quot;С&quot;);1;0)" office:value-type="float" office:value="0" calcext:value-type="float">
            <text:p>0</text:p>
          </table:table-cell>
          <table:table-cell/>
          <table:table-cell table:formula="of:=IF(AND([.C377]=&quot;обществознание&quot;;[.A377]=&quot;СЗ&quot;);[.D37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37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40" calcext:value-type="float">
            <text:p>640</text:p>
          </table:table-cell>
          <table:table-cell table:number-columns-repeated="11"/>
          <table:table-cell table:formula="of:=IF(AND([.C378]=&quot;обществознание&quot;;[.D378]&gt;299);[.D378];0)" office:value-type="float" office:value="0" calcext:value-type="float">
            <text:p>0</text:p>
          </table:table-cell>
          <table:table-cell/>
          <table:table-cell table:style-name="ce9" table:formula="of:=IF(AND([.C378]=&quot;физкультура&quot;;[.A378]=&quot;С&quot;);1;0)" office:value-type="float" office:value="0" calcext:value-type="float">
            <text:p>0</text:p>
          </table:table-cell>
          <table:table-cell/>
          <table:table-cell table:formula="of:=IF(AND([.C378]=&quot;обществознание&quot;;[.A378]=&quot;СЗ&quot;);[.D37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7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6" calcext:value-type="float">
            <text:p>556</text:p>
          </table:table-cell>
          <table:table-cell table:number-columns-repeated="11"/>
          <table:table-cell table:formula="of:=IF(AND([.C379]=&quot;обществознание&quot;;[.D379]&gt;299);[.D379];0)" office:value-type="float" office:value="556" calcext:value-type="float">
            <text:p>556</text:p>
          </table:table-cell>
          <table:table-cell/>
          <table:table-cell table:style-name="ce9" table:formula="of:=IF(AND([.C379]=&quot;физкультура&quot;;[.A379]=&quot;С&quot;);1;0)" office:value-type="float" office:value="0" calcext:value-type="float">
            <text:p>0</text:p>
          </table:table-cell>
          <table:table-cell/>
          <table:table-cell table:formula="of:=IF(AND([.C379]=&quot;обществознание&quot;;[.A379]=&quot;СЗ&quot;);[.D37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11"/>
          <table:table-cell table:formula="of:=IF(AND([.C380]=&quot;обществознание&quot;;[.D380]&gt;299);[.D380];0)" office:value-type="float" office:value="0" calcext:value-type="float">
            <text:p>0</text:p>
          </table:table-cell>
          <table:table-cell/>
          <table:table-cell table:style-name="ce9" table:formula="of:=IF(AND([.C380]=&quot;физкультура&quot;;[.A380]=&quot;С&quot;);1;0)" office:value-type="float" office:value="0" calcext:value-type="float">
            <text:p>0</text:p>
          </table:table-cell>
          <table:table-cell/>
          <table:table-cell table:formula="of:=IF(AND([.C380]=&quot;обществознание&quot;;[.A380]=&quot;СЗ&quot;);[.D380];0)" office:value-type="float" office:value="259" calcext:value-type="float">
            <text:p>259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1"/>
          <table:table-cell table:formula="of:=IF(AND([.C381]=&quot;обществознание&quot;;[.D381]&gt;299);[.D381];0)" office:value-type="float" office:value="0" calcext:value-type="float">
            <text:p>0</text:p>
          </table:table-cell>
          <table:table-cell/>
          <table:table-cell table:style-name="ce9" table:formula="of:=IF(AND([.C381]=&quot;физкультура&quot;;[.A381]=&quot;С&quot;);1;0)" office:value-type="float" office:value="0" calcext:value-type="float">
            <text:p>0</text:p>
          </table:table-cell>
          <table:table-cell/>
          <table:table-cell table:formula="of:=IF(AND([.C381]=&quot;обществознание&quot;;[.A381]=&quot;СЗ&quot;);[.D38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46" calcext:value-type="float">
            <text:p>546</text:p>
          </table:table-cell>
          <table:table-cell table:number-columns-repeated="11"/>
          <table:table-cell table:formula="of:=IF(AND([.C382]=&quot;обществознание&quot;;[.D382]&gt;299);[.D382];0)" office:value-type="float" office:value="0" calcext:value-type="float">
            <text:p>0</text:p>
          </table:table-cell>
          <table:table-cell/>
          <table:table-cell table:style-name="ce9" table:formula="of:=IF(AND([.C382]=&quot;физкультура&quot;;[.A382]=&quot;С&quot;);1;0)" office:value-type="float" office:value="0" calcext:value-type="float">
            <text:p>0</text:p>
          </table:table-cell>
          <table:table-cell/>
          <table:table-cell table:formula="of:=IF(AND([.C382]=&quot;обществознание&quot;;[.A382]=&quot;СЗ&quot;);[.D38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8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84" calcext:value-type="float">
            <text:p>684</text:p>
          </table:table-cell>
          <table:table-cell table:number-columns-repeated="11"/>
          <table:table-cell table:formula="of:=IF(AND([.C383]=&quot;обществознание&quot;;[.D383]&gt;299);[.D383];0)" office:value-type="float" office:value="0" calcext:value-type="float">
            <text:p>0</text:p>
          </table:table-cell>
          <table:table-cell/>
          <table:table-cell table:style-name="ce9" table:formula="of:=IF(AND([.C383]=&quot;физкультура&quot;;[.A383]=&quot;С&quot;);1;0)" office:value-type="float" office:value="0" calcext:value-type="float">
            <text:p>0</text:p>
          </table:table-cell>
          <table:table-cell/>
          <table:table-cell table:formula="of:=IF(AND([.C383]=&quot;обществознание&quot;;[.A383]=&quot;СЗ&quot;);[.D38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8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2" calcext:value-type="float">
            <text:p>812</text:p>
          </table:table-cell>
          <table:table-cell table:number-columns-repeated="11"/>
          <table:table-cell table:formula="of:=IF(AND([.C384]=&quot;обществознание&quot;;[.D384]&gt;299);[.D384];0)" office:value-type="float" office:value="812" calcext:value-type="float">
            <text:p>812</text:p>
          </table:table-cell>
          <table:table-cell/>
          <table:table-cell table:style-name="ce9" table:formula="of:=IF(AND([.C384]=&quot;физкультура&quot;;[.A384]=&quot;С&quot;);1;0)" office:value-type="float" office:value="0" calcext:value-type="float">
            <text:p>0</text:p>
          </table:table-cell>
          <table:table-cell/>
          <table:table-cell table:formula="of:=IF(AND([.C384]=&quot;обществознание&quot;;[.A384]=&quot;СЗ&quot;);[.D38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4" calcext:value-type="float">
            <text:p>404</text:p>
          </table:table-cell>
          <table:table-cell table:number-columns-repeated="11"/>
          <table:table-cell table:formula="of:=IF(AND([.C385]=&quot;обществознание&quot;;[.D385]&gt;299);[.D385];0)" office:value-type="float" office:value="404" calcext:value-type="float">
            <text:p>404</text:p>
          </table:table-cell>
          <table:table-cell/>
          <table:table-cell table:style-name="ce9" table:formula="of:=IF(AND([.C385]=&quot;физкультура&quot;;[.A385]=&quot;С&quot;);1;0)" office:value-type="float" office:value="0" calcext:value-type="float">
            <text:p>0</text:p>
          </table:table-cell>
          <table:table-cell/>
          <table:table-cell table:formula="of:=IF(AND([.C385]=&quot;обществознание&quot;;[.A385]=&quot;СЗ&quot;);[.D38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11"/>
          <table:table-cell table:formula="of:=IF(AND([.C386]=&quot;обществознание&quot;;[.D386]&gt;299);[.D386];0)" office:value-type="float" office:value="0" calcext:value-type="float">
            <text:p>0</text:p>
          </table:table-cell>
          <table:table-cell/>
          <table:table-cell table:style-name="ce9" table:formula="of:=IF(AND([.C386]=&quot;физкультура&quot;;[.A386]=&quot;С&quot;);1;0)" office:value-type="float" office:value="0" calcext:value-type="float">
            <text:p>0</text:p>
          </table:table-cell>
          <table:table-cell/>
          <table:table-cell table:formula="of:=IF(AND([.C386]=&quot;обществознание&quot;;[.A386]=&quot;СЗ&quot;);[.D38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8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4" calcext:value-type="float">
            <text:p>504</text:p>
          </table:table-cell>
          <table:table-cell table:number-columns-repeated="11"/>
          <table:table-cell table:formula="of:=IF(AND([.C387]=&quot;обществознание&quot;;[.D387]&gt;299);[.D387];0)" office:value-type="float" office:value="0" calcext:value-type="float">
            <text:p>0</text:p>
          </table:table-cell>
          <table:table-cell/>
          <table:table-cell table:style-name="ce9" table:formula="of:=IF(AND([.C387]=&quot;физкультура&quot;;[.A387]=&quot;С&quot;);1;0)" office:value-type="float" office:value="0" calcext:value-type="float">
            <text:p>0</text:p>
          </table:table-cell>
          <table:table-cell/>
          <table:table-cell table:formula="of:=IF(AND([.C387]=&quot;обществознание&quot;;[.A387]=&quot;СЗ&quot;);[.D38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11"/>
          <table:table-cell table:formula="of:=IF(AND([.C388]=&quot;обществознание&quot;;[.D388]&gt;299);[.D388];0)" office:value-type="float" office:value="0" calcext:value-type="float">
            <text:p>0</text:p>
          </table:table-cell>
          <table:table-cell/>
          <table:table-cell table:style-name="ce9" table:formula="of:=IF(AND([.C388]=&quot;физкультура&quot;;[.A388]=&quot;С&quot;);1;0)" office:value-type="float" office:value="0" calcext:value-type="float">
            <text:p>0</text:p>
          </table:table-cell>
          <table:table-cell/>
          <table:table-cell table:formula="of:=IF(AND([.C388]=&quot;обществознание&quot;;[.A388]=&quot;СЗ&quot;);[.D38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0" calcext:value-type="float">
            <text:p>530</text:p>
          </table:table-cell>
          <table:table-cell table:number-columns-repeated="11"/>
          <table:table-cell table:formula="of:=IF(AND([.C389]=&quot;обществознание&quot;;[.D389]&gt;299);[.D389];0)" office:value-type="float" office:value="530" calcext:value-type="float">
            <text:p>530</text:p>
          </table:table-cell>
          <table:table-cell/>
          <table:table-cell table:style-name="ce9" table:formula="of:=IF(AND([.C389]=&quot;физкультура&quot;;[.A389]=&quot;С&quot;);1;0)" office:value-type="float" office:value="0" calcext:value-type="float">
            <text:p>0</text:p>
          </table:table-cell>
          <table:table-cell/>
          <table:table-cell table:formula="of:=IF(AND([.C389]=&quot;обществознание&quot;;[.A389]=&quot;СЗ&quot;);[.D38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7" calcext:value-type="float">
            <text:p>827</text:p>
          </table:table-cell>
          <table:table-cell table:number-columns-repeated="11"/>
          <table:table-cell table:formula="of:=IF(AND([.C390]=&quot;обществознание&quot;;[.D390]&gt;299);[.D390];0)" office:value-type="float" office:value="827" calcext:value-type="float">
            <text:p>827</text:p>
          </table:table-cell>
          <table:table-cell/>
          <table:table-cell table:style-name="ce9" table:formula="of:=IF(AND([.C390]=&quot;физкультура&quot;;[.A390]=&quot;С&quot;);1;0)" office:value-type="float" office:value="0" calcext:value-type="float">
            <text:p>0</text:p>
          </table:table-cell>
          <table:table-cell/>
          <table:table-cell table:formula="of:=IF(AND([.C390]=&quot;обществознание&quot;;[.A390]=&quot;СЗ&quot;);[.D39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56" calcext:value-type="float">
            <text:p>556</text:p>
          </table:table-cell>
          <table:table-cell table:number-columns-repeated="11"/>
          <table:table-cell table:formula="of:=IF(AND([.C391]=&quot;обществознание&quot;;[.D391]&gt;299);[.D391];0)" office:value-type="float" office:value="0" calcext:value-type="float">
            <text:p>0</text:p>
          </table:table-cell>
          <table:table-cell/>
          <table:table-cell table:style-name="ce9" table:formula="of:=IF(AND([.C391]=&quot;физкультура&quot;;[.A391]=&quot;С&quot;);1;0)" office:value-type="float" office:value="0" calcext:value-type="float">
            <text:p>0</text:p>
          </table:table-cell>
          <table:table-cell/>
          <table:table-cell table:formula="of:=IF(AND([.C391]=&quot;обществознание&quot;;[.A391]=&quot;СЗ&quot;);[.D39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11"/>
          <table:table-cell table:formula="of:=IF(AND([.C392]=&quot;обществознание&quot;;[.D392]&gt;299);[.D392];0)" office:value-type="float" office:value="0" calcext:value-type="float">
            <text:p>0</text:p>
          </table:table-cell>
          <table:table-cell/>
          <table:table-cell table:style-name="ce9" table:formula="of:=IF(AND([.C392]=&quot;физкультура&quot;;[.A392]=&quot;С&quot;);1;0)" office:value-type="float" office:value="0" calcext:value-type="float">
            <text:p>0</text:p>
          </table:table-cell>
          <table:table-cell/>
          <table:table-cell table:formula="of:=IF(AND([.C392]=&quot;обществознание&quot;;[.A392]=&quot;СЗ&quot;);[.D39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1"/>
          <table:table-cell table:formula="of:=IF(AND([.C393]=&quot;обществознание&quot;;[.D393]&gt;299);[.D393];0)" office:value-type="float" office:value="0" calcext:value-type="float">
            <text:p>0</text:p>
          </table:table-cell>
          <table:table-cell/>
          <table:table-cell table:style-name="ce9" table:formula="of:=IF(AND([.C393]=&quot;физкультура&quot;;[.A393]=&quot;С&quot;);1;0)" office:value-type="float" office:value="0" calcext:value-type="float">
            <text:p>0</text:p>
          </table:table-cell>
          <table:table-cell/>
          <table:table-cell table:formula="of:=IF(AND([.C393]=&quot;обществознание&quot;;[.A393]=&quot;СЗ&quot;);[.D39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11"/>
          <table:table-cell table:formula="of:=IF(AND([.C394]=&quot;обществознание&quot;;[.D394]&gt;299);[.D394];0)" office:value-type="float" office:value="442" calcext:value-type="float">
            <text:p>442</text:p>
          </table:table-cell>
          <table:table-cell/>
          <table:table-cell table:style-name="ce9" table:formula="of:=IF(AND([.C394]=&quot;физкультура&quot;;[.A394]=&quot;С&quot;);1;0)" office:value-type="float" office:value="0" calcext:value-type="float">
            <text:p>0</text:p>
          </table:table-cell>
          <table:table-cell/>
          <table:table-cell table:formula="of:=IF(AND([.C394]=&quot;обществознание&quot;;[.A394]=&quot;СЗ&quot;);[.D394];0)" office:value-type="float" office:value="442" calcext:value-type="float">
            <text:p>442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11"/>
          <table:table-cell table:formula="of:=IF(AND([.C395]=&quot;обществознание&quot;;[.D395]&gt;299);[.D395];0)" office:value-type="float" office:value="0" calcext:value-type="float">
            <text:p>0</text:p>
          </table:table-cell>
          <table:table-cell/>
          <table:table-cell table:style-name="ce9" table:formula="of:=IF(AND([.C395]=&quot;физкультура&quot;;[.A395]=&quot;С&quot;);1;0)" office:value-type="float" office:value="0" calcext:value-type="float">
            <text:p>0</text:p>
          </table:table-cell>
          <table:table-cell/>
          <table:table-cell table:formula="of:=IF(AND([.C395]=&quot;обществознание&quot;;[.A395]=&quot;СЗ&quot;);[.D39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11"/>
          <table:table-cell table:formula="of:=IF(AND([.C396]=&quot;обществознание&quot;;[.D396]&gt;299);[.D396];0)" office:value-type="float" office:value="0" calcext:value-type="float">
            <text:p>0</text:p>
          </table:table-cell>
          <table:table-cell/>
          <table:table-cell table:style-name="ce9" table:formula="of:=IF(AND([.C396]=&quot;физкультура&quot;;[.A396]=&quot;С&quot;);1;0)" office:value-type="float" office:value="0" calcext:value-type="float">
            <text:p>0</text:p>
          </table:table-cell>
          <table:table-cell/>
          <table:table-cell table:formula="of:=IF(AND([.C396]=&quot;обществознание&quot;;[.A396]=&quot;СЗ&quot;);[.D39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9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1"/>
          <table:table-cell table:formula="of:=IF(AND([.C397]=&quot;обществознание&quot;;[.D397]&gt;299);[.D397];0)" office:value-type="float" office:value="0" calcext:value-type="float">
            <text:p>0</text:p>
          </table:table-cell>
          <table:table-cell/>
          <table:table-cell table:style-name="ce9" table:formula="of:=IF(AND([.C397]=&quot;физкультура&quot;;[.A397]=&quot;С&quot;);1;0)" office:value-type="float" office:value="0" calcext:value-type="float">
            <text:p>0</text:p>
          </table:table-cell>
          <table:table-cell/>
          <table:table-cell table:formula="of:=IF(AND([.C397]=&quot;обществознание&quot;;[.A397]=&quot;СЗ&quot;);[.D39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11"/>
          <table:table-cell table:formula="of:=IF(AND([.C398]=&quot;обществознание&quot;;[.D398]&gt;299);[.D398];0)" office:value-type="float" office:value="0" calcext:value-type="float">
            <text:p>0</text:p>
          </table:table-cell>
          <table:table-cell/>
          <table:table-cell table:style-name="ce9" table:formula="of:=IF(AND([.C398]=&quot;физкультура&quot;;[.A398]=&quot;С&quot;);1;0)" office:value-type="float" office:value="0" calcext:value-type="float">
            <text:p>0</text:p>
          </table:table-cell>
          <table:table-cell/>
          <table:table-cell table:formula="of:=IF(AND([.C398]=&quot;обществознание&quot;;[.A398]=&quot;СЗ&quot;);[.D39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9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1"/>
          <table:table-cell table:formula="of:=IF(AND([.C399]=&quot;обществознание&quot;;[.D399]&gt;299);[.D399];0)" office:value-type="float" office:value="0" calcext:value-type="float">
            <text:p>0</text:p>
          </table:table-cell>
          <table:table-cell/>
          <table:table-cell table:style-name="ce9" table:formula="of:=IF(AND([.C399]=&quot;физкультура&quot;;[.A399]=&quot;С&quot;);1;0)" office:value-type="float" office:value="0" calcext:value-type="float">
            <text:p>0</text:p>
          </table:table-cell>
          <table:table-cell/>
          <table:table-cell table:formula="of:=IF(AND([.C399]=&quot;обществознание&quot;;[.A399]=&quot;СЗ&quot;);[.D39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8" calcext:value-type="float">
            <text:p>578</text:p>
          </table:table-cell>
          <table:table-cell table:number-columns-repeated="11"/>
          <table:table-cell table:formula="of:=IF(AND([.C400]=&quot;обществознание&quot;;[.D400]&gt;299);[.D400];0)" office:value-type="float" office:value="0" calcext:value-type="float">
            <text:p>0</text:p>
          </table:table-cell>
          <table:table-cell/>
          <table:table-cell table:style-name="ce9" table:formula="of:=IF(AND([.C400]=&quot;физкультура&quot;;[.A400]=&quot;С&quot;);1;0)" office:value-type="float" office:value="0" calcext:value-type="float">
            <text:p>0</text:p>
          </table:table-cell>
          <table:table-cell/>
          <table:table-cell table:formula="of:=IF(AND([.C400]=&quot;обществознание&quot;;[.A400]=&quot;СЗ&quot;);[.D40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11"/>
          <table:table-cell table:formula="of:=IF(AND([.C401]=&quot;обществознание&quot;;[.D401]&gt;299);[.D401];0)" office:value-type="float" office:value="0" calcext:value-type="float">
            <text:p>0</text:p>
          </table:table-cell>
          <table:table-cell/>
          <table:table-cell table:style-name="ce9" table:formula="of:=IF(AND([.C401]=&quot;физкультура&quot;;[.A401]=&quot;С&quot;);1;0)" office:value-type="float" office:value="0" calcext:value-type="float">
            <text:p>0</text:p>
          </table:table-cell>
          <table:table-cell/>
          <table:table-cell table:formula="of:=IF(AND([.C401]=&quot;обществознание&quot;;[.A401]=&quot;СЗ&quot;);[.D40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0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11"/>
          <table:table-cell table:formula="of:=IF(AND([.C402]=&quot;обществознание&quot;;[.D402]&gt;299);[.D402];0)" office:value-type="float" office:value="0" calcext:value-type="float">
            <text:p>0</text:p>
          </table:table-cell>
          <table:table-cell/>
          <table:table-cell table:style-name="ce9" table:formula="of:=IF(AND([.C402]=&quot;физкультура&quot;;[.A402]=&quot;С&quot;);1;0)" office:value-type="float" office:value="0" calcext:value-type="float">
            <text:p>0</text:p>
          </table:table-cell>
          <table:table-cell/>
          <table:table-cell table:formula="of:=IF(AND([.C402]=&quot;обществознание&quot;;[.A402]=&quot;СЗ&quot;);[.D40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1" calcext:value-type="float">
            <text:p>661</text:p>
          </table:table-cell>
          <table:table-cell table:number-columns-repeated="11"/>
          <table:table-cell table:formula="of:=IF(AND([.C403]=&quot;обществознание&quot;;[.D403]&gt;299);[.D403];0)" office:value-type="float" office:value="661" calcext:value-type="float">
            <text:p>661</text:p>
          </table:table-cell>
          <table:table-cell/>
          <table:table-cell table:style-name="ce9" table:formula="of:=IF(AND([.C403]=&quot;физкультура&quot;;[.A403]=&quot;С&quot;);1;0)" office:value-type="float" office:value="0" calcext:value-type="float">
            <text:p>0</text:p>
          </table:table-cell>
          <table:table-cell/>
          <table:table-cell table:formula="of:=IF(AND([.C403]=&quot;обществознание&quot;;[.A403]=&quot;СЗ&quot;);[.D40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11"/>
          <table:table-cell table:formula="of:=IF(AND([.C404]=&quot;обществознание&quot;;[.D404]&gt;299);[.D404];0)" office:value-type="float" office:value="0" calcext:value-type="float">
            <text:p>0</text:p>
          </table:table-cell>
          <table:table-cell/>
          <table:table-cell table:style-name="ce9" table:formula="of:=IF(AND([.C404]=&quot;физкультура&quot;;[.A404]=&quot;С&quot;);1;0)" office:value-type="float" office:value="0" calcext:value-type="float">
            <text:p>0</text:p>
          </table:table-cell>
          <table:table-cell/>
          <table:table-cell table:formula="of:=IF(AND([.C404]=&quot;обществознание&quot;;[.A404]=&quot;СЗ&quot;);[.D40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2" calcext:value-type="float">
            <text:p>522</text:p>
          </table:table-cell>
          <table:table-cell table:number-columns-repeated="11"/>
          <table:table-cell table:formula="of:=IF(AND([.C405]=&quot;обществознание&quot;;[.D405]&gt;299);[.D405];0)" office:value-type="float" office:value="0" calcext:value-type="float">
            <text:p>0</text:p>
          </table:table-cell>
          <table:table-cell/>
          <table:table-cell table:style-name="ce9" table:formula="of:=IF(AND([.C405]=&quot;физкультура&quot;;[.A405]=&quot;С&quot;);1;0)" office:value-type="float" office:value="0" calcext:value-type="float">
            <text:p>0</text:p>
          </table:table-cell>
          <table:table-cell/>
          <table:table-cell table:formula="of:=IF(AND([.C405]=&quot;обществознание&quot;;[.A405]=&quot;СЗ&quot;);[.D40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11"/>
          <table:table-cell table:formula="of:=IF(AND([.C406]=&quot;обществознание&quot;;[.D406]&gt;299);[.D406];0)" office:value-type="float" office:value="0" calcext:value-type="float">
            <text:p>0</text:p>
          </table:table-cell>
          <table:table-cell/>
          <table:table-cell table:style-name="ce9" table:formula="of:=IF(AND([.C406]=&quot;физкультура&quot;;[.A406]=&quot;С&quot;);1;0)" office:value-type="float" office:value="0" calcext:value-type="float">
            <text:p>0</text:p>
          </table:table-cell>
          <table:table-cell/>
          <table:table-cell table:formula="of:=IF(AND([.C406]=&quot;обществознание&quot;;[.A406]=&quot;СЗ&quot;);[.D40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0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8" calcext:value-type="float">
            <text:p>888</text:p>
          </table:table-cell>
          <table:table-cell table:number-columns-repeated="11"/>
          <table:table-cell table:formula="of:=IF(AND([.C407]=&quot;обществознание&quot;;[.D407]&gt;299);[.D407];0)" office:value-type="float" office:value="0" calcext:value-type="float">
            <text:p>0</text:p>
          </table:table-cell>
          <table:table-cell/>
          <table:table-cell table:style-name="ce9" table:formula="of:=IF(AND([.C407]=&quot;физкультура&quot;;[.A407]=&quot;С&quot;);1;0)" office:value-type="float" office:value="0" calcext:value-type="float">
            <text:p>0</text:p>
          </table:table-cell>
          <table:table-cell/>
          <table:table-cell table:formula="of:=IF(AND([.C407]=&quot;обществознание&quot;;[.A407]=&quot;СЗ&quot;);[.D40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0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1"/>
          <table:table-cell table:formula="of:=IF(AND([.C408]=&quot;обществознание&quot;;[.D408]&gt;299);[.D408];0)" office:value-type="float" office:value="0" calcext:value-type="float">
            <text:p>0</text:p>
          </table:table-cell>
          <table:table-cell/>
          <table:table-cell table:style-name="ce9" table:formula="of:=IF(AND([.C408]=&quot;физкультура&quot;;[.A408]=&quot;С&quot;);1;0)" office:value-type="float" office:value="0" calcext:value-type="float">
            <text:p>0</text:p>
          </table:table-cell>
          <table:table-cell/>
          <table:table-cell table:formula="of:=IF(AND([.C408]=&quot;обществознание&quot;;[.A408]=&quot;СЗ&quot;);[.D40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11"/>
          <table:table-cell table:formula="of:=IF(AND([.C409]=&quot;обществознание&quot;;[.D409]&gt;299);[.D409];0)" office:value-type="float" office:value="0" calcext:value-type="float">
            <text:p>0</text:p>
          </table:table-cell>
          <table:table-cell/>
          <table:table-cell table:style-name="ce9" table:formula="of:=IF(AND([.C409]=&quot;физкультура&quot;;[.A409]=&quot;С&quot;);1;0)" office:value-type="float" office:value="0" calcext:value-type="float">
            <text:p>0</text:p>
          </table:table-cell>
          <table:table-cell/>
          <table:table-cell table:formula="of:=IF(AND([.C409]=&quot;обществознание&quot;;[.A409]=&quot;СЗ&quot;);[.D40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0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87" calcext:value-type="float">
            <text:p>487</text:p>
          </table:table-cell>
          <table:table-cell table:number-columns-repeated="11"/>
          <table:table-cell table:formula="of:=IF(AND([.C410]=&quot;обществознание&quot;;[.D410]&gt;299);[.D410];0)" office:value-type="float" office:value="0" calcext:value-type="float">
            <text:p>0</text:p>
          </table:table-cell>
          <table:table-cell/>
          <table:table-cell table:style-name="ce9" table:formula="of:=IF(AND([.C410]=&quot;физкультура&quot;;[.A410]=&quot;С&quot;);1;0)" office:value-type="float" office:value="0" calcext:value-type="float">
            <text:p>0</text:p>
          </table:table-cell>
          <table:table-cell/>
          <table:table-cell table:formula="of:=IF(AND([.C410]=&quot;обществознание&quot;;[.A410]=&quot;СЗ&quot;);[.D41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11"/>
          <table:table-cell table:formula="of:=IF(AND([.C411]=&quot;обществознание&quot;;[.D411]&gt;299);[.D411];0)" office:value-type="float" office:value="903" calcext:value-type="float">
            <text:p>903</text:p>
          </table:table-cell>
          <table:table-cell/>
          <table:table-cell table:style-name="ce9" table:formula="of:=IF(AND([.C411]=&quot;физкультура&quot;;[.A411]=&quot;С&quot;);1;0)" office:value-type="float" office:value="0" calcext:value-type="float">
            <text:p>0</text:p>
          </table:table-cell>
          <table:table-cell/>
          <table:table-cell table:formula="of:=IF(AND([.C411]=&quot;обществознание&quot;;[.A411]=&quot;СЗ&quot;);[.D41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88" calcext:value-type="float">
            <text:p>888</text:p>
          </table:table-cell>
          <table:table-cell table:number-columns-repeated="11"/>
          <table:table-cell table:formula="of:=IF(AND([.C412]=&quot;обществознание&quot;;[.D412]&gt;299);[.D412];0)" office:value-type="float" office:value="888" calcext:value-type="float">
            <text:p>888</text:p>
          </table:table-cell>
          <table:table-cell/>
          <table:table-cell table:style-name="ce9" table:formula="of:=IF(AND([.C412]=&quot;физкультура&quot;;[.A412]=&quot;С&quot;);1;0)" office:value-type="float" office:value="0" calcext:value-type="float">
            <text:p>0</text:p>
          </table:table-cell>
          <table:table-cell/>
          <table:table-cell table:formula="of:=IF(AND([.C412]=&quot;обществознание&quot;;[.A412]=&quot;СЗ&quot;);[.D41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11" calcext:value-type="float">
            <text:p>311</text:p>
          </table:table-cell>
          <table:table-cell table:number-columns-repeated="11"/>
          <table:table-cell table:formula="of:=IF(AND([.C413]=&quot;обществознание&quot;;[.D413]&gt;299);[.D413];0)" office:value-type="float" office:value="0" calcext:value-type="float">
            <text:p>0</text:p>
          </table:table-cell>
          <table:table-cell/>
          <table:table-cell table:style-name="ce9" table:formula="of:=IF(AND([.C413]=&quot;физкультура&quot;;[.A413]=&quot;С&quot;);1;0)" office:value-type="float" office:value="0" calcext:value-type="float">
            <text:p>0</text:p>
          </table:table-cell>
          <table:table-cell/>
          <table:table-cell table:formula="of:=IF(AND([.C413]=&quot;обществознание&quot;;[.A413]=&quot;СЗ&quot;);[.D41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1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11"/>
          <table:table-cell table:formula="of:=IF(AND([.C414]=&quot;обществознание&quot;;[.D414]&gt;299);[.D414];0)" office:value-type="float" office:value="0" calcext:value-type="float">
            <text:p>0</text:p>
          </table:table-cell>
          <table:table-cell/>
          <table:table-cell table:style-name="ce9" table:formula="of:=IF(AND([.C414]=&quot;физкультура&quot;;[.A414]=&quot;С&quot;);1;0)" office:value-type="float" office:value="0" calcext:value-type="float">
            <text:p>0</text:p>
          </table:table-cell>
          <table:table-cell/>
          <table:table-cell table:formula="of:=IF(AND([.C414]=&quot;обществознание&quot;;[.A414]=&quot;СЗ&quot;);[.D41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11"/>
          <table:table-cell table:formula="of:=IF(AND([.C415]=&quot;обществознание&quot;;[.D415]&gt;299);[.D415];0)" office:value-type="float" office:value="0" calcext:value-type="float">
            <text:p>0</text:p>
          </table:table-cell>
          <table:table-cell/>
          <table:table-cell table:style-name="ce9" table:formula="of:=IF(AND([.C415]=&quot;физкультура&quot;;[.A415]=&quot;С&quot;);1;0)" office:value-type="float" office:value="0" calcext:value-type="float">
            <text:p>0</text:p>
          </table:table-cell>
          <table:table-cell/>
          <table:table-cell table:formula="of:=IF(AND([.C415]=&quot;обществознание&quot;;[.A415]=&quot;СЗ&quot;);[.D41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4" calcext:value-type="float">
            <text:p>584</text:p>
          </table:table-cell>
          <table:table-cell table:number-columns-repeated="11"/>
          <table:table-cell table:formula="of:=IF(AND([.C416]=&quot;обществознание&quot;;[.D416]&gt;299);[.D416];0)" office:value-type="float" office:value="0" calcext:value-type="float">
            <text:p>0</text:p>
          </table:table-cell>
          <table:table-cell/>
          <table:table-cell table:style-name="ce9" table:formula="of:=IF(AND([.C416]=&quot;физкультура&quot;;[.A416]=&quot;С&quot;);1;0)" office:value-type="float" office:value="0" calcext:value-type="float">
            <text:p>0</text:p>
          </table:table-cell>
          <table:table-cell/>
          <table:table-cell table:formula="of:=IF(AND([.C416]=&quot;обществознание&quot;;[.A416]=&quot;СЗ&quot;);[.D41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11"/>
          <table:table-cell table:formula="of:=IF(AND([.C417]=&quot;обществознание&quot;;[.D417]&gt;299);[.D417];0)" office:value-type="float" office:value="0" calcext:value-type="float">
            <text:p>0</text:p>
          </table:table-cell>
          <table:table-cell/>
          <table:table-cell table:style-name="ce9" table:formula="of:=IF(AND([.C417]=&quot;физкультура&quot;;[.A417]=&quot;С&quot;);1;0)" office:value-type="float" office:value="0" calcext:value-type="float">
            <text:p>0</text:p>
          </table:table-cell>
          <table:table-cell/>
          <table:table-cell table:formula="of:=IF(AND([.C417]=&quot;обществознание&quot;;[.A417]=&quot;СЗ&quot;);[.D41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87" calcext:value-type="float">
            <text:p>787</text:p>
          </table:table-cell>
          <table:table-cell table:number-columns-repeated="11"/>
          <table:table-cell table:formula="of:=IF(AND([.C418]=&quot;обществознание&quot;;[.D418]&gt;299);[.D418];0)" office:value-type="float" office:value="0" calcext:value-type="float">
            <text:p>0</text:p>
          </table:table-cell>
          <table:table-cell/>
          <table:table-cell table:style-name="ce9" table:formula="of:=IF(AND([.C418]=&quot;физкультура&quot;;[.A418]=&quot;С&quot;);1;0)" office:value-type="float" office:value="0" calcext:value-type="float">
            <text:p>0</text:p>
          </table:table-cell>
          <table:table-cell/>
          <table:table-cell table:formula="of:=IF(AND([.C418]=&quot;обществознание&quot;;[.A418]=&quot;СЗ&quot;);[.D41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8" calcext:value-type="float">
            <text:p>518</text:p>
          </table:table-cell>
          <table:table-cell table:number-columns-repeated="11"/>
          <table:table-cell table:formula="of:=IF(AND([.C419]=&quot;обществознание&quot;;[.D419]&gt;299);[.D419];0)" office:value-type="float" office:value="518" calcext:value-type="float">
            <text:p>518</text:p>
          </table:table-cell>
          <table:table-cell/>
          <table:table-cell table:style-name="ce9" table:formula="of:=IF(AND([.C419]=&quot;физкультура&quot;;[.A419]=&quot;С&quot;);1;0)" office:value-type="float" office:value="0" calcext:value-type="float">
            <text:p>0</text:p>
          </table:table-cell>
          <table:table-cell/>
          <table:table-cell table:formula="of:=IF(AND([.C419]=&quot;обществознание&quot;;[.A419]=&quot;СЗ&quot;);[.D41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1"/>
          <table:table-cell table:formula="of:=IF(AND([.C420]=&quot;обществознание&quot;;[.D420]&gt;299);[.D420];0)" office:value-type="float" office:value="0" calcext:value-type="float">
            <text:p>0</text:p>
          </table:table-cell>
          <table:table-cell/>
          <table:table-cell table:style-name="ce9" table:formula="of:=IF(AND([.C420]=&quot;физкультура&quot;;[.A420]=&quot;С&quot;);1;0)" office:value-type="float" office:value="0" calcext:value-type="float">
            <text:p>0</text:p>
          </table:table-cell>
          <table:table-cell/>
          <table:table-cell table:formula="of:=IF(AND([.C420]=&quot;обществознание&quot;;[.A420]=&quot;СЗ&quot;);[.D420];0)" office:value-type="float" office:value="250" calcext:value-type="float">
            <text:p>25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1"/>
          <table:table-cell table:formula="of:=IF(AND([.C421]=&quot;обществознание&quot;;[.D421]&gt;299);[.D421];0)" office:value-type="float" office:value="0" calcext:value-type="float">
            <text:p>0</text:p>
          </table:table-cell>
          <table:table-cell/>
          <table:table-cell table:style-name="ce9" table:formula="of:=IF(AND([.C421]=&quot;физкультура&quot;;[.A421]=&quot;С&quot;);1;0)" office:value-type="float" office:value="0" calcext:value-type="float">
            <text:p>0</text:p>
          </table:table-cell>
          <table:table-cell/>
          <table:table-cell table:formula="of:=IF(AND([.C421]=&quot;обществознание&quot;;[.A421]=&quot;СЗ&quot;);[.D42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2" calcext:value-type="float">
            <text:p>612</text:p>
          </table:table-cell>
          <table:table-cell table:number-columns-repeated="11"/>
          <table:table-cell table:formula="of:=IF(AND([.C422]=&quot;обществознание&quot;;[.D422]&gt;299);[.D422];0)" office:value-type="float" office:value="0" calcext:value-type="float">
            <text:p>0</text:p>
          </table:table-cell>
          <table:table-cell/>
          <table:table-cell table:style-name="ce9" table:formula="of:=IF(AND([.C422]=&quot;физкультура&quot;;[.A422]=&quot;С&quot;);1;0)" office:value-type="float" office:value="0" calcext:value-type="float">
            <text:p>0</text:p>
          </table:table-cell>
          <table:table-cell/>
          <table:table-cell table:formula="of:=IF(AND([.C422]=&quot;обществознание&quot;;[.A422]=&quot;СЗ&quot;);[.D42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1" calcext:value-type="float">
            <text:p>611</text:p>
          </table:table-cell>
          <table:table-cell table:number-columns-repeated="11"/>
          <table:table-cell table:formula="of:=IF(AND([.C423]=&quot;обществознание&quot;;[.D423]&gt;299);[.D423];0)" office:value-type="float" office:value="0" calcext:value-type="float">
            <text:p>0</text:p>
          </table:table-cell>
          <table:table-cell/>
          <table:table-cell table:style-name="ce9" table:formula="of:=IF(AND([.C423]=&quot;физкультура&quot;;[.A423]=&quot;С&quot;);1;0)" office:value-type="float" office:value="0" calcext:value-type="float">
            <text:p>0</text:p>
          </table:table-cell>
          <table:table-cell/>
          <table:table-cell table:formula="of:=IF(AND([.C423]=&quot;обществознание&quot;;[.A423]=&quot;СЗ&quot;);[.D42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0" calcext:value-type="float">
            <text:p>570</text:p>
          </table:table-cell>
          <table:table-cell table:number-columns-repeated="11"/>
          <table:table-cell table:formula="of:=IF(AND([.C424]=&quot;обществознание&quot;;[.D424]&gt;299);[.D424];0)" office:value-type="float" office:value="0" calcext:value-type="float">
            <text:p>0</text:p>
          </table:table-cell>
          <table:table-cell/>
          <table:table-cell table:style-name="ce9" table:formula="of:=IF(AND([.C424]=&quot;физкультура&quot;;[.A424]=&quot;С&quot;);1;0)" office:value-type="float" office:value="0" calcext:value-type="float">
            <text:p>0</text:p>
          </table:table-cell>
          <table:table-cell/>
          <table:table-cell table:formula="of:=IF(AND([.C424]=&quot;обществознание&quot;;[.A424]=&quot;СЗ&quot;);[.D42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2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5" calcext:value-type="float">
            <text:p>745</text:p>
          </table:table-cell>
          <table:table-cell table:number-columns-repeated="11"/>
          <table:table-cell table:formula="of:=IF(AND([.C425]=&quot;обществознание&quot;;[.D425]&gt;299);[.D425];0)" office:value-type="float" office:value="0" calcext:value-type="float">
            <text:p>0</text:p>
          </table:table-cell>
          <table:table-cell/>
          <table:table-cell table:style-name="ce9" table:formula="of:=IF(AND([.C425]=&quot;физкультура&quot;;[.A425]=&quot;С&quot;);1;0)" office:value-type="float" office:value="0" calcext:value-type="float">
            <text:p>0</text:p>
          </table:table-cell>
          <table:table-cell/>
          <table:table-cell table:formula="of:=IF(AND([.C425]=&quot;обществознание&quot;;[.A425]=&quot;СЗ&quot;);[.D42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11"/>
          <table:table-cell table:formula="of:=IF(AND([.C426]=&quot;обществознание&quot;;[.D426]&gt;299);[.D426];0)" office:value-type="float" office:value="0" calcext:value-type="float">
            <text:p>0</text:p>
          </table:table-cell>
          <table:table-cell/>
          <table:table-cell table:style-name="ce9" table:formula="of:=IF(AND([.C426]=&quot;физкультура&quot;;[.A426]=&quot;С&quot;);1;0)" office:value-type="float" office:value="0" calcext:value-type="float">
            <text:p>0</text:p>
          </table:table-cell>
          <table:table-cell/>
          <table:table-cell table:formula="of:=IF(AND([.C426]=&quot;обществознание&quot;;[.A426]=&quot;СЗ&quot;);[.D42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1"/>
          <table:table-cell table:formula="of:=IF(AND([.C427]=&quot;обществознание&quot;;[.D427]&gt;299);[.D427];0)" office:value-type="float" office:value="0" calcext:value-type="float">
            <text:p>0</text:p>
          </table:table-cell>
          <table:table-cell/>
          <table:table-cell table:style-name="ce9" table:formula="of:=IF(AND([.C427]=&quot;физкультура&quot;;[.A427]=&quot;С&quot;);1;0)" office:value-type="float" office:value="0" calcext:value-type="float">
            <text:p>0</text:p>
          </table:table-cell>
          <table:table-cell/>
          <table:table-cell table:formula="of:=IF(AND([.C427]=&quot;обществознание&quot;;[.A427]=&quot;СЗ&quot;);[.D42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8" calcext:value-type="float">
            <text:p>838</text:p>
          </table:table-cell>
          <table:table-cell table:number-columns-repeated="11"/>
          <table:table-cell table:formula="of:=IF(AND([.C428]=&quot;обществознание&quot;;[.D428]&gt;299);[.D428];0)" office:value-type="float" office:value="838" calcext:value-type="float">
            <text:p>838</text:p>
          </table:table-cell>
          <table:table-cell/>
          <table:table-cell table:style-name="ce9" table:formula="of:=IF(AND([.C428]=&quot;физкультура&quot;;[.A428]=&quot;С&quot;);1;0)" office:value-type="float" office:value="0" calcext:value-type="float">
            <text:p>0</text:p>
          </table:table-cell>
          <table:table-cell/>
          <table:table-cell table:formula="of:=IF(AND([.C428]=&quot;обществознание&quot;;[.A428]=&quot;СЗ&quot;);[.D428];0)" office:value-type="float" office:value="838" calcext:value-type="float">
            <text:p>838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6" calcext:value-type="float">
            <text:p>766</text:p>
          </table:table-cell>
          <table:table-cell table:number-columns-repeated="11"/>
          <table:table-cell table:formula="of:=IF(AND([.C429]=&quot;обществознание&quot;;[.D429]&gt;299);[.D429];0)" office:value-type="float" office:value="0" calcext:value-type="float">
            <text:p>0</text:p>
          </table:table-cell>
          <table:table-cell/>
          <table:table-cell table:style-name="ce9" table:formula="of:=IF(AND([.C429]=&quot;физкультура&quot;;[.A429]=&quot;С&quot;);1;0)" office:value-type="float" office:value="0" calcext:value-type="float">
            <text:p>0</text:p>
          </table:table-cell>
          <table:table-cell/>
          <table:table-cell table:formula="of:=IF(AND([.C429]=&quot;обществознание&quot;;[.A429]=&quot;СЗ&quot;);[.D42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9" calcext:value-type="float">
            <text:p>919</text:p>
          </table:table-cell>
          <table:table-cell table:number-columns-repeated="11"/>
          <table:table-cell table:formula="of:=IF(AND([.C430]=&quot;обществознание&quot;;[.D430]&gt;299);[.D430];0)" office:value-type="float" office:value="0" calcext:value-type="float">
            <text:p>0</text:p>
          </table:table-cell>
          <table:table-cell/>
          <table:table-cell table:style-name="ce9" table:formula="of:=IF(AND([.C430]=&quot;физкультура&quot;;[.A430]=&quot;С&quot;);1;0)" office:value-type="float" office:value="0" calcext:value-type="float">
            <text:p>0</text:p>
          </table:table-cell>
          <table:table-cell/>
          <table:table-cell table:formula="of:=IF(AND([.C430]=&quot;обществознание&quot;;[.A430]=&quot;СЗ&quot;);[.D43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1"/>
          <table:table-cell table:formula="of:=IF(AND([.C431]=&quot;обществознание&quot;;[.D431]&gt;299);[.D431];0)" office:value-type="float" office:value="0" calcext:value-type="float">
            <text:p>0</text:p>
          </table:table-cell>
          <table:table-cell/>
          <table:table-cell table:style-name="ce9" table:formula="of:=IF(AND([.C431]=&quot;физкультура&quot;;[.A431]=&quot;С&quot;);1;0)" office:value-type="float" office:value="0" calcext:value-type="float">
            <text:p>0</text:p>
          </table:table-cell>
          <table:table-cell/>
          <table:table-cell table:formula="of:=IF(AND([.C431]=&quot;обществознание&quot;;[.A431]=&quot;СЗ&quot;);[.D43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11"/>
          <table:table-cell table:formula="of:=IF(AND([.C432]=&quot;обществознание&quot;;[.D432]&gt;299);[.D432];0)" office:value-type="float" office:value="0" calcext:value-type="float">
            <text:p>0</text:p>
          </table:table-cell>
          <table:table-cell/>
          <table:table-cell table:style-name="ce9" table:formula="of:=IF(AND([.C432]=&quot;физкультура&quot;;[.A432]=&quot;С&quot;);1;0)" office:value-type="float" office:value="0" calcext:value-type="float">
            <text:p>0</text:p>
          </table:table-cell>
          <table:table-cell/>
          <table:table-cell table:formula="of:=IF(AND([.C432]=&quot;обществознание&quot;;[.A432]=&quot;СЗ&quot;);[.D43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1"/>
          <table:table-cell table:formula="of:=IF(AND([.C433]=&quot;обществознание&quot;;[.D433]&gt;299);[.D433];0)" office:value-type="float" office:value="0" calcext:value-type="float">
            <text:p>0</text:p>
          </table:table-cell>
          <table:table-cell/>
          <table:table-cell table:style-name="ce9" table:formula="of:=IF(AND([.C433]=&quot;физкультура&quot;;[.A433]=&quot;С&quot;);1;0)" office:value-type="float" office:value="0" calcext:value-type="float">
            <text:p>0</text:p>
          </table:table-cell>
          <table:table-cell/>
          <table:table-cell table:formula="of:=IF(AND([.C433]=&quot;обществознание&quot;;[.A433]=&quot;СЗ&quot;);[.D43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01" calcext:value-type="float">
            <text:p>601</text:p>
          </table:table-cell>
          <table:table-cell table:number-columns-repeated="11"/>
          <table:table-cell table:formula="of:=IF(AND([.C434]=&quot;обществознание&quot;;[.D434]&gt;299);[.D434];0)" office:value-type="float" office:value="0" calcext:value-type="float">
            <text:p>0</text:p>
          </table:table-cell>
          <table:table-cell/>
          <table:table-cell table:style-name="ce9" table:formula="of:=IF(AND([.C434]=&quot;физкультура&quot;;[.A434]=&quot;С&quot;);1;0)" office:value-type="float" office:value="0" calcext:value-type="float">
            <text:p>0</text:p>
          </table:table-cell>
          <table:table-cell/>
          <table:table-cell table:formula="of:=IF(AND([.C434]=&quot;обществознание&quot;;[.A434]=&quot;СЗ&quot;);[.D43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0" calcext:value-type="float">
            <text:p>660</text:p>
          </table:table-cell>
          <table:table-cell table:number-columns-repeated="11"/>
          <table:table-cell table:formula="of:=IF(AND([.C435]=&quot;обществознание&quot;;[.D435]&gt;299);[.D435];0)" office:value-type="float" office:value="660" calcext:value-type="float">
            <text:p>660</text:p>
          </table:table-cell>
          <table:table-cell/>
          <table:table-cell table:style-name="ce9" table:formula="of:=IF(AND([.C435]=&quot;физкультура&quot;;[.A435]=&quot;С&quot;);1;0)" office:value-type="float" office:value="0" calcext:value-type="float">
            <text:p>0</text:p>
          </table:table-cell>
          <table:table-cell/>
          <table:table-cell table:formula="of:=IF(AND([.C435]=&quot;обществознание&quot;;[.A435]=&quot;СЗ&quot;);[.D43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2" calcext:value-type="float">
            <text:p>682</text:p>
          </table:table-cell>
          <table:table-cell table:number-columns-repeated="11"/>
          <table:table-cell table:formula="of:=IF(AND([.C436]=&quot;обществознание&quot;;[.D436]&gt;299);[.D436];0)" office:value-type="float" office:value="0" calcext:value-type="float">
            <text:p>0</text:p>
          </table:table-cell>
          <table:table-cell/>
          <table:table-cell table:style-name="ce9" table:formula="of:=IF(AND([.C436]=&quot;физкультура&quot;;[.A436]=&quot;С&quot;);1;0)" office:value-type="float" office:value="0" calcext:value-type="float">
            <text:p>0</text:p>
          </table:table-cell>
          <table:table-cell/>
          <table:table-cell table:formula="of:=IF(AND([.C436]=&quot;обществознание&quot;;[.A436]=&quot;СЗ&quot;);[.D43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1"/>
          <table:table-cell table:formula="of:=IF(AND([.C437]=&quot;обществознание&quot;;[.D437]&gt;299);[.D437];0)" office:value-type="float" office:value="0" calcext:value-type="float">
            <text:p>0</text:p>
          </table:table-cell>
          <table:table-cell/>
          <table:table-cell table:style-name="ce9" table:formula="of:=IF(AND([.C437]=&quot;физкультура&quot;;[.A437]=&quot;С&quot;);1;0)" office:value-type="float" office:value="0" calcext:value-type="float">
            <text:p>0</text:p>
          </table:table-cell>
          <table:table-cell/>
          <table:table-cell table:formula="of:=IF(AND([.C437]=&quot;обществознание&quot;;[.A437]=&quot;СЗ&quot;);[.D43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3" calcext:value-type="float">
            <text:p>663</text:p>
          </table:table-cell>
          <table:table-cell table:number-columns-repeated="11"/>
          <table:table-cell table:formula="of:=IF(AND([.C438]=&quot;обществознание&quot;;[.D438]&gt;299);[.D438];0)" office:value-type="float" office:value="663" calcext:value-type="float">
            <text:p>663</text:p>
          </table:table-cell>
          <table:table-cell/>
          <table:table-cell table:style-name="ce9" table:formula="of:=IF(AND([.C438]=&quot;физкультура&quot;;[.A438]=&quot;С&quot;);1;0)" office:value-type="float" office:value="0" calcext:value-type="float">
            <text:p>0</text:p>
          </table:table-cell>
          <table:table-cell/>
          <table:table-cell table:formula="of:=IF(AND([.C438]=&quot;обществознание&quot;;[.A438]=&quot;СЗ&quot;);[.D43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3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0" calcext:value-type="float">
            <text:p>630</text:p>
          </table:table-cell>
          <table:table-cell table:number-columns-repeated="11"/>
          <table:table-cell table:formula="of:=IF(AND([.C439]=&quot;обществознание&quot;;[.D439]&gt;299);[.D439];0)" office:value-type="float" office:value="0" calcext:value-type="float">
            <text:p>0</text:p>
          </table:table-cell>
          <table:table-cell/>
          <table:table-cell table:style-name="ce9" table:formula="of:=IF(AND([.C439]=&quot;физкультура&quot;;[.A439]=&quot;С&quot;);1;0)" office:value-type="float" office:value="0" calcext:value-type="float">
            <text:p>0</text:p>
          </table:table-cell>
          <table:table-cell/>
          <table:table-cell table:formula="of:=IF(AND([.C439]=&quot;обществознание&quot;;[.A439]=&quot;СЗ&quot;);[.D43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11"/>
          <table:table-cell table:formula="of:=IF(AND([.C440]=&quot;обществознание&quot;;[.D440]&gt;299);[.D440];0)" office:value-type="float" office:value="0" calcext:value-type="float">
            <text:p>0</text:p>
          </table:table-cell>
          <table:table-cell/>
          <table:table-cell table:style-name="ce9" table:formula="of:=IF(AND([.C440]=&quot;физкультура&quot;;[.A440]=&quot;С&quot;);1;0)" office:value-type="float" office:value="0" calcext:value-type="float">
            <text:p>0</text:p>
          </table:table-cell>
          <table:table-cell/>
          <table:table-cell table:formula="of:=IF(AND([.C440]=&quot;обществознание&quot;;[.A440]=&quot;СЗ&quot;);[.D44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14" calcext:value-type="float">
            <text:p>214</text:p>
          </table:table-cell>
          <table:table-cell table:number-columns-repeated="11"/>
          <table:table-cell table:formula="of:=IF(AND([.C441]=&quot;обществознание&quot;;[.D441]&gt;299);[.D441];0)" office:value-type="float" office:value="0" calcext:value-type="float">
            <text:p>0</text:p>
          </table:table-cell>
          <table:table-cell/>
          <table:table-cell table:style-name="ce9" table:formula="of:=IF(AND([.C441]=&quot;физкультура&quot;;[.A441]=&quot;С&quot;);1;0)" office:value-type="float" office:value="0" calcext:value-type="float">
            <text:p>0</text:p>
          </table:table-cell>
          <table:table-cell/>
          <table:table-cell table:formula="of:=IF(AND([.C441]=&quot;обществознание&quot;;[.A441]=&quot;СЗ&quot;);[.D44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2" calcext:value-type="float">
            <text:p>732</text:p>
          </table:table-cell>
          <table:table-cell table:number-columns-repeated="11"/>
          <table:table-cell table:formula="of:=IF(AND([.C442]=&quot;обществознание&quot;;[.D442]&gt;299);[.D442];0)" office:value-type="float" office:value="0" calcext:value-type="float">
            <text:p>0</text:p>
          </table:table-cell>
          <table:table-cell/>
          <table:table-cell table:style-name="ce9" table:formula="of:=IF(AND([.C442]=&quot;физкультура&quot;;[.A442]=&quot;С&quot;);1;0)" office:value-type="float" office:value="0" calcext:value-type="float">
            <text:p>0</text:p>
          </table:table-cell>
          <table:table-cell/>
          <table:table-cell table:formula="of:=IF(AND([.C442]=&quot;обществознание&quot;;[.A442]=&quot;СЗ&quot;);[.D44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4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11"/>
          <table:table-cell table:formula="of:=IF(AND([.C443]=&quot;обществознание&quot;;[.D443]&gt;299);[.D443];0)" office:value-type="float" office:value="0" calcext:value-type="float">
            <text:p>0</text:p>
          </table:table-cell>
          <table:table-cell/>
          <table:table-cell table:style-name="ce9" table:formula="of:=IF(AND([.C443]=&quot;физкультура&quot;;[.A443]=&quot;С&quot;);1;0)" office:value-type="float" office:value="0" calcext:value-type="float">
            <text:p>0</text:p>
          </table:table-cell>
          <table:table-cell/>
          <table:table-cell table:formula="of:=IF(AND([.C443]=&quot;обществознание&quot;;[.A443]=&quot;СЗ&quot;);[.D44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4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11"/>
          <table:table-cell table:formula="of:=IF(AND([.C444]=&quot;обществознание&quot;;[.D444]&gt;299);[.D444];0)" office:value-type="float" office:value="0" calcext:value-type="float">
            <text:p>0</text:p>
          </table:table-cell>
          <table:table-cell/>
          <table:table-cell table:style-name="ce9" table:formula="of:=IF(AND([.C444]=&quot;физкультура&quot;;[.A444]=&quot;С&quot;);1;0)" office:value-type="float" office:value="0" calcext:value-type="float">
            <text:p>0</text:p>
          </table:table-cell>
          <table:table-cell/>
          <table:table-cell table:formula="of:=IF(AND([.C444]=&quot;обществознание&quot;;[.A444]=&quot;СЗ&quot;);[.D44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4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2" calcext:value-type="float">
            <text:p>892</text:p>
          </table:table-cell>
          <table:table-cell table:number-columns-repeated="11"/>
          <table:table-cell table:formula="of:=IF(AND([.C445]=&quot;обществознание&quot;;[.D445]&gt;299);[.D445];0)" office:value-type="float" office:value="892" calcext:value-type="float">
            <text:p>892</text:p>
          </table:table-cell>
          <table:table-cell/>
          <table:table-cell table:style-name="ce9" table:formula="of:=IF(AND([.C445]=&quot;физкультура&quot;;[.A445]=&quot;С&quot;);1;0)" office:value-type="float" office:value="0" calcext:value-type="float">
            <text:p>0</text:p>
          </table:table-cell>
          <table:table-cell/>
          <table:table-cell table:formula="of:=IF(AND([.C445]=&quot;обществознание&quot;;[.A445]=&quot;СЗ&quot;);[.D44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11"/>
          <table:table-cell table:formula="of:=IF(AND([.C446]=&quot;обществознание&quot;;[.D446]&gt;299);[.D446];0)" office:value-type="float" office:value="0" calcext:value-type="float">
            <text:p>0</text:p>
          </table:table-cell>
          <table:table-cell/>
          <table:table-cell table:style-name="ce9" table:formula="of:=IF(AND([.C446]=&quot;физкультура&quot;;[.A446]=&quot;С&quot;);1;0)" office:value-type="float" office:value="0" calcext:value-type="float">
            <text:p>0</text:p>
          </table:table-cell>
          <table:table-cell/>
          <table:table-cell table:formula="of:=IF(AND([.C446]=&quot;обществознание&quot;;[.A446]=&quot;СЗ&quot;);[.D44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7" calcext:value-type="float">
            <text:p>897</text:p>
          </table:table-cell>
          <table:table-cell table:number-columns-repeated="11"/>
          <table:table-cell table:formula="of:=IF(AND([.C447]=&quot;обществознание&quot;;[.D447]&gt;299);[.D447];0)" office:value-type="float" office:value="0" calcext:value-type="float">
            <text:p>0</text:p>
          </table:table-cell>
          <table:table-cell/>
          <table:table-cell table:style-name="ce9" table:formula="of:=IF(AND([.C447]=&quot;физкультура&quot;;[.A447]=&quot;С&quot;);1;0)" office:value-type="float" office:value="0" calcext:value-type="float">
            <text:p>0</text:p>
          </table:table-cell>
          <table:table-cell/>
          <table:table-cell table:formula="of:=IF(AND([.C447]=&quot;обществознание&quot;;[.A447]=&quot;СЗ&quot;);[.D44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1"/>
          <table:table-cell table:formula="of:=IF(AND([.C448]=&quot;обществознание&quot;;[.D448]&gt;299);[.D448];0)" office:value-type="float" office:value="0" calcext:value-type="float">
            <text:p>0</text:p>
          </table:table-cell>
          <table:table-cell/>
          <table:table-cell table:style-name="ce9" table:formula="of:=IF(AND([.C448]=&quot;физкультура&quot;;[.A448]=&quot;С&quot;);1;0)" office:value-type="float" office:value="0" calcext:value-type="float">
            <text:p>0</text:p>
          </table:table-cell>
          <table:table-cell/>
          <table:table-cell table:formula="of:=IF(AND([.C448]=&quot;обществознание&quot;;[.A448]=&quot;СЗ&quot;);[.D44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36" calcext:value-type="float">
            <text:p>736</text:p>
          </table:table-cell>
          <table:table-cell table:number-columns-repeated="11"/>
          <table:table-cell table:formula="of:=IF(AND([.C449]=&quot;обществознание&quot;;[.D449]&gt;299);[.D449];0)" office:value-type="float" office:value="0" calcext:value-type="float">
            <text:p>0</text:p>
          </table:table-cell>
          <table:table-cell/>
          <table:table-cell table:style-name="ce9" table:formula="of:=IF(AND([.C449]=&quot;физкультура&quot;;[.A449]=&quot;С&quot;);1;0)" office:value-type="float" office:value="0" calcext:value-type="float">
            <text:p>0</text:p>
          </table:table-cell>
          <table:table-cell/>
          <table:table-cell table:formula="of:=IF(AND([.C449]=&quot;обществознание&quot;;[.A449]=&quot;СЗ&quot;);[.D44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4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11"/>
          <table:table-cell table:formula="of:=IF(AND([.C450]=&quot;обществознание&quot;;[.D450]&gt;299);[.D450];0)" office:value-type="float" office:value="0" calcext:value-type="float">
            <text:p>0</text:p>
          </table:table-cell>
          <table:table-cell/>
          <table:table-cell table:style-name="ce9" table:formula="of:=IF(AND([.C450]=&quot;физкультура&quot;;[.A450]=&quot;С&quot;);1;0)" office:value-type="float" office:value="0" calcext:value-type="float">
            <text:p>0</text:p>
          </table:table-cell>
          <table:table-cell/>
          <table:table-cell table:formula="of:=IF(AND([.C450]=&quot;обществознание&quot;;[.A450]=&quot;СЗ&quot;);[.D45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1"/>
          <table:table-cell table:formula="of:=IF(AND([.C451]=&quot;обществознание&quot;;[.D451]&gt;299);[.D451];0)" office:value-type="float" office:value="0" calcext:value-type="float">
            <text:p>0</text:p>
          </table:table-cell>
          <table:table-cell/>
          <table:table-cell table:style-name="ce9" table:formula="of:=IF(AND([.C451]=&quot;физкультура&quot;;[.A451]=&quot;С&quot;);1;0)" office:value-type="float" office:value="0" calcext:value-type="float">
            <text:p>0</text:p>
          </table:table-cell>
          <table:table-cell/>
          <table:table-cell table:formula="of:=IF(AND([.C451]=&quot;обществознание&quot;;[.A451]=&quot;СЗ&quot;);[.D45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11"/>
          <table:table-cell table:formula="of:=IF(AND([.C452]=&quot;обществознание&quot;;[.D452]&gt;299);[.D452];0)" office:value-type="float" office:value="356" calcext:value-type="float">
            <text:p>356</text:p>
          </table:table-cell>
          <table:table-cell/>
          <table:table-cell table:style-name="ce9" table:formula="of:=IF(AND([.C452]=&quot;физкультура&quot;;[.A452]=&quot;С&quot;);1;0)" office:value-type="float" office:value="0" calcext:value-type="float">
            <text:p>0</text:p>
          </table:table-cell>
          <table:table-cell/>
          <table:table-cell table:formula="of:=IF(AND([.C452]=&quot;обществознание&quot;;[.A452]=&quot;СЗ&quot;);[.D45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1"/>
          <table:table-cell table:formula="of:=IF(AND([.C453]=&quot;обществознание&quot;;[.D453]&gt;299);[.D453];0)" office:value-type="float" office:value="0" calcext:value-type="float">
            <text:p>0</text:p>
          </table:table-cell>
          <table:table-cell/>
          <table:table-cell table:style-name="ce9" table:formula="of:=IF(AND([.C453]=&quot;физкультура&quot;;[.A453]=&quot;С&quot;);1;0)" office:value-type="float" office:value="0" calcext:value-type="float">
            <text:p>0</text:p>
          </table:table-cell>
          <table:table-cell/>
          <table:table-cell table:formula="of:=IF(AND([.C453]=&quot;обществознание&quot;;[.A453]=&quot;СЗ&quot;);[.D45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5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3" calcext:value-type="float">
            <text:p>163</text:p>
          </table:table-cell>
          <table:table-cell table:number-columns-repeated="11"/>
          <table:table-cell table:formula="of:=IF(AND([.C454]=&quot;обществознание&quot;;[.D454]&gt;299);[.D454];0)" office:value-type="float" office:value="0" calcext:value-type="float">
            <text:p>0</text:p>
          </table:table-cell>
          <table:table-cell/>
          <table:table-cell table:style-name="ce9" table:formula="of:=IF(AND([.C454]=&quot;физкультура&quot;;[.A454]=&quot;С&quot;);1;0)" office:value-type="float" office:value="0" calcext:value-type="float">
            <text:p>0</text:p>
          </table:table-cell>
          <table:table-cell/>
          <table:table-cell table:formula="of:=IF(AND([.C454]=&quot;обществознание&quot;;[.A454]=&quot;СЗ&quot;);[.D45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6" calcext:value-type="float">
            <text:p>756</text:p>
          </table:table-cell>
          <table:table-cell table:number-columns-repeated="11"/>
          <table:table-cell table:formula="of:=IF(AND([.C455]=&quot;обществознание&quot;;[.D455]&gt;299);[.D455];0)" office:value-type="float" office:value="0" calcext:value-type="float">
            <text:p>0</text:p>
          </table:table-cell>
          <table:table-cell/>
          <table:table-cell table:style-name="ce9" table:formula="of:=IF(AND([.C455]=&quot;физкультура&quot;;[.A455]=&quot;С&quot;);1;0)" office:value-type="float" office:value="0" calcext:value-type="float">
            <text:p>0</text:p>
          </table:table-cell>
          <table:table-cell/>
          <table:table-cell table:formula="of:=IF(AND([.C455]=&quot;обществознание&quot;;[.A455]=&quot;СЗ&quot;);[.D45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5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11"/>
          <table:table-cell table:formula="of:=IF(AND([.C456]=&quot;обществознание&quot;;[.D456]&gt;299);[.D456];0)" office:value-type="float" office:value="0" calcext:value-type="float">
            <text:p>0</text:p>
          </table:table-cell>
          <table:table-cell/>
          <table:table-cell table:style-name="ce9" table:formula="of:=IF(AND([.C456]=&quot;физкультура&quot;;[.A456]=&quot;С&quot;);1;0)" office:value-type="float" office:value="0" calcext:value-type="float">
            <text:p>0</text:p>
          </table:table-cell>
          <table:table-cell/>
          <table:table-cell table:formula="of:=IF(AND([.C456]=&quot;обществознание&quot;;[.A456]=&quot;СЗ&quot;);[.D45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11"/>
          <table:table-cell table:formula="of:=IF(AND([.C457]=&quot;обществознание&quot;;[.D457]&gt;299);[.D457];0)" office:value-type="float" office:value="0" calcext:value-type="float">
            <text:p>0</text:p>
          </table:table-cell>
          <table:table-cell/>
          <table:table-cell table:style-name="ce9" table:formula="of:=IF(AND([.C457]=&quot;физкультура&quot;;[.A457]=&quot;С&quot;);1;0)" office:value-type="float" office:value="0" calcext:value-type="float">
            <text:p>0</text:p>
          </table:table-cell>
          <table:table-cell/>
          <table:table-cell table:formula="of:=IF(AND([.C457]=&quot;обществознание&quot;;[.A457]=&quot;СЗ&quot;);[.D45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43" calcext:value-type="float">
            <text:p>243</text:p>
          </table:table-cell>
          <table:table-cell table:number-columns-repeated="11"/>
          <table:table-cell table:formula="of:=IF(AND([.C458]=&quot;обществознание&quot;;[.D458]&gt;299);[.D458];0)" office:value-type="float" office:value="0" calcext:value-type="float">
            <text:p>0</text:p>
          </table:table-cell>
          <table:table-cell/>
          <table:table-cell table:style-name="ce9" table:formula="of:=IF(AND([.C458]=&quot;физкультура&quot;;[.A458]=&quot;С&quot;);1;0)" office:value-type="float" office:value="0" calcext:value-type="float">
            <text:p>0</text:p>
          </table:table-cell>
          <table:table-cell/>
          <table:table-cell table:formula="of:=IF(AND([.C458]=&quot;обществознание&quot;;[.A458]=&quot;СЗ&quot;);[.D45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49" calcext:value-type="float">
            <text:p>349</text:p>
          </table:table-cell>
          <table:table-cell table:number-columns-repeated="11"/>
          <table:table-cell table:formula="of:=IF(AND([.C459]=&quot;обществознание&quot;;[.D459]&gt;299);[.D459];0)" office:value-type="float" office:value="349" calcext:value-type="float">
            <text:p>349</text:p>
          </table:table-cell>
          <table:table-cell/>
          <table:table-cell table:style-name="ce9" table:formula="of:=IF(AND([.C459]=&quot;физкультура&quot;;[.A459]=&quot;С&quot;);1;0)" office:value-type="float" office:value="0" calcext:value-type="float">
            <text:p>0</text:p>
          </table:table-cell>
          <table:table-cell/>
          <table:table-cell table:formula="of:=IF(AND([.C459]=&quot;обществознание&quot;;[.A459]=&quot;СЗ&quot;);[.D45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1"/>
          <table:table-cell table:formula="of:=IF(AND([.C460]=&quot;обществознание&quot;;[.D460]&gt;299);[.D460];0)" office:value-type="float" office:value="0" calcext:value-type="float">
            <text:p>0</text:p>
          </table:table-cell>
          <table:table-cell/>
          <table:table-cell table:style-name="ce9" table:formula="of:=IF(AND([.C460]=&quot;физкультура&quot;;[.A460]=&quot;С&quot;);1;0)" office:value-type="float" office:value="0" calcext:value-type="float">
            <text:p>0</text:p>
          </table:table-cell>
          <table:table-cell/>
          <table:table-cell table:formula="of:=IF(AND([.C460]=&quot;обществознание&quot;;[.A460]=&quot;СЗ&quot;);[.D460];0)" office:value-type="float" office:value="135" calcext:value-type="float">
            <text:p>135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1"/>
          <table:table-cell table:formula="of:=IF(AND([.C461]=&quot;обществознание&quot;;[.D461]&gt;299);[.D461];0)" office:value-type="float" office:value="0" calcext:value-type="float">
            <text:p>0</text:p>
          </table:table-cell>
          <table:table-cell/>
          <table:table-cell table:style-name="ce9" table:formula="of:=IF(AND([.C461]=&quot;физкультура&quot;;[.A461]=&quot;С&quot;);1;0)" office:value-type="float" office:value="0" calcext:value-type="float">
            <text:p>0</text:p>
          </table:table-cell>
          <table:table-cell/>
          <table:table-cell table:formula="of:=IF(AND([.C461]=&quot;обществознание&quot;;[.A461]=&quot;СЗ&quot;);[.D46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6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82" calcext:value-type="float">
            <text:p>282</text:p>
          </table:table-cell>
          <table:table-cell table:number-columns-repeated="11"/>
          <table:table-cell table:formula="of:=IF(AND([.C462]=&quot;обществознание&quot;;[.D462]&gt;299);[.D462];0)" office:value-type="float" office:value="0" calcext:value-type="float">
            <text:p>0</text:p>
          </table:table-cell>
          <table:table-cell/>
          <table:table-cell table:style-name="ce9" table:formula="of:=IF(AND([.C462]=&quot;физкультура&quot;;[.A462]=&quot;С&quot;);1;0)" office:value-type="float" office:value="0" calcext:value-type="float">
            <text:p>0</text:p>
          </table:table-cell>
          <table:table-cell/>
          <table:table-cell table:formula="of:=IF(AND([.C462]=&quot;обществознание&quot;;[.A462]=&quot;СЗ&quot;);[.D46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1"/>
          <table:table-cell table:formula="of:=IF(AND([.C463]=&quot;обществознание&quot;;[.D463]&gt;299);[.D463];0)" office:value-type="float" office:value="0" calcext:value-type="float">
            <text:p>0</text:p>
          </table:table-cell>
          <table:table-cell/>
          <table:table-cell table:style-name="ce9" table:formula="of:=IF(AND([.C463]=&quot;физкультура&quot;;[.A463]=&quot;С&quot;);1;0)" office:value-type="float" office:value="0" calcext:value-type="float">
            <text:p>0</text:p>
          </table:table-cell>
          <table:table-cell/>
          <table:table-cell table:formula="of:=IF(AND([.C463]=&quot;обществознание&quot;;[.A463]=&quot;СЗ&quot;);[.D46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11"/>
          <table:table-cell table:formula="of:=IF(AND([.C464]=&quot;обществознание&quot;;[.D464]&gt;299);[.D464];0)" office:value-type="float" office:value="0" calcext:value-type="float">
            <text:p>0</text:p>
          </table:table-cell>
          <table:table-cell/>
          <table:table-cell table:style-name="ce9" table:formula="of:=IF(AND([.C464]=&quot;физкультура&quot;;[.A464]=&quot;С&quot;);1;0)" office:value-type="float" office:value="0" calcext:value-type="float">
            <text:p>0</text:p>
          </table:table-cell>
          <table:table-cell/>
          <table:table-cell table:formula="of:=IF(AND([.C464]=&quot;обществознание&quot;;[.A464]=&quot;СЗ&quot;);[.D46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11"/>
          <table:table-cell table:formula="of:=IF(AND([.C465]=&quot;обществознание&quot;;[.D465]&gt;299);[.D465];0)" office:value-type="float" office:value="0" calcext:value-type="float">
            <text:p>0</text:p>
          </table:table-cell>
          <table:table-cell/>
          <table:table-cell table:style-name="ce9" table:formula="of:=IF(AND([.C465]=&quot;физкультура&quot;;[.A465]=&quot;С&quot;);1;0)" office:value-type="float" office:value="0" calcext:value-type="float">
            <text:p>0</text:p>
          </table:table-cell>
          <table:table-cell/>
          <table:table-cell table:formula="of:=IF(AND([.C465]=&quot;обществознание&quot;;[.A465]=&quot;СЗ&quot;);[.D46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11"/>
          <table:table-cell table:formula="of:=IF(AND([.C466]=&quot;обществознание&quot;;[.D466]&gt;299);[.D466];0)" office:value-type="float" office:value="550" calcext:value-type="float">
            <text:p>550</text:p>
          </table:table-cell>
          <table:table-cell/>
          <table:table-cell table:style-name="ce9" table:formula="of:=IF(AND([.C466]=&quot;физкультура&quot;;[.A466]=&quot;С&quot;);1;0)" office:value-type="float" office:value="0" calcext:value-type="float">
            <text:p>0</text:p>
          </table:table-cell>
          <table:table-cell/>
          <table:table-cell table:formula="of:=IF(AND([.C466]=&quot;обществознание&quot;;[.A466]=&quot;СЗ&quot;);[.D46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11"/>
          <table:table-cell table:formula="of:=IF(AND([.C467]=&quot;обществознание&quot;;[.D467]&gt;299);[.D467];0)" office:value-type="float" office:value="0" calcext:value-type="float">
            <text:p>0</text:p>
          </table:table-cell>
          <table:table-cell/>
          <table:table-cell table:style-name="ce9" table:formula="of:=IF(AND([.C467]=&quot;физкультура&quot;;[.A467]=&quot;С&quot;);1;0)" office:value-type="float" office:value="0" calcext:value-type="float">
            <text:p>0</text:p>
          </table:table-cell>
          <table:table-cell/>
          <table:table-cell table:formula="of:=IF(AND([.C467]=&quot;обществознание&quot;;[.A467]=&quot;СЗ&quot;);[.D46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6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4" calcext:value-type="float">
            <text:p>684</text:p>
          </table:table-cell>
          <table:table-cell table:number-columns-repeated="11"/>
          <table:table-cell table:formula="of:=IF(AND([.C468]=&quot;обществознание&quot;;[.D468]&gt;299);[.D468];0)" office:value-type="float" office:value="0" calcext:value-type="float">
            <text:p>0</text:p>
          </table:table-cell>
          <table:table-cell/>
          <table:table-cell table:style-name="ce9" table:formula="of:=IF(AND([.C468]=&quot;физкультура&quot;;[.A468]=&quot;С&quot;);1;0)" office:value-type="float" office:value="0" calcext:value-type="float">
            <text:p>0</text:p>
          </table:table-cell>
          <table:table-cell/>
          <table:table-cell table:formula="of:=IF(AND([.C468]=&quot;обществознание&quot;;[.A468]=&quot;СЗ&quot;);[.D46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28" calcext:value-type="float">
            <text:p>328</text:p>
          </table:table-cell>
          <table:table-cell table:number-columns-repeated="11"/>
          <table:table-cell table:formula="of:=IF(AND([.C469]=&quot;обществознание&quot;;[.D469]&gt;299);[.D469];0)" office:value-type="float" office:value="0" calcext:value-type="float">
            <text:p>0</text:p>
          </table:table-cell>
          <table:table-cell/>
          <table:table-cell table:style-name="ce9" table:formula="of:=IF(AND([.C469]=&quot;физкультура&quot;;[.A469]=&quot;С&quot;);1;0)" office:value-type="float" office:value="0" calcext:value-type="float">
            <text:p>0</text:p>
          </table:table-cell>
          <table:table-cell/>
          <table:table-cell table:formula="of:=IF(AND([.C469]=&quot;обществознание&quot;;[.A469]=&quot;СЗ&quot;);[.D46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31" calcext:value-type="float">
            <text:p>731</text:p>
          </table:table-cell>
          <table:table-cell table:number-columns-repeated="11"/>
          <table:table-cell table:formula="of:=IF(AND([.C470]=&quot;обществознание&quot;;[.D470]&gt;299);[.D470];0)" office:value-type="float" office:value="0" calcext:value-type="float">
            <text:p>0</text:p>
          </table:table-cell>
          <table:table-cell/>
          <table:table-cell table:style-name="ce9" table:formula="of:=IF(AND([.C470]=&quot;физкультура&quot;;[.A470]=&quot;С&quot;);1;0)" office:value-type="float" office:value="0" calcext:value-type="float">
            <text:p>0</text:p>
          </table:table-cell>
          <table:table-cell/>
          <table:table-cell table:formula="of:=IF(AND([.C470]=&quot;обществознание&quot;;[.A470]=&quot;СЗ&quot;);[.D47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6" calcext:value-type="float">
            <text:p>776</text:p>
          </table:table-cell>
          <table:table-cell table:number-columns-repeated="11"/>
          <table:table-cell table:formula="of:=IF(AND([.C471]=&quot;обществознание&quot;;[.D471]&gt;299);[.D471];0)" office:value-type="float" office:value="0" calcext:value-type="float">
            <text:p>0</text:p>
          </table:table-cell>
          <table:table-cell/>
          <table:table-cell table:style-name="ce9" table:formula="of:=IF(AND([.C471]=&quot;физкультура&quot;;[.A471]=&quot;С&quot;);1;0)" office:value-type="float" office:value="0" calcext:value-type="float">
            <text:p>0</text:p>
          </table:table-cell>
          <table:table-cell/>
          <table:table-cell table:formula="of:=IF(AND([.C471]=&quot;обществознание&quot;;[.A471]=&quot;СЗ&quot;);[.D47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11"/>
          <table:table-cell table:formula="of:=IF(AND([.C472]=&quot;обществознание&quot;;[.D472]&gt;299);[.D472];0)" office:value-type="float" office:value="0" calcext:value-type="float">
            <text:p>0</text:p>
          </table:table-cell>
          <table:table-cell/>
          <table:table-cell table:style-name="ce9" table:formula="of:=IF(AND([.C472]=&quot;физкультура&quot;;[.A472]=&quot;С&quot;);1;0)" office:value-type="float" office:value="0" calcext:value-type="float">
            <text:p>0</text:p>
          </table:table-cell>
          <table:table-cell/>
          <table:table-cell table:formula="of:=IF(AND([.C472]=&quot;обществознание&quot;;[.A472]=&quot;СЗ&quot;);[.D47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1"/>
          <table:table-cell table:formula="of:=IF(AND([.C473]=&quot;обществознание&quot;;[.D473]&gt;299);[.D473];0)" office:value-type="float" office:value="0" calcext:value-type="float">
            <text:p>0</text:p>
          </table:table-cell>
          <table:table-cell/>
          <table:table-cell table:style-name="ce9" table:formula="of:=IF(AND([.C473]=&quot;физкультура&quot;;[.A473]=&quot;С&quot;);1;0)" office:value-type="float" office:value="0" calcext:value-type="float">
            <text:p>0</text:p>
          </table:table-cell>
          <table:table-cell/>
          <table:table-cell table:formula="of:=IF(AND([.C473]=&quot;обществознание&quot;;[.A473]=&quot;СЗ&quot;);[.D47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11"/>
          <table:table-cell table:formula="of:=IF(AND([.C474]=&quot;обществознание&quot;;[.D474]&gt;299);[.D474];0)" office:value-type="float" office:value="772" calcext:value-type="float">
            <text:p>772</text:p>
          </table:table-cell>
          <table:table-cell/>
          <table:table-cell table:style-name="ce9" table:formula="of:=IF(AND([.C474]=&quot;физкультура&quot;;[.A474]=&quot;С&quot;);1;0)" office:value-type="float" office:value="0" calcext:value-type="float">
            <text:p>0</text:p>
          </table:table-cell>
          <table:table-cell/>
          <table:table-cell table:formula="of:=IF(AND([.C474]=&quot;обществознание&quot;;[.A474]=&quot;СЗ&quot;);[.D474];0)" office:value-type="float" office:value="772" calcext:value-type="float">
            <text:p>772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9" calcext:value-type="float">
            <text:p>719</text:p>
          </table:table-cell>
          <table:table-cell table:number-columns-repeated="11"/>
          <table:table-cell table:formula="of:=IF(AND([.C475]=&quot;обществознание&quot;;[.D475]&gt;299);[.D475];0)" office:value-type="float" office:value="0" calcext:value-type="float">
            <text:p>0</text:p>
          </table:table-cell>
          <table:table-cell/>
          <table:table-cell table:style-name="ce9" table:formula="of:=IF(AND([.C475]=&quot;физкультура&quot;;[.A475]=&quot;С&quot;);1;0)" office:value-type="float" office:value="0" calcext:value-type="float">
            <text:p>0</text:p>
          </table:table-cell>
          <table:table-cell/>
          <table:table-cell table:formula="of:=IF(AND([.C475]=&quot;обществознание&quot;;[.A475]=&quot;СЗ&quot;);[.D47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1"/>
          <table:table-cell table:formula="of:=IF(AND([.C476]=&quot;обществознание&quot;;[.D476]&gt;299);[.D476];0)" office:value-type="float" office:value="0" calcext:value-type="float">
            <text:p>0</text:p>
          </table:table-cell>
          <table:table-cell/>
          <table:table-cell table:style-name="ce9" table:formula="of:=IF(AND([.C476]=&quot;физкультура&quot;;[.A476]=&quot;С&quot;);1;0)" office:value-type="float" office:value="0" calcext:value-type="float">
            <text:p>0</text:p>
          </table:table-cell>
          <table:table-cell/>
          <table:table-cell table:formula="of:=IF(AND([.C476]=&quot;обществознание&quot;;[.A476]=&quot;СЗ&quot;);[.D47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8" calcext:value-type="float">
            <text:p>898</text:p>
          </table:table-cell>
          <table:table-cell table:number-columns-repeated="11"/>
          <table:table-cell table:formula="of:=IF(AND([.C477]=&quot;обществознание&quot;;[.D477]&gt;299);[.D477];0)" office:value-type="float" office:value="898" calcext:value-type="float">
            <text:p>898</text:p>
          </table:table-cell>
          <table:table-cell/>
          <table:table-cell table:style-name="ce9" table:formula="of:=IF(AND([.C477]=&quot;физкультура&quot;;[.A477]=&quot;С&quot;);1;0)" office:value-type="float" office:value="0" calcext:value-type="float">
            <text:p>0</text:p>
          </table:table-cell>
          <table:table-cell/>
          <table:table-cell table:formula="of:=IF(AND([.C477]=&quot;обществознание&quot;;[.A477]=&quot;СЗ&quot;);[.D47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4" calcext:value-type="float">
            <text:p>934</text:p>
          </table:table-cell>
          <table:table-cell table:number-columns-repeated="11"/>
          <table:table-cell table:formula="of:=IF(AND([.C478]=&quot;обществознание&quot;;[.D478]&gt;299);[.D478];0)" office:value-type="float" office:value="934" calcext:value-type="float">
            <text:p>934</text:p>
          </table:table-cell>
          <table:table-cell/>
          <table:table-cell table:style-name="ce9" table:formula="of:=IF(AND([.C478]=&quot;физкультура&quot;;[.A478]=&quot;С&quot;);1;0)" office:value-type="float" office:value="0" calcext:value-type="float">
            <text:p>0</text:p>
          </table:table-cell>
          <table:table-cell/>
          <table:table-cell table:formula="of:=IF(AND([.C478]=&quot;обществознание&quot;;[.A478]=&quot;СЗ&quot;);[.D47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5" calcext:value-type="float">
            <text:p>875</text:p>
          </table:table-cell>
          <table:table-cell table:number-columns-repeated="11"/>
          <table:table-cell table:formula="of:=IF(AND([.C479]=&quot;обществознание&quot;;[.D479]&gt;299);[.D479];0)" office:value-type="float" office:value="0" calcext:value-type="float">
            <text:p>0</text:p>
          </table:table-cell>
          <table:table-cell/>
          <table:table-cell table:style-name="ce9" table:formula="of:=IF(AND([.C479]=&quot;физкультура&quot;;[.A479]=&quot;С&quot;);1;0)" office:value-type="float" office:value="0" calcext:value-type="float">
            <text:p>0</text:p>
          </table:table-cell>
          <table:table-cell/>
          <table:table-cell table:formula="of:=IF(AND([.C479]=&quot;обществознание&quot;;[.A479]=&quot;СЗ&quot;);[.D47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86" calcext:value-type="float">
            <text:p>286</text:p>
          </table:table-cell>
          <table:table-cell table:number-columns-repeated="11"/>
          <table:table-cell table:formula="of:=IF(AND([.C480]=&quot;обществознание&quot;;[.D480]&gt;299);[.D480];0)" office:value-type="float" office:value="0" calcext:value-type="float">
            <text:p>0</text:p>
          </table:table-cell>
          <table:table-cell/>
          <table:table-cell table:style-name="ce9" table:formula="of:=IF(AND([.C480]=&quot;физкультура&quot;;[.A480]=&quot;С&quot;);1;0)" office:value-type="float" office:value="0" calcext:value-type="float">
            <text:p>0</text:p>
          </table:table-cell>
          <table:table-cell/>
          <table:table-cell table:formula="of:=IF(AND([.C480]=&quot;обществознание&quot;;[.A480]=&quot;СЗ&quot;);[.D480];0)" office:value-type="float" office:value="286" calcext:value-type="float">
            <text:p>286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5" calcext:value-type="float">
            <text:p>895</text:p>
          </table:table-cell>
          <table:table-cell table:number-columns-repeated="11"/>
          <table:table-cell table:formula="of:=IF(AND([.C481]=&quot;обществознание&quot;;[.D481]&gt;299);[.D481];0)" office:value-type="float" office:value="895" calcext:value-type="float">
            <text:p>895</text:p>
          </table:table-cell>
          <table:table-cell/>
          <table:table-cell table:style-name="ce9" table:formula="of:=IF(AND([.C481]=&quot;физкультура&quot;;[.A481]=&quot;С&quot;);1;0)" office:value-type="float" office:value="0" calcext:value-type="float">
            <text:p>0</text:p>
          </table:table-cell>
          <table:table-cell/>
          <table:table-cell table:formula="of:=IF(AND([.C481]=&quot;обществознание&quot;;[.A481]=&quot;СЗ&quot;);[.D48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8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1"/>
          <table:table-cell table:formula="of:=IF(AND([.C482]=&quot;обществознание&quot;;[.D482]&gt;299);[.D482];0)" office:value-type="float" office:value="0" calcext:value-type="float">
            <text:p>0</text:p>
          </table:table-cell>
          <table:table-cell/>
          <table:table-cell table:style-name="ce9" table:formula="of:=IF(AND([.C482]=&quot;физкультура&quot;;[.A482]=&quot;С&quot;);1;0)" office:value-type="float" office:value="1" calcext:value-type="float">
            <text:p>1</text:p>
          </table:table-cell>
          <table:table-cell/>
          <table:table-cell table:formula="of:=IF(AND([.C482]=&quot;обществознание&quot;;[.A482]=&quot;СЗ&quot;);[.D48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4" calcext:value-type="float">
            <text:p>604</text:p>
          </table:table-cell>
          <table:table-cell table:number-columns-repeated="11"/>
          <table:table-cell table:formula="of:=IF(AND([.C483]=&quot;обществознание&quot;;[.D483]&gt;299);[.D483];0)" office:value-type="float" office:value="0" calcext:value-type="float">
            <text:p>0</text:p>
          </table:table-cell>
          <table:table-cell/>
          <table:table-cell table:style-name="ce9" table:formula="of:=IF(AND([.C483]=&quot;физкультура&quot;;[.A483]=&quot;С&quot;);1;0)" office:value-type="float" office:value="0" calcext:value-type="float">
            <text:p>0</text:p>
          </table:table-cell>
          <table:table-cell/>
          <table:table-cell table:formula="of:=IF(AND([.C483]=&quot;обществознание&quot;;[.A483]=&quot;СЗ&quot;);[.D48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8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5" calcext:value-type="float">
            <text:p>165</text:p>
          </table:table-cell>
          <table:table-cell table:number-columns-repeated="11"/>
          <table:table-cell table:formula="of:=IF(AND([.C484]=&quot;обществознание&quot;;[.D484]&gt;299);[.D484];0)" office:value-type="float" office:value="0" calcext:value-type="float">
            <text:p>0</text:p>
          </table:table-cell>
          <table:table-cell/>
          <table:table-cell table:style-name="ce9" table:formula="of:=IF(AND([.C484]=&quot;физкультура&quot;;[.A484]=&quot;С&quot;);1;0)" office:value-type="float" office:value="0" calcext:value-type="float">
            <text:p>0</text:p>
          </table:table-cell>
          <table:table-cell/>
          <table:table-cell table:formula="of:=IF(AND([.C484]=&quot;обществознание&quot;;[.A484]=&quot;СЗ&quot;);[.D48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11"/>
          <table:table-cell table:formula="of:=IF(AND([.C485]=&quot;обществознание&quot;;[.D485]&gt;299);[.D485];0)" office:value-type="float" office:value="379" calcext:value-type="float">
            <text:p>379</text:p>
          </table:table-cell>
          <table:table-cell/>
          <table:table-cell table:style-name="ce9" table:formula="of:=IF(AND([.C485]=&quot;физкультура&quot;;[.A485]=&quot;С&quot;);1;0)" office:value-type="float" office:value="0" calcext:value-type="float">
            <text:p>0</text:p>
          </table:table-cell>
          <table:table-cell/>
          <table:table-cell table:formula="of:=IF(AND([.C485]=&quot;обществознание&quot;;[.A485]=&quot;СЗ&quot;);[.D48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11"/>
          <table:table-cell table:formula="of:=IF(AND([.C486]=&quot;обществознание&quot;;[.D486]&gt;299);[.D486];0)" office:value-type="float" office:value="0" calcext:value-type="float">
            <text:p>0</text:p>
          </table:table-cell>
          <table:table-cell/>
          <table:table-cell table:style-name="ce9" table:formula="of:=IF(AND([.C486]=&quot;физкультура&quot;;[.A486]=&quot;С&quot;);1;0)" office:value-type="float" office:value="0" calcext:value-type="float">
            <text:p>0</text:p>
          </table:table-cell>
          <table:table-cell/>
          <table:table-cell table:formula="of:=IF(AND([.C486]=&quot;обществознание&quot;;[.A486]=&quot;СЗ&quot;);[.D48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5" calcext:value-type="float">
            <text:p>705</text:p>
          </table:table-cell>
          <table:table-cell table:number-columns-repeated="11"/>
          <table:table-cell table:formula="of:=IF(AND([.C487]=&quot;обществознание&quot;;[.D487]&gt;299);[.D487];0)" office:value-type="float" office:value="705" calcext:value-type="float">
            <text:p>705</text:p>
          </table:table-cell>
          <table:table-cell/>
          <table:table-cell table:style-name="ce9" table:formula="of:=IF(AND([.C487]=&quot;физкультура&quot;;[.A487]=&quot;С&quot;);1;0)" office:value-type="float" office:value="0" calcext:value-type="float">
            <text:p>0</text:p>
          </table:table-cell>
          <table:table-cell/>
          <table:table-cell table:formula="of:=IF(AND([.C487]=&quot;обществознание&quot;;[.A487]=&quot;СЗ&quot;);[.D48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1"/>
          <table:table-cell table:formula="of:=IF(AND([.C488]=&quot;обществознание&quot;;[.D488]&gt;299);[.D488];0)" office:value-type="float" office:value="0" calcext:value-type="float">
            <text:p>0</text:p>
          </table:table-cell>
          <table:table-cell/>
          <table:table-cell table:style-name="ce9" table:formula="of:=IF(AND([.C488]=&quot;физкультура&quot;;[.A488]=&quot;С&quot;);1;0)" office:value-type="float" office:value="0" calcext:value-type="float">
            <text:p>0</text:p>
          </table:table-cell>
          <table:table-cell/>
          <table:table-cell table:formula="of:=IF(AND([.C488]=&quot;обществознание&quot;;[.A488]=&quot;СЗ&quot;);[.D488];0)" office:value-type="float" office:value="83" calcext:value-type="float">
            <text:p>83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1"/>
          <table:table-cell table:formula="of:=IF(AND([.C489]=&quot;обществознание&quot;;[.D489]&gt;299);[.D489];0)" office:value-type="float" office:value="0" calcext:value-type="float">
            <text:p>0</text:p>
          </table:table-cell>
          <table:table-cell/>
          <table:table-cell table:style-name="ce9" table:formula="of:=IF(AND([.C489]=&quot;физкультура&quot;;[.A489]=&quot;С&quot;);1;0)" office:value-type="float" office:value="0" calcext:value-type="float">
            <text:p>0</text:p>
          </table:table-cell>
          <table:table-cell/>
          <table:table-cell table:formula="of:=IF(AND([.C489]=&quot;обществознание&quot;;[.A489]=&quot;СЗ&quot;);[.D48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0" calcext:value-type="float">
            <text:p>540</text:p>
          </table:table-cell>
          <table:table-cell table:number-columns-repeated="11"/>
          <table:table-cell table:formula="of:=IF(AND([.C490]=&quot;обществознание&quot;;[.D490]&gt;299);[.D490];0)" office:value-type="float" office:value="540" calcext:value-type="float">
            <text:p>540</text:p>
          </table:table-cell>
          <table:table-cell/>
          <table:table-cell table:style-name="ce9" table:formula="of:=IF(AND([.C490]=&quot;физкультура&quot;;[.A490]=&quot;С&quot;);1;0)" office:value-type="float" office:value="0" calcext:value-type="float">
            <text:p>0</text:p>
          </table:table-cell>
          <table:table-cell/>
          <table:table-cell table:formula="of:=IF(AND([.C490]=&quot;обществознание&quot;;[.A490]=&quot;СЗ&quot;);[.D49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92" calcext:value-type="float">
            <text:p>292</text:p>
          </table:table-cell>
          <table:table-cell table:number-columns-repeated="11"/>
          <table:table-cell table:formula="of:=IF(AND([.C491]=&quot;обществознание&quot;;[.D491]&gt;299);[.D491];0)" office:value-type="float" office:value="0" calcext:value-type="float">
            <text:p>0</text:p>
          </table:table-cell>
          <table:table-cell/>
          <table:table-cell table:style-name="ce9" table:formula="of:=IF(AND([.C491]=&quot;физкультура&quot;;[.A491]=&quot;С&quot;);1;0)" office:value-type="float" office:value="0" calcext:value-type="float">
            <text:p>0</text:p>
          </table:table-cell>
          <table:table-cell/>
          <table:table-cell table:formula="of:=IF(AND([.C491]=&quot;обществознание&quot;;[.A491]=&quot;СЗ&quot;);[.D49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47" calcext:value-type="float">
            <text:p>447</text:p>
          </table:table-cell>
          <table:table-cell table:number-columns-repeated="11"/>
          <table:table-cell table:formula="of:=IF(AND([.C492]=&quot;обществознание&quot;;[.D492]&gt;299);[.D492];0)" office:value-type="float" office:value="447" calcext:value-type="float">
            <text:p>447</text:p>
          </table:table-cell>
          <table:table-cell/>
          <table:table-cell table:style-name="ce9" table:formula="of:=IF(AND([.C492]=&quot;физкультура&quot;;[.A492]=&quot;С&quot;);1;0)" office:value-type="float" office:value="0" calcext:value-type="float">
            <text:p>0</text:p>
          </table:table-cell>
          <table:table-cell/>
          <table:table-cell table:formula="of:=IF(AND([.C492]=&quot;обществознание&quot;;[.A492]=&quot;СЗ&quot;);[.D49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1" calcext:value-type="float">
            <text:p>371</text:p>
          </table:table-cell>
          <table:table-cell table:number-columns-repeated="11"/>
          <table:table-cell table:formula="of:=IF(AND([.C493]=&quot;обществознание&quot;;[.D493]&gt;299);[.D493];0)" office:value-type="float" office:value="371" calcext:value-type="float">
            <text:p>371</text:p>
          </table:table-cell>
          <table:table-cell/>
          <table:table-cell table:style-name="ce9" table:formula="of:=IF(AND([.C493]=&quot;физкультура&quot;;[.A493]=&quot;С&quot;);1;0)" office:value-type="float" office:value="0" calcext:value-type="float">
            <text:p>0</text:p>
          </table:table-cell>
          <table:table-cell/>
          <table:table-cell table:formula="of:=IF(AND([.C493]=&quot;обществознание&quot;;[.A493]=&quot;СЗ&quot;);[.D49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1"/>
          <table:table-cell table:formula="of:=IF(AND([.C494]=&quot;обществознание&quot;;[.D494]&gt;299);[.D494];0)" office:value-type="float" office:value="0" calcext:value-type="float">
            <text:p>0</text:p>
          </table:table-cell>
          <table:table-cell/>
          <table:table-cell table:style-name="ce9" table:formula="of:=IF(AND([.C494]=&quot;физкультура&quot;;[.A494]=&quot;С&quot;);1;0)" office:value-type="float" office:value="0" calcext:value-type="float">
            <text:p>0</text:p>
          </table:table-cell>
          <table:table-cell/>
          <table:table-cell table:formula="of:=IF(AND([.C494]=&quot;обществознание&quot;;[.A494]=&quot;СЗ&quot;);[.D49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39" calcext:value-type="float">
            <text:p>139</text:p>
          </table:table-cell>
          <table:table-cell table:number-columns-repeated="11"/>
          <table:table-cell table:formula="of:=IF(AND([.C495]=&quot;обществознание&quot;;[.D495]&gt;299);[.D495];0)" office:value-type="float" office:value="0" calcext:value-type="float">
            <text:p>0</text:p>
          </table:table-cell>
          <table:table-cell/>
          <table:table-cell table:style-name="ce9" table:formula="of:=IF(AND([.C495]=&quot;физкультура&quot;;[.A495]=&quot;С&quot;);1;0)" office:value-type="float" office:value="0" calcext:value-type="float">
            <text:p>0</text:p>
          </table:table-cell>
          <table:table-cell/>
          <table:table-cell table:formula="of:=IF(AND([.C495]=&quot;обществознание&quot;;[.A495]=&quot;СЗ&quot;);[.D49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8" calcext:value-type="float">
            <text:p>488</text:p>
          </table:table-cell>
          <table:table-cell table:number-columns-repeated="11"/>
          <table:table-cell table:formula="of:=IF(AND([.C496]=&quot;обществознание&quot;;[.D496]&gt;299);[.D496];0)" office:value-type="float" office:value="488" calcext:value-type="float">
            <text:p>488</text:p>
          </table:table-cell>
          <table:table-cell/>
          <table:table-cell table:style-name="ce9" table:formula="of:=IF(AND([.C496]=&quot;физкультура&quot;;[.A496]=&quot;С&quot;);1;0)" office:value-type="float" office:value="0" calcext:value-type="float">
            <text:p>0</text:p>
          </table:table-cell>
          <table:table-cell/>
          <table:table-cell table:formula="of:=IF(AND([.C496]=&quot;обществознание&quot;;[.A496]=&quot;СЗ&quot;);[.D49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9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04" calcext:value-type="float">
            <text:p>904</text:p>
          </table:table-cell>
          <table:table-cell table:number-columns-repeated="11"/>
          <table:table-cell table:formula="of:=IF(AND([.C497]=&quot;обществознание&quot;;[.D497]&gt;299);[.D497];0)" office:value-type="float" office:value="0" calcext:value-type="float">
            <text:p>0</text:p>
          </table:table-cell>
          <table:table-cell/>
          <table:table-cell table:style-name="ce9" table:formula="of:=IF(AND([.C497]=&quot;физкультура&quot;;[.A497]=&quot;С&quot;);1;0)" office:value-type="float" office:value="0" calcext:value-type="float">
            <text:p>0</text:p>
          </table:table-cell>
          <table:table-cell/>
          <table:table-cell table:formula="of:=IF(AND([.C497]=&quot;обществознание&quot;;[.A497]=&quot;СЗ&quot;);[.D49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1"/>
          <table:table-cell table:formula="of:=IF(AND([.C498]=&quot;обществознание&quot;;[.D498]&gt;299);[.D498];0)" office:value-type="float" office:value="0" calcext:value-type="float">
            <text:p>0</text:p>
          </table:table-cell>
          <table:table-cell/>
          <table:table-cell table:style-name="ce9" table:formula="of:=IF(AND([.C498]=&quot;физкультура&quot;;[.A498]=&quot;С&quot;);1;0)" office:value-type="float" office:value="0" calcext:value-type="float">
            <text:p>0</text:p>
          </table:table-cell>
          <table:table-cell/>
          <table:table-cell table:formula="of:=IF(AND([.C498]=&quot;обществознание&quot;;[.A498]=&quot;СЗ&quot;);[.D49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1"/>
          <table:table-cell table:formula="of:=IF(AND([.C499]=&quot;обществознание&quot;;[.D499]&gt;299);[.D499];0)" office:value-type="float" office:value="0" calcext:value-type="float">
            <text:p>0</text:p>
          </table:table-cell>
          <table:table-cell/>
          <table:table-cell table:style-name="ce9" table:formula="of:=IF(AND([.C499]=&quot;физкультура&quot;;[.A499]=&quot;С&quot;);1;0)" office:value-type="float" office:value="0" calcext:value-type="float">
            <text:p>0</text:p>
          </table:table-cell>
          <table:table-cell/>
          <table:table-cell table:formula="of:=IF(AND([.C499]=&quot;обществознание&quot;;[.A499]=&quot;СЗ&quot;);[.D49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49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11"/>
          <table:table-cell table:formula="of:=IF(AND([.C500]=&quot;обществознание&quot;;[.D500]&gt;299);[.D500];0)" office:value-type="float" office:value="631" calcext:value-type="float">
            <text:p>631</text:p>
          </table:table-cell>
          <table:table-cell/>
          <table:table-cell table:style-name="ce9" table:formula="of:=IF(AND([.C500]=&quot;физкультура&quot;;[.A500]=&quot;С&quot;);1;0)" office:value-type="float" office:value="0" calcext:value-type="float">
            <text:p>0</text:p>
          </table:table-cell>
          <table:table-cell/>
          <table:table-cell table:formula="of:=IF(AND([.C500]=&quot;обществознание&quot;;[.A500]=&quot;СЗ&quot;);[.D50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53" calcext:value-type="float">
            <text:p>253</text:p>
          </table:table-cell>
          <table:table-cell table:number-columns-repeated="11"/>
          <table:table-cell table:formula="of:=IF(AND([.C501]=&quot;обществознание&quot;;[.D501]&gt;299);[.D501];0)" office:value-type="float" office:value="0" calcext:value-type="float">
            <text:p>0</text:p>
          </table:table-cell>
          <table:table-cell/>
          <table:table-cell table:style-name="ce9" table:formula="of:=IF(AND([.C501]=&quot;физкультура&quot;;[.A501]=&quot;С&quot;);1;0)" office:value-type="float" office:value="0" calcext:value-type="float">
            <text:p>0</text:p>
          </table:table-cell>
          <table:table-cell/>
          <table:table-cell table:formula="of:=IF(AND([.C501]=&quot;обществознание&quot;;[.A501]=&quot;СЗ&quot;);[.D50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0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22" calcext:value-type="float">
            <text:p>522</text:p>
          </table:table-cell>
          <table:table-cell table:number-columns-repeated="11"/>
          <table:table-cell table:formula="of:=IF(AND([.C502]=&quot;обществознание&quot;;[.D502]&gt;299);[.D502];0)" office:value-type="float" office:value="0" calcext:value-type="float">
            <text:p>0</text:p>
          </table:table-cell>
          <table:table-cell/>
          <table:table-cell table:style-name="ce9" table:formula="of:=IF(AND([.C502]=&quot;физкультура&quot;;[.A502]=&quot;С&quot;);1;0)" office:value-type="float" office:value="0" calcext:value-type="float">
            <text:p>0</text:p>
          </table:table-cell>
          <table:table-cell/>
          <table:table-cell table:formula="of:=IF(AND([.C502]=&quot;обществознание&quot;;[.A502]=&quot;СЗ&quot;);[.D50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1"/>
          <table:table-cell table:formula="of:=IF(AND([.C503]=&quot;обществознание&quot;;[.D503]&gt;299);[.D503];0)" office:value-type="float" office:value="0" calcext:value-type="float">
            <text:p>0</text:p>
          </table:table-cell>
          <table:table-cell/>
          <table:table-cell table:style-name="ce9" table:formula="of:=IF(AND([.C503]=&quot;физкультура&quot;;[.A503]=&quot;С&quot;);1;0)" office:value-type="float" office:value="0" calcext:value-type="float">
            <text:p>0</text:p>
          </table:table-cell>
          <table:table-cell/>
          <table:table-cell table:formula="of:=IF(AND([.C503]=&quot;обществознание&quot;;[.A503]=&quot;СЗ&quot;);[.D50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0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1"/>
          <table:table-cell table:formula="of:=IF(AND([.C504]=&quot;обществознание&quot;;[.D504]&gt;299);[.D504];0)" office:value-type="float" office:value="0" calcext:value-type="float">
            <text:p>0</text:p>
          </table:table-cell>
          <table:table-cell/>
          <table:table-cell table:style-name="ce9" table:formula="of:=IF(AND([.C504]=&quot;физкультура&quot;;[.A504]=&quot;С&quot;);1;0)" office:value-type="float" office:value="0" calcext:value-type="float">
            <text:p>0</text:p>
          </table:table-cell>
          <table:table-cell/>
          <table:table-cell table:formula="of:=IF(AND([.C504]=&quot;обществознание&quot;;[.A504]=&quot;СЗ&quot;);[.D50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0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11"/>
          <table:table-cell table:formula="of:=IF(AND([.C505]=&quot;обществознание&quot;;[.D505]&gt;299);[.D505];0)" office:value-type="float" office:value="0" calcext:value-type="float">
            <text:p>0</text:p>
          </table:table-cell>
          <table:table-cell/>
          <table:table-cell table:style-name="ce9" table:formula="of:=IF(AND([.C505]=&quot;физкультура&quot;;[.A505]=&quot;С&quot;);1;0)" office:value-type="float" office:value="0" calcext:value-type="float">
            <text:p>0</text:p>
          </table:table-cell>
          <table:table-cell/>
          <table:table-cell table:formula="of:=IF(AND([.C505]=&quot;обществознание&quot;;[.A505]=&quot;СЗ&quot;);[.D50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5" calcext:value-type="float">
            <text:p>575</text:p>
          </table:table-cell>
          <table:table-cell table:number-columns-repeated="11"/>
          <table:table-cell table:formula="of:=IF(AND([.C506]=&quot;обществознание&quot;;[.D506]&gt;299);[.D506];0)" office:value-type="float" office:value="0" calcext:value-type="float">
            <text:p>0</text:p>
          </table:table-cell>
          <table:table-cell/>
          <table:table-cell table:style-name="ce9" table:formula="of:=IF(AND([.C506]=&quot;физкультура&quot;;[.A506]=&quot;С&quot;);1;0)" office:value-type="float" office:value="0" calcext:value-type="float">
            <text:p>0</text:p>
          </table:table-cell>
          <table:table-cell/>
          <table:table-cell table:formula="of:=IF(AND([.C506]=&quot;обществознание&quot;;[.A506]=&quot;СЗ&quot;);[.D50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0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0" calcext:value-type="float">
            <text:p>320</text:p>
          </table:table-cell>
          <table:table-cell table:number-columns-repeated="11"/>
          <table:table-cell table:formula="of:=IF(AND([.C507]=&quot;обществознание&quot;;[.D507]&gt;299);[.D507];0)" office:value-type="float" office:value="0" calcext:value-type="float">
            <text:p>0</text:p>
          </table:table-cell>
          <table:table-cell/>
          <table:table-cell table:style-name="ce9" table:formula="of:=IF(AND([.C507]=&quot;физкультура&quot;;[.A507]=&quot;С&quot;);1;0)" office:value-type="float" office:value="0" calcext:value-type="float">
            <text:p>0</text:p>
          </table:table-cell>
          <table:table-cell/>
          <table:table-cell table:formula="of:=IF(AND([.C507]=&quot;обществознание&quot;;[.A507]=&quot;СЗ&quot;);[.D50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4" calcext:value-type="float">
            <text:p>554</text:p>
          </table:table-cell>
          <table:table-cell table:number-columns-repeated="11"/>
          <table:table-cell table:formula="of:=IF(AND([.C508]=&quot;обществознание&quot;;[.D508]&gt;299);[.D508];0)" office:value-type="float" office:value="554" calcext:value-type="float">
            <text:p>554</text:p>
          </table:table-cell>
          <table:table-cell/>
          <table:table-cell table:style-name="ce9" table:formula="of:=IF(AND([.C508]=&quot;физкультура&quot;;[.A508]=&quot;С&quot;);1;0)" office:value-type="float" office:value="0" calcext:value-type="float">
            <text:p>0</text:p>
          </table:table-cell>
          <table:table-cell/>
          <table:table-cell table:formula="of:=IF(AND([.C508]=&quot;обществознание&quot;;[.A508]=&quot;СЗ&quot;);[.D50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68" calcext:value-type="float">
            <text:p>868</text:p>
          </table:table-cell>
          <table:table-cell table:number-columns-repeated="11"/>
          <table:table-cell table:formula="of:=IF(AND([.C509]=&quot;обществознание&quot;;[.D509]&gt;299);[.D509];0)" office:value-type="float" office:value="0" calcext:value-type="float">
            <text:p>0</text:p>
          </table:table-cell>
          <table:table-cell/>
          <table:table-cell table:style-name="ce9" table:formula="of:=IF(AND([.C509]=&quot;физкультура&quot;;[.A509]=&quot;С&quot;);1;0)" office:value-type="float" office:value="0" calcext:value-type="float">
            <text:p>0</text:p>
          </table:table-cell>
          <table:table-cell/>
          <table:table-cell table:formula="of:=IF(AND([.C509]=&quot;обществознание&quot;;[.A509]=&quot;СЗ&quot;);[.D50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0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4" calcext:value-type="float">
            <text:p>584</text:p>
          </table:table-cell>
          <table:table-cell table:number-columns-repeated="11"/>
          <table:table-cell table:formula="of:=IF(AND([.C510]=&quot;обществознание&quot;;[.D510]&gt;299);[.D510];0)" office:value-type="float" office:value="0" calcext:value-type="float">
            <text:p>0</text:p>
          </table:table-cell>
          <table:table-cell/>
          <table:table-cell table:style-name="ce9" table:formula="of:=IF(AND([.C510]=&quot;физкультура&quot;;[.A510]=&quot;С&quot;);1;0)" office:value-type="float" office:value="0" calcext:value-type="float">
            <text:p>0</text:p>
          </table:table-cell>
          <table:table-cell/>
          <table:table-cell table:formula="of:=IF(AND([.C510]=&quot;обществознание&quot;;[.A510]=&quot;СЗ&quot;);[.D51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1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11"/>
          <table:table-cell table:formula="of:=IF(AND([.C511]=&quot;обществознание&quot;;[.D511]&gt;299);[.D511];0)" office:value-type="float" office:value="0" calcext:value-type="float">
            <text:p>0</text:p>
          </table:table-cell>
          <table:table-cell/>
          <table:table-cell table:style-name="ce9" table:formula="of:=IF(AND([.C511]=&quot;физкультура&quot;;[.A511]=&quot;С&quot;);1;0)" office:value-type="float" office:value="0" calcext:value-type="float">
            <text:p>0</text:p>
          </table:table-cell>
          <table:table-cell/>
          <table:table-cell table:formula="of:=IF(AND([.C511]=&quot;обществознание&quot;;[.A511]=&quot;СЗ&quot;);[.D51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11"/>
          <table:table-cell table:formula="of:=IF(AND([.C512]=&quot;обществознание&quot;;[.D512]&gt;299);[.D512];0)" office:value-type="float" office:value="0" calcext:value-type="float">
            <text:p>0</text:p>
          </table:table-cell>
          <table:table-cell/>
          <table:table-cell table:style-name="ce9" table:formula="of:=IF(AND([.C512]=&quot;физкультура&quot;;[.A512]=&quot;С&quot;);1;0)" office:value-type="float" office:value="0" calcext:value-type="float">
            <text:p>0</text:p>
          </table:table-cell>
          <table:table-cell/>
          <table:table-cell table:formula="of:=IF(AND([.C512]=&quot;обществознание&quot;;[.A512]=&quot;СЗ&quot;);[.D51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1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11"/>
          <table:table-cell table:formula="of:=IF(AND([.C513]=&quot;обществознание&quot;;[.D513]&gt;299);[.D513];0)" office:value-type="float" office:value="0" calcext:value-type="float">
            <text:p>0</text:p>
          </table:table-cell>
          <table:table-cell/>
          <table:table-cell table:style-name="ce9" table:formula="of:=IF(AND([.C513]=&quot;физкультура&quot;;[.A513]=&quot;С&quot;);1;0)" office:value-type="float" office:value="0" calcext:value-type="float">
            <text:p>0</text:p>
          </table:table-cell>
          <table:table-cell/>
          <table:table-cell table:formula="of:=IF(AND([.C513]=&quot;обществознание&quot;;[.A513]=&quot;СЗ&quot;);[.D51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11"/>
          <table:table-cell table:formula="of:=IF(AND([.C514]=&quot;обществознание&quot;;[.D514]&gt;299);[.D514];0)" office:value-type="float" office:value="0" calcext:value-type="float">
            <text:p>0</text:p>
          </table:table-cell>
          <table:table-cell/>
          <table:table-cell table:style-name="ce9" table:formula="of:=IF(AND([.C514]=&quot;физкультура&quot;;[.A514]=&quot;С&quot;);1;0)" office:value-type="float" office:value="0" calcext:value-type="float">
            <text:p>0</text:p>
          </table:table-cell>
          <table:table-cell/>
          <table:table-cell table:formula="of:=IF(AND([.C514]=&quot;обществознание&quot;;[.A514]=&quot;СЗ&quot;);[.D51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4" calcext:value-type="float">
            <text:p>544</text:p>
          </table:table-cell>
          <table:table-cell table:number-columns-repeated="11"/>
          <table:table-cell table:formula="of:=IF(AND([.C515]=&quot;обществознание&quot;;[.D515]&gt;299);[.D515];0)" office:value-type="float" office:value="544" calcext:value-type="float">
            <text:p>544</text:p>
          </table:table-cell>
          <table:table-cell/>
          <table:table-cell table:style-name="ce9" table:formula="of:=IF(AND([.C515]=&quot;физкультура&quot;;[.A515]=&quot;С&quot;);1;0)" office:value-type="float" office:value="0" calcext:value-type="float">
            <text:p>0</text:p>
          </table:table-cell>
          <table:table-cell/>
          <table:table-cell table:formula="of:=IF(AND([.C515]=&quot;обществознание&quot;;[.A515]=&quot;СЗ&quot;);[.D51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1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7" calcext:value-type="float">
            <text:p>907</text:p>
          </table:table-cell>
          <table:table-cell table:number-columns-repeated="11"/>
          <table:table-cell table:formula="of:=IF(AND([.C516]=&quot;обществознание&quot;;[.D516]&gt;299);[.D516];0)" office:value-type="float" office:value="0" calcext:value-type="float">
            <text:p>0</text:p>
          </table:table-cell>
          <table:table-cell/>
          <table:table-cell table:style-name="ce9" table:formula="of:=IF(AND([.C516]=&quot;физкультура&quot;;[.A516]=&quot;С&quot;);1;0)" office:value-type="float" office:value="0" calcext:value-type="float">
            <text:p>0</text:p>
          </table:table-cell>
          <table:table-cell/>
          <table:table-cell table:formula="of:=IF(AND([.C516]=&quot;обществознание&quot;;[.A516]=&quot;СЗ&quot;);[.D51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1"/>
          <table:table-cell table:formula="of:=IF(AND([.C517]=&quot;обществознание&quot;;[.D517]&gt;299);[.D517];0)" office:value-type="float" office:value="0" calcext:value-type="float">
            <text:p>0</text:p>
          </table:table-cell>
          <table:table-cell/>
          <table:table-cell table:style-name="ce9" table:formula="of:=IF(AND([.C517]=&quot;физкультура&quot;;[.A517]=&quot;С&quot;);1;0)" office:value-type="float" office:value="0" calcext:value-type="float">
            <text:p>0</text:p>
          </table:table-cell>
          <table:table-cell/>
          <table:table-cell table:formula="of:=IF(AND([.C517]=&quot;обществознание&quot;;[.A517]=&quot;СЗ&quot;);[.D51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11"/>
          <table:table-cell table:formula="of:=IF(AND([.C518]=&quot;обществознание&quot;;[.D518]&gt;299);[.D518];0)" office:value-type="float" office:value="0" calcext:value-type="float">
            <text:p>0</text:p>
          </table:table-cell>
          <table:table-cell/>
          <table:table-cell table:style-name="ce9" table:formula="of:=IF(AND([.C518]=&quot;физкультура&quot;;[.A518]=&quot;С&quot;);1;0)" office:value-type="float" office:value="0" calcext:value-type="float">
            <text:p>0</text:p>
          </table:table-cell>
          <table:table-cell/>
          <table:table-cell table:formula="of:=IF(AND([.C518]=&quot;обществознание&quot;;[.A518]=&quot;СЗ&quot;);[.D51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1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27" calcext:value-type="float">
            <text:p>827</text:p>
          </table:table-cell>
          <table:table-cell table:number-columns-repeated="11"/>
          <table:table-cell table:formula="of:=IF(AND([.C519]=&quot;обществознание&quot;;[.D519]&gt;299);[.D519];0)" office:value-type="float" office:value="0" calcext:value-type="float">
            <text:p>0</text:p>
          </table:table-cell>
          <table:table-cell/>
          <table:table-cell table:style-name="ce9" table:formula="of:=IF(AND([.C519]=&quot;физкультура&quot;;[.A519]=&quot;С&quot;);1;0)" office:value-type="float" office:value="0" calcext:value-type="float">
            <text:p>0</text:p>
          </table:table-cell>
          <table:table-cell/>
          <table:table-cell table:formula="of:=IF(AND([.C519]=&quot;обществознание&quot;;[.A519]=&quot;СЗ&quot;);[.D51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7" calcext:value-type="float">
            <text:p>757</text:p>
          </table:table-cell>
          <table:table-cell table:number-columns-repeated="11"/>
          <table:table-cell table:formula="of:=IF(AND([.C520]=&quot;обществознание&quot;;[.D520]&gt;299);[.D520];0)" office:value-type="float" office:value="0" calcext:value-type="float">
            <text:p>0</text:p>
          </table:table-cell>
          <table:table-cell/>
          <table:table-cell table:style-name="ce9" table:formula="of:=IF(AND([.C520]=&quot;физкультура&quot;;[.A520]=&quot;С&quot;);1;0)" office:value-type="float" office:value="0" calcext:value-type="float">
            <text:p>0</text:p>
          </table:table-cell>
          <table:table-cell/>
          <table:table-cell table:formula="of:=IF(AND([.C520]=&quot;обществознание&quot;;[.A520]=&quot;СЗ&quot;);[.D52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11"/>
          <table:table-cell table:formula="of:=IF(AND([.C521]=&quot;обществознание&quot;;[.D521]&gt;299);[.D521];0)" office:value-type="float" office:value="0" calcext:value-type="float">
            <text:p>0</text:p>
          </table:table-cell>
          <table:table-cell/>
          <table:table-cell table:style-name="ce9" table:formula="of:=IF(AND([.C521]=&quot;физкультура&quot;;[.A521]=&quot;С&quot;);1;0)" office:value-type="float" office:value="0" calcext:value-type="float">
            <text:p>0</text:p>
          </table:table-cell>
          <table:table-cell/>
          <table:table-cell table:formula="of:=IF(AND([.C521]=&quot;обществознание&quot;;[.A521]=&quot;СЗ&quot;);[.D52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2" calcext:value-type="float">
            <text:p>832</text:p>
          </table:table-cell>
          <table:table-cell table:number-columns-repeated="11"/>
          <table:table-cell table:formula="of:=IF(AND([.C522]=&quot;обществознание&quot;;[.D522]&gt;299);[.D522];0)" office:value-type="float" office:value="0" calcext:value-type="float">
            <text:p>0</text:p>
          </table:table-cell>
          <table:table-cell/>
          <table:table-cell table:style-name="ce9" table:formula="of:=IF(AND([.C522]=&quot;физкультура&quot;;[.A522]=&quot;С&quot;);1;0)" office:value-type="float" office:value="0" calcext:value-type="float">
            <text:p>0</text:p>
          </table:table-cell>
          <table:table-cell/>
          <table:table-cell table:formula="of:=IF(AND([.C522]=&quot;обществознание&quot;;[.A522]=&quot;СЗ&quot;);[.D52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2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6" calcext:value-type="float">
            <text:p>316</text:p>
          </table:table-cell>
          <table:table-cell table:number-columns-repeated="11"/>
          <table:table-cell table:formula="of:=IF(AND([.C523]=&quot;обществознание&quot;;[.D523]&gt;299);[.D523];0)" office:value-type="float" office:value="0" calcext:value-type="float">
            <text:p>0</text:p>
          </table:table-cell>
          <table:table-cell/>
          <table:table-cell table:style-name="ce9" table:formula="of:=IF(AND([.C523]=&quot;физкультура&quot;;[.A523]=&quot;С&quot;);1;0)" office:value-type="float" office:value="0" calcext:value-type="float">
            <text:p>0</text:p>
          </table:table-cell>
          <table:table-cell/>
          <table:table-cell table:formula="of:=IF(AND([.C523]=&quot;обществознание&quot;;[.A523]=&quot;СЗ&quot;);[.D52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2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1"/>
          <table:table-cell table:formula="of:=IF(AND([.C524]=&quot;обществознание&quot;;[.D524]&gt;299);[.D524];0)" office:value-type="float" office:value="0" calcext:value-type="float">
            <text:p>0</text:p>
          </table:table-cell>
          <table:table-cell/>
          <table:table-cell table:style-name="ce9" table:formula="of:=IF(AND([.C524]=&quot;физкультура&quot;;[.A524]=&quot;С&quot;);1;0)" office:value-type="float" office:value="0" calcext:value-type="float">
            <text:p>0</text:p>
          </table:table-cell>
          <table:table-cell/>
          <table:table-cell table:formula="of:=IF(AND([.C524]=&quot;обществознание&quot;;[.A524]=&quot;СЗ&quot;);[.D52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9" calcext:value-type="float">
            <text:p>819</text:p>
          </table:table-cell>
          <table:table-cell table:number-columns-repeated="11"/>
          <table:table-cell table:formula="of:=IF(AND([.C525]=&quot;обществознание&quot;;[.D525]&gt;299);[.D525];0)" office:value-type="float" office:value="819" calcext:value-type="float">
            <text:p>819</text:p>
          </table:table-cell>
          <table:table-cell/>
          <table:table-cell table:style-name="ce9" table:formula="of:=IF(AND([.C525]=&quot;физкультура&quot;;[.A525]=&quot;С&quot;);1;0)" office:value-type="float" office:value="0" calcext:value-type="float">
            <text:p>0</text:p>
          </table:table-cell>
          <table:table-cell/>
          <table:table-cell table:formula="of:=IF(AND([.C525]=&quot;обществознание&quot;;[.A525]=&quot;СЗ&quot;);[.D52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0" calcext:value-type="float">
            <text:p>760</text:p>
          </table:table-cell>
          <table:table-cell table:number-columns-repeated="11"/>
          <table:table-cell table:formula="of:=IF(AND([.C526]=&quot;обществознание&quot;;[.D526]&gt;299);[.D526];0)" office:value-type="float" office:value="760" calcext:value-type="float">
            <text:p>760</text:p>
          </table:table-cell>
          <table:table-cell/>
          <table:table-cell table:style-name="ce9" table:formula="of:=IF(AND([.C526]=&quot;физкультура&quot;;[.A526]=&quot;С&quot;);1;0)" office:value-type="float" office:value="0" calcext:value-type="float">
            <text:p>0</text:p>
          </table:table-cell>
          <table:table-cell/>
          <table:table-cell table:formula="of:=IF(AND([.C526]=&quot;обществознание&quot;;[.A526]=&quot;СЗ&quot;);[.D52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11"/>
          <table:table-cell table:formula="of:=IF(AND([.C527]=&quot;обществознание&quot;;[.D527]&gt;299);[.D527];0)" office:value-type="float" office:value="0" calcext:value-type="float">
            <text:p>0</text:p>
          </table:table-cell>
          <table:table-cell/>
          <table:table-cell table:style-name="ce9" table:formula="of:=IF(AND([.C527]=&quot;физкультура&quot;;[.A527]=&quot;С&quot;);1;0)" office:value-type="float" office:value="0" calcext:value-type="float">
            <text:p>0</text:p>
          </table:table-cell>
          <table:table-cell/>
          <table:table-cell table:formula="of:=IF(AND([.C527]=&quot;обществознание&quot;;[.A527]=&quot;СЗ&quot;);[.D52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2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67" calcext:value-type="float">
            <text:p>867</text:p>
          </table:table-cell>
          <table:table-cell table:number-columns-repeated="11"/>
          <table:table-cell table:formula="of:=IF(AND([.C528]=&quot;обществознание&quot;;[.D528]&gt;299);[.D528];0)" office:value-type="float" office:value="0" calcext:value-type="float">
            <text:p>0</text:p>
          </table:table-cell>
          <table:table-cell/>
          <table:table-cell table:style-name="ce9" table:formula="of:=IF(AND([.C528]=&quot;физкультура&quot;;[.A528]=&quot;С&quot;);1;0)" office:value-type="float" office:value="0" calcext:value-type="float">
            <text:p>0</text:p>
          </table:table-cell>
          <table:table-cell/>
          <table:table-cell table:formula="of:=IF(AND([.C528]=&quot;обществознание&quot;;[.A528]=&quot;СЗ&quot;);[.D52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69" calcext:value-type="float">
            <text:p>869</text:p>
          </table:table-cell>
          <table:table-cell table:number-columns-repeated="11"/>
          <table:table-cell table:formula="of:=IF(AND([.C529]=&quot;обществознание&quot;;[.D529]&gt;299);[.D529];0)" office:value-type="float" office:value="0" calcext:value-type="float">
            <text:p>0</text:p>
          </table:table-cell>
          <table:table-cell/>
          <table:table-cell table:style-name="ce9" table:formula="of:=IF(AND([.C529]=&quot;физкультура&quot;;[.A529]=&quot;С&quot;);1;0)" office:value-type="float" office:value="0" calcext:value-type="float">
            <text:p>0</text:p>
          </table:table-cell>
          <table:table-cell/>
          <table:table-cell table:formula="of:=IF(AND([.C529]=&quot;обществознание&quot;;[.A529]=&quot;СЗ&quot;);[.D52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11"/>
          <table:table-cell table:formula="of:=IF(AND([.C530]=&quot;обществознание&quot;;[.D530]&gt;299);[.D530];0)" office:value-type="float" office:value="0" calcext:value-type="float">
            <text:p>0</text:p>
          </table:table-cell>
          <table:table-cell/>
          <table:table-cell table:style-name="ce9" table:formula="of:=IF(AND([.C530]=&quot;физкультура&quot;;[.A530]=&quot;С&quot;);1;0)" office:value-type="float" office:value="0" calcext:value-type="float">
            <text:p>0</text:p>
          </table:table-cell>
          <table:table-cell/>
          <table:table-cell table:formula="of:=IF(AND([.C530]=&quot;обществознание&quot;;[.A530]=&quot;СЗ&quot;);[.D53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1"/>
          <table:table-cell table:formula="of:=IF(AND([.C531]=&quot;обществознание&quot;;[.D531]&gt;299);[.D531];0)" office:value-type="float" office:value="0" calcext:value-type="float">
            <text:p>0</text:p>
          </table:table-cell>
          <table:table-cell/>
          <table:table-cell table:style-name="ce9" table:formula="of:=IF(AND([.C531]=&quot;физкультура&quot;;[.A531]=&quot;С&quot;);1;0)" office:value-type="float" office:value="0" calcext:value-type="float">
            <text:p>0</text:p>
          </table:table-cell>
          <table:table-cell/>
          <table:table-cell table:formula="of:=IF(AND([.C531]=&quot;обществознание&quot;;[.A531]=&quot;СЗ&quot;);[.D53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6" calcext:value-type="float">
            <text:p>606</text:p>
          </table:table-cell>
          <table:table-cell table:number-columns-repeated="11"/>
          <table:table-cell table:formula="of:=IF(AND([.C532]=&quot;обществознание&quot;;[.D532]&gt;299);[.D532];0)" office:value-type="float" office:value="0" calcext:value-type="float">
            <text:p>0</text:p>
          </table:table-cell>
          <table:table-cell/>
          <table:table-cell table:style-name="ce9" table:formula="of:=IF(AND([.C532]=&quot;физкультура&quot;;[.A532]=&quot;С&quot;);1;0)" office:value-type="float" office:value="0" calcext:value-type="float">
            <text:p>0</text:p>
          </table:table-cell>
          <table:table-cell/>
          <table:table-cell table:formula="of:=IF(AND([.C532]=&quot;обществознание&quot;;[.A532]=&quot;СЗ&quot;);[.D53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11"/>
          <table:table-cell table:formula="of:=IF(AND([.C533]=&quot;обществознание&quot;;[.D533]&gt;299);[.D533];0)" office:value-type="float" office:value="0" calcext:value-type="float">
            <text:p>0</text:p>
          </table:table-cell>
          <table:table-cell/>
          <table:table-cell table:style-name="ce9" table:formula="of:=IF(AND([.C533]=&quot;физкультура&quot;;[.A533]=&quot;С&quot;);1;0)" office:value-type="float" office:value="0" calcext:value-type="float">
            <text:p>0</text:p>
          </table:table-cell>
          <table:table-cell/>
          <table:table-cell table:formula="of:=IF(AND([.C533]=&quot;обществознание&quot;;[.A533]=&quot;СЗ&quot;);[.D53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1"/>
          <table:table-cell table:formula="of:=IF(AND([.C534]=&quot;обществознание&quot;;[.D534]&gt;299);[.D534];0)" office:value-type="float" office:value="0" calcext:value-type="float">
            <text:p>0</text:p>
          </table:table-cell>
          <table:table-cell/>
          <table:table-cell table:style-name="ce9" table:formula="of:=IF(AND([.C534]=&quot;физкультура&quot;;[.A534]=&quot;С&quot;);1;0)" office:value-type="float" office:value="0" calcext:value-type="float">
            <text:p>0</text:p>
          </table:table-cell>
          <table:table-cell/>
          <table:table-cell table:formula="of:=IF(AND([.C534]=&quot;обществознание&quot;;[.A534]=&quot;СЗ&quot;);[.D53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11"/>
          <table:table-cell table:formula="of:=IF(AND([.C535]=&quot;обществознание&quot;;[.D535]&gt;299);[.D535];0)" office:value-type="float" office:value="0" calcext:value-type="float">
            <text:p>0</text:p>
          </table:table-cell>
          <table:table-cell/>
          <table:table-cell table:style-name="ce9" table:formula="of:=IF(AND([.C535]=&quot;физкультура&quot;;[.A535]=&quot;С&quot;);1;0)" office:value-type="float" office:value="0" calcext:value-type="float">
            <text:p>0</text:p>
          </table:table-cell>
          <table:table-cell/>
          <table:table-cell table:formula="of:=IF(AND([.C535]=&quot;обществознание&quot;;[.A535]=&quot;СЗ&quot;);[.D53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3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8" calcext:value-type="float">
            <text:p>758</text:p>
          </table:table-cell>
          <table:table-cell table:number-columns-repeated="11"/>
          <table:table-cell table:formula="of:=IF(AND([.C536]=&quot;обществознание&quot;;[.D536]&gt;299);[.D536];0)" office:value-type="float" office:value="758" calcext:value-type="float">
            <text:p>758</text:p>
          </table:table-cell>
          <table:table-cell/>
          <table:table-cell table:style-name="ce9" table:formula="of:=IF(AND([.C536]=&quot;физкультура&quot;;[.A536]=&quot;С&quot;);1;0)" office:value-type="float" office:value="0" calcext:value-type="float">
            <text:p>0</text:p>
          </table:table-cell>
          <table:table-cell/>
          <table:table-cell table:formula="of:=IF(AND([.C536]=&quot;обществознание&quot;;[.A536]=&quot;СЗ&quot;);[.D53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1"/>
          <table:table-cell table:formula="of:=IF(AND([.C537]=&quot;обществознание&quot;;[.D537]&gt;299);[.D537];0)" office:value-type="float" office:value="0" calcext:value-type="float">
            <text:p>0</text:p>
          </table:table-cell>
          <table:table-cell/>
          <table:table-cell table:style-name="ce9" table:formula="of:=IF(AND([.C537]=&quot;физкультура&quot;;[.A537]=&quot;С&quot;);1;0)" office:value-type="float" office:value="0" calcext:value-type="float">
            <text:p>0</text:p>
          </table:table-cell>
          <table:table-cell/>
          <table:table-cell table:formula="of:=IF(AND([.C537]=&quot;обществознание&quot;;[.A537]=&quot;СЗ&quot;);[.D53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1"/>
          <table:table-cell table:formula="of:=IF(AND([.C538]=&quot;обществознание&quot;;[.D538]&gt;299);[.D538];0)" office:value-type="float" office:value="0" calcext:value-type="float">
            <text:p>0</text:p>
          </table:table-cell>
          <table:table-cell/>
          <table:table-cell table:style-name="ce9" table:formula="of:=IF(AND([.C538]=&quot;физкультура&quot;;[.A538]=&quot;С&quot;);1;0)" office:value-type="float" office:value="0" calcext:value-type="float">
            <text:p>0</text:p>
          </table:table-cell>
          <table:table-cell/>
          <table:table-cell table:formula="of:=IF(AND([.C538]=&quot;обществознание&quot;;[.A538]=&quot;СЗ&quot;);[.D53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3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8" calcext:value-type="float">
            <text:p>668</text:p>
          </table:table-cell>
          <table:table-cell table:number-columns-repeated="11"/>
          <table:table-cell table:formula="of:=IF(AND([.C539]=&quot;обществознание&quot;;[.D539]&gt;299);[.D539];0)" office:value-type="float" office:value="0" calcext:value-type="float">
            <text:p>0</text:p>
          </table:table-cell>
          <table:table-cell/>
          <table:table-cell table:style-name="ce9" table:formula="of:=IF(AND([.C539]=&quot;физкультура&quot;;[.A539]=&quot;С&quot;);1;0)" office:value-type="float" office:value="0" calcext:value-type="float">
            <text:p>0</text:p>
          </table:table-cell>
          <table:table-cell/>
          <table:table-cell table:formula="of:=IF(AND([.C539]=&quot;обществознание&quot;;[.A539]=&quot;СЗ&quot;);[.D53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3" calcext:value-type="float">
            <text:p>473</text:p>
          </table:table-cell>
          <table:table-cell table:number-columns-repeated="11"/>
          <table:table-cell table:formula="of:=IF(AND([.C540]=&quot;обществознание&quot;;[.D540]&gt;299);[.D540];0)" office:value-type="float" office:value="473" calcext:value-type="float">
            <text:p>473</text:p>
          </table:table-cell>
          <table:table-cell/>
          <table:table-cell table:style-name="ce9" table:formula="of:=IF(AND([.C540]=&quot;физкультура&quot;;[.A540]=&quot;С&quot;);1;0)" office:value-type="float" office:value="0" calcext:value-type="float">
            <text:p>0</text:p>
          </table:table-cell>
          <table:table-cell/>
          <table:table-cell table:formula="of:=IF(AND([.C540]=&quot;обществознание&quot;;[.A540]=&quot;СЗ&quot;);[.D54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11"/>
          <table:table-cell table:formula="of:=IF(AND([.C541]=&quot;обществознание&quot;;[.D541]&gt;299);[.D541];0)" office:value-type="float" office:value="378" calcext:value-type="float">
            <text:p>378</text:p>
          </table:table-cell>
          <table:table-cell/>
          <table:table-cell table:style-name="ce9" table:formula="of:=IF(AND([.C541]=&quot;физкультура&quot;;[.A541]=&quot;С&quot;);1;0)" office:value-type="float" office:value="0" calcext:value-type="float">
            <text:p>0</text:p>
          </table:table-cell>
          <table:table-cell/>
          <table:table-cell table:formula="of:=IF(AND([.C541]=&quot;обществознание&quot;;[.A541]=&quot;СЗ&quot;);[.D54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4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6" calcext:value-type="float">
            <text:p>916</text:p>
          </table:table-cell>
          <table:table-cell table:number-columns-repeated="11"/>
          <table:table-cell table:formula="of:=IF(AND([.C542]=&quot;обществознание&quot;;[.D542]&gt;299);[.D542];0)" office:value-type="float" office:value="0" calcext:value-type="float">
            <text:p>0</text:p>
          </table:table-cell>
          <table:table-cell/>
          <table:table-cell table:style-name="ce9" table:formula="of:=IF(AND([.C542]=&quot;физкультура&quot;;[.A542]=&quot;С&quot;);1;0)" office:value-type="float" office:value="1" calcext:value-type="float">
            <text:p>1</text:p>
          </table:table-cell>
          <table:table-cell/>
          <table:table-cell table:formula="of:=IF(AND([.C542]=&quot;обществознание&quot;;[.A542]=&quot;СЗ&quot;);[.D54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1"/>
          <table:table-cell table:formula="of:=IF(AND([.C543]=&quot;обществознание&quot;;[.D543]&gt;299);[.D543];0)" office:value-type="float" office:value="0" calcext:value-type="float">
            <text:p>0</text:p>
          </table:table-cell>
          <table:table-cell/>
          <table:table-cell table:style-name="ce9" table:formula="of:=IF(AND([.C543]=&quot;физкультура&quot;;[.A543]=&quot;С&quot;);1;0)" office:value-type="float" office:value="0" calcext:value-type="float">
            <text:p>0</text:p>
          </table:table-cell>
          <table:table-cell/>
          <table:table-cell table:formula="of:=IF(AND([.C543]=&quot;обществознание&quot;;[.A543]=&quot;СЗ&quot;);[.D54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4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29" calcext:value-type="float">
            <text:p>729</text:p>
          </table:table-cell>
          <table:table-cell table:number-columns-repeated="11"/>
          <table:table-cell table:formula="of:=IF(AND([.C544]=&quot;обществознание&quot;;[.D544]&gt;299);[.D544];0)" office:value-type="float" office:value="0" calcext:value-type="float">
            <text:p>0</text:p>
          </table:table-cell>
          <table:table-cell/>
          <table:table-cell table:style-name="ce9" table:formula="of:=IF(AND([.C544]=&quot;физкультура&quot;;[.A544]=&quot;С&quot;);1;0)" office:value-type="float" office:value="0" calcext:value-type="float">
            <text:p>0</text:p>
          </table:table-cell>
          <table:table-cell/>
          <table:table-cell table:formula="of:=IF(AND([.C544]=&quot;обществознание&quot;;[.A544]=&quot;СЗ&quot;);[.D54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7" calcext:value-type="float">
            <text:p>807</text:p>
          </table:table-cell>
          <table:table-cell table:number-columns-repeated="11"/>
          <table:table-cell table:formula="of:=IF(AND([.C545]=&quot;обществознание&quot;;[.D545]&gt;299);[.D545];0)" office:value-type="float" office:value="0" calcext:value-type="float">
            <text:p>0</text:p>
          </table:table-cell>
          <table:table-cell/>
          <table:table-cell table:style-name="ce9" table:formula="of:=IF(AND([.C545]=&quot;физкультура&quot;;[.A545]=&quot;С&quot;);1;0)" office:value-type="float" office:value="0" calcext:value-type="float">
            <text:p>0</text:p>
          </table:table-cell>
          <table:table-cell/>
          <table:table-cell table:formula="of:=IF(AND([.C545]=&quot;обществознание&quot;;[.A545]=&quot;СЗ&quot;);[.D54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1" calcext:value-type="float">
            <text:p>461</text:p>
          </table:table-cell>
          <table:table-cell table:number-columns-repeated="11"/>
          <table:table-cell table:formula="of:=IF(AND([.C546]=&quot;обществознание&quot;;[.D546]&gt;299);[.D546];0)" office:value-type="float" office:value="0" calcext:value-type="float">
            <text:p>0</text:p>
          </table:table-cell>
          <table:table-cell/>
          <table:table-cell table:style-name="ce9" table:formula="of:=IF(AND([.C546]=&quot;физкультура&quot;;[.A546]=&quot;С&quot;);1;0)" office:value-type="float" office:value="0" calcext:value-type="float">
            <text:p>0</text:p>
          </table:table-cell>
          <table:table-cell/>
          <table:table-cell table:formula="of:=IF(AND([.C546]=&quot;обществознание&quot;;[.A546]=&quot;СЗ&quot;);[.D54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11"/>
          <table:table-cell table:formula="of:=IF(AND([.C547]=&quot;обществознание&quot;;[.D547]&gt;299);[.D547];0)" office:value-type="float" office:value="403" calcext:value-type="float">
            <text:p>403</text:p>
          </table:table-cell>
          <table:table-cell/>
          <table:table-cell table:style-name="ce9" table:formula="of:=IF(AND([.C547]=&quot;физкультура&quot;;[.A547]=&quot;С&quot;);1;0)" office:value-type="float" office:value="0" calcext:value-type="float">
            <text:p>0</text:p>
          </table:table-cell>
          <table:table-cell/>
          <table:table-cell table:formula="of:=IF(AND([.C547]=&quot;обществознание&quot;;[.A547]=&quot;СЗ&quot;);[.D54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4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2" calcext:value-type="float">
            <text:p>712</text:p>
          </table:table-cell>
          <table:table-cell table:number-columns-repeated="11"/>
          <table:table-cell table:formula="of:=IF(AND([.C548]=&quot;обществознание&quot;;[.D548]&gt;299);[.D548];0)" office:value-type="float" office:value="712" calcext:value-type="float">
            <text:p>712</text:p>
          </table:table-cell>
          <table:table-cell/>
          <table:table-cell table:style-name="ce9" table:formula="of:=IF(AND([.C548]=&quot;физкультура&quot;;[.A548]=&quot;С&quot;);1;0)" office:value-type="float" office:value="0" calcext:value-type="float">
            <text:p>0</text:p>
          </table:table-cell>
          <table:table-cell/>
          <table:table-cell table:formula="of:=IF(AND([.C548]=&quot;обществознание&quot;;[.A548]=&quot;СЗ&quot;);[.D54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5" calcext:value-type="float">
            <text:p>905</text:p>
          </table:table-cell>
          <table:table-cell table:number-columns-repeated="11"/>
          <table:table-cell table:formula="of:=IF(AND([.C549]=&quot;обществознание&quot;;[.D549]&gt;299);[.D549];0)" office:value-type="float" office:value="0" calcext:value-type="float">
            <text:p>0</text:p>
          </table:table-cell>
          <table:table-cell/>
          <table:table-cell table:style-name="ce9" table:formula="of:=IF(AND([.C549]=&quot;физкультура&quot;;[.A549]=&quot;С&quot;);1;0)" office:value-type="float" office:value="0" calcext:value-type="float">
            <text:p>0</text:p>
          </table:table-cell>
          <table:table-cell/>
          <table:table-cell table:formula="of:=IF(AND([.C549]=&quot;обществознание&quot;;[.A549]=&quot;СЗ&quot;);[.D54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4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1"/>
          <table:table-cell table:formula="of:=IF(AND([.C550]=&quot;обществознание&quot;;[.D550]&gt;299);[.D550];0)" office:value-type="float" office:value="0" calcext:value-type="float">
            <text:p>0</text:p>
          </table:table-cell>
          <table:table-cell/>
          <table:table-cell table:style-name="ce9" table:formula="of:=IF(AND([.C550]=&quot;физкультура&quot;;[.A550]=&quot;С&quot;);1;0)" office:value-type="float" office:value="0" calcext:value-type="float">
            <text:p>0</text:p>
          </table:table-cell>
          <table:table-cell/>
          <table:table-cell table:formula="of:=IF(AND([.C550]=&quot;обществознание&quot;;[.A550]=&quot;СЗ&quot;);[.D55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4" calcext:value-type="float">
            <text:p>324</text:p>
          </table:table-cell>
          <table:table-cell table:number-columns-repeated="11"/>
          <table:table-cell table:formula="of:=IF(AND([.C551]=&quot;обществознание&quot;;[.D551]&gt;299);[.D551];0)" office:value-type="float" office:value="0" calcext:value-type="float">
            <text:p>0</text:p>
          </table:table-cell>
          <table:table-cell/>
          <table:table-cell table:style-name="ce9" table:formula="of:=IF(AND([.C551]=&quot;физкультура&quot;;[.A551]=&quot;С&quot;);1;0)" office:value-type="float" office:value="0" calcext:value-type="float">
            <text:p>0</text:p>
          </table:table-cell>
          <table:table-cell/>
          <table:table-cell table:formula="of:=IF(AND([.C551]=&quot;обществознание&quot;;[.A551]=&quot;СЗ&quot;);[.D55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17" calcext:value-type="float">
            <text:p>517</text:p>
          </table:table-cell>
          <table:table-cell table:number-columns-repeated="11"/>
          <table:table-cell table:formula="of:=IF(AND([.C552]=&quot;обществознание&quot;;[.D552]&gt;299);[.D552];0)" office:value-type="float" office:value="0" calcext:value-type="float">
            <text:p>0</text:p>
          </table:table-cell>
          <table:table-cell/>
          <table:table-cell table:style-name="ce9" table:formula="of:=IF(AND([.C552]=&quot;физкультура&quot;;[.A552]=&quot;С&quot;);1;0)" office:value-type="float" office:value="0" calcext:value-type="float">
            <text:p>0</text:p>
          </table:table-cell>
          <table:table-cell/>
          <table:table-cell table:formula="of:=IF(AND([.C552]=&quot;обществознание&quot;;[.A552]=&quot;СЗ&quot;);[.D55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5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1"/>
          <table:table-cell table:formula="of:=IF(AND([.C553]=&quot;обществознание&quot;;[.D553]&gt;299);[.D553];0)" office:value-type="float" office:value="0" calcext:value-type="float">
            <text:p>0</text:p>
          </table:table-cell>
          <table:table-cell/>
          <table:table-cell table:style-name="ce9" table:formula="of:=IF(AND([.C553]=&quot;физкультура&quot;;[.A553]=&quot;С&quot;);1;0)" office:value-type="float" office:value="0" calcext:value-type="float">
            <text:p>0</text:p>
          </table:table-cell>
          <table:table-cell/>
          <table:table-cell table:formula="of:=IF(AND([.C553]=&quot;обществознание&quot;;[.A553]=&quot;СЗ&quot;);[.D55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1"/>
          <table:table-cell table:formula="of:=IF(AND([.C554]=&quot;обществознание&quot;;[.D554]&gt;299);[.D554];0)" office:value-type="float" office:value="0" calcext:value-type="float">
            <text:p>0</text:p>
          </table:table-cell>
          <table:table-cell/>
          <table:table-cell table:style-name="ce9" table:formula="of:=IF(AND([.C554]=&quot;физкультура&quot;;[.A554]=&quot;С&quot;);1;0)" office:value-type="float" office:value="0" calcext:value-type="float">
            <text:p>0</text:p>
          </table:table-cell>
          <table:table-cell/>
          <table:table-cell table:formula="of:=IF(AND([.C554]=&quot;обществознание&quot;;[.A554]=&quot;СЗ&quot;);[.D55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0" calcext:value-type="float">
            <text:p>760</text:p>
          </table:table-cell>
          <table:table-cell table:number-columns-repeated="11"/>
          <table:table-cell table:formula="of:=IF(AND([.C555]=&quot;обществознание&quot;;[.D555]&gt;299);[.D555];0)" office:value-type="float" office:value="760" calcext:value-type="float">
            <text:p>760</text:p>
          </table:table-cell>
          <table:table-cell/>
          <table:table-cell table:style-name="ce9" table:formula="of:=IF(AND([.C555]=&quot;физкультура&quot;;[.A555]=&quot;С&quot;);1;0)" office:value-type="float" office:value="0" calcext:value-type="float">
            <text:p>0</text:p>
          </table:table-cell>
          <table:table-cell/>
          <table:table-cell table:formula="of:=IF(AND([.C555]=&quot;обществознание&quot;;[.A555]=&quot;СЗ&quot;);[.D55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1"/>
          <table:table-cell table:formula="of:=IF(AND([.C556]=&quot;обществознание&quot;;[.D556]&gt;299);[.D556];0)" office:value-type="float" office:value="0" calcext:value-type="float">
            <text:p>0</text:p>
          </table:table-cell>
          <table:table-cell/>
          <table:table-cell table:style-name="ce9" table:formula="of:=IF(AND([.C556]=&quot;физкультура&quot;;[.A556]=&quot;С&quot;);1;0)" office:value-type="float" office:value="0" calcext:value-type="float">
            <text:p>0</text:p>
          </table:table-cell>
          <table:table-cell/>
          <table:table-cell table:formula="of:=IF(AND([.C556]=&quot;обществознание&quot;;[.A556]=&quot;СЗ&quot;);[.D55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8" calcext:value-type="float">
            <text:p>908</text:p>
          </table:table-cell>
          <table:table-cell table:number-columns-repeated="11"/>
          <table:table-cell table:formula="of:=IF(AND([.C557]=&quot;обществознание&quot;;[.D557]&gt;299);[.D557];0)" office:value-type="float" office:value="0" calcext:value-type="float">
            <text:p>0</text:p>
          </table:table-cell>
          <table:table-cell/>
          <table:table-cell table:style-name="ce9" table:formula="of:=IF(AND([.C557]=&quot;физкультура&quot;;[.A557]=&quot;С&quot;);1;0)" office:value-type="float" office:value="0" calcext:value-type="float">
            <text:p>0</text:p>
          </table:table-cell>
          <table:table-cell/>
          <table:table-cell table:formula="of:=IF(AND([.C557]=&quot;обществознание&quot;;[.A557]=&quot;СЗ&quot;);[.D55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22" calcext:value-type="float">
            <text:p>622</text:p>
          </table:table-cell>
          <table:table-cell table:number-columns-repeated="11"/>
          <table:table-cell table:formula="of:=IF(AND([.C558]=&quot;обществознание&quot;;[.D558]&gt;299);[.D558];0)" office:value-type="float" office:value="0" calcext:value-type="float">
            <text:p>0</text:p>
          </table:table-cell>
          <table:table-cell/>
          <table:table-cell table:style-name="ce9" table:formula="of:=IF(AND([.C558]=&quot;физкультура&quot;;[.A558]=&quot;С&quot;);1;0)" office:value-type="float" office:value="0" calcext:value-type="float">
            <text:p>0</text:p>
          </table:table-cell>
          <table:table-cell/>
          <table:table-cell table:formula="of:=IF(AND([.C558]=&quot;обществознание&quot;;[.A558]=&quot;СЗ&quot;);[.D55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5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47" calcext:value-type="float">
            <text:p>647</text:p>
          </table:table-cell>
          <table:table-cell table:number-columns-repeated="11"/>
          <table:table-cell table:formula="of:=IF(AND([.C559]=&quot;обществознание&quot;;[.D559]&gt;299);[.D559];0)" office:value-type="float" office:value="0" calcext:value-type="float">
            <text:p>0</text:p>
          </table:table-cell>
          <table:table-cell/>
          <table:table-cell table:style-name="ce9" table:formula="of:=IF(AND([.C559]=&quot;физкультура&quot;;[.A559]=&quot;С&quot;);1;0)" office:value-type="float" office:value="0" calcext:value-type="float">
            <text:p>0</text:p>
          </table:table-cell>
          <table:table-cell/>
          <table:table-cell table:formula="of:=IF(AND([.C559]=&quot;обществознание&quot;;[.A559]=&quot;СЗ&quot;);[.D55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5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44" calcext:value-type="float">
            <text:p>644</text:p>
          </table:table-cell>
          <table:table-cell table:number-columns-repeated="11"/>
          <table:table-cell table:formula="of:=IF(AND([.C560]=&quot;обществознание&quot;;[.D560]&gt;299);[.D560];0)" office:value-type="float" office:value="0" calcext:value-type="float">
            <text:p>0</text:p>
          </table:table-cell>
          <table:table-cell/>
          <table:table-cell table:style-name="ce9" table:formula="of:=IF(AND([.C560]=&quot;физкультура&quot;;[.A560]=&quot;С&quot;);1;0)" office:value-type="float" office:value="0" calcext:value-type="float">
            <text:p>0</text:p>
          </table:table-cell>
          <table:table-cell/>
          <table:table-cell table:formula="of:=IF(AND([.C560]=&quot;обществознание&quot;;[.A560]=&quot;СЗ&quot;);[.D56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11"/>
          <table:table-cell table:formula="of:=IF(AND([.C561]=&quot;обществознание&quot;;[.D561]&gt;299);[.D561];0)" office:value-type="float" office:value="0" calcext:value-type="float">
            <text:p>0</text:p>
          </table:table-cell>
          <table:table-cell/>
          <table:table-cell table:style-name="ce9" table:formula="of:=IF(AND([.C561]=&quot;физкультура&quot;;[.A561]=&quot;С&quot;);1;0)" office:value-type="float" office:value="0" calcext:value-type="float">
            <text:p>0</text:p>
          </table:table-cell>
          <table:table-cell/>
          <table:table-cell table:formula="of:=IF(AND([.C561]=&quot;обществознание&quot;;[.A561]=&quot;СЗ&quot;);[.D56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7" calcext:value-type="float">
            <text:p>407</text:p>
          </table:table-cell>
          <table:table-cell table:number-columns-repeated="11"/>
          <table:table-cell table:formula="of:=IF(AND([.C562]=&quot;обществознание&quot;;[.D562]&gt;299);[.D562];0)" office:value-type="float" office:value="407" calcext:value-type="float">
            <text:p>407</text:p>
          </table:table-cell>
          <table:table-cell/>
          <table:table-cell table:style-name="ce9" table:formula="of:=IF(AND([.C562]=&quot;физкультура&quot;;[.A562]=&quot;С&quot;);1;0)" office:value-type="float" office:value="0" calcext:value-type="float">
            <text:p>0</text:p>
          </table:table-cell>
          <table:table-cell/>
          <table:table-cell table:formula="of:=IF(AND([.C562]=&quot;обществознание&quot;;[.A562]=&quot;СЗ&quot;);[.D56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6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1"/>
          <table:table-cell table:formula="of:=IF(AND([.C563]=&quot;обществознание&quot;;[.D563]&gt;299);[.D563];0)" office:value-type="float" office:value="0" calcext:value-type="float">
            <text:p>0</text:p>
          </table:table-cell>
          <table:table-cell/>
          <table:table-cell table:style-name="ce9" table:formula="of:=IF(AND([.C563]=&quot;физкультура&quot;;[.A563]=&quot;С&quot;);1;0)" office:value-type="float" office:value="0" calcext:value-type="float">
            <text:p>0</text:p>
          </table:table-cell>
          <table:table-cell/>
          <table:table-cell table:formula="of:=IF(AND([.C563]=&quot;обществознание&quot;;[.A563]=&quot;СЗ&quot;);[.D56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78" calcext:value-type="float">
            <text:p>878</text:p>
          </table:table-cell>
          <table:table-cell table:number-columns-repeated="11"/>
          <table:table-cell table:formula="of:=IF(AND([.C564]=&quot;обществознание&quot;;[.D564]&gt;299);[.D564];0)" office:value-type="float" office:value="0" calcext:value-type="float">
            <text:p>0</text:p>
          </table:table-cell>
          <table:table-cell/>
          <table:table-cell table:style-name="ce9" table:formula="of:=IF(AND([.C564]=&quot;физкультура&quot;;[.A564]=&quot;С&quot;);1;0)" office:value-type="float" office:value="0" calcext:value-type="float">
            <text:p>0</text:p>
          </table:table-cell>
          <table:table-cell/>
          <table:table-cell table:formula="of:=IF(AND([.C564]=&quot;обществознание&quot;;[.A564]=&quot;СЗ&quot;);[.D56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51" calcext:value-type="float">
            <text:p>651</text:p>
          </table:table-cell>
          <table:table-cell table:number-columns-repeated="11"/>
          <table:table-cell table:formula="of:=IF(AND([.C565]=&quot;обществознание&quot;;[.D565]&gt;299);[.D565];0)" office:value-type="float" office:value="0" calcext:value-type="float">
            <text:p>0</text:p>
          </table:table-cell>
          <table:table-cell/>
          <table:table-cell table:style-name="ce9" table:formula="of:=IF(AND([.C565]=&quot;физкультура&quot;;[.A565]=&quot;С&quot;);1;0)" office:value-type="float" office:value="0" calcext:value-type="float">
            <text:p>0</text:p>
          </table:table-cell>
          <table:table-cell/>
          <table:table-cell table:formula="of:=IF(AND([.C565]=&quot;обществознание&quot;;[.A565]=&quot;СЗ&quot;);[.D56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5" calcext:value-type="float">
            <text:p>775</text:p>
          </table:table-cell>
          <table:table-cell table:number-columns-repeated="11"/>
          <table:table-cell table:formula="of:=IF(AND([.C566]=&quot;обществознание&quot;;[.D566]&gt;299);[.D566];0)" office:value-type="float" office:value="0" calcext:value-type="float">
            <text:p>0</text:p>
          </table:table-cell>
          <table:table-cell/>
          <table:table-cell table:style-name="ce9" table:formula="of:=IF(AND([.C566]=&quot;физкультура&quot;;[.A566]=&quot;С&quot;);1;0)" office:value-type="float" office:value="0" calcext:value-type="float">
            <text:p>0</text:p>
          </table:table-cell>
          <table:table-cell/>
          <table:table-cell table:formula="of:=IF(AND([.C566]=&quot;обществознание&quot;;[.A566]=&quot;СЗ&quot;);[.D56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11"/>
          <table:table-cell table:formula="of:=IF(AND([.C567]=&quot;обществознание&quot;;[.D567]&gt;299);[.D567];0)" office:value-type="float" office:value="0" calcext:value-type="float">
            <text:p>0</text:p>
          </table:table-cell>
          <table:table-cell/>
          <table:table-cell table:style-name="ce9" table:formula="of:=IF(AND([.C567]=&quot;физкультура&quot;;[.A567]=&quot;С&quot;);1;0)" office:value-type="float" office:value="0" calcext:value-type="float">
            <text:p>0</text:p>
          </table:table-cell>
          <table:table-cell/>
          <table:table-cell table:formula="of:=IF(AND([.C567]=&quot;обществознание&quot;;[.A567]=&quot;СЗ&quot;);[.D56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11"/>
          <table:table-cell table:formula="of:=IF(AND([.C568]=&quot;обществознание&quot;;[.D568]&gt;299);[.D568];0)" office:value-type="float" office:value="303" calcext:value-type="float">
            <text:p>303</text:p>
          </table:table-cell>
          <table:table-cell/>
          <table:table-cell table:style-name="ce9" table:formula="of:=IF(AND([.C568]=&quot;физкультура&quot;;[.A568]=&quot;С&quot;);1;0)" office:value-type="float" office:value="0" calcext:value-type="float">
            <text:p>0</text:p>
          </table:table-cell>
          <table:table-cell/>
          <table:table-cell table:formula="of:=IF(AND([.C568]=&quot;обществознание&quot;;[.A568]=&quot;СЗ&quot;);[.D56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11"/>
          <table:table-cell table:formula="of:=IF(AND([.C569]=&quot;обществознание&quot;;[.D569]&gt;299);[.D569];0)" office:value-type="float" office:value="391" calcext:value-type="float">
            <text:p>391</text:p>
          </table:table-cell>
          <table:table-cell/>
          <table:table-cell table:style-name="ce9" table:formula="of:=IF(AND([.C569]=&quot;физкультура&quot;;[.A569]=&quot;С&quot;);1;0)" office:value-type="float" office:value="0" calcext:value-type="float">
            <text:p>0</text:p>
          </table:table-cell>
          <table:table-cell/>
          <table:table-cell table:formula="of:=IF(AND([.C569]=&quot;обществознание&quot;;[.A569]=&quot;СЗ&quot;);[.D56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29" calcext:value-type="float">
            <text:p>929</text:p>
          </table:table-cell>
          <table:table-cell table:number-columns-repeated="11"/>
          <table:table-cell table:formula="of:=IF(AND([.C570]=&quot;обществознание&quot;;[.D570]&gt;299);[.D570];0)" office:value-type="float" office:value="0" calcext:value-type="float">
            <text:p>0</text:p>
          </table:table-cell>
          <table:table-cell/>
          <table:table-cell table:style-name="ce9" table:formula="of:=IF(AND([.C570]=&quot;физкультура&quot;;[.A570]=&quot;С&quot;);1;0)" office:value-type="float" office:value="0" calcext:value-type="float">
            <text:p>0</text:p>
          </table:table-cell>
          <table:table-cell/>
          <table:table-cell table:formula="of:=IF(AND([.C570]=&quot;обществознание&quot;;[.A570]=&quot;СЗ&quot;);[.D57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11"/>
          <table:table-cell table:formula="of:=IF(AND([.C571]=&quot;обществознание&quot;;[.D571]&gt;299);[.D571];0)" office:value-type="float" office:value="0" calcext:value-type="float">
            <text:p>0</text:p>
          </table:table-cell>
          <table:table-cell/>
          <table:table-cell table:style-name="ce9" table:formula="of:=IF(AND([.C571]=&quot;физкультура&quot;;[.A571]=&quot;С&quot;);1;0)" office:value-type="float" office:value="0" calcext:value-type="float">
            <text:p>0</text:p>
          </table:table-cell>
          <table:table-cell/>
          <table:table-cell table:formula="of:=IF(AND([.C571]=&quot;обществознание&quot;;[.A571]=&quot;СЗ&quot;);[.D57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11"/>
          <table:table-cell table:formula="of:=IF(AND([.C572]=&quot;обществознание&quot;;[.D572]&gt;299);[.D572];0)" office:value-type="float" office:value="436" calcext:value-type="float">
            <text:p>436</text:p>
          </table:table-cell>
          <table:table-cell/>
          <table:table-cell table:style-name="ce9" table:formula="of:=IF(AND([.C572]=&quot;физкультура&quot;;[.A572]=&quot;С&quot;);1;0)" office:value-type="float" office:value="0" calcext:value-type="float">
            <text:p>0</text:p>
          </table:table-cell>
          <table:table-cell/>
          <table:table-cell table:formula="of:=IF(AND([.C572]=&quot;обществознание&quot;;[.A572]=&quot;СЗ&quot;);[.D57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06" calcext:value-type="float">
            <text:p>806</text:p>
          </table:table-cell>
          <table:table-cell table:number-columns-repeated="11"/>
          <table:table-cell table:formula="of:=IF(AND([.C573]=&quot;обществознание&quot;;[.D573]&gt;299);[.D573];0)" office:value-type="float" office:value="806" calcext:value-type="float">
            <text:p>806</text:p>
          </table:table-cell>
          <table:table-cell/>
          <table:table-cell table:style-name="ce9" table:formula="of:=IF(AND([.C573]=&quot;физкультура&quot;;[.A573]=&quot;С&quot;);1;0)" office:value-type="float" office:value="0" calcext:value-type="float">
            <text:p>0</text:p>
          </table:table-cell>
          <table:table-cell/>
          <table:table-cell table:formula="of:=IF(AND([.C573]=&quot;обществознание&quot;;[.A573]=&quot;СЗ&quot;);[.D57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11"/>
          <table:table-cell table:formula="of:=IF(AND([.C574]=&quot;обществознание&quot;;[.D574]&gt;299);[.D574];0)" office:value-type="float" office:value="0" calcext:value-type="float">
            <text:p>0</text:p>
          </table:table-cell>
          <table:table-cell/>
          <table:table-cell table:style-name="ce9" table:formula="of:=IF(AND([.C574]=&quot;физкультура&quot;;[.A574]=&quot;С&quot;);1;0)" office:value-type="float" office:value="0" calcext:value-type="float">
            <text:p>0</text:p>
          </table:table-cell>
          <table:table-cell/>
          <table:table-cell table:formula="of:=IF(AND([.C574]=&quot;обществознание&quot;;[.A574]=&quot;СЗ&quot;);[.D57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94" calcext:value-type="float">
            <text:p>794</text:p>
          </table:table-cell>
          <table:table-cell table:number-columns-repeated="11"/>
          <table:table-cell table:formula="of:=IF(AND([.C575]=&quot;обществознание&quot;;[.D575]&gt;299);[.D575];0)" office:value-type="float" office:value="0" calcext:value-type="float">
            <text:p>0</text:p>
          </table:table-cell>
          <table:table-cell/>
          <table:table-cell table:style-name="ce9" table:formula="of:=IF(AND([.C575]=&quot;физкультура&quot;;[.A575]=&quot;С&quot;);1;0)" office:value-type="float" office:value="0" calcext:value-type="float">
            <text:p>0</text:p>
          </table:table-cell>
          <table:table-cell/>
          <table:table-cell table:formula="of:=IF(AND([.C575]=&quot;обществознание&quot;;[.A575]=&quot;СЗ&quot;);[.D57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1"/>
          <table:table-cell table:formula="of:=IF(AND([.C576]=&quot;обществознание&quot;;[.D576]&gt;299);[.D576];0)" office:value-type="float" office:value="0" calcext:value-type="float">
            <text:p>0</text:p>
          </table:table-cell>
          <table:table-cell/>
          <table:table-cell table:style-name="ce9" table:formula="of:=IF(AND([.C576]=&quot;физкультура&quot;;[.A576]=&quot;С&quot;);1;0)" office:value-type="float" office:value="0" calcext:value-type="float">
            <text:p>0</text:p>
          </table:table-cell>
          <table:table-cell/>
          <table:table-cell table:formula="of:=IF(AND([.C576]=&quot;обществознание&quot;;[.A576]=&quot;СЗ&quot;);[.D57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7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11"/>
          <table:table-cell table:formula="of:=IF(AND([.C577]=&quot;обществознание&quot;;[.D577]&gt;299);[.D577];0)" office:value-type="float" office:value="0" calcext:value-type="float">
            <text:p>0</text:p>
          </table:table-cell>
          <table:table-cell/>
          <table:table-cell table:style-name="ce9" table:formula="of:=IF(AND([.C577]=&quot;физкультура&quot;;[.A577]=&quot;С&quot;);1;0)" office:value-type="float" office:value="0" calcext:value-type="float">
            <text:p>0</text:p>
          </table:table-cell>
          <table:table-cell/>
          <table:table-cell table:formula="of:=IF(AND([.C577]=&quot;обществознание&quot;;[.A577]=&quot;СЗ&quot;);[.D57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11"/>
          <table:table-cell table:formula="of:=IF(AND([.C578]=&quot;обществознание&quot;;[.D578]&gt;299);[.D578];0)" office:value-type="float" office:value="0" calcext:value-type="float">
            <text:p>0</text:p>
          </table:table-cell>
          <table:table-cell/>
          <table:table-cell table:style-name="ce9" table:formula="of:=IF(AND([.C578]=&quot;физкультура&quot;;[.A578]=&quot;С&quot;);1;0)" office:value-type="float" office:value="0" calcext:value-type="float">
            <text:p>0</text:p>
          </table:table-cell>
          <table:table-cell/>
          <table:table-cell table:formula="of:=IF(AND([.C578]=&quot;обществознание&quot;;[.A578]=&quot;СЗ&quot;);[.D57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7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11"/>
          <table:table-cell table:formula="of:=IF(AND([.C579]=&quot;обществознание&quot;;[.D579]&gt;299);[.D579];0)" office:value-type="float" office:value="0" calcext:value-type="float">
            <text:p>0</text:p>
          </table:table-cell>
          <table:table-cell/>
          <table:table-cell table:style-name="ce9" table:formula="of:=IF(AND([.C579]=&quot;физкультура&quot;;[.A579]=&quot;С&quot;);1;0)" office:value-type="float" office:value="0" calcext:value-type="float">
            <text:p>0</text:p>
          </table:table-cell>
          <table:table-cell/>
          <table:table-cell table:formula="of:=IF(AND([.C579]=&quot;обществознание&quot;;[.A579]=&quot;СЗ&quot;);[.D57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9" calcext:value-type="float">
            <text:p>529</text:p>
          </table:table-cell>
          <table:table-cell table:number-columns-repeated="11"/>
          <table:table-cell table:formula="of:=IF(AND([.C580]=&quot;обществознание&quot;;[.D580]&gt;299);[.D580];0)" office:value-type="float" office:value="529" calcext:value-type="float">
            <text:p>529</text:p>
          </table:table-cell>
          <table:table-cell/>
          <table:table-cell table:style-name="ce9" table:formula="of:=IF(AND([.C580]=&quot;физкультура&quot;;[.A580]=&quot;С&quot;);1;0)" office:value-type="float" office:value="0" calcext:value-type="float">
            <text:p>0</text:p>
          </table:table-cell>
          <table:table-cell/>
          <table:table-cell table:formula="of:=IF(AND([.C580]=&quot;обществознание&quot;;[.A580]=&quot;СЗ&quot;);[.D58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3" calcext:value-type="float">
            <text:p>553</text:p>
          </table:table-cell>
          <table:table-cell table:number-columns-repeated="11"/>
          <table:table-cell table:formula="of:=IF(AND([.C581]=&quot;обществознание&quot;;[.D581]&gt;299);[.D581];0)" office:value-type="float" office:value="553" calcext:value-type="float">
            <text:p>553</text:p>
          </table:table-cell>
          <table:table-cell/>
          <table:table-cell table:style-name="ce9" table:formula="of:=IF(AND([.C581]=&quot;физкультура&quot;;[.A581]=&quot;С&quot;);1;0)" office:value-type="float" office:value="0" calcext:value-type="float">
            <text:p>0</text:p>
          </table:table-cell>
          <table:table-cell/>
          <table:table-cell table:formula="of:=IF(AND([.C581]=&quot;обществознание&quot;;[.A581]=&quot;СЗ&quot;);[.D58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8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1"/>
          <table:table-cell table:formula="of:=IF(AND([.C582]=&quot;обществознание&quot;;[.D582]&gt;299);[.D582];0)" office:value-type="float" office:value="0" calcext:value-type="float">
            <text:p>0</text:p>
          </table:table-cell>
          <table:table-cell/>
          <table:table-cell table:style-name="ce9" table:formula="of:=IF(AND([.C582]=&quot;физкультура&quot;;[.A582]=&quot;С&quot;);1;0)" office:value-type="float" office:value="1" calcext:value-type="float">
            <text:p>1</text:p>
          </table:table-cell>
          <table:table-cell/>
          <table:table-cell table:formula="of:=IF(AND([.C582]=&quot;обществознание&quot;;[.A582]=&quot;СЗ&quot;);[.D58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1"/>
          <table:table-cell table:formula="of:=IF(AND([.C583]=&quot;обществознание&quot;;[.D583]&gt;299);[.D583];0)" office:value-type="float" office:value="0" calcext:value-type="float">
            <text:p>0</text:p>
          </table:table-cell>
          <table:table-cell/>
          <table:table-cell table:style-name="ce9" table:formula="of:=IF(AND([.C583]=&quot;физкультура&quot;;[.A583]=&quot;С&quot;);1;0)" office:value-type="float" office:value="0" calcext:value-type="float">
            <text:p>0</text:p>
          </table:table-cell>
          <table:table-cell/>
          <table:table-cell table:formula="of:=IF(AND([.C583]=&quot;обществознание&quot;;[.A583]=&quot;СЗ&quot;);[.D58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9" calcext:value-type="float">
            <text:p>339</text:p>
          </table:table-cell>
          <table:table-cell table:number-columns-repeated="11"/>
          <table:table-cell table:formula="of:=IF(AND([.C584]=&quot;обществознание&quot;;[.D584]&gt;299);[.D584];0)" office:value-type="float" office:value="0" calcext:value-type="float">
            <text:p>0</text:p>
          </table:table-cell>
          <table:table-cell/>
          <table:table-cell table:style-name="ce9" table:formula="of:=IF(AND([.C584]=&quot;физкультура&quot;;[.A584]=&quot;С&quot;);1;0)" office:value-type="float" office:value="0" calcext:value-type="float">
            <text:p>0</text:p>
          </table:table-cell>
          <table:table-cell/>
          <table:table-cell table:formula="of:=IF(AND([.C584]=&quot;обществознание&quot;;[.A584]=&quot;СЗ&quot;);[.D58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9" calcext:value-type="float">
            <text:p>569</text:p>
          </table:table-cell>
          <table:table-cell table:number-columns-repeated="11"/>
          <table:table-cell table:formula="of:=IF(AND([.C585]=&quot;обществознание&quot;;[.D585]&gt;299);[.D585];0)" office:value-type="float" office:value="0" calcext:value-type="float">
            <text:p>0</text:p>
          </table:table-cell>
          <table:table-cell/>
          <table:table-cell table:style-name="ce9" table:formula="of:=IF(AND([.C585]=&quot;физкультура&quot;;[.A585]=&quot;С&quot;);1;0)" office:value-type="float" office:value="0" calcext:value-type="float">
            <text:p>0</text:p>
          </table:table-cell>
          <table:table-cell/>
          <table:table-cell table:formula="of:=IF(AND([.C585]=&quot;обществознание&quot;;[.A585]=&quot;СЗ&quot;);[.D58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1"/>
          <table:table-cell table:formula="of:=IF(AND([.C586]=&quot;обществознание&quot;;[.D586]&gt;299);[.D586];0)" office:value-type="float" office:value="0" calcext:value-type="float">
            <text:p>0</text:p>
          </table:table-cell>
          <table:table-cell/>
          <table:table-cell table:style-name="ce9" table:formula="of:=IF(AND([.C586]=&quot;физкультура&quot;;[.A586]=&quot;С&quot;);1;0)" office:value-type="float" office:value="0" calcext:value-type="float">
            <text:p>0</text:p>
          </table:table-cell>
          <table:table-cell/>
          <table:table-cell table:formula="of:=IF(AND([.C586]=&quot;обществознание&quot;;[.A586]=&quot;СЗ&quot;);[.D58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11"/>
          <table:table-cell table:formula="of:=IF(AND([.C587]=&quot;обществознание&quot;;[.D587]&gt;299);[.D587];0)" office:value-type="float" office:value="512" calcext:value-type="float">
            <text:p>512</text:p>
          </table:table-cell>
          <table:table-cell/>
          <table:table-cell table:style-name="ce9" table:formula="of:=IF(AND([.C587]=&quot;физкультура&quot;;[.A587]=&quot;С&quot;);1;0)" office:value-type="float" office:value="0" calcext:value-type="float">
            <text:p>0</text:p>
          </table:table-cell>
          <table:table-cell/>
          <table:table-cell table:formula="of:=IF(AND([.C587]=&quot;обществознание&quot;;[.A587]=&quot;СЗ&quot;);[.D58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1"/>
          <table:table-cell table:formula="of:=IF(AND([.C588]=&quot;обществознание&quot;;[.D588]&gt;299);[.D588];0)" office:value-type="float" office:value="0" calcext:value-type="float">
            <text:p>0</text:p>
          </table:table-cell>
          <table:table-cell/>
          <table:table-cell table:style-name="ce9" table:formula="of:=IF(AND([.C588]=&quot;физкультура&quot;;[.A588]=&quot;С&quot;);1;0)" office:value-type="float" office:value="0" calcext:value-type="float">
            <text:p>0</text:p>
          </table:table-cell>
          <table:table-cell/>
          <table:table-cell table:formula="of:=IF(AND([.C588]=&quot;обществознание&quot;;[.A588]=&quot;СЗ&quot;);[.D588];0)" office:value-type="float" office:value="115" calcext:value-type="float">
            <text:p>115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11"/>
          <table:table-cell table:formula="of:=IF(AND([.C589]=&quot;обществознание&quot;;[.D589]&gt;299);[.D589];0)" office:value-type="float" office:value="0" calcext:value-type="float">
            <text:p>0</text:p>
          </table:table-cell>
          <table:table-cell/>
          <table:table-cell table:style-name="ce9" table:formula="of:=IF(AND([.C589]=&quot;физкультура&quot;;[.A589]=&quot;С&quot;);1;0)" office:value-type="float" office:value="0" calcext:value-type="float">
            <text:p>0</text:p>
          </table:table-cell>
          <table:table-cell/>
          <table:table-cell table:formula="of:=IF(AND([.C589]=&quot;обществознание&quot;;[.A589]=&quot;СЗ&quot;);[.D58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86" calcext:value-type="float">
            <text:p>786</text:p>
          </table:table-cell>
          <table:table-cell table:number-columns-repeated="11"/>
          <table:table-cell table:formula="of:=IF(AND([.C590]=&quot;обществознание&quot;;[.D590]&gt;299);[.D590];0)" office:value-type="float" office:value="0" calcext:value-type="float">
            <text:p>0</text:p>
          </table:table-cell>
          <table:table-cell/>
          <table:table-cell table:style-name="ce9" table:formula="of:=IF(AND([.C590]=&quot;физкультура&quot;;[.A590]=&quot;С&quot;);1;0)" office:value-type="float" office:value="0" calcext:value-type="float">
            <text:p>0</text:p>
          </table:table-cell>
          <table:table-cell/>
          <table:table-cell table:formula="of:=IF(AND([.C590]=&quot;обществознание&quot;;[.A590]=&quot;СЗ&quot;);[.D59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9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7" calcext:value-type="float">
            <text:p>707</text:p>
          </table:table-cell>
          <table:table-cell table:number-columns-repeated="11"/>
          <table:table-cell table:formula="of:=IF(AND([.C591]=&quot;обществознание&quot;;[.D591]&gt;299);[.D591];0)" office:value-type="float" office:value="707" calcext:value-type="float">
            <text:p>707</text:p>
          </table:table-cell>
          <table:table-cell/>
          <table:table-cell table:style-name="ce9" table:formula="of:=IF(AND([.C591]=&quot;физкультура&quot;;[.A591]=&quot;С&quot;);1;0)" office:value-type="float" office:value="0" calcext:value-type="float">
            <text:p>0</text:p>
          </table:table-cell>
          <table:table-cell/>
          <table:table-cell table:formula="of:=IF(AND([.C591]=&quot;обществознание&quot;;[.A591]=&quot;СЗ&quot;);[.D59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61" calcext:value-type="float">
            <text:p>361</text:p>
          </table:table-cell>
          <table:table-cell table:number-columns-repeated="11"/>
          <table:table-cell table:formula="of:=IF(AND([.C592]=&quot;обществознание&quot;;[.D592]&gt;299);[.D592];0)" office:value-type="float" office:value="361" calcext:value-type="float">
            <text:p>361</text:p>
          </table:table-cell>
          <table:table-cell/>
          <table:table-cell table:style-name="ce9" table:formula="of:=IF(AND([.C592]=&quot;физкультура&quot;;[.A592]=&quot;С&quot;);1;0)" office:value-type="float" office:value="0" calcext:value-type="float">
            <text:p>0</text:p>
          </table:table-cell>
          <table:table-cell/>
          <table:table-cell table:formula="of:=IF(AND([.C592]=&quot;обществознание&quot;;[.A592]=&quot;СЗ&quot;);[.D59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9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6" calcext:value-type="float">
            <text:p>776</text:p>
          </table:table-cell>
          <table:table-cell table:number-columns-repeated="11"/>
          <table:table-cell table:formula="of:=IF(AND([.C593]=&quot;обществознание&quot;;[.D593]&gt;299);[.D593];0)" office:value-type="float" office:value="0" calcext:value-type="float">
            <text:p>0</text:p>
          </table:table-cell>
          <table:table-cell/>
          <table:table-cell table:style-name="ce9" table:formula="of:=IF(AND([.C593]=&quot;физкультура&quot;;[.A593]=&quot;С&quot;);1;0)" office:value-type="float" office:value="0" calcext:value-type="float">
            <text:p>0</text:p>
          </table:table-cell>
          <table:table-cell/>
          <table:table-cell table:formula="of:=IF(AND([.C593]=&quot;обществознание&quot;;[.A593]=&quot;СЗ&quot;);[.D59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40" calcext:value-type="float">
            <text:p>540</text:p>
          </table:table-cell>
          <table:table-cell table:number-columns-repeated="11"/>
          <table:table-cell table:formula="of:=IF(AND([.C594]=&quot;обществознание&quot;;[.D594]&gt;299);[.D594];0)" office:value-type="float" office:value="0" calcext:value-type="float">
            <text:p>0</text:p>
          </table:table-cell>
          <table:table-cell/>
          <table:table-cell table:style-name="ce9" table:formula="of:=IF(AND([.C594]=&quot;физкультура&quot;;[.A594]=&quot;С&quot;);1;0)" office:value-type="float" office:value="0" calcext:value-type="float">
            <text:p>0</text:p>
          </table:table-cell>
          <table:table-cell/>
          <table:table-cell table:formula="of:=IF(AND([.C594]=&quot;обществознание&quot;;[.A594]=&quot;СЗ&quot;);[.D59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5" calcext:value-type="float">
            <text:p>755</text:p>
          </table:table-cell>
          <table:table-cell table:number-columns-repeated="11"/>
          <table:table-cell table:formula="of:=IF(AND([.C595]=&quot;обществознание&quot;;[.D595]&gt;299);[.D595];0)" office:value-type="float" office:value="0" calcext:value-type="float">
            <text:p>0</text:p>
          </table:table-cell>
          <table:table-cell/>
          <table:table-cell table:style-name="ce9" table:formula="of:=IF(AND([.C595]=&quot;физкультура&quot;;[.A595]=&quot;С&quot;);1;0)" office:value-type="float" office:value="0" calcext:value-type="float">
            <text:p>0</text:p>
          </table:table-cell>
          <table:table-cell/>
          <table:table-cell table:formula="of:=IF(AND([.C595]=&quot;обществознание&quot;;[.A595]=&quot;СЗ&quot;);[.D59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0" calcext:value-type="float">
            <text:p>770</text:p>
          </table:table-cell>
          <table:table-cell table:number-columns-repeated="11"/>
          <table:table-cell table:formula="of:=IF(AND([.C596]=&quot;обществознание&quot;;[.D596]&gt;299);[.D596];0)" office:value-type="float" office:value="0" calcext:value-type="float">
            <text:p>0</text:p>
          </table:table-cell>
          <table:table-cell/>
          <table:table-cell table:style-name="ce9" table:formula="of:=IF(AND([.C596]=&quot;физкультура&quot;;[.A596]=&quot;С&quot;);1;0)" office:value-type="float" office:value="0" calcext:value-type="float">
            <text:p>0</text:p>
          </table:table-cell>
          <table:table-cell/>
          <table:table-cell table:formula="of:=IF(AND([.C596]=&quot;обществознание&quot;;[.A596]=&quot;СЗ&quot;);[.D59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9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1" calcext:value-type="float">
            <text:p>891</text:p>
          </table:table-cell>
          <table:table-cell table:number-columns-repeated="11"/>
          <table:table-cell table:formula="of:=IF(AND([.C597]=&quot;обществознание&quot;;[.D597]&gt;299);[.D597];0)" office:value-type="float" office:value="0" calcext:value-type="float">
            <text:p>0</text:p>
          </table:table-cell>
          <table:table-cell/>
          <table:table-cell table:style-name="ce9" table:formula="of:=IF(AND([.C597]=&quot;физкультура&quot;;[.A597]=&quot;С&quot;);1;0)" office:value-type="float" office:value="0" calcext:value-type="float">
            <text:p>0</text:p>
          </table:table-cell>
          <table:table-cell/>
          <table:table-cell table:formula="of:=IF(AND([.C597]=&quot;обществознание&quot;;[.A597]=&quot;СЗ&quot;);[.D59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1"/>
          <table:table-cell table:formula="of:=IF(AND([.C598]=&quot;обществознание&quot;;[.D598]&gt;299);[.D598];0)" office:value-type="float" office:value="0" calcext:value-type="float">
            <text:p>0</text:p>
          </table:table-cell>
          <table:table-cell/>
          <table:table-cell table:style-name="ce9" table:formula="of:=IF(AND([.C598]=&quot;физкультура&quot;;[.A598]=&quot;С&quot;);1;0)" office:value-type="float" office:value="0" calcext:value-type="float">
            <text:p>0</text:p>
          </table:table-cell>
          <table:table-cell/>
          <table:table-cell table:formula="of:=IF(AND([.C598]=&quot;обществознание&quot;;[.A598]=&quot;СЗ&quot;);[.D59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62" calcext:value-type="float">
            <text:p>662</text:p>
          </table:table-cell>
          <table:table-cell table:number-columns-repeated="11"/>
          <table:table-cell table:formula="of:=IF(AND([.C599]=&quot;обществознание&quot;;[.D599]&gt;299);[.D599];0)" office:value-type="float" office:value="0" calcext:value-type="float">
            <text:p>0</text:p>
          </table:table-cell>
          <table:table-cell/>
          <table:table-cell table:style-name="ce9" table:formula="of:=IF(AND([.C599]=&quot;физкультура&quot;;[.A599]=&quot;С&quot;);1;0)" office:value-type="float" office:value="0" calcext:value-type="float">
            <text:p>0</text:p>
          </table:table-cell>
          <table:table-cell/>
          <table:table-cell table:formula="of:=IF(AND([.C599]=&quot;обществознание&quot;;[.A599]=&quot;СЗ&quot;);[.D59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11"/>
          <table:table-cell table:formula="of:=IF(AND([.C600]=&quot;обществознание&quot;;[.D600]&gt;299);[.D600];0)" office:value-type="float" office:value="0" calcext:value-type="float">
            <text:p>0</text:p>
          </table:table-cell>
          <table:table-cell/>
          <table:table-cell table:style-name="ce9" table:formula="of:=IF(AND([.C600]=&quot;физкультура&quot;;[.A600]=&quot;С&quot;);1;0)" office:value-type="float" office:value="0" calcext:value-type="float">
            <text:p>0</text:p>
          </table:table-cell>
          <table:table-cell/>
          <table:table-cell table:formula="of:=IF(AND([.C600]=&quot;обществознание&quot;;[.A600]=&quot;СЗ&quot;);[.D60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11"/>
          <table:table-cell table:formula="of:=IF(AND([.C601]=&quot;обществознание&quot;;[.D601]&gt;299);[.D601];0)" office:value-type="float" office:value="0" calcext:value-type="float">
            <text:p>0</text:p>
          </table:table-cell>
          <table:table-cell/>
          <table:table-cell table:style-name="ce9" table:formula="of:=IF(AND([.C601]=&quot;физкультура&quot;;[.A601]=&quot;С&quot;);1;0)" office:value-type="float" office:value="0" calcext:value-type="float">
            <text:p>0</text:p>
          </table:table-cell>
          <table:table-cell/>
          <table:table-cell table:formula="of:=IF(AND([.C601]=&quot;обществознание&quot;;[.A601]=&quot;СЗ&quot;);[.D60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1"/>
          <table:table-cell table:formula="of:=IF(AND([.C602]=&quot;обществознание&quot;;[.D602]&gt;299);[.D602];0)" office:value-type="float" office:value="0" calcext:value-type="float">
            <text:p>0</text:p>
          </table:table-cell>
          <table:table-cell/>
          <table:table-cell table:style-name="ce9" table:formula="of:=IF(AND([.C602]=&quot;физкультура&quot;;[.A602]=&quot;С&quot;);1;0)" office:value-type="float" office:value="1" calcext:value-type="float">
            <text:p>1</text:p>
          </table:table-cell>
          <table:table-cell/>
          <table:table-cell table:formula="of:=IF(AND([.C602]=&quot;обществознание&quot;;[.A602]=&quot;СЗ&quot;);[.D60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1"/>
          <table:table-cell table:formula="of:=IF(AND([.C603]=&quot;обществознание&quot;;[.D603]&gt;299);[.D603];0)" office:value-type="float" office:value="0" calcext:value-type="float">
            <text:p>0</text:p>
          </table:table-cell>
          <table:table-cell/>
          <table:table-cell table:style-name="ce9" table:formula="of:=IF(AND([.C603]=&quot;физкультура&quot;;[.A603]=&quot;С&quot;);1;0)" office:value-type="float" office:value="0" calcext:value-type="float">
            <text:p>0</text:p>
          </table:table-cell>
          <table:table-cell/>
          <table:table-cell table:formula="of:=IF(AND([.C603]=&quot;обществознание&quot;;[.A603]=&quot;СЗ&quot;);[.D60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0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11"/>
          <table:table-cell table:formula="of:=IF(AND([.C604]=&quot;обществознание&quot;;[.D604]&gt;299);[.D604];0)" office:value-type="float" office:value="0" calcext:value-type="float">
            <text:p>0</text:p>
          </table:table-cell>
          <table:table-cell/>
          <table:table-cell table:style-name="ce9" table:formula="of:=IF(AND([.C604]=&quot;физкультура&quot;;[.A604]=&quot;С&quot;);1;0)" office:value-type="float" office:value="0" calcext:value-type="float">
            <text:p>0</text:p>
          </table:table-cell>
          <table:table-cell/>
          <table:table-cell table:formula="of:=IF(AND([.C604]=&quot;обществознание&quot;;[.A604]=&quot;СЗ&quot;);[.D60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5" calcext:value-type="float">
            <text:p>635</text:p>
          </table:table-cell>
          <table:table-cell table:number-columns-repeated="11"/>
          <table:table-cell table:formula="of:=IF(AND([.C605]=&quot;обществознание&quot;;[.D605]&gt;299);[.D605];0)" office:value-type="float" office:value="0" calcext:value-type="float">
            <text:p>0</text:p>
          </table:table-cell>
          <table:table-cell/>
          <table:table-cell table:style-name="ce9" table:formula="of:=IF(AND([.C605]=&quot;физкультура&quot;;[.A605]=&quot;С&quot;);1;0)" office:value-type="float" office:value="0" calcext:value-type="float">
            <text:p>0</text:p>
          </table:table-cell>
          <table:table-cell/>
          <table:table-cell table:formula="of:=IF(AND([.C605]=&quot;обществознание&quot;;[.A605]=&quot;СЗ&quot;);[.D60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1"/>
          <table:table-cell table:formula="of:=IF(AND([.C606]=&quot;обществознание&quot;;[.D606]&gt;299);[.D606];0)" office:value-type="float" office:value="0" calcext:value-type="float">
            <text:p>0</text:p>
          </table:table-cell>
          <table:table-cell/>
          <table:table-cell table:style-name="ce9" table:formula="of:=IF(AND([.C606]=&quot;физкультура&quot;;[.A606]=&quot;С&quot;);1;0)" office:value-type="float" office:value="0" calcext:value-type="float">
            <text:p>0</text:p>
          </table:table-cell>
          <table:table-cell/>
          <table:table-cell table:formula="of:=IF(AND([.C606]=&quot;обществознание&quot;;[.A606]=&quot;СЗ&quot;);[.D60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5" calcext:value-type="float">
            <text:p>765</text:p>
          </table:table-cell>
          <table:table-cell table:number-columns-repeated="11"/>
          <table:table-cell table:formula="of:=IF(AND([.C607]=&quot;обществознание&quot;;[.D607]&gt;299);[.D607];0)" office:value-type="float" office:value="0" calcext:value-type="float">
            <text:p>0</text:p>
          </table:table-cell>
          <table:table-cell/>
          <table:table-cell table:style-name="ce9" table:formula="of:=IF(AND([.C607]=&quot;физкультура&quot;;[.A607]=&quot;С&quot;);1;0)" office:value-type="float" office:value="0" calcext:value-type="float">
            <text:p>0</text:p>
          </table:table-cell>
          <table:table-cell/>
          <table:table-cell table:formula="of:=IF(AND([.C607]=&quot;обществознание&quot;;[.A607]=&quot;СЗ&quot;);[.D60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3" calcext:value-type="float">
            <text:p>923</text:p>
          </table:table-cell>
          <table:table-cell table:number-columns-repeated="11"/>
          <table:table-cell table:formula="of:=IF(AND([.C608]=&quot;обществознание&quot;;[.D608]&gt;299);[.D608];0)" office:value-type="float" office:value="0" calcext:value-type="float">
            <text:p>0</text:p>
          </table:table-cell>
          <table:table-cell/>
          <table:table-cell table:style-name="ce9" table:formula="of:=IF(AND([.C608]=&quot;физкультура&quot;;[.A608]=&quot;С&quot;);1;0)" office:value-type="float" office:value="0" calcext:value-type="float">
            <text:p>0</text:p>
          </table:table-cell>
          <table:table-cell/>
          <table:table-cell table:formula="of:=IF(AND([.C608]=&quot;обществознание&quot;;[.A608]=&quot;СЗ&quot;);[.D60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65" calcext:value-type="float">
            <text:p>765</text:p>
          </table:table-cell>
          <table:table-cell table:number-columns-repeated="11"/>
          <table:table-cell table:formula="of:=IF(AND([.C609]=&quot;обществознание&quot;;[.D609]&gt;299);[.D609];0)" office:value-type="float" office:value="0" calcext:value-type="float">
            <text:p>0</text:p>
          </table:table-cell>
          <table:table-cell/>
          <table:table-cell table:style-name="ce9" table:formula="of:=IF(AND([.C609]=&quot;физкультура&quot;;[.A609]=&quot;С&quot;);1;0)" office:value-type="float" office:value="0" calcext:value-type="float">
            <text:p>0</text:p>
          </table:table-cell>
          <table:table-cell/>
          <table:table-cell table:formula="of:=IF(AND([.C609]=&quot;обществознание&quot;;[.A609]=&quot;СЗ&quot;);[.D60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11"/>
          <table:table-cell table:formula="of:=IF(AND([.C610]=&quot;обществознание&quot;;[.D610]&gt;299);[.D610];0)" office:value-type="float" office:value="0" calcext:value-type="float">
            <text:p>0</text:p>
          </table:table-cell>
          <table:table-cell/>
          <table:table-cell table:style-name="ce9" table:formula="of:=IF(AND([.C610]=&quot;физкультура&quot;;[.A610]=&quot;С&quot;);1;0)" office:value-type="float" office:value="0" calcext:value-type="float">
            <text:p>0</text:p>
          </table:table-cell>
          <table:table-cell/>
          <table:table-cell table:formula="of:=IF(AND([.C610]=&quot;обществознание&quot;;[.A610]=&quot;СЗ&quot;);[.D61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1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3" calcext:value-type="float">
            <text:p>343</text:p>
          </table:table-cell>
          <table:table-cell table:number-columns-repeated="11"/>
          <table:table-cell table:formula="of:=IF(AND([.C611]=&quot;обществознание&quot;;[.D611]&gt;299);[.D611];0)" office:value-type="float" office:value="0" calcext:value-type="float">
            <text:p>0</text:p>
          </table:table-cell>
          <table:table-cell/>
          <table:table-cell table:style-name="ce9" table:formula="of:=IF(AND([.C611]=&quot;физкультура&quot;;[.A611]=&quot;С&quot;);1;0)" office:value-type="float" office:value="0" calcext:value-type="float">
            <text:p>0</text:p>
          </table:table-cell>
          <table:table-cell/>
          <table:table-cell table:formula="of:=IF(AND([.C611]=&quot;обществознание&quot;;[.A611]=&quot;СЗ&quot;);[.D61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6" calcext:value-type="float">
            <text:p>826</text:p>
          </table:table-cell>
          <table:table-cell table:number-columns-repeated="11"/>
          <table:table-cell table:formula="of:=IF(AND([.C612]=&quot;обществознание&quot;;[.D612]&gt;299);[.D612];0)" office:value-type="float" office:value="826" calcext:value-type="float">
            <text:p>826</text:p>
          </table:table-cell>
          <table:table-cell/>
          <table:table-cell table:style-name="ce9" table:formula="of:=IF(AND([.C612]=&quot;физкультура&quot;;[.A612]=&quot;С&quot;);1;0)" office:value-type="float" office:value="0" calcext:value-type="float">
            <text:p>0</text:p>
          </table:table-cell>
          <table:table-cell/>
          <table:table-cell table:formula="of:=IF(AND([.C612]=&quot;обществознание&quot;;[.A612]=&quot;СЗ&quot;);[.D61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5" calcext:value-type="float">
            <text:p>405</text:p>
          </table:table-cell>
          <table:table-cell table:number-columns-repeated="11"/>
          <table:table-cell table:formula="of:=IF(AND([.C613]=&quot;обществознание&quot;;[.D613]&gt;299);[.D613];0)" office:value-type="float" office:value="405" calcext:value-type="float">
            <text:p>405</text:p>
          </table:table-cell>
          <table:table-cell/>
          <table:table-cell table:style-name="ce9" table:formula="of:=IF(AND([.C613]=&quot;физкультура&quot;;[.A613]=&quot;С&quot;);1;0)" office:value-type="float" office:value="0" calcext:value-type="float">
            <text:p>0</text:p>
          </table:table-cell>
          <table:table-cell/>
          <table:table-cell table:formula="of:=IF(AND([.C613]=&quot;обществознание&quot;;[.A613]=&quot;СЗ&quot;);[.D61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11"/>
          <table:table-cell table:formula="of:=IF(AND([.C614]=&quot;обществознание&quot;;[.D614]&gt;299);[.D614];0)" office:value-type="float" office:value="0" calcext:value-type="float">
            <text:p>0</text:p>
          </table:table-cell>
          <table:table-cell/>
          <table:table-cell table:style-name="ce9" table:formula="of:=IF(AND([.C614]=&quot;физкультура&quot;;[.A614]=&quot;С&quot;);1;0)" office:value-type="float" office:value="0" calcext:value-type="float">
            <text:p>0</text:p>
          </table:table-cell>
          <table:table-cell/>
          <table:table-cell table:formula="of:=IF(AND([.C614]=&quot;обществознание&quot;;[.A614]=&quot;СЗ&quot;);[.D61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1"/>
          <table:table-cell table:formula="of:=IF(AND([.C615]=&quot;обществознание&quot;;[.D615]&gt;299);[.D615];0)" office:value-type="float" office:value="0" calcext:value-type="float">
            <text:p>0</text:p>
          </table:table-cell>
          <table:table-cell/>
          <table:table-cell table:style-name="ce9" table:formula="of:=IF(AND([.C615]=&quot;физкультура&quot;;[.A615]=&quot;С&quot;);1;0)" office:value-type="float" office:value="0" calcext:value-type="float">
            <text:p>0</text:p>
          </table:table-cell>
          <table:table-cell/>
          <table:table-cell table:formula="of:=IF(AND([.C615]=&quot;обществознание&quot;;[.A615]=&quot;СЗ&quot;);[.D61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6" calcext:value-type="float">
            <text:p>756</text:p>
          </table:table-cell>
          <table:table-cell table:number-columns-repeated="11"/>
          <table:table-cell table:formula="of:=IF(AND([.C616]=&quot;обществознание&quot;;[.D616]&gt;299);[.D616];0)" office:value-type="float" office:value="0" calcext:value-type="float">
            <text:p>0</text:p>
          </table:table-cell>
          <table:table-cell/>
          <table:table-cell table:style-name="ce9" table:formula="of:=IF(AND([.C616]=&quot;физкультура&quot;;[.A616]=&quot;С&quot;);1;0)" office:value-type="float" office:value="0" calcext:value-type="float">
            <text:p>0</text:p>
          </table:table-cell>
          <table:table-cell/>
          <table:table-cell table:formula="of:=IF(AND([.C616]=&quot;обществознание&quot;;[.A616]=&quot;СЗ&quot;);[.D61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1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1"/>
          <table:table-cell table:formula="of:=IF(AND([.C617]=&quot;обществознание&quot;;[.D617]&gt;299);[.D617];0)" office:value-type="float" office:value="0" calcext:value-type="float">
            <text:p>0</text:p>
          </table:table-cell>
          <table:table-cell/>
          <table:table-cell table:style-name="ce9" table:formula="of:=IF(AND([.C617]=&quot;физкультура&quot;;[.A617]=&quot;С&quot;);1;0)" office:value-type="float" office:value="0" calcext:value-type="float">
            <text:p>0</text:p>
          </table:table-cell>
          <table:table-cell/>
          <table:table-cell table:formula="of:=IF(AND([.C617]=&quot;обществознание&quot;;[.A617]=&quot;СЗ&quot;);[.D61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1" calcext:value-type="float">
            <text:p>811</text:p>
          </table:table-cell>
          <table:table-cell table:number-columns-repeated="11"/>
          <table:table-cell table:formula="of:=IF(AND([.C618]=&quot;обществознание&quot;;[.D618]&gt;299);[.D618];0)" office:value-type="float" office:value="0" calcext:value-type="float">
            <text:p>0</text:p>
          </table:table-cell>
          <table:table-cell/>
          <table:table-cell table:style-name="ce9" table:formula="of:=IF(AND([.C618]=&quot;физкультура&quot;;[.A618]=&quot;С&quot;);1;0)" office:value-type="float" office:value="0" calcext:value-type="float">
            <text:p>0</text:p>
          </table:table-cell>
          <table:table-cell/>
          <table:table-cell table:formula="of:=IF(AND([.C618]=&quot;обществознание&quot;;[.A618]=&quot;СЗ&quot;);[.D61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9" calcext:value-type="float">
            <text:p>659</text:p>
          </table:table-cell>
          <table:table-cell table:number-columns-repeated="11"/>
          <table:table-cell table:formula="of:=IF(AND([.C619]=&quot;обществознание&quot;;[.D619]&gt;299);[.D619];0)" office:value-type="float" office:value="659" calcext:value-type="float">
            <text:p>659</text:p>
          </table:table-cell>
          <table:table-cell/>
          <table:table-cell table:style-name="ce9" table:formula="of:=IF(AND([.C619]=&quot;физкультура&quot;;[.A619]=&quot;С&quot;);1;0)" office:value-type="float" office:value="0" calcext:value-type="float">
            <text:p>0</text:p>
          </table:table-cell>
          <table:table-cell/>
          <table:table-cell table:formula="of:=IF(AND([.C619]=&quot;обществознание&quot;;[.A619]=&quot;СЗ&quot;);[.D61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5" calcext:value-type="float">
            <text:p>645</text:p>
          </table:table-cell>
          <table:table-cell table:number-columns-repeated="11"/>
          <table:table-cell table:formula="of:=IF(AND([.C620]=&quot;обществознание&quot;;[.D620]&gt;299);[.D620];0)" office:value-type="float" office:value="645" calcext:value-type="float">
            <text:p>645</text:p>
          </table:table-cell>
          <table:table-cell/>
          <table:table-cell table:style-name="ce9" table:formula="of:=IF(AND([.C620]=&quot;физкультура&quot;;[.A620]=&quot;С&quot;);1;0)" office:value-type="float" office:value="0" calcext:value-type="float">
            <text:p>0</text:p>
          </table:table-cell>
          <table:table-cell/>
          <table:table-cell table:formula="of:=IF(AND([.C620]=&quot;обществознание&quot;;[.A620]=&quot;СЗ&quot;);[.D620];0)" office:value-type="float" office:value="645" calcext:value-type="float">
            <text:p>645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22" calcext:value-type="float">
            <text:p>922</text:p>
          </table:table-cell>
          <table:table-cell table:number-columns-repeated="11"/>
          <table:table-cell table:formula="of:=IF(AND([.C621]=&quot;обществознание&quot;;[.D621]&gt;299);[.D621];0)" office:value-type="float" office:value="0" calcext:value-type="float">
            <text:p>0</text:p>
          </table:table-cell>
          <table:table-cell/>
          <table:table-cell table:style-name="ce9" table:formula="of:=IF(AND([.C621]=&quot;физкультура&quot;;[.A621]=&quot;С&quot;);1;0)" office:value-type="float" office:value="0" calcext:value-type="float">
            <text:p>0</text:p>
          </table:table-cell>
          <table:table-cell/>
          <table:table-cell table:formula="of:=IF(AND([.C621]=&quot;обществознание&quot;;[.A621]=&quot;СЗ&quot;);[.D62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2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11"/>
          <table:table-cell table:formula="of:=IF(AND([.C622]=&quot;обществознание&quot;;[.D622]&gt;299);[.D622];0)" office:value-type="float" office:value="0" calcext:value-type="float">
            <text:p>0</text:p>
          </table:table-cell>
          <table:table-cell/>
          <table:table-cell table:style-name="ce9" table:formula="of:=IF(AND([.C622]=&quot;физкультура&quot;;[.A622]=&quot;С&quot;);1;0)" office:value-type="float" office:value="0" calcext:value-type="float">
            <text:p>0</text:p>
          </table:table-cell>
          <table:table-cell/>
          <table:table-cell table:formula="of:=IF(AND([.C622]=&quot;обществознание&quot;;[.A622]=&quot;СЗ&quot;);[.D62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4" calcext:value-type="float">
            <text:p>534</text:p>
          </table:table-cell>
          <table:table-cell table:number-columns-repeated="11"/>
          <table:table-cell table:formula="of:=IF(AND([.C623]=&quot;обществознание&quot;;[.D623]&gt;299);[.D623];0)" office:value-type="float" office:value="534" calcext:value-type="float">
            <text:p>534</text:p>
          </table:table-cell>
          <table:table-cell/>
          <table:table-cell table:style-name="ce9" table:formula="of:=IF(AND([.C623]=&quot;физкультура&quot;;[.A623]=&quot;С&quot;);1;0)" office:value-type="float" office:value="0" calcext:value-type="float">
            <text:p>0</text:p>
          </table:table-cell>
          <table:table-cell/>
          <table:table-cell table:formula="of:=IF(AND([.C623]=&quot;обществознание&quot;;[.A623]=&quot;СЗ&quot;);[.D62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4" calcext:value-type="float">
            <text:p>164</text:p>
          </table:table-cell>
          <table:table-cell table:number-columns-repeated="11"/>
          <table:table-cell table:formula="of:=IF(AND([.C624]=&quot;обществознание&quot;;[.D624]&gt;299);[.D624];0)" office:value-type="float" office:value="0" calcext:value-type="float">
            <text:p>0</text:p>
          </table:table-cell>
          <table:table-cell/>
          <table:table-cell table:style-name="ce9" table:formula="of:=IF(AND([.C624]=&quot;физкультура&quot;;[.A624]=&quot;С&quot;);1;0)" office:value-type="float" office:value="0" calcext:value-type="float">
            <text:p>0</text:p>
          </table:table-cell>
          <table:table-cell/>
          <table:table-cell table:formula="of:=IF(AND([.C624]=&quot;обществознание&quot;;[.A624]=&quot;СЗ&quot;);[.D62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7" calcext:value-type="float">
            <text:p>597</text:p>
          </table:table-cell>
          <table:table-cell table:number-columns-repeated="11"/>
          <table:table-cell table:formula="of:=IF(AND([.C625]=&quot;обществознание&quot;;[.D625]&gt;299);[.D625];0)" office:value-type="float" office:value="0" calcext:value-type="float">
            <text:p>0</text:p>
          </table:table-cell>
          <table:table-cell/>
          <table:table-cell table:style-name="ce9" table:formula="of:=IF(AND([.C625]=&quot;физкультура&quot;;[.A625]=&quot;С&quot;);1;0)" office:value-type="float" office:value="0" calcext:value-type="float">
            <text:p>0</text:p>
          </table:table-cell>
          <table:table-cell/>
          <table:table-cell table:formula="of:=IF(AND([.C625]=&quot;обществознание&quot;;[.A625]=&quot;СЗ&quot;);[.D62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2" calcext:value-type="float">
            <text:p>652</text:p>
          </table:table-cell>
          <table:table-cell table:number-columns-repeated="11"/>
          <table:table-cell table:formula="of:=IF(AND([.C626]=&quot;обществознание&quot;;[.D626]&gt;299);[.D626];0)" office:value-type="float" office:value="0" calcext:value-type="float">
            <text:p>0</text:p>
          </table:table-cell>
          <table:table-cell/>
          <table:table-cell table:style-name="ce9" table:formula="of:=IF(AND([.C626]=&quot;физкультура&quot;;[.A626]=&quot;С&quot;);1;0)" office:value-type="float" office:value="0" calcext:value-type="float">
            <text:p>0</text:p>
          </table:table-cell>
          <table:table-cell/>
          <table:table-cell table:formula="of:=IF(AND([.C626]=&quot;обществознание&quot;;[.A626]=&quot;СЗ&quot;);[.D62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1"/>
          <table:table-cell table:formula="of:=IF(AND([.C627]=&quot;обществознание&quot;;[.D627]&gt;299);[.D627];0)" office:value-type="float" office:value="0" calcext:value-type="float">
            <text:p>0</text:p>
          </table:table-cell>
          <table:table-cell/>
          <table:table-cell table:style-name="ce9" table:formula="of:=IF(AND([.C627]=&quot;физкультура&quot;;[.A627]=&quot;С&quot;);1;0)" office:value-type="float" office:value="0" calcext:value-type="float">
            <text:p>0</text:p>
          </table:table-cell>
          <table:table-cell/>
          <table:table-cell table:formula="of:=IF(AND([.C627]=&quot;обществознание&quot;;[.A627]=&quot;СЗ&quot;);[.D62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2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2" calcext:value-type="float">
            <text:p>892</text:p>
          </table:table-cell>
          <table:table-cell table:number-columns-repeated="11"/>
          <table:table-cell table:formula="of:=IF(AND([.C628]=&quot;обществознание&quot;;[.D628]&gt;299);[.D628];0)" office:value-type="float" office:value="0" calcext:value-type="float">
            <text:p>0</text:p>
          </table:table-cell>
          <table:table-cell/>
          <table:table-cell table:style-name="ce9" table:formula="of:=IF(AND([.C628]=&quot;физкультура&quot;;[.A628]=&quot;С&quot;);1;0)" office:value-type="float" office:value="0" calcext:value-type="float">
            <text:p>0</text:p>
          </table:table-cell>
          <table:table-cell/>
          <table:table-cell table:formula="of:=IF(AND([.C628]=&quot;обществознание&quot;;[.A628]=&quot;СЗ&quot;);[.D62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11"/>
          <table:table-cell table:formula="of:=IF(AND([.C629]=&quot;обществознание&quot;;[.D629]&gt;299);[.D629];0)" office:value-type="float" office:value="0" calcext:value-type="float">
            <text:p>0</text:p>
          </table:table-cell>
          <table:table-cell/>
          <table:table-cell table:style-name="ce9" table:formula="of:=IF(AND([.C629]=&quot;физкультура&quot;;[.A629]=&quot;С&quot;);1;0)" office:value-type="float" office:value="0" calcext:value-type="float">
            <text:p>0</text:p>
          </table:table-cell>
          <table:table-cell/>
          <table:table-cell table:formula="of:=IF(AND([.C629]=&quot;обществознание&quot;;[.A629]=&quot;СЗ&quot;);[.D62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11"/>
          <table:table-cell table:formula="of:=IF(AND([.C630]=&quot;обществознание&quot;;[.D630]&gt;299);[.D630];0)" office:value-type="float" office:value="0" calcext:value-type="float">
            <text:p>0</text:p>
          </table:table-cell>
          <table:table-cell/>
          <table:table-cell table:style-name="ce9" table:formula="of:=IF(AND([.C630]=&quot;физкультура&quot;;[.A630]=&quot;С&quot;);1;0)" office:value-type="float" office:value="0" calcext:value-type="float">
            <text:p>0</text:p>
          </table:table-cell>
          <table:table-cell/>
          <table:table-cell table:formula="of:=IF(AND([.C630]=&quot;обществознание&quot;;[.A630]=&quot;СЗ&quot;);[.D63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1" calcext:value-type="float">
            <text:p>331</text:p>
          </table:table-cell>
          <table:table-cell table:number-columns-repeated="11"/>
          <table:table-cell table:formula="of:=IF(AND([.C631]=&quot;обществознание&quot;;[.D631]&gt;299);[.D631];0)" office:value-type="float" office:value="0" calcext:value-type="float">
            <text:p>0</text:p>
          </table:table-cell>
          <table:table-cell/>
          <table:table-cell table:style-name="ce9" table:formula="of:=IF(AND([.C631]=&quot;физкультура&quot;;[.A631]=&quot;С&quot;);1;0)" office:value-type="float" office:value="0" calcext:value-type="float">
            <text:p>0</text:p>
          </table:table-cell>
          <table:table-cell/>
          <table:table-cell table:formula="of:=IF(AND([.C631]=&quot;обществознание&quot;;[.A631]=&quot;СЗ&quot;);[.D63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11"/>
          <table:table-cell table:formula="of:=IF(AND([.C632]=&quot;обществознание&quot;;[.D632]&gt;299);[.D632];0)" office:value-type="float" office:value="587" calcext:value-type="float">
            <text:p>587</text:p>
          </table:table-cell>
          <table:table-cell/>
          <table:table-cell table:style-name="ce9" table:formula="of:=IF(AND([.C632]=&quot;физкультура&quot;;[.A632]=&quot;С&quot;);1;0)" office:value-type="float" office:value="0" calcext:value-type="float">
            <text:p>0</text:p>
          </table:table-cell>
          <table:table-cell/>
          <table:table-cell table:formula="of:=IF(AND([.C632]=&quot;обществознание&quot;;[.A632]=&quot;СЗ&quot;);[.D63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23" calcext:value-type="float">
            <text:p>323</text:p>
          </table:table-cell>
          <table:table-cell table:number-columns-repeated="11"/>
          <table:table-cell table:formula="of:=IF(AND([.C633]=&quot;обществознание&quot;;[.D633]&gt;299);[.D633];0)" office:value-type="float" office:value="0" calcext:value-type="float">
            <text:p>0</text:p>
          </table:table-cell>
          <table:table-cell/>
          <table:table-cell table:style-name="ce9" table:formula="of:=IF(AND([.C633]=&quot;физкультура&quot;;[.A633]=&quot;С&quot;);1;0)" office:value-type="float" office:value="0" calcext:value-type="float">
            <text:p>0</text:p>
          </table:table-cell>
          <table:table-cell/>
          <table:table-cell table:formula="of:=IF(AND([.C633]=&quot;обществознание&quot;;[.A633]=&quot;СЗ&quot;);[.D63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1"/>
          <table:table-cell table:formula="of:=IF(AND([.C634]=&quot;обществознание&quot;;[.D634]&gt;299);[.D634];0)" office:value-type="float" office:value="0" calcext:value-type="float">
            <text:p>0</text:p>
          </table:table-cell>
          <table:table-cell/>
          <table:table-cell table:style-name="ce9" table:formula="of:=IF(AND([.C634]=&quot;физкультура&quot;;[.A634]=&quot;С&quot;);1;0)" office:value-type="float" office:value="0" calcext:value-type="float">
            <text:p>0</text:p>
          </table:table-cell>
          <table:table-cell/>
          <table:table-cell table:formula="of:=IF(AND([.C634]=&quot;обществознание&quot;;[.A634]=&quot;СЗ&quot;);[.D63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11"/>
          <table:table-cell table:formula="of:=IF(AND([.C635]=&quot;обществознание&quot;;[.D635]&gt;299);[.D635];0)" office:value-type="float" office:value="0" calcext:value-type="float">
            <text:p>0</text:p>
          </table:table-cell>
          <table:table-cell/>
          <table:table-cell table:style-name="ce9" table:formula="of:=IF(AND([.C635]=&quot;физкультура&quot;;[.A635]=&quot;С&quot;);1;0)" office:value-type="float" office:value="0" calcext:value-type="float">
            <text:p>0</text:p>
          </table:table-cell>
          <table:table-cell/>
          <table:table-cell table:formula="of:=IF(AND([.C635]=&quot;обществознание&quot;;[.A635]=&quot;СЗ&quot;);[.D63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3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1"/>
          <table:table-cell table:formula="of:=IF(AND([.C636]=&quot;обществознание&quot;;[.D636]&gt;299);[.D636];0)" office:value-type="float" office:value="0" calcext:value-type="float">
            <text:p>0</text:p>
          </table:table-cell>
          <table:table-cell/>
          <table:table-cell table:style-name="ce9" table:formula="of:=IF(AND([.C636]=&quot;физкультура&quot;;[.A636]=&quot;С&quot;);1;0)" office:value-type="float" office:value="0" calcext:value-type="float">
            <text:p>0</text:p>
          </table:table-cell>
          <table:table-cell/>
          <table:table-cell table:formula="of:=IF(AND([.C636]=&quot;обществознание&quot;;[.A636]=&quot;СЗ&quot;);[.D63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1"/>
          <table:table-cell table:formula="of:=IF(AND([.C637]=&quot;обществознание&quot;;[.D637]&gt;299);[.D637];0)" office:value-type="float" office:value="0" calcext:value-type="float">
            <text:p>0</text:p>
          </table:table-cell>
          <table:table-cell/>
          <table:table-cell table:style-name="ce9" table:formula="of:=IF(AND([.C637]=&quot;физкультура&quot;;[.A637]=&quot;С&quot;);1;0)" office:value-type="float" office:value="0" calcext:value-type="float">
            <text:p>0</text:p>
          </table:table-cell>
          <table:table-cell/>
          <table:table-cell table:formula="of:=IF(AND([.C637]=&quot;обществознание&quot;;[.A637]=&quot;СЗ&quot;);[.D63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11"/>
          <table:table-cell table:formula="of:=IF(AND([.C638]=&quot;обществознание&quot;;[.D638]&gt;299);[.D638];0)" office:value-type="float" office:value="0" calcext:value-type="float">
            <text:p>0</text:p>
          </table:table-cell>
          <table:table-cell/>
          <table:table-cell table:style-name="ce9" table:formula="of:=IF(AND([.C638]=&quot;физкультура&quot;;[.A638]=&quot;С&quot;);1;0)" office:value-type="float" office:value="0" calcext:value-type="float">
            <text:p>0</text:p>
          </table:table-cell>
          <table:table-cell/>
          <table:table-cell table:formula="of:=IF(AND([.C638]=&quot;обществознание&quot;;[.A638]=&quot;СЗ&quot;);[.D63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11"/>
          <table:table-cell table:formula="of:=IF(AND([.C639]=&quot;обществознание&quot;;[.D639]&gt;299);[.D639];0)" office:value-type="float" office:value="856" calcext:value-type="float">
            <text:p>856</text:p>
          </table:table-cell>
          <table:table-cell/>
          <table:table-cell table:style-name="ce9" table:formula="of:=IF(AND([.C639]=&quot;физкультура&quot;;[.A639]=&quot;С&quot;);1;0)" office:value-type="float" office:value="0" calcext:value-type="float">
            <text:p>0</text:p>
          </table:table-cell>
          <table:table-cell/>
          <table:table-cell table:formula="of:=IF(AND([.C639]=&quot;обществознание&quot;;[.A639]=&quot;СЗ&quot;);[.D63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11"/>
          <table:table-cell table:formula="of:=IF(AND([.C640]=&quot;обществознание&quot;;[.D640]&gt;299);[.D640];0)" office:value-type="float" office:value="0" calcext:value-type="float">
            <text:p>0</text:p>
          </table:table-cell>
          <table:table-cell/>
          <table:table-cell table:style-name="ce9" table:formula="of:=IF(AND([.C640]=&quot;физкультура&quot;;[.A640]=&quot;С&quot;);1;0)" office:value-type="float" office:value="0" calcext:value-type="float">
            <text:p>0</text:p>
          </table:table-cell>
          <table:table-cell/>
          <table:table-cell table:formula="of:=IF(AND([.C640]=&quot;обществознание&quot;;[.A640]=&quot;СЗ&quot;);[.D64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51" calcext:value-type="float">
            <text:p>451</text:p>
          </table:table-cell>
          <table:table-cell table:number-columns-repeated="11"/>
          <table:table-cell table:formula="of:=IF(AND([.C641]=&quot;обществознание&quot;;[.D641]&gt;299);[.D641];0)" office:value-type="float" office:value="0" calcext:value-type="float">
            <text:p>0</text:p>
          </table:table-cell>
          <table:table-cell/>
          <table:table-cell table:style-name="ce9" table:formula="of:=IF(AND([.C641]=&quot;физкультура&quot;;[.A641]=&quot;С&quot;);1;0)" office:value-type="float" office:value="0" calcext:value-type="float">
            <text:p>0</text:p>
          </table:table-cell>
          <table:table-cell/>
          <table:table-cell table:formula="of:=IF(AND([.C641]=&quot;обществознание&quot;;[.A641]=&quot;СЗ&quot;);[.D64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27" calcext:value-type="float">
            <text:p>827</text:p>
          </table:table-cell>
          <table:table-cell table:number-columns-repeated="11"/>
          <table:table-cell table:formula="of:=IF(AND([.C642]=&quot;обществознание&quot;;[.D642]&gt;299);[.D642];0)" office:value-type="float" office:value="0" calcext:value-type="float">
            <text:p>0</text:p>
          </table:table-cell>
          <table:table-cell/>
          <table:table-cell table:style-name="ce9" table:formula="of:=IF(AND([.C642]=&quot;физкультура&quot;;[.A642]=&quot;С&quot;);1;0)" office:value-type="float" office:value="0" calcext:value-type="float">
            <text:p>0</text:p>
          </table:table-cell>
          <table:table-cell/>
          <table:table-cell table:formula="of:=IF(AND([.C642]=&quot;обществознание&quot;;[.A642]=&quot;СЗ&quot;);[.D64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4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15" calcext:value-type="float">
            <text:p>315</text:p>
          </table:table-cell>
          <table:table-cell table:number-columns-repeated="11"/>
          <table:table-cell table:formula="of:=IF(AND([.C643]=&quot;обществознание&quot;;[.D643]&gt;299);[.D643];0)" office:value-type="float" office:value="0" calcext:value-type="float">
            <text:p>0</text:p>
          </table:table-cell>
          <table:table-cell/>
          <table:table-cell table:style-name="ce9" table:formula="of:=IF(AND([.C643]=&quot;физкультура&quot;;[.A643]=&quot;С&quot;);1;0)" office:value-type="float" office:value="0" calcext:value-type="float">
            <text:p>0</text:p>
          </table:table-cell>
          <table:table-cell/>
          <table:table-cell table:formula="of:=IF(AND([.C643]=&quot;обществознание&quot;;[.A643]=&quot;СЗ&quot;);[.D64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94" calcext:value-type="float">
            <text:p>494</text:p>
          </table:table-cell>
          <table:table-cell table:number-columns-repeated="11"/>
          <table:table-cell table:formula="of:=IF(AND([.C644]=&quot;обществознание&quot;;[.D644]&gt;299);[.D644];0)" office:value-type="float" office:value="0" calcext:value-type="float">
            <text:p>0</text:p>
          </table:table-cell>
          <table:table-cell/>
          <table:table-cell table:style-name="ce9" table:formula="of:=IF(AND([.C644]=&quot;физкультура&quot;;[.A644]=&quot;С&quot;);1;0)" office:value-type="float" office:value="0" calcext:value-type="float">
            <text:p>0</text:p>
          </table:table-cell>
          <table:table-cell/>
          <table:table-cell table:formula="of:=IF(AND([.C644]=&quot;обществознание&quot;;[.A644]=&quot;СЗ&quot;);[.D64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4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74" calcext:value-type="float">
            <text:p>874</text:p>
          </table:table-cell>
          <table:table-cell table:number-columns-repeated="11"/>
          <table:table-cell table:formula="of:=IF(AND([.C645]=&quot;обществознание&quot;;[.D645]&gt;299);[.D645];0)" office:value-type="float" office:value="0" calcext:value-type="float">
            <text:p>0</text:p>
          </table:table-cell>
          <table:table-cell/>
          <table:table-cell table:style-name="ce9" table:formula="of:=IF(AND([.C645]=&quot;физкультура&quot;;[.A645]=&quot;С&quot;);1;0)" office:value-type="float" office:value="0" calcext:value-type="float">
            <text:p>0</text:p>
          </table:table-cell>
          <table:table-cell/>
          <table:table-cell table:formula="of:=IF(AND([.C645]=&quot;обществознание&quot;;[.A645]=&quot;СЗ&quot;);[.D64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37" calcext:value-type="float">
            <text:p>337</text:p>
          </table:table-cell>
          <table:table-cell table:number-columns-repeated="11"/>
          <table:table-cell table:formula="of:=IF(AND([.C646]=&quot;обществознание&quot;;[.D646]&gt;299);[.D646];0)" office:value-type="float" office:value="337" calcext:value-type="float">
            <text:p>337</text:p>
          </table:table-cell>
          <table:table-cell/>
          <table:table-cell table:style-name="ce9" table:formula="of:=IF(AND([.C646]=&quot;физкультура&quot;;[.A646]=&quot;С&quot;);1;0)" office:value-type="float" office:value="0" calcext:value-type="float">
            <text:p>0</text:p>
          </table:table-cell>
          <table:table-cell/>
          <table:table-cell table:formula="of:=IF(AND([.C646]=&quot;обществознание&quot;;[.A646]=&quot;СЗ&quot;);[.D64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9" calcext:value-type="float">
            <text:p>609</text:p>
          </table:table-cell>
          <table:table-cell table:number-columns-repeated="11"/>
          <table:table-cell table:formula="of:=IF(AND([.C647]=&quot;обществознание&quot;;[.D647]&gt;299);[.D647];0)" office:value-type="float" office:value="0" calcext:value-type="float">
            <text:p>0</text:p>
          </table:table-cell>
          <table:table-cell/>
          <table:table-cell table:style-name="ce9" table:formula="of:=IF(AND([.C647]=&quot;физкультура&quot;;[.A647]=&quot;С&quot;);1;0)" office:value-type="float" office:value="0" calcext:value-type="float">
            <text:p>0</text:p>
          </table:table-cell>
          <table:table-cell/>
          <table:table-cell table:formula="of:=IF(AND([.C647]=&quot;обществознание&quot;;[.A647]=&quot;СЗ&quot;);[.D64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1" calcext:value-type="float">
            <text:p>711</text:p>
          </table:table-cell>
          <table:table-cell table:number-columns-repeated="11"/>
          <table:table-cell table:formula="of:=IF(AND([.C648]=&quot;обществознание&quot;;[.D648]&gt;299);[.D648];0)" office:value-type="float" office:value="0" calcext:value-type="float">
            <text:p>0</text:p>
          </table:table-cell>
          <table:table-cell/>
          <table:table-cell table:style-name="ce9" table:formula="of:=IF(AND([.C648]=&quot;физкультура&quot;;[.A648]=&quot;С&quot;);1;0)" office:value-type="float" office:value="0" calcext:value-type="float">
            <text:p>0</text:p>
          </table:table-cell>
          <table:table-cell/>
          <table:table-cell table:formula="of:=IF(AND([.C648]=&quot;обществознание&quot;;[.A648]=&quot;СЗ&quot;);[.D64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74" calcext:value-type="float">
            <text:p>874</text:p>
          </table:table-cell>
          <table:table-cell table:number-columns-repeated="11"/>
          <table:table-cell table:formula="of:=IF(AND([.C649]=&quot;обществознание&quot;;[.D649]&gt;299);[.D649];0)" office:value-type="float" office:value="0" calcext:value-type="float">
            <text:p>0</text:p>
          </table:table-cell>
          <table:table-cell/>
          <table:table-cell table:style-name="ce9" table:formula="of:=IF(AND([.C649]=&quot;физкультура&quot;;[.A649]=&quot;С&quot;);1;0)" office:value-type="float" office:value="0" calcext:value-type="float">
            <text:p>0</text:p>
          </table:table-cell>
          <table:table-cell/>
          <table:table-cell table:formula="of:=IF(AND([.C649]=&quot;обществознание&quot;;[.A649]=&quot;СЗ&quot;);[.D64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11"/>
          <table:table-cell table:formula="of:=IF(AND([.C650]=&quot;обществознание&quot;;[.D650]&gt;299);[.D650];0)" office:value-type="float" office:value="0" calcext:value-type="float">
            <text:p>0</text:p>
          </table:table-cell>
          <table:table-cell/>
          <table:table-cell table:style-name="ce9" table:formula="of:=IF(AND([.C650]=&quot;физкультура&quot;;[.A650]=&quot;С&quot;);1;0)" office:value-type="float" office:value="0" calcext:value-type="float">
            <text:p>0</text:p>
          </table:table-cell>
          <table:table-cell/>
          <table:table-cell table:formula="of:=IF(AND([.C650]=&quot;обществознание&quot;;[.A650]=&quot;СЗ&quot;);[.D65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1"/>
          <table:table-cell table:formula="of:=IF(AND([.C651]=&quot;обществознание&quot;;[.D651]&gt;299);[.D651];0)" office:value-type="float" office:value="0" calcext:value-type="float">
            <text:p>0</text:p>
          </table:table-cell>
          <table:table-cell/>
          <table:table-cell table:style-name="ce9" table:formula="of:=IF(AND([.C651]=&quot;физкультура&quot;;[.A651]=&quot;С&quot;);1;0)" office:value-type="float" office:value="0" calcext:value-type="float">
            <text:p>0</text:p>
          </table:table-cell>
          <table:table-cell/>
          <table:table-cell table:formula="of:=IF(AND([.C651]=&quot;обществознание&quot;;[.A651]=&quot;СЗ&quot;);[.D65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53" calcext:value-type="float">
            <text:p>853</text:p>
          </table:table-cell>
          <table:table-cell table:number-columns-repeated="11"/>
          <table:table-cell table:formula="of:=IF(AND([.C652]=&quot;обществознание&quot;;[.D652]&gt;299);[.D652];0)" office:value-type="float" office:value="0" calcext:value-type="float">
            <text:p>0</text:p>
          </table:table-cell>
          <table:table-cell/>
          <table:table-cell table:style-name="ce9" table:formula="of:=IF(AND([.C652]=&quot;физкультура&quot;;[.A652]=&quot;С&quot;);1;0)" office:value-type="float" office:value="0" calcext:value-type="float">
            <text:p>0</text:p>
          </table:table-cell>
          <table:table-cell/>
          <table:table-cell table:formula="of:=IF(AND([.C652]=&quot;обществознание&quot;;[.A652]=&quot;СЗ&quot;);[.D65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5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11"/>
          <table:table-cell table:formula="of:=IF(AND([.C653]=&quot;обществознание&quot;;[.D653]&gt;299);[.D653];0)" office:value-type="float" office:value="0" calcext:value-type="float">
            <text:p>0</text:p>
          </table:table-cell>
          <table:table-cell/>
          <table:table-cell table:style-name="ce9" table:formula="of:=IF(AND([.C653]=&quot;физкультура&quot;;[.A653]=&quot;С&quot;);1;0)" office:value-type="float" office:value="0" calcext:value-type="float">
            <text:p>0</text:p>
          </table:table-cell>
          <table:table-cell/>
          <table:table-cell table:formula="of:=IF(AND([.C653]=&quot;обществознание&quot;;[.A653]=&quot;СЗ&quot;);[.D65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6" calcext:value-type="float">
            <text:p>596</text:p>
          </table:table-cell>
          <table:table-cell table:number-columns-repeated="11"/>
          <table:table-cell table:formula="of:=IF(AND([.C654]=&quot;обществознание&quot;;[.D654]&gt;299);[.D654];0)" office:value-type="float" office:value="596" calcext:value-type="float">
            <text:p>596</text:p>
          </table:table-cell>
          <table:table-cell/>
          <table:table-cell table:style-name="ce9" table:formula="of:=IF(AND([.C654]=&quot;физкультура&quot;;[.A654]=&quot;С&quot;);1;0)" office:value-type="float" office:value="0" calcext:value-type="float">
            <text:p>0</text:p>
          </table:table-cell>
          <table:table-cell/>
          <table:table-cell table:formula="of:=IF(AND([.C654]=&quot;обществознание&quot;;[.A654]=&quot;СЗ&quot;);[.D654];0)" office:value-type="float" office:value="596" calcext:value-type="float">
            <text:p>596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11"/>
          <table:table-cell table:formula="of:=IF(AND([.C655]=&quot;обществознание&quot;;[.D655]&gt;299);[.D655];0)" office:value-type="float" office:value="0" calcext:value-type="float">
            <text:p>0</text:p>
          </table:table-cell>
          <table:table-cell/>
          <table:table-cell table:style-name="ce9" table:formula="of:=IF(AND([.C655]=&quot;физкультура&quot;;[.A655]=&quot;С&quot;);1;0)" office:value-type="float" office:value="0" calcext:value-type="float">
            <text:p>0</text:p>
          </table:table-cell>
          <table:table-cell/>
          <table:table-cell table:formula="of:=IF(AND([.C655]=&quot;обществознание&quot;;[.A655]=&quot;СЗ&quot;);[.D65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3" calcext:value-type="float">
            <text:p>763</text:p>
          </table:table-cell>
          <table:table-cell table:number-columns-repeated="11"/>
          <table:table-cell table:formula="of:=IF(AND([.C656]=&quot;обществознание&quot;;[.D656]&gt;299);[.D656];0)" office:value-type="float" office:value="0" calcext:value-type="float">
            <text:p>0</text:p>
          </table:table-cell>
          <table:table-cell/>
          <table:table-cell table:style-name="ce9" table:formula="of:=IF(AND([.C656]=&quot;физкультура&quot;;[.A656]=&quot;С&quot;);1;0)" office:value-type="float" office:value="0" calcext:value-type="float">
            <text:p>0</text:p>
          </table:table-cell>
          <table:table-cell/>
          <table:table-cell table:formula="of:=IF(AND([.C656]=&quot;обществознание&quot;;[.A656]=&quot;СЗ&quot;);[.D65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11"/>
          <table:table-cell table:formula="of:=IF(AND([.C657]=&quot;обществознание&quot;;[.D657]&gt;299);[.D657];0)" office:value-type="float" office:value="0" calcext:value-type="float">
            <text:p>0</text:p>
          </table:table-cell>
          <table:table-cell/>
          <table:table-cell table:style-name="ce9" table:formula="of:=IF(AND([.C657]=&quot;физкультура&quot;;[.A657]=&quot;С&quot;);1;0)" office:value-type="float" office:value="0" calcext:value-type="float">
            <text:p>0</text:p>
          </table:table-cell>
          <table:table-cell/>
          <table:table-cell table:formula="of:=IF(AND([.C657]=&quot;обществознание&quot;;[.A657]=&quot;СЗ&quot;);[.D65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11"/>
          <table:table-cell table:formula="of:=IF(AND([.C658]=&quot;обществознание&quot;;[.D658]&gt;299);[.D658];0)" office:value-type="float" office:value="0" calcext:value-type="float">
            <text:p>0</text:p>
          </table:table-cell>
          <table:table-cell/>
          <table:table-cell table:style-name="ce9" table:formula="of:=IF(AND([.C658]=&quot;физкультура&quot;;[.A658]=&quot;С&quot;);1;0)" office:value-type="float" office:value="0" calcext:value-type="float">
            <text:p>0</text:p>
          </table:table-cell>
          <table:table-cell/>
          <table:table-cell table:formula="of:=IF(AND([.C658]=&quot;обществознание&quot;;[.A658]=&quot;СЗ&quot;);[.D65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6" calcext:value-type="float">
            <text:p>616</text:p>
          </table:table-cell>
          <table:table-cell table:number-columns-repeated="11"/>
          <table:table-cell table:formula="of:=IF(AND([.C659]=&quot;обществознание&quot;;[.D659]&gt;299);[.D659];0)" office:value-type="float" office:value="616" calcext:value-type="float">
            <text:p>616</text:p>
          </table:table-cell>
          <table:table-cell/>
          <table:table-cell table:style-name="ce9" table:formula="of:=IF(AND([.C659]=&quot;физкультура&quot;;[.A659]=&quot;С&quot;);1;0)" office:value-type="float" office:value="0" calcext:value-type="float">
            <text:p>0</text:p>
          </table:table-cell>
          <table:table-cell/>
          <table:table-cell table:formula="of:=IF(AND([.C659]=&quot;обществознание&quot;;[.A659]=&quot;СЗ&quot;);[.D65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5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59" calcext:value-type="float">
            <text:p>359</text:p>
          </table:table-cell>
          <table:table-cell table:number-columns-repeated="11"/>
          <table:table-cell table:formula="of:=IF(AND([.C660]=&quot;обществознание&quot;;[.D660]&gt;299);[.D660];0)" office:value-type="float" office:value="0" calcext:value-type="float">
            <text:p>0</text:p>
          </table:table-cell>
          <table:table-cell/>
          <table:table-cell table:style-name="ce9" table:formula="of:=IF(AND([.C660]=&quot;физкультура&quot;;[.A660]=&quot;С&quot;);1;0)" office:value-type="float" office:value="0" calcext:value-type="float">
            <text:p>0</text:p>
          </table:table-cell>
          <table:table-cell/>
          <table:table-cell table:formula="of:=IF(AND([.C660]=&quot;обществознание&quot;;[.A660]=&quot;СЗ&quot;);[.D66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11"/>
          <table:table-cell table:formula="of:=IF(AND([.C661]=&quot;обществознание&quot;;[.D661]&gt;299);[.D661];0)" office:value-type="float" office:value="0" calcext:value-type="float">
            <text:p>0</text:p>
          </table:table-cell>
          <table:table-cell/>
          <table:table-cell table:style-name="ce9" table:formula="of:=IF(AND([.C661]=&quot;физкультура&quot;;[.A661]=&quot;С&quot;);1;0)" office:value-type="float" office:value="0" calcext:value-type="float">
            <text:p>0</text:p>
          </table:table-cell>
          <table:table-cell/>
          <table:table-cell table:formula="of:=IF(AND([.C661]=&quot;обществознание&quot;;[.A661]=&quot;СЗ&quot;);[.D66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6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15" calcext:value-type="float">
            <text:p>515</text:p>
          </table:table-cell>
          <table:table-cell table:number-columns-repeated="11"/>
          <table:table-cell table:formula="of:=IF(AND([.C662]=&quot;обществознание&quot;;[.D662]&gt;299);[.D662];0)" office:value-type="float" office:value="0" calcext:value-type="float">
            <text:p>0</text:p>
          </table:table-cell>
          <table:table-cell/>
          <table:table-cell table:style-name="ce9" table:formula="of:=IF(AND([.C662]=&quot;физкультура&quot;;[.A662]=&quot;С&quot;);1;0)" office:value-type="float" office:value="0" calcext:value-type="float">
            <text:p>0</text:p>
          </table:table-cell>
          <table:table-cell/>
          <table:table-cell table:formula="of:=IF(AND([.C662]=&quot;обществознание&quot;;[.A662]=&quot;СЗ&quot;);[.D66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6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11"/>
          <table:table-cell table:formula="of:=IF(AND([.C663]=&quot;обществознание&quot;;[.D663]&gt;299);[.D663];0)" office:value-type="float" office:value="0" calcext:value-type="float">
            <text:p>0</text:p>
          </table:table-cell>
          <table:table-cell/>
          <table:table-cell table:style-name="ce9" table:formula="of:=IF(AND([.C663]=&quot;физкультура&quot;;[.A663]=&quot;С&quot;);1;0)" office:value-type="float" office:value="0" calcext:value-type="float">
            <text:p>0</text:p>
          </table:table-cell>
          <table:table-cell/>
          <table:table-cell table:formula="of:=IF(AND([.C663]=&quot;обществознание&quot;;[.A663]=&quot;СЗ&quot;);[.D66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69" calcext:value-type="float">
            <text:p>669</text:p>
          </table:table-cell>
          <table:table-cell table:number-columns-repeated="11"/>
          <table:table-cell table:formula="of:=IF(AND([.C664]=&quot;обществознание&quot;;[.D664]&gt;299);[.D664];0)" office:value-type="float" office:value="0" calcext:value-type="float">
            <text:p>0</text:p>
          </table:table-cell>
          <table:table-cell/>
          <table:table-cell table:style-name="ce9" table:formula="of:=IF(AND([.C664]=&quot;физкультура&quot;;[.A664]=&quot;С&quot;);1;0)" office:value-type="float" office:value="0" calcext:value-type="float">
            <text:p>0</text:p>
          </table:table-cell>
          <table:table-cell/>
          <table:table-cell table:formula="of:=IF(AND([.C664]=&quot;обществознание&quot;;[.A664]=&quot;СЗ&quot;);[.D66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1"/>
          <table:table-cell table:formula="of:=IF(AND([.C665]=&quot;обществознание&quot;;[.D665]&gt;299);[.D665];0)" office:value-type="float" office:value="0" calcext:value-type="float">
            <text:p>0</text:p>
          </table:table-cell>
          <table:table-cell/>
          <table:table-cell table:style-name="ce9" table:formula="of:=IF(AND([.C665]=&quot;физкультура&quot;;[.A665]=&quot;С&quot;);1;0)" office:value-type="float" office:value="0" calcext:value-type="float">
            <text:p>0</text:p>
          </table:table-cell>
          <table:table-cell/>
          <table:table-cell table:formula="of:=IF(AND([.C665]=&quot;обществознание&quot;;[.A665]=&quot;СЗ&quot;);[.D66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11"/>
          <table:table-cell table:formula="of:=IF(AND([.C666]=&quot;обществознание&quot;;[.D666]&gt;299);[.D666];0)" office:value-type="float" office:value="460" calcext:value-type="float">
            <text:p>460</text:p>
          </table:table-cell>
          <table:table-cell/>
          <table:table-cell table:style-name="ce9" table:formula="of:=IF(AND([.C666]=&quot;физкультура&quot;;[.A666]=&quot;С&quot;);1;0)" office:value-type="float" office:value="0" calcext:value-type="float">
            <text:p>0</text:p>
          </table:table-cell>
          <table:table-cell/>
          <table:table-cell table:formula="of:=IF(AND([.C666]=&quot;обществознание&quot;;[.A666]=&quot;СЗ&quot;);[.D66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1"/>
          <table:table-cell table:formula="of:=IF(AND([.C667]=&quot;обществознание&quot;;[.D667]&gt;299);[.D667];0)" office:value-type="float" office:value="0" calcext:value-type="float">
            <text:p>0</text:p>
          </table:table-cell>
          <table:table-cell/>
          <table:table-cell table:style-name="ce9" table:formula="of:=IF(AND([.C667]=&quot;физкультура&quot;;[.A667]=&quot;С&quot;);1;0)" office:value-type="float" office:value="0" calcext:value-type="float">
            <text:p>0</text:p>
          </table:table-cell>
          <table:table-cell/>
          <table:table-cell table:formula="of:=IF(AND([.C667]=&quot;обществознание&quot;;[.A667]=&quot;СЗ&quot;);[.D66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6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1"/>
          <table:table-cell table:formula="of:=IF(AND([.C668]=&quot;обществознание&quot;;[.D668]&gt;299);[.D668];0)" office:value-type="float" office:value="0" calcext:value-type="float">
            <text:p>0</text:p>
          </table:table-cell>
          <table:table-cell/>
          <table:table-cell table:style-name="ce9" table:formula="of:=IF(AND([.C668]=&quot;физкультура&quot;;[.A668]=&quot;С&quot;);1;0)" office:value-type="float" office:value="0" calcext:value-type="float">
            <text:p>0</text:p>
          </table:table-cell>
          <table:table-cell/>
          <table:table-cell table:formula="of:=IF(AND([.C668]=&quot;обществознание&quot;;[.A668]=&quot;СЗ&quot;);[.D66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11"/>
          <table:table-cell table:formula="of:=IF(AND([.C669]=&quot;обществознание&quot;;[.D669]&gt;299);[.D669];0)" office:value-type="float" office:value="0" calcext:value-type="float">
            <text:p>0</text:p>
          </table:table-cell>
          <table:table-cell/>
          <table:table-cell table:style-name="ce9" table:formula="of:=IF(AND([.C669]=&quot;физкультура&quot;;[.A669]=&quot;С&quot;);1;0)" office:value-type="float" office:value="0" calcext:value-type="float">
            <text:p>0</text:p>
          </table:table-cell>
          <table:table-cell/>
          <table:table-cell table:formula="of:=IF(AND([.C669]=&quot;обществознание&quot;;[.A669]=&quot;СЗ&quot;);[.D66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6" calcext:value-type="float">
            <text:p>306</text:p>
          </table:table-cell>
          <table:table-cell table:number-columns-repeated="11"/>
          <table:table-cell table:formula="of:=IF(AND([.C670]=&quot;обществознание&quot;;[.D670]&gt;299);[.D670];0)" office:value-type="float" office:value="0" calcext:value-type="float">
            <text:p>0</text:p>
          </table:table-cell>
          <table:table-cell/>
          <table:table-cell table:style-name="ce9" table:formula="of:=IF(AND([.C670]=&quot;физкультура&quot;;[.A670]=&quot;С&quot;);1;0)" office:value-type="float" office:value="0" calcext:value-type="float">
            <text:p>0</text:p>
          </table:table-cell>
          <table:table-cell/>
          <table:table-cell table:formula="of:=IF(AND([.C670]=&quot;обществознание&quot;;[.A670]=&quot;СЗ&quot;);[.D67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9" calcext:value-type="float">
            <text:p>609</text:p>
          </table:table-cell>
          <table:table-cell table:number-columns-repeated="11"/>
          <table:table-cell table:formula="of:=IF(AND([.C671]=&quot;обществознание&quot;;[.D671]&gt;299);[.D671];0)" office:value-type="float" office:value="0" calcext:value-type="float">
            <text:p>0</text:p>
          </table:table-cell>
          <table:table-cell/>
          <table:table-cell table:style-name="ce9" table:formula="of:=IF(AND([.C671]=&quot;физкультура&quot;;[.A671]=&quot;С&quot;);1;0)" office:value-type="float" office:value="0" calcext:value-type="float">
            <text:p>0</text:p>
          </table:table-cell>
          <table:table-cell/>
          <table:table-cell table:formula="of:=IF(AND([.C671]=&quot;обществознание&quot;;[.A671]=&quot;СЗ&quot;);[.D67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0" calcext:value-type="float">
            <text:p>420</text:p>
          </table:table-cell>
          <table:table-cell table:number-columns-repeated="11"/>
          <table:table-cell table:formula="of:=IF(AND([.C672]=&quot;обществознание&quot;;[.D672]&gt;299);[.D672];0)" office:value-type="float" office:value="0" calcext:value-type="float">
            <text:p>0</text:p>
          </table:table-cell>
          <table:table-cell/>
          <table:table-cell table:style-name="ce9" table:formula="of:=IF(AND([.C672]=&quot;физкультура&quot;;[.A672]=&quot;С&quot;);1;0)" office:value-type="float" office:value="0" calcext:value-type="float">
            <text:p>0</text:p>
          </table:table-cell>
          <table:table-cell/>
          <table:table-cell table:formula="of:=IF(AND([.C672]=&quot;обществознание&quot;;[.A672]=&quot;СЗ&quot;);[.D67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5" calcext:value-type="float">
            <text:p>915</text:p>
          </table:table-cell>
          <table:table-cell table:number-columns-repeated="11"/>
          <table:table-cell table:formula="of:=IF(AND([.C673]=&quot;обществознание&quot;;[.D673]&gt;299);[.D673];0)" office:value-type="float" office:value="915" calcext:value-type="float">
            <text:p>915</text:p>
          </table:table-cell>
          <table:table-cell/>
          <table:table-cell table:style-name="ce9" table:formula="of:=IF(AND([.C673]=&quot;физкультура&quot;;[.A673]=&quot;С&quot;);1;0)" office:value-type="float" office:value="0" calcext:value-type="float">
            <text:p>0</text:p>
          </table:table-cell>
          <table:table-cell/>
          <table:table-cell table:formula="of:=IF(AND([.C673]=&quot;обществознание&quot;;[.A673]=&quot;СЗ&quot;);[.D67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5" calcext:value-type="float">
            <text:p>655</text:p>
          </table:table-cell>
          <table:table-cell table:number-columns-repeated="11"/>
          <table:table-cell table:formula="of:=IF(AND([.C674]=&quot;обществознание&quot;;[.D674]&gt;299);[.D674];0)" office:value-type="float" office:value="655" calcext:value-type="float">
            <text:p>655</text:p>
          </table:table-cell>
          <table:table-cell/>
          <table:table-cell table:style-name="ce9" table:formula="of:=IF(AND([.C674]=&quot;физкультура&quot;;[.A674]=&quot;С&quot;);1;0)" office:value-type="float" office:value="0" calcext:value-type="float">
            <text:p>0</text:p>
          </table:table-cell>
          <table:table-cell/>
          <table:table-cell table:formula="of:=IF(AND([.C674]=&quot;обществознание&quot;;[.A674]=&quot;СЗ&quot;);[.D674];0)" office:value-type="float" office:value="655" calcext:value-type="float">
            <text:p>655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11"/>
          <table:table-cell table:formula="of:=IF(AND([.C675]=&quot;обществознание&quot;;[.D675]&gt;299);[.D675];0)" office:value-type="float" office:value="0" calcext:value-type="float">
            <text:p>0</text:p>
          </table:table-cell>
          <table:table-cell/>
          <table:table-cell table:style-name="ce9" table:formula="of:=IF(AND([.C675]=&quot;физкультура&quot;;[.A675]=&quot;С&quot;);1;0)" office:value-type="float" office:value="0" calcext:value-type="float">
            <text:p>0</text:p>
          </table:table-cell>
          <table:table-cell/>
          <table:table-cell table:formula="of:=IF(AND([.C675]=&quot;обществознание&quot;;[.A675]=&quot;СЗ&quot;);[.D67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4" calcext:value-type="float">
            <text:p>344</text:p>
          </table:table-cell>
          <table:table-cell table:number-columns-repeated="11"/>
          <table:table-cell table:formula="of:=IF(AND([.C676]=&quot;обществознание&quot;;[.D676]&gt;299);[.D676];0)" office:value-type="float" office:value="0" calcext:value-type="float">
            <text:p>0</text:p>
          </table:table-cell>
          <table:table-cell/>
          <table:table-cell table:style-name="ce9" table:formula="of:=IF(AND([.C676]=&quot;физкультура&quot;;[.A676]=&quot;С&quot;);1;0)" office:value-type="float" office:value="0" calcext:value-type="float">
            <text:p>0</text:p>
          </table:table-cell>
          <table:table-cell/>
          <table:table-cell table:formula="of:=IF(AND([.C676]=&quot;обществознание&quot;;[.A676]=&quot;СЗ&quot;);[.D67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1" calcext:value-type="float">
            <text:p>481</text:p>
          </table:table-cell>
          <table:table-cell table:number-columns-repeated="11"/>
          <table:table-cell table:formula="of:=IF(AND([.C677]=&quot;обществознание&quot;;[.D677]&gt;299);[.D677];0)" office:value-type="float" office:value="481" calcext:value-type="float">
            <text:p>481</text:p>
          </table:table-cell>
          <table:table-cell/>
          <table:table-cell table:style-name="ce9" table:formula="of:=IF(AND([.C677]=&quot;физкультура&quot;;[.A677]=&quot;С&quot;);1;0)" office:value-type="float" office:value="0" calcext:value-type="float">
            <text:p>0</text:p>
          </table:table-cell>
          <table:table-cell/>
          <table:table-cell table:formula="of:=IF(AND([.C677]=&quot;обществознание&quot;;[.A677]=&quot;СЗ&quot;);[.D67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1"/>
          <table:table-cell table:formula="of:=IF(AND([.C678]=&quot;обществознание&quot;;[.D678]&gt;299);[.D678];0)" office:value-type="float" office:value="0" calcext:value-type="float">
            <text:p>0</text:p>
          </table:table-cell>
          <table:table-cell/>
          <table:table-cell table:style-name="ce9" table:formula="of:=IF(AND([.C678]=&quot;физкультура&quot;;[.A678]=&quot;С&quot;);1;0)" office:value-type="float" office:value="0" calcext:value-type="float">
            <text:p>0</text:p>
          </table:table-cell>
          <table:table-cell/>
          <table:table-cell table:formula="of:=IF(AND([.C678]=&quot;обществознание&quot;;[.A678]=&quot;СЗ&quot;);[.D67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40" calcext:value-type="float">
            <text:p>940</text:p>
          </table:table-cell>
          <table:table-cell table:number-columns-repeated="11"/>
          <table:table-cell table:formula="of:=IF(AND([.C679]=&quot;обществознание&quot;;[.D679]&gt;299);[.D679];0)" office:value-type="float" office:value="0" calcext:value-type="float">
            <text:p>0</text:p>
          </table:table-cell>
          <table:table-cell/>
          <table:table-cell table:style-name="ce9" table:formula="of:=IF(AND([.C679]=&quot;физкультура&quot;;[.A679]=&quot;С&quot;);1;0)" office:value-type="float" office:value="0" calcext:value-type="float">
            <text:p>0</text:p>
          </table:table-cell>
          <table:table-cell/>
          <table:table-cell table:formula="of:=IF(AND([.C679]=&quot;обществознание&quot;;[.A679]=&quot;СЗ&quot;);[.D67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8" calcext:value-type="float">
            <text:p>628</text:p>
          </table:table-cell>
          <table:table-cell table:number-columns-repeated="11"/>
          <table:table-cell table:formula="of:=IF(AND([.C680]=&quot;обществознание&quot;;[.D680]&gt;299);[.D680];0)" office:value-type="float" office:value="0" calcext:value-type="float">
            <text:p>0</text:p>
          </table:table-cell>
          <table:table-cell/>
          <table:table-cell table:style-name="ce9" table:formula="of:=IF(AND([.C680]=&quot;физкультура&quot;;[.A680]=&quot;С&quot;);1;0)" office:value-type="float" office:value="0" calcext:value-type="float">
            <text:p>0</text:p>
          </table:table-cell>
          <table:table-cell/>
          <table:table-cell table:formula="of:=IF(AND([.C680]=&quot;обществознание&quot;;[.A680]=&quot;СЗ&quot;);[.D68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24" calcext:value-type="float">
            <text:p>724</text:p>
          </table:table-cell>
          <table:table-cell table:number-columns-repeated="11"/>
          <table:table-cell table:formula="of:=IF(AND([.C681]=&quot;обществознание&quot;;[.D681]&gt;299);[.D681];0)" office:value-type="float" office:value="0" calcext:value-type="float">
            <text:p>0</text:p>
          </table:table-cell>
          <table:table-cell/>
          <table:table-cell table:style-name="ce9" table:formula="of:=IF(AND([.C681]=&quot;физкультура&quot;;[.A681]=&quot;С&quot;);1;0)" office:value-type="float" office:value="0" calcext:value-type="float">
            <text:p>0</text:p>
          </table:table-cell>
          <table:table-cell/>
          <table:table-cell table:formula="of:=IF(AND([.C681]=&quot;обществознание&quot;;[.A681]=&quot;СЗ&quot;);[.D68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5" calcext:value-type="float">
            <text:p>805</text:p>
          </table:table-cell>
          <table:table-cell table:number-columns-repeated="11"/>
          <table:table-cell table:formula="of:=IF(AND([.C682]=&quot;обществознание&quot;;[.D682]&gt;299);[.D682];0)" office:value-type="float" office:value="0" calcext:value-type="float">
            <text:p>0</text:p>
          </table:table-cell>
          <table:table-cell/>
          <table:table-cell table:style-name="ce9" table:formula="of:=IF(AND([.C682]=&quot;физкультура&quot;;[.A682]=&quot;С&quot;);1;0)" office:value-type="float" office:value="0" calcext:value-type="float">
            <text:p>0</text:p>
          </table:table-cell>
          <table:table-cell/>
          <table:table-cell table:formula="of:=IF(AND([.C682]=&quot;обществознание&quot;;[.A682]=&quot;СЗ&quot;);[.D68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11"/>
          <table:table-cell table:formula="of:=IF(AND([.C683]=&quot;обществознание&quot;;[.D683]&gt;299);[.D683];0)" office:value-type="float" office:value="0" calcext:value-type="float">
            <text:p>0</text:p>
          </table:table-cell>
          <table:table-cell/>
          <table:table-cell table:style-name="ce9" table:formula="of:=IF(AND([.C683]=&quot;физкультура&quot;;[.A683]=&quot;С&quot;);1;0)" office:value-type="float" office:value="0" calcext:value-type="float">
            <text:p>0</text:p>
          </table:table-cell>
          <table:table-cell/>
          <table:table-cell table:formula="of:=IF(AND([.C683]=&quot;обществознание&quot;;[.A683]=&quot;СЗ&quot;);[.D68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5" calcext:value-type="float">
            <text:p>505</text:p>
          </table:table-cell>
          <table:table-cell table:number-columns-repeated="11"/>
          <table:table-cell table:formula="of:=IF(AND([.C684]=&quot;обществознание&quot;;[.D684]&gt;299);[.D684];0)" office:value-type="float" office:value="0" calcext:value-type="float">
            <text:p>0</text:p>
          </table:table-cell>
          <table:table-cell/>
          <table:table-cell table:style-name="ce9" table:formula="of:=IF(AND([.C684]=&quot;физкультура&quot;;[.A684]=&quot;С&quot;);1;0)" office:value-type="float" office:value="0" calcext:value-type="float">
            <text:p>0</text:p>
          </table:table-cell>
          <table:table-cell/>
          <table:table-cell table:formula="of:=IF(AND([.C684]=&quot;обществознание&quot;;[.A684]=&quot;СЗ&quot;);[.D68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41" calcext:value-type="float">
            <text:p>741</text:p>
          </table:table-cell>
          <table:table-cell table:number-columns-repeated="11"/>
          <table:table-cell table:formula="of:=IF(AND([.C685]=&quot;обществознание&quot;;[.D685]&gt;299);[.D685];0)" office:value-type="float" office:value="741" calcext:value-type="float">
            <text:p>741</text:p>
          </table:table-cell>
          <table:table-cell/>
          <table:table-cell table:style-name="ce9" table:formula="of:=IF(AND([.C685]=&quot;физкультура&quot;;[.A685]=&quot;С&quot;);1;0)" office:value-type="float" office:value="0" calcext:value-type="float">
            <text:p>0</text:p>
          </table:table-cell>
          <table:table-cell/>
          <table:table-cell table:formula="of:=IF(AND([.C685]=&quot;обществознание&quot;;[.A685]=&quot;СЗ&quot;);[.D68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2" calcext:value-type="float">
            <text:p>622</text:p>
          </table:table-cell>
          <table:table-cell table:number-columns-repeated="11"/>
          <table:table-cell table:formula="of:=IF(AND([.C686]=&quot;обществознание&quot;;[.D686]&gt;299);[.D686];0)" office:value-type="float" office:value="622" calcext:value-type="float">
            <text:p>622</text:p>
          </table:table-cell>
          <table:table-cell/>
          <table:table-cell table:style-name="ce9" table:formula="of:=IF(AND([.C686]=&quot;физкультура&quot;;[.A686]=&quot;С&quot;);1;0)" office:value-type="float" office:value="0" calcext:value-type="float">
            <text:p>0</text:p>
          </table:table-cell>
          <table:table-cell/>
          <table:table-cell table:formula="of:=IF(AND([.C686]=&quot;обществознание&quot;;[.A686]=&quot;СЗ&quot;);[.D68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7" calcext:value-type="float">
            <text:p>637</text:p>
          </table:table-cell>
          <table:table-cell table:number-columns-repeated="11"/>
          <table:table-cell table:formula="of:=IF(AND([.C687]=&quot;обществознание&quot;;[.D687]&gt;299);[.D687];0)" office:value-type="float" office:value="0" calcext:value-type="float">
            <text:p>0</text:p>
          </table:table-cell>
          <table:table-cell/>
          <table:table-cell table:style-name="ce9" table:formula="of:=IF(AND([.C687]=&quot;физкультура&quot;;[.A687]=&quot;С&quot;);1;0)" office:value-type="float" office:value="0" calcext:value-type="float">
            <text:p>0</text:p>
          </table:table-cell>
          <table:table-cell/>
          <table:table-cell table:formula="of:=IF(AND([.C687]=&quot;обществознание&quot;;[.A687]=&quot;СЗ&quot;);[.D68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11"/>
          <table:table-cell table:formula="of:=IF(AND([.C688]=&quot;обществознание&quot;;[.D688]&gt;299);[.D688];0)" office:value-type="float" office:value="0" calcext:value-type="float">
            <text:p>0</text:p>
          </table:table-cell>
          <table:table-cell/>
          <table:table-cell table:style-name="ce9" table:formula="of:=IF(AND([.C688]=&quot;физкультура&quot;;[.A688]=&quot;С&quot;);1;0)" office:value-type="float" office:value="0" calcext:value-type="float">
            <text:p>0</text:p>
          </table:table-cell>
          <table:table-cell/>
          <table:table-cell table:formula="of:=IF(AND([.C688]=&quot;обществознание&quot;;[.A688]=&quot;СЗ&quot;);[.D68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89" calcext:value-type="float">
            <text:p>489</text:p>
          </table:table-cell>
          <table:table-cell table:number-columns-repeated="11"/>
          <table:table-cell table:formula="of:=IF(AND([.C689]=&quot;обществознание&quot;;[.D689]&gt;299);[.D689];0)" office:value-type="float" office:value="0" calcext:value-type="float">
            <text:p>0</text:p>
          </table:table-cell>
          <table:table-cell/>
          <table:table-cell table:style-name="ce9" table:formula="of:=IF(AND([.C689]=&quot;физкультура&quot;;[.A689]=&quot;С&quot;);1;0)" office:value-type="float" office:value="0" calcext:value-type="float">
            <text:p>0</text:p>
          </table:table-cell>
          <table:table-cell/>
          <table:table-cell table:formula="of:=IF(AND([.C689]=&quot;обществознание&quot;;[.A689]=&quot;СЗ&quot;);[.D68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11"/>
          <table:table-cell table:formula="of:=IF(AND([.C690]=&quot;обществознание&quot;;[.D690]&gt;299);[.D690];0)" office:value-type="float" office:value="0" calcext:value-type="float">
            <text:p>0</text:p>
          </table:table-cell>
          <table:table-cell/>
          <table:table-cell table:style-name="ce9" table:formula="of:=IF(AND([.C690]=&quot;физкультура&quot;;[.A690]=&quot;С&quot;);1;0)" office:value-type="float" office:value="0" calcext:value-type="float">
            <text:p>0</text:p>
          </table:table-cell>
          <table:table-cell/>
          <table:table-cell table:formula="of:=IF(AND([.C690]=&quot;обществознание&quot;;[.A690]=&quot;СЗ&quot;);[.D69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2" calcext:value-type="float">
            <text:p>302</text:p>
          </table:table-cell>
          <table:table-cell table:number-columns-repeated="11"/>
          <table:table-cell table:formula="of:=IF(AND([.C691]=&quot;обществознание&quot;;[.D691]&gt;299);[.D691];0)" office:value-type="float" office:value="0" calcext:value-type="float">
            <text:p>0</text:p>
          </table:table-cell>
          <table:table-cell/>
          <table:table-cell table:style-name="ce9" table:formula="of:=IF(AND([.C691]=&quot;физкультура&quot;;[.A691]=&quot;С&quot;);1;0)" office:value-type="float" office:value="0" calcext:value-type="float">
            <text:p>0</text:p>
          </table:table-cell>
          <table:table-cell/>
          <table:table-cell table:formula="of:=IF(AND([.C691]=&quot;обществознание&quot;;[.A691]=&quot;СЗ&quot;);[.D69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6" calcext:value-type="float">
            <text:p>596</text:p>
          </table:table-cell>
          <table:table-cell table:number-columns-repeated="11"/>
          <table:table-cell table:formula="of:=IF(AND([.C692]=&quot;обществознание&quot;;[.D692]&gt;299);[.D692];0)" office:value-type="float" office:value="596" calcext:value-type="float">
            <text:p>596</text:p>
          </table:table-cell>
          <table:table-cell/>
          <table:table-cell table:style-name="ce9" table:formula="of:=IF(AND([.C692]=&quot;физкультура&quot;;[.A692]=&quot;С&quot;);1;0)" office:value-type="float" office:value="0" calcext:value-type="float">
            <text:p>0</text:p>
          </table:table-cell>
          <table:table-cell/>
          <table:table-cell table:formula="of:=IF(AND([.C692]=&quot;обществознание&quot;;[.A692]=&quot;СЗ&quot;);[.D69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69" calcext:value-type="float">
            <text:p>869</text:p>
          </table:table-cell>
          <table:table-cell table:number-columns-repeated="11"/>
          <table:table-cell table:formula="of:=IF(AND([.C693]=&quot;обществознание&quot;;[.D693]&gt;299);[.D693];0)" office:value-type="float" office:value="869" calcext:value-type="float">
            <text:p>869</text:p>
          </table:table-cell>
          <table:table-cell/>
          <table:table-cell table:style-name="ce9" table:formula="of:=IF(AND([.C693]=&quot;физкультура&quot;;[.A693]=&quot;С&quot;);1;0)" office:value-type="float" office:value="0" calcext:value-type="float">
            <text:p>0</text:p>
          </table:table-cell>
          <table:table-cell/>
          <table:table-cell table:formula="of:=IF(AND([.C693]=&quot;обществознание&quot;;[.A693]=&quot;СЗ&quot;);[.D69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9" calcext:value-type="float">
            <text:p>899</text:p>
          </table:table-cell>
          <table:table-cell table:number-columns-repeated="11"/>
          <table:table-cell table:formula="of:=IF(AND([.C694]=&quot;обществознание&quot;;[.D694]&gt;299);[.D694];0)" office:value-type="float" office:value="0" calcext:value-type="float">
            <text:p>0</text:p>
          </table:table-cell>
          <table:table-cell/>
          <table:table-cell table:style-name="ce9" table:formula="of:=IF(AND([.C694]=&quot;физкультура&quot;;[.A694]=&quot;С&quot;);1;0)" office:value-type="float" office:value="0" calcext:value-type="float">
            <text:p>0</text:p>
          </table:table-cell>
          <table:table-cell/>
          <table:table-cell table:formula="of:=IF(AND([.C694]=&quot;обществознание&quot;;[.A694]=&quot;СЗ&quot;);[.D69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9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4" calcext:value-type="float">
            <text:p>534</text:p>
          </table:table-cell>
          <table:table-cell table:number-columns-repeated="11"/>
          <table:table-cell table:formula="of:=IF(AND([.C695]=&quot;обществознание&quot;;[.D695]&gt;299);[.D695];0)" office:value-type="float" office:value="0" calcext:value-type="float">
            <text:p>0</text:p>
          </table:table-cell>
          <table:table-cell/>
          <table:table-cell table:style-name="ce9" table:formula="of:=IF(AND([.C695]=&quot;физкультура&quot;;[.A695]=&quot;С&quot;);1;0)" office:value-type="float" office:value="0" calcext:value-type="float">
            <text:p>0</text:p>
          </table:table-cell>
          <table:table-cell/>
          <table:table-cell table:formula="of:=IF(AND([.C695]=&quot;обществознание&quot;;[.A695]=&quot;СЗ&quot;);[.D69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11"/>
          <table:table-cell table:formula="of:=IF(AND([.C696]=&quot;обществознание&quot;;[.D696]&gt;299);[.D696];0)" office:value-type="float" office:value="438" calcext:value-type="float">
            <text:p>438</text:p>
          </table:table-cell>
          <table:table-cell/>
          <table:table-cell table:style-name="ce9" table:formula="of:=IF(AND([.C696]=&quot;физкультура&quot;;[.A696]=&quot;С&quot;);1;0)" office:value-type="float" office:value="0" calcext:value-type="float">
            <text:p>0</text:p>
          </table:table-cell>
          <table:table-cell/>
          <table:table-cell table:formula="of:=IF(AND([.C696]=&quot;обществознание&quot;;[.A696]=&quot;СЗ&quot;);[.D69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91" calcext:value-type="float">
            <text:p>291</text:p>
          </table:table-cell>
          <table:table-cell table:number-columns-repeated="11"/>
          <table:table-cell table:formula="of:=IF(AND([.C697]=&quot;обществознание&quot;;[.D697]&gt;299);[.D697];0)" office:value-type="float" office:value="0" calcext:value-type="float">
            <text:p>0</text:p>
          </table:table-cell>
          <table:table-cell/>
          <table:table-cell table:style-name="ce9" table:formula="of:=IF(AND([.C697]=&quot;физкультура&quot;;[.A697]=&quot;С&quot;);1;0)" office:value-type="float" office:value="0" calcext:value-type="float">
            <text:p>0</text:p>
          </table:table-cell>
          <table:table-cell/>
          <table:table-cell table:formula="of:=IF(AND([.C697]=&quot;обществознание&quot;;[.A697]=&quot;СЗ&quot;);[.D69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6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1"/>
          <table:table-cell table:formula="of:=IF(AND([.C698]=&quot;обществознание&quot;;[.D698]&gt;299);[.D698];0)" office:value-type="float" office:value="0" calcext:value-type="float">
            <text:p>0</text:p>
          </table:table-cell>
          <table:table-cell/>
          <table:table-cell table:style-name="ce9" table:formula="of:=IF(AND([.C698]=&quot;физкультура&quot;;[.A698]=&quot;С&quot;);1;0)" office:value-type="float" office:value="0" calcext:value-type="float">
            <text:p>0</text:p>
          </table:table-cell>
          <table:table-cell/>
          <table:table-cell table:formula="of:=IF(AND([.C698]=&quot;обществознание&quot;;[.A698]=&quot;СЗ&quot;);[.D69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11"/>
          <table:table-cell table:formula="of:=IF(AND([.C699]=&quot;обществознание&quot;;[.D699]&gt;299);[.D699];0)" office:value-type="float" office:value="0" calcext:value-type="float">
            <text:p>0</text:p>
          </table:table-cell>
          <table:table-cell/>
          <table:table-cell table:style-name="ce9" table:formula="of:=IF(AND([.C699]=&quot;физкультура&quot;;[.A699]=&quot;С&quot;);1;0)" office:value-type="float" office:value="0" calcext:value-type="float">
            <text:p>0</text:p>
          </table:table-cell>
          <table:table-cell/>
          <table:table-cell table:formula="of:=IF(AND([.C699]=&quot;обществознание&quot;;[.A699]=&quot;СЗ&quot;);[.D69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1"/>
          <table:table-cell table:formula="of:=IF(AND([.C700]=&quot;обществознание&quot;;[.D700]&gt;299);[.D700];0)" office:value-type="float" office:value="0" calcext:value-type="float">
            <text:p>0</text:p>
          </table:table-cell>
          <table:table-cell/>
          <table:table-cell table:style-name="ce9" table:formula="of:=IF(AND([.C700]=&quot;физкультура&quot;;[.A700]=&quot;С&quot;);1;0)" office:value-type="float" office:value="0" calcext:value-type="float">
            <text:p>0</text:p>
          </table:table-cell>
          <table:table-cell/>
          <table:table-cell table:formula="of:=IF(AND([.C700]=&quot;обществознание&quot;;[.A700]=&quot;СЗ&quot;);[.D70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14" calcext:value-type="float">
            <text:p>514</text:p>
          </table:table-cell>
          <table:table-cell table:number-columns-repeated="11"/>
          <table:table-cell table:formula="of:=IF(AND([.C701]=&quot;обществознание&quot;;[.D701]&gt;299);[.D701];0)" office:value-type="float" office:value="0" calcext:value-type="float">
            <text:p>0</text:p>
          </table:table-cell>
          <table:table-cell/>
          <table:table-cell table:style-name="ce9" table:formula="of:=IF(AND([.C701]=&quot;физкультура&quot;;[.A701]=&quot;С&quot;);1;0)" office:value-type="float" office:value="0" calcext:value-type="float">
            <text:p>0</text:p>
          </table:table-cell>
          <table:table-cell/>
          <table:table-cell table:formula="of:=IF(AND([.C701]=&quot;обществознание&quot;;[.A701]=&quot;СЗ&quot;);[.D70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0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9" calcext:value-type="float">
            <text:p>529</text:p>
          </table:table-cell>
          <table:table-cell table:number-columns-repeated="11"/>
          <table:table-cell table:formula="of:=IF(AND([.C702]=&quot;обществознание&quot;;[.D702]&gt;299);[.D702];0)" office:value-type="float" office:value="0" calcext:value-type="float">
            <text:p>0</text:p>
          </table:table-cell>
          <table:table-cell/>
          <table:table-cell table:style-name="ce9" table:formula="of:=IF(AND([.C702]=&quot;физкультура&quot;;[.A702]=&quot;С&quot;);1;0)" office:value-type="float" office:value="0" calcext:value-type="float">
            <text:p>0</text:p>
          </table:table-cell>
          <table:table-cell/>
          <table:table-cell table:formula="of:=IF(AND([.C702]=&quot;обществознание&quot;;[.A702]=&quot;СЗ&quot;);[.D70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0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2" calcext:value-type="float">
            <text:p>602</text:p>
          </table:table-cell>
          <table:table-cell table:number-columns-repeated="11"/>
          <table:table-cell table:formula="of:=IF(AND([.C703]=&quot;обществознание&quot;;[.D703]&gt;299);[.D703];0)" office:value-type="float" office:value="0" calcext:value-type="float">
            <text:p>0</text:p>
          </table:table-cell>
          <table:table-cell/>
          <table:table-cell table:style-name="ce9" table:formula="of:=IF(AND([.C703]=&quot;физкультура&quot;;[.A703]=&quot;С&quot;);1;0)" office:value-type="float" office:value="0" calcext:value-type="float">
            <text:p>0</text:p>
          </table:table-cell>
          <table:table-cell/>
          <table:table-cell table:formula="of:=IF(AND([.C703]=&quot;обществознание&quot;;[.A703]=&quot;СЗ&quot;);[.D70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3" calcext:value-type="float">
            <text:p>373</text:p>
          </table:table-cell>
          <table:table-cell table:number-columns-repeated="11"/>
          <table:table-cell table:formula="of:=IF(AND([.C704]=&quot;обществознание&quot;;[.D704]&gt;299);[.D704];0)" office:value-type="float" office:value="373" calcext:value-type="float">
            <text:p>373</text:p>
          </table:table-cell>
          <table:table-cell/>
          <table:table-cell table:style-name="ce9" table:formula="of:=IF(AND([.C704]=&quot;физкультура&quot;;[.A704]=&quot;С&quot;);1;0)" office:value-type="float" office:value="0" calcext:value-type="float">
            <text:p>0</text:p>
          </table:table-cell>
          <table:table-cell/>
          <table:table-cell table:formula="of:=IF(AND([.C704]=&quot;обществознание&quot;;[.A704]=&quot;СЗ&quot;);[.D70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0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1"/>
          <table:table-cell table:formula="of:=IF(AND([.C705]=&quot;обществознание&quot;;[.D705]&gt;299);[.D705];0)" office:value-type="float" office:value="0" calcext:value-type="float">
            <text:p>0</text:p>
          </table:table-cell>
          <table:table-cell/>
          <table:table-cell table:style-name="ce9" table:formula="of:=IF(AND([.C705]=&quot;физкультура&quot;;[.A705]=&quot;С&quot;);1;0)" office:value-type="float" office:value="0" calcext:value-type="float">
            <text:p>0</text:p>
          </table:table-cell>
          <table:table-cell/>
          <table:table-cell table:formula="of:=IF(AND([.C705]=&quot;обществознание&quot;;[.A705]=&quot;СЗ&quot;);[.D70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0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1"/>
          <table:table-cell table:formula="of:=IF(AND([.C706]=&quot;обществознание&quot;;[.D706]&gt;299);[.D706];0)" office:value-type="float" office:value="0" calcext:value-type="float">
            <text:p>0</text:p>
          </table:table-cell>
          <table:table-cell/>
          <table:table-cell table:style-name="ce9" table:formula="of:=IF(AND([.C706]=&quot;физкультура&quot;;[.A706]=&quot;С&quot;);1;0)" office:value-type="float" office:value="0" calcext:value-type="float">
            <text:p>0</text:p>
          </table:table-cell>
          <table:table-cell/>
          <table:table-cell table:formula="of:=IF(AND([.C706]=&quot;обществознание&quot;;[.A706]=&quot;СЗ&quot;);[.D70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0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5" calcext:value-type="float">
            <text:p>715</text:p>
          </table:table-cell>
          <table:table-cell table:number-columns-repeated="11"/>
          <table:table-cell table:formula="of:=IF(AND([.C707]=&quot;обществознание&quot;;[.D707]&gt;299);[.D707];0)" office:value-type="float" office:value="0" calcext:value-type="float">
            <text:p>0</text:p>
          </table:table-cell>
          <table:table-cell/>
          <table:table-cell table:style-name="ce9" table:formula="of:=IF(AND([.C707]=&quot;физкультура&quot;;[.A707]=&quot;С&quot;);1;0)" office:value-type="float" office:value="0" calcext:value-type="float">
            <text:p>0</text:p>
          </table:table-cell>
          <table:table-cell/>
          <table:table-cell table:formula="of:=IF(AND([.C707]=&quot;обществознание&quot;;[.A707]=&quot;СЗ&quot;);[.D70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0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9" calcext:value-type="float">
            <text:p>589</text:p>
          </table:table-cell>
          <table:table-cell table:number-columns-repeated="11"/>
          <table:table-cell table:formula="of:=IF(AND([.C708]=&quot;обществознание&quot;;[.D708]&gt;299);[.D708];0)" office:value-type="float" office:value="0" calcext:value-type="float">
            <text:p>0</text:p>
          </table:table-cell>
          <table:table-cell/>
          <table:table-cell table:style-name="ce9" table:formula="of:=IF(AND([.C708]=&quot;физкультура&quot;;[.A708]=&quot;С&quot;);1;0)" office:value-type="float" office:value="0" calcext:value-type="float">
            <text:p>0</text:p>
          </table:table-cell>
          <table:table-cell/>
          <table:table-cell table:formula="of:=IF(AND([.C708]=&quot;обществознание&quot;;[.A708]=&quot;СЗ&quot;);[.D70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0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1"/>
          <table:table-cell table:formula="of:=IF(AND([.C709]=&quot;обществознание&quot;;[.D709]&gt;299);[.D709];0)" office:value-type="float" office:value="0" calcext:value-type="float">
            <text:p>0</text:p>
          </table:table-cell>
          <table:table-cell/>
          <table:table-cell table:style-name="ce9" table:formula="of:=IF(AND([.C709]=&quot;физкультура&quot;;[.A709]=&quot;С&quot;);1;0)" office:value-type="float" office:value="0" calcext:value-type="float">
            <text:p>0</text:p>
          </table:table-cell>
          <table:table-cell/>
          <table:table-cell table:formula="of:=IF(AND([.C709]=&quot;обществознание&quot;;[.A709]=&quot;СЗ&quot;);[.D70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0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0" calcext:value-type="float">
            <text:p>580</text:p>
          </table:table-cell>
          <table:table-cell table:number-columns-repeated="11"/>
          <table:table-cell table:formula="of:=IF(AND([.C710]=&quot;обществознание&quot;;[.D710]&gt;299);[.D710];0)" office:value-type="float" office:value="0" calcext:value-type="float">
            <text:p>0</text:p>
          </table:table-cell>
          <table:table-cell/>
          <table:table-cell table:style-name="ce9" table:formula="of:=IF(AND([.C710]=&quot;физкультура&quot;;[.A710]=&quot;С&quot;);1;0)" office:value-type="float" office:value="0" calcext:value-type="float">
            <text:p>0</text:p>
          </table:table-cell>
          <table:table-cell/>
          <table:table-cell table:formula="of:=IF(AND([.C710]=&quot;обществознание&quot;;[.A710]=&quot;СЗ&quot;);[.D71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0" calcext:value-type="float">
            <text:p>810</text:p>
          </table:table-cell>
          <table:table-cell table:number-columns-repeated="11"/>
          <table:table-cell table:formula="of:=IF(AND([.C711]=&quot;обществознание&quot;;[.D711]&gt;299);[.D711];0)" office:value-type="float" office:value="810" calcext:value-type="float">
            <text:p>810</text:p>
          </table:table-cell>
          <table:table-cell/>
          <table:table-cell table:style-name="ce9" table:formula="of:=IF(AND([.C711]=&quot;физкультура&quot;;[.A711]=&quot;С&quot;);1;0)" office:value-type="float" office:value="0" calcext:value-type="float">
            <text:p>0</text:p>
          </table:table-cell>
          <table:table-cell/>
          <table:table-cell table:formula="of:=IF(AND([.C711]=&quot;обществознание&quot;;[.A711]=&quot;СЗ&quot;);[.D71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5" calcext:value-type="float">
            <text:p>415</text:p>
          </table:table-cell>
          <table:table-cell table:number-columns-repeated="11"/>
          <table:table-cell table:formula="of:=IF(AND([.C712]=&quot;обществознание&quot;;[.D712]&gt;299);[.D712];0)" office:value-type="float" office:value="415" calcext:value-type="float">
            <text:p>415</text:p>
          </table:table-cell>
          <table:table-cell/>
          <table:table-cell table:style-name="ce9" table:formula="of:=IF(AND([.C712]=&quot;физкультура&quot;;[.A712]=&quot;С&quot;);1;0)" office:value-type="float" office:value="0" calcext:value-type="float">
            <text:p>0</text:p>
          </table:table-cell>
          <table:table-cell/>
          <table:table-cell table:formula="of:=IF(AND([.C712]=&quot;обществознание&quot;;[.A712]=&quot;СЗ&quot;);[.D71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1"/>
          <table:table-cell table:formula="of:=IF(AND([.C713]=&quot;обществознание&quot;;[.D713]&gt;299);[.D713];0)" office:value-type="float" office:value="0" calcext:value-type="float">
            <text:p>0</text:p>
          </table:table-cell>
          <table:table-cell/>
          <table:table-cell table:style-name="ce9" table:formula="of:=IF(AND([.C713]=&quot;физкультура&quot;;[.A713]=&quot;С&quot;);1;0)" office:value-type="float" office:value="0" calcext:value-type="float">
            <text:p>0</text:p>
          </table:table-cell>
          <table:table-cell/>
          <table:table-cell table:formula="of:=IF(AND([.C713]=&quot;обществознание&quot;;[.A713]=&quot;СЗ&quot;);[.D71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1"/>
          <table:table-cell table:formula="of:=IF(AND([.C714]=&quot;обществознание&quot;;[.D714]&gt;299);[.D714];0)" office:value-type="float" office:value="0" calcext:value-type="float">
            <text:p>0</text:p>
          </table:table-cell>
          <table:table-cell/>
          <table:table-cell table:style-name="ce9" table:formula="of:=IF(AND([.C714]=&quot;физкультура&quot;;[.A714]=&quot;С&quot;);1;0)" office:value-type="float" office:value="0" calcext:value-type="float">
            <text:p>0</text:p>
          </table:table-cell>
          <table:table-cell/>
          <table:table-cell table:formula="of:=IF(AND([.C714]=&quot;обществознание&quot;;[.A714]=&quot;СЗ&quot;);[.D71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0" calcext:value-type="float">
            <text:p>540</text:p>
          </table:table-cell>
          <table:table-cell table:number-columns-repeated="11"/>
          <table:table-cell table:formula="of:=IF(AND([.C715]=&quot;обществознание&quot;;[.D715]&gt;299);[.D715];0)" office:value-type="float" office:value="540" calcext:value-type="float">
            <text:p>540</text:p>
          </table:table-cell>
          <table:table-cell/>
          <table:table-cell table:style-name="ce9" table:formula="of:=IF(AND([.C715]=&quot;физкультура&quot;;[.A715]=&quot;С&quot;);1;0)" office:value-type="float" office:value="0" calcext:value-type="float">
            <text:p>0</text:p>
          </table:table-cell>
          <table:table-cell/>
          <table:table-cell table:formula="of:=IF(AND([.C715]=&quot;обществознание&quot;;[.A715]=&quot;СЗ&quot;);[.D71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11"/>
          <table:table-cell table:formula="of:=IF(AND([.C716]=&quot;обществознание&quot;;[.D716]&gt;299);[.D716];0)" office:value-type="float" office:value="0" calcext:value-type="float">
            <text:p>0</text:p>
          </table:table-cell>
          <table:table-cell/>
          <table:table-cell table:style-name="ce9" table:formula="of:=IF(AND([.C716]=&quot;физкультура&quot;;[.A716]=&quot;С&quot;);1;0)" office:value-type="float" office:value="0" calcext:value-type="float">
            <text:p>0</text:p>
          </table:table-cell>
          <table:table-cell/>
          <table:table-cell table:formula="of:=IF(AND([.C716]=&quot;обществознание&quot;;[.A716]=&quot;СЗ&quot;);[.D71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11"/>
          <table:table-cell table:formula="of:=IF(AND([.C717]=&quot;обществознание&quot;;[.D717]&gt;299);[.D717];0)" office:value-type="float" office:value="0" calcext:value-type="float">
            <text:p>0</text:p>
          </table:table-cell>
          <table:table-cell/>
          <table:table-cell table:style-name="ce9" table:formula="of:=IF(AND([.C717]=&quot;физкультура&quot;;[.A717]=&quot;С&quot;);1;0)" office:value-type="float" office:value="0" calcext:value-type="float">
            <text:p>0</text:p>
          </table:table-cell>
          <table:table-cell/>
          <table:table-cell table:formula="of:=IF(AND([.C717]=&quot;обществознание&quot;;[.A717]=&quot;СЗ&quot;);[.D71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3" calcext:value-type="float">
            <text:p>243</text:p>
          </table:table-cell>
          <table:table-cell table:number-columns-repeated="11"/>
          <table:table-cell table:formula="of:=IF(AND([.C718]=&quot;обществознание&quot;;[.D718]&gt;299);[.D718];0)" office:value-type="float" office:value="0" calcext:value-type="float">
            <text:p>0</text:p>
          </table:table-cell>
          <table:table-cell/>
          <table:table-cell table:style-name="ce9" table:formula="of:=IF(AND([.C718]=&quot;физкультура&quot;;[.A718]=&quot;С&quot;);1;0)" office:value-type="float" office:value="0" calcext:value-type="float">
            <text:p>0</text:p>
          </table:table-cell>
          <table:table-cell/>
          <table:table-cell table:formula="of:=IF(AND([.C718]=&quot;обществознание&quot;;[.A718]=&quot;СЗ&quot;);[.D71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1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97" calcext:value-type="float">
            <text:p>497</text:p>
          </table:table-cell>
          <table:table-cell table:number-columns-repeated="11"/>
          <table:table-cell table:formula="of:=IF(AND([.C719]=&quot;обществознание&quot;;[.D719]&gt;299);[.D719];0)" office:value-type="float" office:value="0" calcext:value-type="float">
            <text:p>0</text:p>
          </table:table-cell>
          <table:table-cell/>
          <table:table-cell table:style-name="ce9" table:formula="of:=IF(AND([.C719]=&quot;физкультура&quot;;[.A719]=&quot;С&quot;);1;0)" office:value-type="float" office:value="0" calcext:value-type="float">
            <text:p>0</text:p>
          </table:table-cell>
          <table:table-cell/>
          <table:table-cell table:formula="of:=IF(AND([.C719]=&quot;обществознание&quot;;[.A719]=&quot;СЗ&quot;);[.D71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1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0" calcext:value-type="float">
            <text:p>290</text:p>
          </table:table-cell>
          <table:table-cell table:number-columns-repeated="11"/>
          <table:table-cell table:formula="of:=IF(AND([.C720]=&quot;обществознание&quot;;[.D720]&gt;299);[.D720];0)" office:value-type="float" office:value="0" calcext:value-type="float">
            <text:p>0</text:p>
          </table:table-cell>
          <table:table-cell/>
          <table:table-cell table:style-name="ce9" table:formula="of:=IF(AND([.C720]=&quot;физкультура&quot;;[.A720]=&quot;С&quot;);1;0)" office:value-type="float" office:value="0" calcext:value-type="float">
            <text:p>0</text:p>
          </table:table-cell>
          <table:table-cell/>
          <table:table-cell table:formula="of:=IF(AND([.C720]=&quot;обществознание&quot;;[.A720]=&quot;СЗ&quot;);[.D72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11"/>
          <table:table-cell table:formula="of:=IF(AND([.C721]=&quot;обществознание&quot;;[.D721]&gt;299);[.D721];0)" office:value-type="float" office:value="0" calcext:value-type="float">
            <text:p>0</text:p>
          </table:table-cell>
          <table:table-cell/>
          <table:table-cell table:style-name="ce9" table:formula="of:=IF(AND([.C721]=&quot;физкультура&quot;;[.A721]=&quot;С&quot;);1;0)" office:value-type="float" office:value="0" calcext:value-type="float">
            <text:p>0</text:p>
          </table:table-cell>
          <table:table-cell/>
          <table:table-cell table:formula="of:=IF(AND([.C721]=&quot;обществознание&quot;;[.A721]=&quot;СЗ&quot;);[.D72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1"/>
          <table:table-cell table:formula="of:=IF(AND([.C722]=&quot;обществознание&quot;;[.D722]&gt;299);[.D722];0)" office:value-type="float" office:value="0" calcext:value-type="float">
            <text:p>0</text:p>
          </table:table-cell>
          <table:table-cell/>
          <table:table-cell table:style-name="ce9" table:formula="of:=IF(AND([.C722]=&quot;физкультура&quot;;[.A722]=&quot;С&quot;);1;0)" office:value-type="float" office:value="0" calcext:value-type="float">
            <text:p>0</text:p>
          </table:table-cell>
          <table:table-cell/>
          <table:table-cell table:formula="of:=IF(AND([.C722]=&quot;обществознание&quot;;[.A722]=&quot;СЗ&quot;);[.D72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11"/>
          <table:table-cell table:formula="of:=IF(AND([.C723]=&quot;обществознание&quot;;[.D723]&gt;299);[.D723];0)" office:value-type="float" office:value="351" calcext:value-type="float">
            <text:p>351</text:p>
          </table:table-cell>
          <table:table-cell/>
          <table:table-cell table:style-name="ce9" table:formula="of:=IF(AND([.C723]=&quot;физкультура&quot;;[.A723]=&quot;С&quot;);1;0)" office:value-type="float" office:value="0" calcext:value-type="float">
            <text:p>0</text:p>
          </table:table-cell>
          <table:table-cell/>
          <table:table-cell table:formula="of:=IF(AND([.C723]=&quot;обществознание&quot;;[.A723]=&quot;СЗ&quot;);[.D72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11"/>
          <table:table-cell table:formula="of:=IF(AND([.C724]=&quot;обществознание&quot;;[.D724]&gt;299);[.D724];0)" office:value-type="float" office:value="0" calcext:value-type="float">
            <text:p>0</text:p>
          </table:table-cell>
          <table:table-cell/>
          <table:table-cell table:style-name="ce9" table:formula="of:=IF(AND([.C724]=&quot;физкультура&quot;;[.A724]=&quot;С&quot;);1;0)" office:value-type="float" office:value="0" calcext:value-type="float">
            <text:p>0</text:p>
          </table:table-cell>
          <table:table-cell/>
          <table:table-cell table:formula="of:=IF(AND([.C724]=&quot;обществознание&quot;;[.A724]=&quot;СЗ&quot;);[.D72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8" calcext:value-type="float">
            <text:p>848</text:p>
          </table:table-cell>
          <table:table-cell table:number-columns-repeated="11"/>
          <table:table-cell table:formula="of:=IF(AND([.C725]=&quot;обществознание&quot;;[.D725]&gt;299);[.D725];0)" office:value-type="float" office:value="0" calcext:value-type="float">
            <text:p>0</text:p>
          </table:table-cell>
          <table:table-cell/>
          <table:table-cell table:style-name="ce9" table:formula="of:=IF(AND([.C725]=&quot;физкультура&quot;;[.A725]=&quot;С&quot;);1;0)" office:value-type="float" office:value="0" calcext:value-type="float">
            <text:p>0</text:p>
          </table:table-cell>
          <table:table-cell/>
          <table:table-cell table:formula="of:=IF(AND([.C725]=&quot;обществознание&quot;;[.A725]=&quot;СЗ&quot;);[.D72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11"/>
          <table:table-cell table:formula="of:=IF(AND([.C726]=&quot;обществознание&quot;;[.D726]&gt;299);[.D726];0)" office:value-type="float" office:value="0" calcext:value-type="float">
            <text:p>0</text:p>
          </table:table-cell>
          <table:table-cell/>
          <table:table-cell table:style-name="ce9" table:formula="of:=IF(AND([.C726]=&quot;физкультура&quot;;[.A726]=&quot;С&quot;);1;0)" office:value-type="float" office:value="0" calcext:value-type="float">
            <text:p>0</text:p>
          </table:table-cell>
          <table:table-cell/>
          <table:table-cell table:formula="of:=IF(AND([.C726]=&quot;обществознание&quot;;[.A726]=&quot;СЗ&quot;);[.D72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1"/>
          <table:table-cell table:formula="of:=IF(AND([.C727]=&quot;обществознание&quot;;[.D727]&gt;299);[.D727];0)" office:value-type="float" office:value="0" calcext:value-type="float">
            <text:p>0</text:p>
          </table:table-cell>
          <table:table-cell/>
          <table:table-cell table:style-name="ce9" table:formula="of:=IF(AND([.C727]=&quot;физкультура&quot;;[.A727]=&quot;С&quot;);1;0)" office:value-type="float" office:value="0" calcext:value-type="float">
            <text:p>0</text:p>
          </table:table-cell>
          <table:table-cell/>
          <table:table-cell table:formula="of:=IF(AND([.C727]=&quot;обществознание&quot;;[.A727]=&quot;СЗ&quot;);[.D72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1"/>
          <table:table-cell table:formula="of:=IF(AND([.C728]=&quot;обществознание&quot;;[.D728]&gt;299);[.D728];0)" office:value-type="float" office:value="0" calcext:value-type="float">
            <text:p>0</text:p>
          </table:table-cell>
          <table:table-cell/>
          <table:table-cell table:style-name="ce9" table:formula="of:=IF(AND([.C728]=&quot;физкультура&quot;;[.A728]=&quot;С&quot;);1;0)" office:value-type="float" office:value="0" calcext:value-type="float">
            <text:p>0</text:p>
          </table:table-cell>
          <table:table-cell/>
          <table:table-cell table:formula="of:=IF(AND([.C728]=&quot;обществознание&quot;;[.A728]=&quot;СЗ&quot;);[.D728];0)" office:value-type="float" office:value="84" calcext:value-type="float">
            <text:p>84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4" calcext:value-type="float">
            <text:p>874</text:p>
          </table:table-cell>
          <table:table-cell table:number-columns-repeated="11"/>
          <table:table-cell table:formula="of:=IF(AND([.C729]=&quot;обществознание&quot;;[.D729]&gt;299);[.D729];0)" office:value-type="float" office:value="0" calcext:value-type="float">
            <text:p>0</text:p>
          </table:table-cell>
          <table:table-cell/>
          <table:table-cell table:style-name="ce9" table:formula="of:=IF(AND([.C729]=&quot;физкультура&quot;;[.A729]=&quot;С&quot;);1;0)" office:value-type="float" office:value="0" calcext:value-type="float">
            <text:p>0</text:p>
          </table:table-cell>
          <table:table-cell/>
          <table:table-cell table:formula="of:=IF(AND([.C729]=&quot;обществознание&quot;;[.A729]=&quot;СЗ&quot;);[.D72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4" calcext:value-type="float">
            <text:p>834</text:p>
          </table:table-cell>
          <table:table-cell table:number-columns-repeated="11"/>
          <table:table-cell table:formula="of:=IF(AND([.C730]=&quot;обществознание&quot;;[.D730]&gt;299);[.D730];0)" office:value-type="float" office:value="0" calcext:value-type="float">
            <text:p>0</text:p>
          </table:table-cell>
          <table:table-cell/>
          <table:table-cell table:style-name="ce9" table:formula="of:=IF(AND([.C730]=&quot;физкультура&quot;;[.A730]=&quot;С&quot;);1;0)" office:value-type="float" office:value="0" calcext:value-type="float">
            <text:p>0</text:p>
          </table:table-cell>
          <table:table-cell/>
          <table:table-cell table:formula="of:=IF(AND([.C730]=&quot;обществознание&quot;;[.A730]=&quot;СЗ&quot;);[.D73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9" calcext:value-type="float">
            <text:p>699</text:p>
          </table:table-cell>
          <table:table-cell table:number-columns-repeated="11"/>
          <table:table-cell table:formula="of:=IF(AND([.C731]=&quot;обществознание&quot;;[.D731]&gt;299);[.D731];0)" office:value-type="float" office:value="699" calcext:value-type="float">
            <text:p>699</text:p>
          </table:table-cell>
          <table:table-cell/>
          <table:table-cell table:style-name="ce9" table:formula="of:=IF(AND([.C731]=&quot;физкультура&quot;;[.A731]=&quot;С&quot;);1;0)" office:value-type="float" office:value="0" calcext:value-type="float">
            <text:p>0</text:p>
          </table:table-cell>
          <table:table-cell/>
          <table:table-cell table:formula="of:=IF(AND([.C731]=&quot;обществознание&quot;;[.A731]=&quot;СЗ&quot;);[.D73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51" calcext:value-type="float">
            <text:p>551</text:p>
          </table:table-cell>
          <table:table-cell table:number-columns-repeated="11"/>
          <table:table-cell table:formula="of:=IF(AND([.C732]=&quot;обществознание&quot;;[.D732]&gt;299);[.D732];0)" office:value-type="float" office:value="0" calcext:value-type="float">
            <text:p>0</text:p>
          </table:table-cell>
          <table:table-cell/>
          <table:table-cell table:style-name="ce9" table:formula="of:=IF(AND([.C732]=&quot;физкультура&quot;;[.A732]=&quot;С&quot;);1;0)" office:value-type="float" office:value="0" calcext:value-type="float">
            <text:p>0</text:p>
          </table:table-cell>
          <table:table-cell/>
          <table:table-cell table:formula="of:=IF(AND([.C732]=&quot;обществознание&quot;;[.A732]=&quot;СЗ&quot;);[.D73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3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4" calcext:value-type="float">
            <text:p>574</text:p>
          </table:table-cell>
          <table:table-cell table:number-columns-repeated="11"/>
          <table:table-cell table:formula="of:=IF(AND([.C733]=&quot;обществознание&quot;;[.D733]&gt;299);[.D733];0)" office:value-type="float" office:value="0" calcext:value-type="float">
            <text:p>0</text:p>
          </table:table-cell>
          <table:table-cell/>
          <table:table-cell table:style-name="ce9" table:formula="of:=IF(AND([.C733]=&quot;физкультура&quot;;[.A733]=&quot;С&quot;);1;0)" office:value-type="float" office:value="0" calcext:value-type="float">
            <text:p>0</text:p>
          </table:table-cell>
          <table:table-cell/>
          <table:table-cell table:formula="of:=IF(AND([.C733]=&quot;обществознание&quot;;[.A733]=&quot;СЗ&quot;);[.D73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08" calcext:value-type="float">
            <text:p>708</text:p>
          </table:table-cell>
          <table:table-cell table:number-columns-repeated="11"/>
          <table:table-cell table:formula="of:=IF(AND([.C734]=&quot;обществознание&quot;;[.D734]&gt;299);[.D734];0)" office:value-type="float" office:value="0" calcext:value-type="float">
            <text:p>0</text:p>
          </table:table-cell>
          <table:table-cell/>
          <table:table-cell table:style-name="ce9" table:formula="of:=IF(AND([.C734]=&quot;физкультура&quot;;[.A734]=&quot;С&quot;);1;0)" office:value-type="float" office:value="0" calcext:value-type="float">
            <text:p>0</text:p>
          </table:table-cell>
          <table:table-cell/>
          <table:table-cell table:formula="of:=IF(AND([.C734]=&quot;обществознание&quot;;[.A734]=&quot;СЗ&quot;);[.D73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7" calcext:value-type="float">
            <text:p>707</text:p>
          </table:table-cell>
          <table:table-cell table:number-columns-repeated="11"/>
          <table:table-cell table:formula="of:=IF(AND([.C735]=&quot;обществознание&quot;;[.D735]&gt;299);[.D735];0)" office:value-type="float" office:value="707" calcext:value-type="float">
            <text:p>707</text:p>
          </table:table-cell>
          <table:table-cell/>
          <table:table-cell table:style-name="ce9" table:formula="of:=IF(AND([.C735]=&quot;физкультура&quot;;[.A735]=&quot;С&quot;);1;0)" office:value-type="float" office:value="0" calcext:value-type="float">
            <text:p>0</text:p>
          </table:table-cell>
          <table:table-cell/>
          <table:table-cell table:formula="of:=IF(AND([.C735]=&quot;обществознание&quot;;[.A735]=&quot;СЗ&quot;);[.D73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3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6" calcext:value-type="float">
            <text:p>786</text:p>
          </table:table-cell>
          <table:table-cell table:number-columns-repeated="11"/>
          <table:table-cell table:formula="of:=IF(AND([.C736]=&quot;обществознание&quot;;[.D736]&gt;299);[.D736];0)" office:value-type="float" office:value="786" calcext:value-type="float">
            <text:p>786</text:p>
          </table:table-cell>
          <table:table-cell/>
          <table:table-cell table:style-name="ce9" table:formula="of:=IF(AND([.C736]=&quot;физкультура&quot;;[.A736]=&quot;С&quot;);1;0)" office:value-type="float" office:value="0" calcext:value-type="float">
            <text:p>0</text:p>
          </table:table-cell>
          <table:table-cell/>
          <table:table-cell table:formula="of:=IF(AND([.C736]=&quot;обществознание&quot;;[.A736]=&quot;СЗ&quot;);[.D73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4" calcext:value-type="float">
            <text:p>754</text:p>
          </table:table-cell>
          <table:table-cell table:number-columns-repeated="11"/>
          <table:table-cell table:formula="of:=IF(AND([.C737]=&quot;обществознание&quot;;[.D737]&gt;299);[.D737];0)" office:value-type="float" office:value="754" calcext:value-type="float">
            <text:p>754</text:p>
          </table:table-cell>
          <table:table-cell/>
          <table:table-cell table:style-name="ce9" table:formula="of:=IF(AND([.C737]=&quot;физкультура&quot;;[.A737]=&quot;С&quot;);1;0)" office:value-type="float" office:value="0" calcext:value-type="float">
            <text:p>0</text:p>
          </table:table-cell>
          <table:table-cell/>
          <table:table-cell table:formula="of:=IF(AND([.C737]=&quot;обществознание&quot;;[.A737]=&quot;СЗ&quot;);[.D73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8" calcext:value-type="float">
            <text:p>658</text:p>
          </table:table-cell>
          <table:table-cell table:number-columns-repeated="11"/>
          <table:table-cell table:formula="of:=IF(AND([.C738]=&quot;обществознание&quot;;[.D738]&gt;299);[.D738];0)" office:value-type="float" office:value="658" calcext:value-type="float">
            <text:p>658</text:p>
          </table:table-cell>
          <table:table-cell/>
          <table:table-cell table:style-name="ce9" table:formula="of:=IF(AND([.C738]=&quot;физкультура&quot;;[.A738]=&quot;С&quot;);1;0)" office:value-type="float" office:value="0" calcext:value-type="float">
            <text:p>0</text:p>
          </table:table-cell>
          <table:table-cell/>
          <table:table-cell table:formula="of:=IF(AND([.C738]=&quot;обществознание&quot;;[.A738]=&quot;СЗ&quot;);[.D73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11"/>
          <table:table-cell table:formula="of:=IF(AND([.C739]=&quot;обществознание&quot;;[.D739]&gt;299);[.D739];0)" office:value-type="float" office:value="0" calcext:value-type="float">
            <text:p>0</text:p>
          </table:table-cell>
          <table:table-cell/>
          <table:table-cell table:style-name="ce9" table:formula="of:=IF(AND([.C739]=&quot;физкультура&quot;;[.A739]=&quot;С&quot;);1;0)" office:value-type="float" office:value="0" calcext:value-type="float">
            <text:p>0</text:p>
          </table:table-cell>
          <table:table-cell/>
          <table:table-cell table:formula="of:=IF(AND([.C739]=&quot;обществознание&quot;;[.A739]=&quot;СЗ&quot;);[.D73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11"/>
          <table:table-cell table:formula="of:=IF(AND([.C740]=&quot;обществознание&quot;;[.D740]&gt;299);[.D740];0)" office:value-type="float" office:value="856" calcext:value-type="float">
            <text:p>856</text:p>
          </table:table-cell>
          <table:table-cell/>
          <table:table-cell table:style-name="ce9" table:formula="of:=IF(AND([.C740]=&quot;физкультура&quot;;[.A740]=&quot;С&quot;);1;0)" office:value-type="float" office:value="0" calcext:value-type="float">
            <text:p>0</text:p>
          </table:table-cell>
          <table:table-cell/>
          <table:table-cell table:formula="of:=IF(AND([.C740]=&quot;обществознание&quot;;[.A740]=&quot;СЗ&quot;);[.D740];0)" office:value-type="float" office:value="856" calcext:value-type="float">
            <text:p>856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11"/>
          <table:table-cell table:formula="of:=IF(AND([.C741]=&quot;обществознание&quot;;[.D741]&gt;299);[.D741];0)" office:value-type="float" office:value="0" calcext:value-type="float">
            <text:p>0</text:p>
          </table:table-cell>
          <table:table-cell/>
          <table:table-cell table:style-name="ce9" table:formula="of:=IF(AND([.C741]=&quot;физкультура&quot;;[.A741]=&quot;С&quot;);1;0)" office:value-type="float" office:value="0" calcext:value-type="float">
            <text:p>0</text:p>
          </table:table-cell>
          <table:table-cell/>
          <table:table-cell table:formula="of:=IF(AND([.C741]=&quot;обществознание&quot;;[.A741]=&quot;СЗ&quot;);[.D74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1" calcext:value-type="float">
            <text:p>891</text:p>
          </table:table-cell>
          <table:table-cell table:number-columns-repeated="11"/>
          <table:table-cell table:formula="of:=IF(AND([.C742]=&quot;обществознание&quot;;[.D742]&gt;299);[.D742];0)" office:value-type="float" office:value="891" calcext:value-type="float">
            <text:p>891</text:p>
          </table:table-cell>
          <table:table-cell/>
          <table:table-cell table:style-name="ce9" table:formula="of:=IF(AND([.C742]=&quot;физкультура&quot;;[.A742]=&quot;С&quot;);1;0)" office:value-type="float" office:value="0" calcext:value-type="float">
            <text:p>0</text:p>
          </table:table-cell>
          <table:table-cell/>
          <table:table-cell table:formula="of:=IF(AND([.C742]=&quot;обществознание&quot;;[.A742]=&quot;СЗ&quot;);[.D74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4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11"/>
          <table:table-cell table:formula="of:=IF(AND([.C743]=&quot;обществознание&quot;;[.D743]&gt;299);[.D743];0)" office:value-type="float" office:value="695" calcext:value-type="float">
            <text:p>695</text:p>
          </table:table-cell>
          <table:table-cell/>
          <table:table-cell table:style-name="ce9" table:formula="of:=IF(AND([.C743]=&quot;физкультура&quot;;[.A743]=&quot;С&quot;);1;0)" office:value-type="float" office:value="0" calcext:value-type="float">
            <text:p>0</text:p>
          </table:table-cell>
          <table:table-cell/>
          <table:table-cell table:formula="of:=IF(AND([.C743]=&quot;обществознание&quot;;[.A743]=&quot;СЗ&quot;);[.D74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4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3" calcext:value-type="float">
            <text:p>573</text:p>
          </table:table-cell>
          <table:table-cell table:number-columns-repeated="11"/>
          <table:table-cell table:formula="of:=IF(AND([.C744]=&quot;обществознание&quot;;[.D744]&gt;299);[.D744];0)" office:value-type="float" office:value="573" calcext:value-type="float">
            <text:p>573</text:p>
          </table:table-cell>
          <table:table-cell/>
          <table:table-cell table:style-name="ce9" table:formula="of:=IF(AND([.C744]=&quot;физкультура&quot;;[.A744]=&quot;С&quot;);1;0)" office:value-type="float" office:value="0" calcext:value-type="float">
            <text:p>0</text:p>
          </table:table-cell>
          <table:table-cell/>
          <table:table-cell table:formula="of:=IF(AND([.C744]=&quot;обществознание&quot;;[.A744]=&quot;СЗ&quot;);[.D74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4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9" calcext:value-type="float">
            <text:p>639</text:p>
          </table:table-cell>
          <table:table-cell table:number-columns-repeated="11"/>
          <table:table-cell table:formula="of:=IF(AND([.C745]=&quot;обществознание&quot;;[.D745]&gt;299);[.D745];0)" office:value-type="float" office:value="639" calcext:value-type="float">
            <text:p>639</text:p>
          </table:table-cell>
          <table:table-cell/>
          <table:table-cell table:style-name="ce9" table:formula="of:=IF(AND([.C745]=&quot;физкультура&quot;;[.A745]=&quot;С&quot;);1;0)" office:value-type="float" office:value="0" calcext:value-type="float">
            <text:p>0</text:p>
          </table:table-cell>
          <table:table-cell/>
          <table:table-cell table:formula="of:=IF(AND([.C745]=&quot;обществознание&quot;;[.A745]=&quot;СЗ&quot;);[.D74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03" calcext:value-type="float">
            <text:p>803</text:p>
          </table:table-cell>
          <table:table-cell table:number-columns-repeated="11"/>
          <table:table-cell table:formula="of:=IF(AND([.C746]=&quot;обществознание&quot;;[.D746]&gt;299);[.D746];0)" office:value-type="float" office:value="803" calcext:value-type="float">
            <text:p>803</text:p>
          </table:table-cell>
          <table:table-cell/>
          <table:table-cell table:style-name="ce9" table:formula="of:=IF(AND([.C746]=&quot;физкультура&quot;;[.A746]=&quot;С&quot;);1;0)" office:value-type="float" office:value="0" calcext:value-type="float">
            <text:p>0</text:p>
          </table:table-cell>
          <table:table-cell/>
          <table:table-cell table:formula="of:=IF(AND([.C746]=&quot;обществознание&quot;;[.A746]=&quot;СЗ&quot;);[.D74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11"/>
          <table:table-cell table:formula="of:=IF(AND([.C747]=&quot;обществознание&quot;;[.D747]&gt;299);[.D747];0)" office:value-type="float" office:value="0" calcext:value-type="float">
            <text:p>0</text:p>
          </table:table-cell>
          <table:table-cell/>
          <table:table-cell table:style-name="ce9" table:formula="of:=IF(AND([.C747]=&quot;физкультура&quot;;[.A747]=&quot;С&quot;);1;0)" office:value-type="float" office:value="0" calcext:value-type="float">
            <text:p>0</text:p>
          </table:table-cell>
          <table:table-cell/>
          <table:table-cell table:formula="of:=IF(AND([.C747]=&quot;обществознание&quot;;[.A747]=&quot;СЗ&quot;);[.D74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4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4" calcext:value-type="float">
            <text:p>634</text:p>
          </table:table-cell>
          <table:table-cell table:number-columns-repeated="11"/>
          <table:table-cell table:formula="of:=IF(AND([.C748]=&quot;обществознание&quot;;[.D748]&gt;299);[.D748];0)" office:value-type="float" office:value="634" calcext:value-type="float">
            <text:p>634</text:p>
          </table:table-cell>
          <table:table-cell/>
          <table:table-cell table:style-name="ce9" table:formula="of:=IF(AND([.C748]=&quot;физкультура&quot;;[.A748]=&quot;С&quot;);1;0)" office:value-type="float" office:value="0" calcext:value-type="float">
            <text:p>0</text:p>
          </table:table-cell>
          <table:table-cell/>
          <table:table-cell table:formula="of:=IF(AND([.C748]=&quot;обществознание&quot;;[.A748]=&quot;СЗ&quot;);[.D748];0)" office:value-type="float" office:value="634" calcext:value-type="float">
            <text:p>634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1"/>
          <table:table-cell table:formula="of:=IF(AND([.C749]=&quot;обществознание&quot;;[.D749]&gt;299);[.D749];0)" office:value-type="float" office:value="0" calcext:value-type="float">
            <text:p>0</text:p>
          </table:table-cell>
          <table:table-cell/>
          <table:table-cell table:style-name="ce9" table:formula="of:=IF(AND([.C749]=&quot;физкультура&quot;;[.A749]=&quot;С&quot;);1;0)" office:value-type="float" office:value="0" calcext:value-type="float">
            <text:p>0</text:p>
          </table:table-cell>
          <table:table-cell/>
          <table:table-cell table:formula="of:=IF(AND([.C749]=&quot;обществознание&quot;;[.A749]=&quot;СЗ&quot;);[.D74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4" calcext:value-type="float">
            <text:p>924</text:p>
          </table:table-cell>
          <table:table-cell table:number-columns-repeated="11"/>
          <table:table-cell table:formula="of:=IF(AND([.C750]=&quot;обществознание&quot;;[.D750]&gt;299);[.D750];0)" office:value-type="float" office:value="924" calcext:value-type="float">
            <text:p>924</text:p>
          </table:table-cell>
          <table:table-cell/>
          <table:table-cell table:style-name="ce9" table:formula="of:=IF(AND([.C750]=&quot;физкультура&quot;;[.A750]=&quot;С&quot;);1;0)" office:value-type="float" office:value="0" calcext:value-type="float">
            <text:p>0</text:p>
          </table:table-cell>
          <table:table-cell/>
          <table:table-cell table:formula="of:=IF(AND([.C750]=&quot;обществознание&quot;;[.A750]=&quot;СЗ&quot;);[.D75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5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4" calcext:value-type="float">
            <text:p>714</text:p>
          </table:table-cell>
          <table:table-cell table:number-columns-repeated="11"/>
          <table:table-cell table:formula="of:=IF(AND([.C751]=&quot;обществознание&quot;;[.D751]&gt;299);[.D751];0)" office:value-type="float" office:value="714" calcext:value-type="float">
            <text:p>714</text:p>
          </table:table-cell>
          <table:table-cell/>
          <table:table-cell table:style-name="ce9" table:formula="of:=IF(AND([.C751]=&quot;физкультура&quot;;[.A751]=&quot;С&quot;);1;0)" office:value-type="float" office:value="0" calcext:value-type="float">
            <text:p>0</text:p>
          </table:table-cell>
          <table:table-cell/>
          <table:table-cell table:formula="of:=IF(AND([.C751]=&quot;обществознание&quot;;[.A751]=&quot;СЗ&quot;);[.D75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5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6" calcext:value-type="float">
            <text:p>906</text:p>
          </table:table-cell>
          <table:table-cell table:number-columns-repeated="11"/>
          <table:table-cell table:formula="of:=IF(AND([.C752]=&quot;обществознание&quot;;[.D752]&gt;299);[.D752];0)" office:value-type="float" office:value="0" calcext:value-type="float">
            <text:p>0</text:p>
          </table:table-cell>
          <table:table-cell/>
          <table:table-cell table:style-name="ce9" table:formula="of:=IF(AND([.C752]=&quot;физкультура&quot;;[.A752]=&quot;С&quot;);1;0)" office:value-type="float" office:value="0" calcext:value-type="float">
            <text:p>0</text:p>
          </table:table-cell>
          <table:table-cell/>
          <table:table-cell table:formula="of:=IF(AND([.C752]=&quot;обществознание&quot;;[.A752]=&quot;СЗ&quot;);[.D75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8" calcext:value-type="float">
            <text:p>758</text:p>
          </table:table-cell>
          <table:table-cell table:number-columns-repeated="11"/>
          <table:table-cell table:formula="of:=IF(AND([.C753]=&quot;обществознание&quot;;[.D753]&gt;299);[.D753];0)" office:value-type="float" office:value="0" calcext:value-type="float">
            <text:p>0</text:p>
          </table:table-cell>
          <table:table-cell/>
          <table:table-cell table:style-name="ce9" table:formula="of:=IF(AND([.C753]=&quot;физкультура&quot;;[.A753]=&quot;С&quot;);1;0)" office:value-type="float" office:value="0" calcext:value-type="float">
            <text:p>0</text:p>
          </table:table-cell>
          <table:table-cell/>
          <table:table-cell table:formula="of:=IF(AND([.C753]=&quot;обществознание&quot;;[.A753]=&quot;СЗ&quot;);[.D75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5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2" calcext:value-type="float">
            <text:p>922</text:p>
          </table:table-cell>
          <table:table-cell table:number-columns-repeated="11"/>
          <table:table-cell table:formula="of:=IF(AND([.C754]=&quot;обществознание&quot;;[.D754]&gt;299);[.D754];0)" office:value-type="float" office:value="0" calcext:value-type="float">
            <text:p>0</text:p>
          </table:table-cell>
          <table:table-cell/>
          <table:table-cell table:style-name="ce9" table:formula="of:=IF(AND([.C754]=&quot;физкультура&quot;;[.A754]=&quot;С&quot;);1;0)" office:value-type="float" office:value="0" calcext:value-type="float">
            <text:p>0</text:p>
          </table:table-cell>
          <table:table-cell/>
          <table:table-cell table:formula="of:=IF(AND([.C754]=&quot;обществознание&quot;;[.A754]=&quot;СЗ&quot;);[.D75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7" calcext:value-type="float">
            <text:p>677</text:p>
          </table:table-cell>
          <table:table-cell table:number-columns-repeated="11"/>
          <table:table-cell table:formula="of:=IF(AND([.C755]=&quot;обществознание&quot;;[.D755]&gt;299);[.D755];0)" office:value-type="float" office:value="0" calcext:value-type="float">
            <text:p>0</text:p>
          </table:table-cell>
          <table:table-cell/>
          <table:table-cell table:style-name="ce9" table:formula="of:=IF(AND([.C755]=&quot;физкультура&quot;;[.A755]=&quot;С&quot;);1;0)" office:value-type="float" office:value="0" calcext:value-type="float">
            <text:p>0</text:p>
          </table:table-cell>
          <table:table-cell/>
          <table:table-cell table:formula="of:=IF(AND([.C755]=&quot;обществознание&quot;;[.A755]=&quot;СЗ&quot;);[.D75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1"/>
          <table:table-cell table:formula="of:=IF(AND([.C756]=&quot;обществознание&quot;;[.D756]&gt;299);[.D756];0)" office:value-type="float" office:value="0" calcext:value-type="float">
            <text:p>0</text:p>
          </table:table-cell>
          <table:table-cell/>
          <table:table-cell table:style-name="ce9" table:formula="of:=IF(AND([.C756]=&quot;физкультура&quot;;[.A756]=&quot;С&quot;);1;0)" office:value-type="float" office:value="0" calcext:value-type="float">
            <text:p>0</text:p>
          </table:table-cell>
          <table:table-cell/>
          <table:table-cell table:formula="of:=IF(AND([.C756]=&quot;обществознание&quot;;[.A756]=&quot;СЗ&quot;);[.D75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11"/>
          <table:table-cell table:formula="of:=IF(AND([.C757]=&quot;обществознание&quot;;[.D757]&gt;299);[.D757];0)" office:value-type="float" office:value="0" calcext:value-type="float">
            <text:p>0</text:p>
          </table:table-cell>
          <table:table-cell/>
          <table:table-cell table:style-name="ce9" table:formula="of:=IF(AND([.C757]=&quot;физкультура&quot;;[.A757]=&quot;С&quot;);1;0)" office:value-type="float" office:value="0" calcext:value-type="float">
            <text:p>0</text:p>
          </table:table-cell>
          <table:table-cell/>
          <table:table-cell table:formula="of:=IF(AND([.C757]=&quot;обществознание&quot;;[.A757]=&quot;СЗ&quot;);[.D75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4" calcext:value-type="float">
            <text:p>544</text:p>
          </table:table-cell>
          <table:table-cell table:number-columns-repeated="11"/>
          <table:table-cell table:formula="of:=IF(AND([.C758]=&quot;обществознание&quot;;[.D758]&gt;299);[.D758];0)" office:value-type="float" office:value="544" calcext:value-type="float">
            <text:p>544</text:p>
          </table:table-cell>
          <table:table-cell/>
          <table:table-cell table:style-name="ce9" table:formula="of:=IF(AND([.C758]=&quot;физкультура&quot;;[.A758]=&quot;С&quot;);1;0)" office:value-type="float" office:value="0" calcext:value-type="float">
            <text:p>0</text:p>
          </table:table-cell>
          <table:table-cell/>
          <table:table-cell table:formula="of:=IF(AND([.C758]=&quot;обществознание&quot;;[.A758]=&quot;СЗ&quot;);[.D75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93" calcext:value-type="float">
            <text:p>193</text:p>
          </table:table-cell>
          <table:table-cell table:number-columns-repeated="11"/>
          <table:table-cell table:formula="of:=IF(AND([.C759]=&quot;обществознание&quot;;[.D759]&gt;299);[.D759];0)" office:value-type="float" office:value="0" calcext:value-type="float">
            <text:p>0</text:p>
          </table:table-cell>
          <table:table-cell/>
          <table:table-cell table:style-name="ce9" table:formula="of:=IF(AND([.C759]=&quot;физкультура&quot;;[.A759]=&quot;С&quot;);1;0)" office:value-type="float" office:value="0" calcext:value-type="float">
            <text:p>0</text:p>
          </table:table-cell>
          <table:table-cell/>
          <table:table-cell table:formula="of:=IF(AND([.C759]=&quot;обществознание&quot;;[.A759]=&quot;СЗ&quot;);[.D75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5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11"/>
          <table:table-cell table:formula="of:=IF(AND([.C760]=&quot;обществознание&quot;;[.D760]&gt;299);[.D760];0)" office:value-type="float" office:value="0" calcext:value-type="float">
            <text:p>0</text:p>
          </table:table-cell>
          <table:table-cell/>
          <table:table-cell table:style-name="ce9" table:formula="of:=IF(AND([.C760]=&quot;физкультура&quot;;[.A760]=&quot;С&quot;);1;0)" office:value-type="float" office:value="0" calcext:value-type="float">
            <text:p>0</text:p>
          </table:table-cell>
          <table:table-cell/>
          <table:table-cell table:formula="of:=IF(AND([.C760]=&quot;обществознание&quot;;[.A760]=&quot;СЗ&quot;);[.D76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11"/>
          <table:table-cell table:formula="of:=IF(AND([.C761]=&quot;обществознание&quot;;[.D761]&gt;299);[.D761];0)" office:value-type="float" office:value="0" calcext:value-type="float">
            <text:p>0</text:p>
          </table:table-cell>
          <table:table-cell/>
          <table:table-cell table:style-name="ce9" table:formula="of:=IF(AND([.C761]=&quot;физкультура&quot;;[.A761]=&quot;С&quot;);1;0)" office:value-type="float" office:value="0" calcext:value-type="float">
            <text:p>0</text:p>
          </table:table-cell>
          <table:table-cell/>
          <table:table-cell table:formula="of:=IF(AND([.C761]=&quot;обществознание&quot;;[.A761]=&quot;СЗ&quot;);[.D76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11"/>
          <table:table-cell table:formula="of:=IF(AND([.C762]=&quot;обществознание&quot;;[.D762]&gt;299);[.D762];0)" office:value-type="float" office:value="0" calcext:value-type="float">
            <text:p>0</text:p>
          </table:table-cell>
          <table:table-cell/>
          <table:table-cell table:style-name="ce9" table:formula="of:=IF(AND([.C762]=&quot;физкультура&quot;;[.A762]=&quot;С&quot;);1;0)" office:value-type="float" office:value="0" calcext:value-type="float">
            <text:p>0</text:p>
          </table:table-cell>
          <table:table-cell/>
          <table:table-cell table:formula="of:=IF(AND([.C762]=&quot;обществознание&quot;;[.A762]=&quot;СЗ&quot;);[.D76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11"/>
          <table:table-cell table:formula="of:=IF(AND([.C763]=&quot;обществознание&quot;;[.D763]&gt;299);[.D763];0)" office:value-type="float" office:value="0" calcext:value-type="float">
            <text:p>0</text:p>
          </table:table-cell>
          <table:table-cell/>
          <table:table-cell table:style-name="ce9" table:formula="of:=IF(AND([.C763]=&quot;физкультура&quot;;[.A763]=&quot;С&quot;);1;0)" office:value-type="float" office:value="0" calcext:value-type="float">
            <text:p>0</text:p>
          </table:table-cell>
          <table:table-cell/>
          <table:table-cell table:formula="of:=IF(AND([.C763]=&quot;обществознание&quot;;[.A763]=&quot;СЗ&quot;);[.D76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11"/>
          <table:table-cell table:formula="of:=IF(AND([.C764]=&quot;обществознание&quot;;[.D764]&gt;299);[.D764];0)" office:value-type="float" office:value="0" calcext:value-type="float">
            <text:p>0</text:p>
          </table:table-cell>
          <table:table-cell/>
          <table:table-cell table:style-name="ce9" table:formula="of:=IF(AND([.C764]=&quot;физкультура&quot;;[.A764]=&quot;С&quot;);1;0)" office:value-type="float" office:value="0" calcext:value-type="float">
            <text:p>0</text:p>
          </table:table-cell>
          <table:table-cell/>
          <table:table-cell table:formula="of:=IF(AND([.C764]=&quot;обществознание&quot;;[.A764]=&quot;СЗ&quot;);[.D76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2" calcext:value-type="float">
            <text:p>482</text:p>
          </table:table-cell>
          <table:table-cell table:number-columns-repeated="11"/>
          <table:table-cell table:formula="of:=IF(AND([.C765]=&quot;обществознание&quot;;[.D765]&gt;299);[.D765];0)" office:value-type="float" office:value="482" calcext:value-type="float">
            <text:p>482</text:p>
          </table:table-cell>
          <table:table-cell/>
          <table:table-cell table:style-name="ce9" table:formula="of:=IF(AND([.C765]=&quot;физкультура&quot;;[.A765]=&quot;С&quot;);1;0)" office:value-type="float" office:value="0" calcext:value-type="float">
            <text:p>0</text:p>
          </table:table-cell>
          <table:table-cell/>
          <table:table-cell table:formula="of:=IF(AND([.C765]=&quot;обществознание&quot;;[.A765]=&quot;СЗ&quot;);[.D76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9" calcext:value-type="float">
            <text:p>629</text:p>
          </table:table-cell>
          <table:table-cell table:number-columns-repeated="11"/>
          <table:table-cell table:formula="of:=IF(AND([.C766]=&quot;обществознание&quot;;[.D766]&gt;299);[.D766];0)" office:value-type="float" office:value="629" calcext:value-type="float">
            <text:p>629</text:p>
          </table:table-cell>
          <table:table-cell/>
          <table:table-cell table:style-name="ce9" table:formula="of:=IF(AND([.C766]=&quot;физкультура&quot;;[.A766]=&quot;С&quot;);1;0)" office:value-type="float" office:value="0" calcext:value-type="float">
            <text:p>0</text:p>
          </table:table-cell>
          <table:table-cell/>
          <table:table-cell table:formula="of:=IF(AND([.C766]=&quot;обществознание&quot;;[.A766]=&quot;СЗ&quot;);[.D76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6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1"/>
          <table:table-cell table:formula="of:=IF(AND([.C767]=&quot;обществознание&quot;;[.D767]&gt;299);[.D767];0)" office:value-type="float" office:value="0" calcext:value-type="float">
            <text:p>0</text:p>
          </table:table-cell>
          <table:table-cell/>
          <table:table-cell table:style-name="ce9" table:formula="of:=IF(AND([.C767]=&quot;физкультура&quot;;[.A767]=&quot;С&quot;);1;0)" office:value-type="float" office:value="0" calcext:value-type="float">
            <text:p>0</text:p>
          </table:table-cell>
          <table:table-cell/>
          <table:table-cell table:formula="of:=IF(AND([.C767]=&quot;обществознание&quot;;[.A767]=&quot;СЗ&quot;);[.D76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6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4" calcext:value-type="float">
            <text:p>624</text:p>
          </table:table-cell>
          <table:table-cell table:number-columns-repeated="11"/>
          <table:table-cell table:formula="of:=IF(AND([.C768]=&quot;обществознание&quot;;[.D768]&gt;299);[.D768];0)" office:value-type="float" office:value="0" calcext:value-type="float">
            <text:p>0</text:p>
          </table:table-cell>
          <table:table-cell/>
          <table:table-cell table:style-name="ce9" table:formula="of:=IF(AND([.C768]=&quot;физкультура&quot;;[.A768]=&quot;С&quot;);1;0)" office:value-type="float" office:value="0" calcext:value-type="float">
            <text:p>0</text:p>
          </table:table-cell>
          <table:table-cell/>
          <table:table-cell table:formula="of:=IF(AND([.C768]=&quot;обществознание&quot;;[.A768]=&quot;СЗ&quot;);[.D76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11"/>
          <table:table-cell table:formula="of:=IF(AND([.C769]=&quot;обществознание&quot;;[.D769]&gt;299);[.D769];0)" office:value-type="float" office:value="351" calcext:value-type="float">
            <text:p>351</text:p>
          </table:table-cell>
          <table:table-cell/>
          <table:table-cell table:style-name="ce9" table:formula="of:=IF(AND([.C769]=&quot;физкультура&quot;;[.A769]=&quot;С&quot;);1;0)" office:value-type="float" office:value="0" calcext:value-type="float">
            <text:p>0</text:p>
          </table:table-cell>
          <table:table-cell/>
          <table:table-cell table:formula="of:=IF(AND([.C769]=&quot;обществознание&quot;;[.A769]=&quot;СЗ&quot;);[.D76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6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8" calcext:value-type="float">
            <text:p>648</text:p>
          </table:table-cell>
          <table:table-cell table:number-columns-repeated="11"/>
          <table:table-cell table:formula="of:=IF(AND([.C770]=&quot;обществознание&quot;;[.D770]&gt;299);[.D770];0)" office:value-type="float" office:value="648" calcext:value-type="float">
            <text:p>648</text:p>
          </table:table-cell>
          <table:table-cell/>
          <table:table-cell table:style-name="ce9" table:formula="of:=IF(AND([.C770]=&quot;физкультура&quot;;[.A770]=&quot;С&quot;);1;0)" office:value-type="float" office:value="0" calcext:value-type="float">
            <text:p>0</text:p>
          </table:table-cell>
          <table:table-cell/>
          <table:table-cell table:formula="of:=IF(AND([.C770]=&quot;обществознание&quot;;[.A770]=&quot;СЗ&quot;);[.D77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7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11"/>
          <table:table-cell table:formula="of:=IF(AND([.C771]=&quot;обществознание&quot;;[.D771]&gt;299);[.D771];0)" office:value-type="float" office:value="0" calcext:value-type="float">
            <text:p>0</text:p>
          </table:table-cell>
          <table:table-cell/>
          <table:table-cell table:style-name="ce9" table:formula="of:=IF(AND([.C771]=&quot;физкультура&quot;;[.A771]=&quot;С&quot;);1;0)" office:value-type="float" office:value="0" calcext:value-type="float">
            <text:p>0</text:p>
          </table:table-cell>
          <table:table-cell/>
          <table:table-cell table:formula="of:=IF(AND([.C771]=&quot;обществознание&quot;;[.A771]=&quot;СЗ&quot;);[.D77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7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4" calcext:value-type="float">
            <text:p>594</text:p>
          </table:table-cell>
          <table:table-cell table:number-columns-repeated="11"/>
          <table:table-cell table:formula="of:=IF(AND([.C772]=&quot;обществознание&quot;;[.D772]&gt;299);[.D772];0)" office:value-type="float" office:value="0" calcext:value-type="float">
            <text:p>0</text:p>
          </table:table-cell>
          <table:table-cell/>
          <table:table-cell table:style-name="ce9" table:formula="of:=IF(AND([.C772]=&quot;физкультура&quot;;[.A772]=&quot;С&quot;);1;0)" office:value-type="float" office:value="0" calcext:value-type="float">
            <text:p>0</text:p>
          </table:table-cell>
          <table:table-cell/>
          <table:table-cell table:formula="of:=IF(AND([.C772]=&quot;обществознание&quot;;[.A772]=&quot;СЗ&quot;);[.D77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1"/>
          <table:table-cell table:formula="of:=IF(AND([.C773]=&quot;обществознание&quot;;[.D773]&gt;299);[.D773];0)" office:value-type="float" office:value="0" calcext:value-type="float">
            <text:p>0</text:p>
          </table:table-cell>
          <table:table-cell/>
          <table:table-cell table:style-name="ce9" table:formula="of:=IF(AND([.C773]=&quot;физкультура&quot;;[.A773]=&quot;С&quot;);1;0)" office:value-type="float" office:value="0" calcext:value-type="float">
            <text:p>0</text:p>
          </table:table-cell>
          <table:table-cell/>
          <table:table-cell table:formula="of:=IF(AND([.C773]=&quot;обществознание&quot;;[.A773]=&quot;СЗ&quot;);[.D77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2" calcext:value-type="float">
            <text:p>802</text:p>
          </table:table-cell>
          <table:table-cell table:number-columns-repeated="11"/>
          <table:table-cell table:formula="of:=IF(AND([.C774]=&quot;обществознание&quot;;[.D774]&gt;299);[.D774];0)" office:value-type="float" office:value="0" calcext:value-type="float">
            <text:p>0</text:p>
          </table:table-cell>
          <table:table-cell/>
          <table:table-cell table:style-name="ce9" table:formula="of:=IF(AND([.C774]=&quot;физкультура&quot;;[.A774]=&quot;С&quot;);1;0)" office:value-type="float" office:value="0" calcext:value-type="float">
            <text:p>0</text:p>
          </table:table-cell>
          <table:table-cell/>
          <table:table-cell table:formula="of:=IF(AND([.C774]=&quot;обществознание&quot;;[.A774]=&quot;СЗ&quot;);[.D77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11"/>
          <table:table-cell table:formula="of:=IF(AND([.C775]=&quot;обществознание&quot;;[.D775]&gt;299);[.D775];0)" office:value-type="float" office:value="0" calcext:value-type="float">
            <text:p>0</text:p>
          </table:table-cell>
          <table:table-cell/>
          <table:table-cell table:style-name="ce9" table:formula="of:=IF(AND([.C775]=&quot;физкультура&quot;;[.A775]=&quot;С&quot;);1;0)" office:value-type="float" office:value="0" calcext:value-type="float">
            <text:p>0</text:p>
          </table:table-cell>
          <table:table-cell/>
          <table:table-cell table:formula="of:=IF(AND([.C775]=&quot;обществознание&quot;;[.A775]=&quot;СЗ&quot;);[.D77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7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3" calcext:value-type="float">
            <text:p>773</text:p>
          </table:table-cell>
          <table:table-cell table:number-columns-repeated="11"/>
          <table:table-cell table:formula="of:=IF(AND([.C776]=&quot;обществознание&quot;;[.D776]&gt;299);[.D776];0)" office:value-type="float" office:value="0" calcext:value-type="float">
            <text:p>0</text:p>
          </table:table-cell>
          <table:table-cell/>
          <table:table-cell table:style-name="ce9" table:formula="of:=IF(AND([.C776]=&quot;физкультура&quot;;[.A776]=&quot;С&quot;);1;0)" office:value-type="float" office:value="0" calcext:value-type="float">
            <text:p>0</text:p>
          </table:table-cell>
          <table:table-cell/>
          <table:table-cell table:formula="of:=IF(AND([.C776]=&quot;обществознание&quot;;[.A776]=&quot;СЗ&quot;);[.D77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99" calcext:value-type="float">
            <text:p>799</text:p>
          </table:table-cell>
          <table:table-cell table:number-columns-repeated="11"/>
          <table:table-cell table:formula="of:=IF(AND([.C777]=&quot;обществознание&quot;;[.D777]&gt;299);[.D777];0)" office:value-type="float" office:value="799" calcext:value-type="float">
            <text:p>799</text:p>
          </table:table-cell>
          <table:table-cell/>
          <table:table-cell table:style-name="ce9" table:formula="of:=IF(AND([.C777]=&quot;физкультура&quot;;[.A777]=&quot;С&quot;);1;0)" office:value-type="float" office:value="0" calcext:value-type="float">
            <text:p>0</text:p>
          </table:table-cell>
          <table:table-cell/>
          <table:table-cell table:formula="of:=IF(AND([.C777]=&quot;обществознание&quot;;[.A777]=&quot;СЗ&quot;);[.D77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5" calcext:value-type="float">
            <text:p>325</text:p>
          </table:table-cell>
          <table:table-cell table:number-columns-repeated="11"/>
          <table:table-cell table:formula="of:=IF(AND([.C778]=&quot;обществознание&quot;;[.D778]&gt;299);[.D778];0)" office:value-type="float" office:value="325" calcext:value-type="float">
            <text:p>325</text:p>
          </table:table-cell>
          <table:table-cell/>
          <table:table-cell table:style-name="ce9" table:formula="of:=IF(AND([.C778]=&quot;физкультура&quot;;[.A778]=&quot;С&quot;);1;0)" office:value-type="float" office:value="0" calcext:value-type="float">
            <text:p>0</text:p>
          </table:table-cell>
          <table:table-cell/>
          <table:table-cell table:formula="of:=IF(AND([.C778]=&quot;обществознание&quot;;[.A778]=&quot;СЗ&quot;);[.D77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7" calcext:value-type="float">
            <text:p>767</text:p>
          </table:table-cell>
          <table:table-cell table:number-columns-repeated="11"/>
          <table:table-cell table:formula="of:=IF(AND([.C779]=&quot;обществознание&quot;;[.D779]&gt;299);[.D779];0)" office:value-type="float" office:value="0" calcext:value-type="float">
            <text:p>0</text:p>
          </table:table-cell>
          <table:table-cell/>
          <table:table-cell table:style-name="ce9" table:formula="of:=IF(AND([.C779]=&quot;физкультура&quot;;[.A779]=&quot;С&quot;);1;0)" office:value-type="float" office:value="0" calcext:value-type="float">
            <text:p>0</text:p>
          </table:table-cell>
          <table:table-cell/>
          <table:table-cell table:formula="of:=IF(AND([.C779]=&quot;обществознание&quot;;[.A779]=&quot;СЗ&quot;);[.D77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3" calcext:value-type="float">
            <text:p>373</text:p>
          </table:table-cell>
          <table:table-cell table:number-columns-repeated="11"/>
          <table:table-cell table:formula="of:=IF(AND([.C780]=&quot;обществознание&quot;;[.D780]&gt;299);[.D780];0)" office:value-type="float" office:value="0" calcext:value-type="float">
            <text:p>0</text:p>
          </table:table-cell>
          <table:table-cell/>
          <table:table-cell table:style-name="ce9" table:formula="of:=IF(AND([.C780]=&quot;физкультура&quot;;[.A780]=&quot;С&quot;);1;0)" office:value-type="float" office:value="0" calcext:value-type="float">
            <text:p>0</text:p>
          </table:table-cell>
          <table:table-cell/>
          <table:table-cell table:formula="of:=IF(AND([.C780]=&quot;обществознание&quot;;[.A780]=&quot;СЗ&quot;);[.D78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5" calcext:value-type="float">
            <text:p>905</text:p>
          </table:table-cell>
          <table:table-cell table:number-columns-repeated="11"/>
          <table:table-cell table:formula="of:=IF(AND([.C781]=&quot;обществознание&quot;;[.D781]&gt;299);[.D781];0)" office:value-type="float" office:value="0" calcext:value-type="float">
            <text:p>0</text:p>
          </table:table-cell>
          <table:table-cell/>
          <table:table-cell table:style-name="ce9" table:formula="of:=IF(AND([.C781]=&quot;физкультура&quot;;[.A781]=&quot;С&quot;);1;0)" office:value-type="float" office:value="0" calcext:value-type="float">
            <text:p>0</text:p>
          </table:table-cell>
          <table:table-cell/>
          <table:table-cell table:formula="of:=IF(AND([.C781]=&quot;обществознание&quot;;[.A781]=&quot;СЗ&quot;);[.D78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7" calcext:value-type="float">
            <text:p>327</text:p>
          </table:table-cell>
          <table:table-cell table:number-columns-repeated="11"/>
          <table:table-cell table:formula="of:=IF(AND([.C782]=&quot;обществознание&quot;;[.D782]&gt;299);[.D782];0)" office:value-type="float" office:value="0" calcext:value-type="float">
            <text:p>0</text:p>
          </table:table-cell>
          <table:table-cell/>
          <table:table-cell table:style-name="ce9" table:formula="of:=IF(AND([.C782]=&quot;физкультура&quot;;[.A782]=&quot;С&quot;);1;0)" office:value-type="float" office:value="0" calcext:value-type="float">
            <text:p>0</text:p>
          </table:table-cell>
          <table:table-cell/>
          <table:table-cell table:formula="of:=IF(AND([.C782]=&quot;обществознание&quot;;[.A782]=&quot;СЗ&quot;);[.D78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1"/>
          <table:table-cell table:formula="of:=IF(AND([.C783]=&quot;обществознание&quot;;[.D783]&gt;299);[.D783];0)" office:value-type="float" office:value="0" calcext:value-type="float">
            <text:p>0</text:p>
          </table:table-cell>
          <table:table-cell/>
          <table:table-cell table:style-name="ce9" table:formula="of:=IF(AND([.C783]=&quot;физкультура&quot;;[.A783]=&quot;С&quot;);1;0)" office:value-type="float" office:value="0" calcext:value-type="float">
            <text:p>0</text:p>
          </table:table-cell>
          <table:table-cell/>
          <table:table-cell table:formula="of:=IF(AND([.C783]=&quot;обществознание&quot;;[.A783]=&quot;СЗ&quot;);[.D78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7" calcext:value-type="float">
            <text:p>697</text:p>
          </table:table-cell>
          <table:table-cell table:number-columns-repeated="11"/>
          <table:table-cell table:formula="of:=IF(AND([.C784]=&quot;обществознание&quot;;[.D784]&gt;299);[.D784];0)" office:value-type="float" office:value="0" calcext:value-type="float">
            <text:p>0</text:p>
          </table:table-cell>
          <table:table-cell/>
          <table:table-cell table:style-name="ce9" table:formula="of:=IF(AND([.C784]=&quot;физкультура&quot;;[.A784]=&quot;С&quot;);1;0)" office:value-type="float" office:value="0" calcext:value-type="float">
            <text:p>0</text:p>
          </table:table-cell>
          <table:table-cell/>
          <table:table-cell table:formula="of:=IF(AND([.C784]=&quot;обществознание&quot;;[.A784]=&quot;СЗ&quot;);[.D78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11"/>
          <table:table-cell table:formula="of:=IF(AND([.C785]=&quot;обществознание&quot;;[.D785]&gt;299);[.D785];0)" office:value-type="float" office:value="385" calcext:value-type="float">
            <text:p>385</text:p>
          </table:table-cell>
          <table:table-cell/>
          <table:table-cell table:style-name="ce9" table:formula="of:=IF(AND([.C785]=&quot;физкультура&quot;;[.A785]=&quot;С&quot;);1;0)" office:value-type="float" office:value="0" calcext:value-type="float">
            <text:p>0</text:p>
          </table:table-cell>
          <table:table-cell/>
          <table:table-cell table:formula="of:=IF(AND([.C785]=&quot;обществознание&quot;;[.A785]=&quot;СЗ&quot;);[.D78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0" calcext:value-type="float">
            <text:p>710</text:p>
          </table:table-cell>
          <table:table-cell table:number-columns-repeated="11"/>
          <table:table-cell table:formula="of:=IF(AND([.C786]=&quot;обществознание&quot;;[.D786]&gt;299);[.D786];0)" office:value-type="float" office:value="710" calcext:value-type="float">
            <text:p>710</text:p>
          </table:table-cell>
          <table:table-cell/>
          <table:table-cell table:style-name="ce9" table:formula="of:=IF(AND([.C786]=&quot;физкультура&quot;;[.A786]=&quot;С&quot;);1;0)" office:value-type="float" office:value="0" calcext:value-type="float">
            <text:p>0</text:p>
          </table:table-cell>
          <table:table-cell/>
          <table:table-cell table:formula="of:=IF(AND([.C786]=&quot;обществознание&quot;;[.A786]=&quot;СЗ&quot;);[.D78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6" calcext:value-type="float">
            <text:p>266</text:p>
          </table:table-cell>
          <table:table-cell table:number-columns-repeated="11"/>
          <table:table-cell table:formula="of:=IF(AND([.C787]=&quot;обществознание&quot;;[.D787]&gt;299);[.D787];0)" office:value-type="float" office:value="0" calcext:value-type="float">
            <text:p>0</text:p>
          </table:table-cell>
          <table:table-cell/>
          <table:table-cell table:style-name="ce9" table:formula="of:=IF(AND([.C787]=&quot;физкультура&quot;;[.A787]=&quot;С&quot;);1;0)" office:value-type="float" office:value="0" calcext:value-type="float">
            <text:p>0</text:p>
          </table:table-cell>
          <table:table-cell/>
          <table:table-cell table:formula="of:=IF(AND([.C787]=&quot;обществознание&quot;;[.A787]=&quot;СЗ&quot;);[.D78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11"/>
          <table:table-cell table:formula="of:=IF(AND([.C788]=&quot;обществознание&quot;;[.D788]&gt;299);[.D788];0)" office:value-type="float" office:value="0" calcext:value-type="float">
            <text:p>0</text:p>
          </table:table-cell>
          <table:table-cell/>
          <table:table-cell table:style-name="ce9" table:formula="of:=IF(AND([.C788]=&quot;физкультура&quot;;[.A788]=&quot;С&quot;);1;0)" office:value-type="float" office:value="0" calcext:value-type="float">
            <text:p>0</text:p>
          </table:table-cell>
          <table:table-cell/>
          <table:table-cell table:formula="of:=IF(AND([.C788]=&quot;обществознание&quot;;[.A788]=&quot;СЗ&quot;);[.D78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11"/>
          <table:table-cell table:formula="of:=IF(AND([.C789]=&quot;обществознание&quot;;[.D789]&gt;299);[.D789];0)" office:value-type="float" office:value="0" calcext:value-type="float">
            <text:p>0</text:p>
          </table:table-cell>
          <table:table-cell/>
          <table:table-cell table:style-name="ce9" table:formula="of:=IF(AND([.C789]=&quot;физкультура&quot;;[.A789]=&quot;С&quot;);1;0)" office:value-type="float" office:value="0" calcext:value-type="float">
            <text:p>0</text:p>
          </table:table-cell>
          <table:table-cell/>
          <table:table-cell table:formula="of:=IF(AND([.C789]=&quot;обществознание&quot;;[.A789]=&quot;СЗ&quot;);[.D78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9" calcext:value-type="float">
            <text:p>239</text:p>
          </table:table-cell>
          <table:table-cell table:number-columns-repeated="11"/>
          <table:table-cell table:formula="of:=IF(AND([.C790]=&quot;обществознание&quot;;[.D790]&gt;299);[.D790];0)" office:value-type="float" office:value="0" calcext:value-type="float">
            <text:p>0</text:p>
          </table:table-cell>
          <table:table-cell/>
          <table:table-cell table:style-name="ce9" table:formula="of:=IF(AND([.C790]=&quot;физкультура&quot;;[.A790]=&quot;С&quot;);1;0)" office:value-type="float" office:value="0" calcext:value-type="float">
            <text:p>0</text:p>
          </table:table-cell>
          <table:table-cell/>
          <table:table-cell table:formula="of:=IF(AND([.C790]=&quot;обществознание&quot;;[.A790]=&quot;СЗ&quot;);[.D79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69" calcext:value-type="float">
            <text:p>569</text:p>
          </table:table-cell>
          <table:table-cell table:number-columns-repeated="11"/>
          <table:table-cell table:formula="of:=IF(AND([.C791]=&quot;обществознание&quot;;[.D791]&gt;299);[.D791];0)" office:value-type="float" office:value="0" calcext:value-type="float">
            <text:p>0</text:p>
          </table:table-cell>
          <table:table-cell/>
          <table:table-cell table:style-name="ce9" table:formula="of:=IF(AND([.C791]=&quot;физкультура&quot;;[.A791]=&quot;С&quot;);1;0)" office:value-type="float" office:value="0" calcext:value-type="float">
            <text:p>0</text:p>
          </table:table-cell>
          <table:table-cell/>
          <table:table-cell table:formula="of:=IF(AND([.C791]=&quot;обществознание&quot;;[.A791]=&quot;СЗ&quot;);[.D79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1"/>
          <table:table-cell table:formula="of:=IF(AND([.C792]=&quot;обществознание&quot;;[.D792]&gt;299);[.D792];0)" office:value-type="float" office:value="0" calcext:value-type="float">
            <text:p>0</text:p>
          </table:table-cell>
          <table:table-cell/>
          <table:table-cell table:style-name="ce9" table:formula="of:=IF(AND([.C792]=&quot;физкультура&quot;;[.A792]=&quot;С&quot;);1;0)" office:value-type="float" office:value="0" calcext:value-type="float">
            <text:p>0</text:p>
          </table:table-cell>
          <table:table-cell/>
          <table:table-cell table:formula="of:=IF(AND([.C792]=&quot;обществознание&quot;;[.A792]=&quot;СЗ&quot;);[.D79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11"/>
          <table:table-cell table:formula="of:=IF(AND([.C793]=&quot;обществознание&quot;;[.D793]&gt;299);[.D793];0)" office:value-type="float" office:value="356" calcext:value-type="float">
            <text:p>356</text:p>
          </table:table-cell>
          <table:table-cell/>
          <table:table-cell table:style-name="ce9" table:formula="of:=IF(AND([.C793]=&quot;физкультура&quot;;[.A793]=&quot;С&quot;);1;0)" office:value-type="float" office:value="0" calcext:value-type="float">
            <text:p>0</text:p>
          </table:table-cell>
          <table:table-cell/>
          <table:table-cell table:formula="of:=IF(AND([.C793]=&quot;обществознание&quot;;[.A793]=&quot;СЗ&quot;);[.D79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11"/>
          <table:table-cell table:formula="of:=IF(AND([.C794]=&quot;обществознание&quot;;[.D794]&gt;299);[.D794];0)" office:value-type="float" office:value="0" calcext:value-type="float">
            <text:p>0</text:p>
          </table:table-cell>
          <table:table-cell/>
          <table:table-cell table:style-name="ce9" table:formula="of:=IF(AND([.C794]=&quot;физкультура&quot;;[.A794]=&quot;С&quot;);1;0)" office:value-type="float" office:value="0" calcext:value-type="float">
            <text:p>0</text:p>
          </table:table-cell>
          <table:table-cell/>
          <table:table-cell table:formula="of:=IF(AND([.C794]=&quot;обществознание&quot;;[.A794]=&quot;СЗ&quot;);[.D79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1"/>
          <table:table-cell table:formula="of:=IF(AND([.C795]=&quot;обществознание&quot;;[.D795]&gt;299);[.D795];0)" office:value-type="float" office:value="0" calcext:value-type="float">
            <text:p>0</text:p>
          </table:table-cell>
          <table:table-cell/>
          <table:table-cell table:style-name="ce9" table:formula="of:=IF(AND([.C795]=&quot;физкультура&quot;;[.A795]=&quot;С&quot;);1;0)" office:value-type="float" office:value="0" calcext:value-type="float">
            <text:p>0</text:p>
          </table:table-cell>
          <table:table-cell/>
          <table:table-cell table:formula="of:=IF(AND([.C795]=&quot;обществознание&quot;;[.A795]=&quot;СЗ&quot;);[.D79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5" calcext:value-type="float">
            <text:p>615</text:p>
          </table:table-cell>
          <table:table-cell table:number-columns-repeated="11"/>
          <table:table-cell table:formula="of:=IF(AND([.C796]=&quot;обществознание&quot;;[.D796]&gt;299);[.D796];0)" office:value-type="float" office:value="615" calcext:value-type="float">
            <text:p>615</text:p>
          </table:table-cell>
          <table:table-cell/>
          <table:table-cell table:style-name="ce9" table:formula="of:=IF(AND([.C796]=&quot;физкультура&quot;;[.A796]=&quot;С&quot;);1;0)" office:value-type="float" office:value="0" calcext:value-type="float">
            <text:p>0</text:p>
          </table:table-cell>
          <table:table-cell/>
          <table:table-cell table:formula="of:=IF(AND([.C796]=&quot;обществознание&quot;;[.A796]=&quot;СЗ&quot;);[.D79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7" calcext:value-type="float">
            <text:p>877</text:p>
          </table:table-cell>
          <table:table-cell table:number-columns-repeated="11"/>
          <table:table-cell table:formula="of:=IF(AND([.C797]=&quot;обществознание&quot;;[.D797]&gt;299);[.D797];0)" office:value-type="float" office:value="877" calcext:value-type="float">
            <text:p>877</text:p>
          </table:table-cell>
          <table:table-cell/>
          <table:table-cell table:style-name="ce9" table:formula="of:=IF(AND([.C797]=&quot;физкультура&quot;;[.A797]=&quot;С&quot;);1;0)" office:value-type="float" office:value="0" calcext:value-type="float">
            <text:p>0</text:p>
          </table:table-cell>
          <table:table-cell/>
          <table:table-cell table:formula="of:=IF(AND([.C797]=&quot;обществознание&quot;;[.A797]=&quot;СЗ&quot;);[.D79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11"/>
          <table:table-cell table:formula="of:=IF(AND([.C798]=&quot;обществознание&quot;;[.D798]&gt;299);[.D798];0)" office:value-type="float" office:value="0" calcext:value-type="float">
            <text:p>0</text:p>
          </table:table-cell>
          <table:table-cell/>
          <table:table-cell table:style-name="ce9" table:formula="of:=IF(AND([.C798]=&quot;физкультура&quot;;[.A798]=&quot;С&quot;);1;0)" office:value-type="float" office:value="0" calcext:value-type="float">
            <text:p>0</text:p>
          </table:table-cell>
          <table:table-cell/>
          <table:table-cell table:formula="of:=IF(AND([.C798]=&quot;обществознание&quot;;[.A798]=&quot;СЗ&quot;);[.D79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4" calcext:value-type="float">
            <text:p>914</text:p>
          </table:table-cell>
          <table:table-cell table:number-columns-repeated="11"/>
          <table:table-cell table:formula="of:=IF(AND([.C799]=&quot;обществознание&quot;;[.D799]&gt;299);[.D799];0)" office:value-type="float" office:value="0" calcext:value-type="float">
            <text:p>0</text:p>
          </table:table-cell>
          <table:table-cell/>
          <table:table-cell table:style-name="ce9" table:formula="of:=IF(AND([.C799]=&quot;физкультура&quot;;[.A799]=&quot;С&quot;);1;0)" office:value-type="float" office:value="1" calcext:value-type="float">
            <text:p>1</text:p>
          </table:table-cell>
          <table:table-cell/>
          <table:table-cell table:formula="of:=IF(AND([.C799]=&quot;обществознание&quot;;[.A799]=&quot;СЗ&quot;);[.D79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28" calcext:value-type="float">
            <text:p>828</text:p>
          </table:table-cell>
          <table:table-cell table:number-columns-repeated="11"/>
          <table:table-cell table:formula="of:=IF(AND([.C800]=&quot;обществознание&quot;;[.D800]&gt;299);[.D800];0)" office:value-type="float" office:value="0" calcext:value-type="float">
            <text:p>0</text:p>
          </table:table-cell>
          <table:table-cell/>
          <table:table-cell table:style-name="ce9" table:formula="of:=IF(AND([.C800]=&quot;физкультура&quot;;[.A800]=&quot;С&quot;);1;0)" office:value-type="float" office:value="0" calcext:value-type="float">
            <text:p>0</text:p>
          </table:table-cell>
          <table:table-cell/>
          <table:table-cell table:formula="of:=IF(AND([.C800]=&quot;обществознание&quot;;[.A800]=&quot;СЗ&quot;);[.D80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11"/>
          <table:table-cell table:formula="of:=IF(AND([.C801]=&quot;обществознание&quot;;[.D801]&gt;299);[.D801];0)" office:value-type="float" office:value="0" calcext:value-type="float">
            <text:p>0</text:p>
          </table:table-cell>
          <table:table-cell/>
          <table:table-cell table:style-name="ce9" table:formula="of:=IF(AND([.C801]=&quot;физкультура&quot;;[.A801]=&quot;С&quot;);1;0)" office:value-type="float" office:value="0" calcext:value-type="float">
            <text:p>0</text:p>
          </table:table-cell>
          <table:table-cell/>
          <table:table-cell table:formula="of:=IF(AND([.C801]=&quot;обществознание&quot;;[.A801]=&quot;СЗ&quot;);[.D80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11"/>
          <table:table-cell table:formula="of:=IF(AND([.C802]=&quot;обществознание&quot;;[.D802]&gt;299);[.D802];0)" office:value-type="float" office:value="0" calcext:value-type="float">
            <text:p>0</text:p>
          </table:table-cell>
          <table:table-cell/>
          <table:table-cell table:style-name="ce9" table:formula="of:=IF(AND([.C802]=&quot;физкультура&quot;;[.A802]=&quot;С&quot;);1;0)" office:value-type="float" office:value="0" calcext:value-type="float">
            <text:p>0</text:p>
          </table:table-cell>
          <table:table-cell/>
          <table:table-cell table:formula="of:=IF(AND([.C802]=&quot;обществознание&quot;;[.A802]=&quot;СЗ&quot;);[.D80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11"/>
          <table:table-cell table:formula="of:=IF(AND([.C803]=&quot;обществознание&quot;;[.D803]&gt;299);[.D803];0)" office:value-type="float" office:value="0" calcext:value-type="float">
            <text:p>0</text:p>
          </table:table-cell>
          <table:table-cell/>
          <table:table-cell table:style-name="ce9" table:formula="of:=IF(AND([.C803]=&quot;физкультура&quot;;[.A803]=&quot;С&quot;);1;0)" office:value-type="float" office:value="0" calcext:value-type="float">
            <text:p>0</text:p>
          </table:table-cell>
          <table:table-cell/>
          <table:table-cell table:formula="of:=IF(AND([.C803]=&quot;обществознание&quot;;[.A803]=&quot;СЗ&quot;);[.D80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11"/>
          <table:table-cell table:formula="of:=IF(AND([.C804]=&quot;обществознание&quot;;[.D804]&gt;299);[.D804];0)" office:value-type="float" office:value="0" calcext:value-type="float">
            <text:p>0</text:p>
          </table:table-cell>
          <table:table-cell/>
          <table:table-cell table:style-name="ce9" table:formula="of:=IF(AND([.C804]=&quot;физкультура&quot;;[.A804]=&quot;С&quot;);1;0)" office:value-type="float" office:value="0" calcext:value-type="float">
            <text:p>0</text:p>
          </table:table-cell>
          <table:table-cell/>
          <table:table-cell table:formula="of:=IF(AND([.C804]=&quot;обществознание&quot;;[.A804]=&quot;СЗ&quot;);[.D80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0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5" calcext:value-type="float">
            <text:p>675</text:p>
          </table:table-cell>
          <table:table-cell table:number-columns-repeated="11"/>
          <table:table-cell table:formula="of:=IF(AND([.C805]=&quot;обществознание&quot;;[.D805]&gt;299);[.D805];0)" office:value-type="float" office:value="675" calcext:value-type="float">
            <text:p>675</text:p>
          </table:table-cell>
          <table:table-cell/>
          <table:table-cell table:style-name="ce9" table:formula="of:=IF(AND([.C805]=&quot;физкультура&quot;;[.A805]=&quot;С&quot;);1;0)" office:value-type="float" office:value="0" calcext:value-type="float">
            <text:p>0</text:p>
          </table:table-cell>
          <table:table-cell/>
          <table:table-cell table:formula="of:=IF(AND([.C805]=&quot;обществознание&quot;;[.A805]=&quot;СЗ&quot;);[.D80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1"/>
          <table:table-cell table:formula="of:=IF(AND([.C806]=&quot;обществознание&quot;;[.D806]&gt;299);[.D806];0)" office:value-type="float" office:value="0" calcext:value-type="float">
            <text:p>0</text:p>
          </table:table-cell>
          <table:table-cell/>
          <table:table-cell table:style-name="ce9" table:formula="of:=IF(AND([.C806]=&quot;физкультура&quot;;[.A806]=&quot;С&quot;);1;0)" office:value-type="float" office:value="0" calcext:value-type="float">
            <text:p>0</text:p>
          </table:table-cell>
          <table:table-cell/>
          <table:table-cell table:formula="of:=IF(AND([.C806]=&quot;обществознание&quot;;[.A806]=&quot;СЗ&quot;);[.D80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11"/>
          <table:table-cell table:formula="of:=IF(AND([.C807]=&quot;обществознание&quot;;[.D807]&gt;299);[.D807];0)" office:value-type="float" office:value="0" calcext:value-type="float">
            <text:p>0</text:p>
          </table:table-cell>
          <table:table-cell/>
          <table:table-cell table:style-name="ce9" table:formula="of:=IF(AND([.C807]=&quot;физкультура&quot;;[.A807]=&quot;С&quot;);1;0)" office:value-type="float" office:value="1" calcext:value-type="float">
            <text:p>1</text:p>
          </table:table-cell>
          <table:table-cell/>
          <table:table-cell table:formula="of:=IF(AND([.C807]=&quot;обществознание&quot;;[.A807]=&quot;СЗ&quot;);[.D80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11"/>
          <table:table-cell table:formula="of:=IF(AND([.C808]=&quot;обществознание&quot;;[.D808]&gt;299);[.D808];0)" office:value-type="float" office:value="0" calcext:value-type="float">
            <text:p>0</text:p>
          </table:table-cell>
          <table:table-cell/>
          <table:table-cell table:style-name="ce9" table:formula="of:=IF(AND([.C808]=&quot;физкультура&quot;;[.A808]=&quot;С&quot;);1;0)" office:value-type="float" office:value="0" calcext:value-type="float">
            <text:p>0</text:p>
          </table:table-cell>
          <table:table-cell/>
          <table:table-cell table:formula="of:=IF(AND([.C808]=&quot;обществознание&quot;;[.A808]=&quot;СЗ&quot;);[.D80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53" calcext:value-type="float">
            <text:p>653</text:p>
          </table:table-cell>
          <table:table-cell table:number-columns-repeated="11"/>
          <table:table-cell table:formula="of:=IF(AND([.C809]=&quot;обществознание&quot;;[.D809]&gt;299);[.D809];0)" office:value-type="float" office:value="0" calcext:value-type="float">
            <text:p>0</text:p>
          </table:table-cell>
          <table:table-cell/>
          <table:table-cell table:style-name="ce9" table:formula="of:=IF(AND([.C809]=&quot;физкультура&quot;;[.A809]=&quot;С&quot;);1;0)" office:value-type="float" office:value="0" calcext:value-type="float">
            <text:p>0</text:p>
          </table:table-cell>
          <table:table-cell/>
          <table:table-cell table:formula="of:=IF(AND([.C809]=&quot;обществознание&quot;;[.A809]=&quot;СЗ&quot;);[.D80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number-columns-repeated="11"/>
          <table:table-cell table:formula="of:=IF(AND([.C810]=&quot;обществознание&quot;;[.D810]&gt;299);[.D810];0)" office:value-type="float" office:value="0" calcext:value-type="float">
            <text:p>0</text:p>
          </table:table-cell>
          <table:table-cell/>
          <table:table-cell table:style-name="ce9" table:formula="of:=IF(AND([.C810]=&quot;физкультура&quot;;[.A810]=&quot;С&quot;);1;0)" office:value-type="float" office:value="0" calcext:value-type="float">
            <text:p>0</text:p>
          </table:table-cell>
          <table:table-cell/>
          <table:table-cell table:formula="of:=IF(AND([.C810]=&quot;обществознание&quot;;[.A810]=&quot;СЗ&quot;);[.D81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1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1" calcext:value-type="float">
            <text:p>811</text:p>
          </table:table-cell>
          <table:table-cell table:number-columns-repeated="11"/>
          <table:table-cell table:formula="of:=IF(AND([.C811]=&quot;обществознание&quot;;[.D811]&gt;299);[.D811];0)" office:value-type="float" office:value="0" calcext:value-type="float">
            <text:p>0</text:p>
          </table:table-cell>
          <table:table-cell/>
          <table:table-cell table:style-name="ce9" table:formula="of:=IF(AND([.C811]=&quot;физкультура&quot;;[.A811]=&quot;С&quot;);1;0)" office:value-type="float" office:value="0" calcext:value-type="float">
            <text:p>0</text:p>
          </table:table-cell>
          <table:table-cell/>
          <table:table-cell table:formula="of:=IF(AND([.C811]=&quot;обществознание&quot;;[.A811]=&quot;СЗ&quot;);[.D81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1"/>
          <table:table-cell table:formula="of:=IF(AND([.C812]=&quot;обществознание&quot;;[.D812]&gt;299);[.D812];0)" office:value-type="float" office:value="0" calcext:value-type="float">
            <text:p>0</text:p>
          </table:table-cell>
          <table:table-cell/>
          <table:table-cell table:style-name="ce9" table:formula="of:=IF(AND([.C812]=&quot;физкультура&quot;;[.A812]=&quot;С&quot;);1;0)" office:value-type="float" office:value="0" calcext:value-type="float">
            <text:p>0</text:p>
          </table:table-cell>
          <table:table-cell/>
          <table:table-cell table:formula="of:=IF(AND([.C812]=&quot;обществознание&quot;;[.A812]=&quot;СЗ&quot;);[.D81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0" calcext:value-type="float">
            <text:p>900</text:p>
          </table:table-cell>
          <table:table-cell table:number-columns-repeated="11"/>
          <table:table-cell table:formula="of:=IF(AND([.C813]=&quot;обществознание&quot;;[.D813]&gt;299);[.D813];0)" office:value-type="float" office:value="900" calcext:value-type="float">
            <text:p>900</text:p>
          </table:table-cell>
          <table:table-cell/>
          <table:table-cell table:style-name="ce9" table:formula="of:=IF(AND([.C813]=&quot;физкультура&quot;;[.A813]=&quot;С&quot;);1;0)" office:value-type="float" office:value="0" calcext:value-type="float">
            <text:p>0</text:p>
          </table:table-cell>
          <table:table-cell/>
          <table:table-cell table:formula="of:=IF(AND([.C813]=&quot;обществознание&quot;;[.A813]=&quot;СЗ&quot;);[.D81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1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61" calcext:value-type="float">
            <text:p>261</text:p>
          </table:table-cell>
          <table:table-cell table:number-columns-repeated="11"/>
          <table:table-cell table:formula="of:=IF(AND([.C814]=&quot;обществознание&quot;;[.D814]&gt;299);[.D814];0)" office:value-type="float" office:value="0" calcext:value-type="float">
            <text:p>0</text:p>
          </table:table-cell>
          <table:table-cell/>
          <table:table-cell table:style-name="ce9" table:formula="of:=IF(AND([.C814]=&quot;физкультура&quot;;[.A814]=&quot;С&quot;);1;0)" office:value-type="float" office:value="0" calcext:value-type="float">
            <text:p>0</text:p>
          </table:table-cell>
          <table:table-cell/>
          <table:table-cell table:formula="of:=IF(AND([.C814]=&quot;обществознание&quot;;[.A814]=&quot;СЗ&quot;);[.D81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1" calcext:value-type="float">
            <text:p>471</text:p>
          </table:table-cell>
          <table:table-cell table:number-columns-repeated="11"/>
          <table:table-cell table:formula="of:=IF(AND([.C815]=&quot;обществознание&quot;;[.D815]&gt;299);[.D815];0)" office:value-type="float" office:value="471" calcext:value-type="float">
            <text:p>471</text:p>
          </table:table-cell>
          <table:table-cell/>
          <table:table-cell table:style-name="ce9" table:formula="of:=IF(AND([.C815]=&quot;физкультура&quot;;[.A815]=&quot;С&quot;);1;0)" office:value-type="float" office:value="0" calcext:value-type="float">
            <text:p>0</text:p>
          </table:table-cell>
          <table:table-cell/>
          <table:table-cell table:formula="of:=IF(AND([.C815]=&quot;обществознание&quot;;[.A815]=&quot;СЗ&quot;);[.D81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11"/>
          <table:table-cell table:formula="of:=IF(AND([.C816]=&quot;обществознание&quot;;[.D816]&gt;299);[.D816];0)" office:value-type="float" office:value="833" calcext:value-type="float">
            <text:p>833</text:p>
          </table:table-cell>
          <table:table-cell/>
          <table:table-cell table:style-name="ce9" table:formula="of:=IF(AND([.C816]=&quot;физкультура&quot;;[.A816]=&quot;С&quot;);1;0)" office:value-type="float" office:value="0" calcext:value-type="float">
            <text:p>0</text:p>
          </table:table-cell>
          <table:table-cell/>
          <table:table-cell table:formula="of:=IF(AND([.C816]=&quot;обществознание&quot;;[.A816]=&quot;СЗ&quot;);[.D81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1"/>
          <table:table-cell table:formula="of:=IF(AND([.C817]=&quot;обществознание&quot;;[.D817]&gt;299);[.D817];0)" office:value-type="float" office:value="0" calcext:value-type="float">
            <text:p>0</text:p>
          </table:table-cell>
          <table:table-cell/>
          <table:table-cell table:style-name="ce9" table:formula="of:=IF(AND([.C817]=&quot;физкультура&quot;;[.A817]=&quot;С&quot;);1;0)" office:value-type="float" office:value="0" calcext:value-type="float">
            <text:p>0</text:p>
          </table:table-cell>
          <table:table-cell/>
          <table:table-cell table:formula="of:=IF(AND([.C817]=&quot;обществознание&quot;;[.A817]=&quot;СЗ&quot;);[.D81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9" calcext:value-type="float">
            <text:p>649</text:p>
          </table:table-cell>
          <table:table-cell table:number-columns-repeated="11"/>
          <table:table-cell table:formula="of:=IF(AND([.C818]=&quot;обществознание&quot;;[.D818]&gt;299);[.D818];0)" office:value-type="float" office:value="0" calcext:value-type="float">
            <text:p>0</text:p>
          </table:table-cell>
          <table:table-cell/>
          <table:table-cell table:style-name="ce9" table:formula="of:=IF(AND([.C818]=&quot;физкультура&quot;;[.A818]=&quot;С&quot;);1;0)" office:value-type="float" office:value="0" calcext:value-type="float">
            <text:p>0</text:p>
          </table:table-cell>
          <table:table-cell/>
          <table:table-cell table:formula="of:=IF(AND([.C818]=&quot;обществознание&quot;;[.A818]=&quot;СЗ&quot;);[.D81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11"/>
          <table:table-cell table:formula="of:=IF(AND([.C819]=&quot;обществознание&quot;;[.D819]&gt;299);[.D819];0)" office:value-type="float" office:value="0" calcext:value-type="float">
            <text:p>0</text:p>
          </table:table-cell>
          <table:table-cell/>
          <table:table-cell table:style-name="ce9" table:formula="of:=IF(AND([.C819]=&quot;физкультура&quot;;[.A819]=&quot;С&quot;);1;0)" office:value-type="float" office:value="0" calcext:value-type="float">
            <text:p>0</text:p>
          </table:table-cell>
          <table:table-cell/>
          <table:table-cell table:formula="of:=IF(AND([.C819]=&quot;обществознание&quot;;[.A819]=&quot;СЗ&quot;);[.D81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1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1"/>
          <table:table-cell table:formula="of:=IF(AND([.C820]=&quot;обществознание&quot;;[.D820]&gt;299);[.D820];0)" office:value-type="float" office:value="0" calcext:value-type="float">
            <text:p>0</text:p>
          </table:table-cell>
          <table:table-cell/>
          <table:table-cell table:style-name="ce9" table:formula="of:=IF(AND([.C820]=&quot;физкультура&quot;;[.A820]=&quot;С&quot;);1;0)" office:value-type="float" office:value="0" calcext:value-type="float">
            <text:p>0</text:p>
          </table:table-cell>
          <table:table-cell/>
          <table:table-cell table:formula="of:=IF(AND([.C820]=&quot;обществознание&quot;;[.A820]=&quot;СЗ&quot;);[.D82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58" calcext:value-type="float">
            <text:p>658</text:p>
          </table:table-cell>
          <table:table-cell table:number-columns-repeated="11"/>
          <table:table-cell table:formula="of:=IF(AND([.C821]=&quot;обществознание&quot;;[.D821]&gt;299);[.D821];0)" office:value-type="float" office:value="0" calcext:value-type="float">
            <text:p>0</text:p>
          </table:table-cell>
          <table:table-cell/>
          <table:table-cell table:style-name="ce9" table:formula="of:=IF(AND([.C821]=&quot;физкультура&quot;;[.A821]=&quot;С&quot;);1;0)" office:value-type="float" office:value="0" calcext:value-type="float">
            <text:p>0</text:p>
          </table:table-cell>
          <table:table-cell/>
          <table:table-cell table:formula="of:=IF(AND([.C821]=&quot;обществознание&quot;;[.A821]=&quot;СЗ&quot;);[.D82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64" calcext:value-type="float">
            <text:p>664</text:p>
          </table:table-cell>
          <table:table-cell table:number-columns-repeated="11"/>
          <table:table-cell table:formula="of:=IF(AND([.C822]=&quot;обществознание&quot;;[.D822]&gt;299);[.D822];0)" office:value-type="float" office:value="0" calcext:value-type="float">
            <text:p>0</text:p>
          </table:table-cell>
          <table:table-cell/>
          <table:table-cell table:style-name="ce9" table:formula="of:=IF(AND([.C822]=&quot;физкультура&quot;;[.A822]=&quot;С&quot;);1;0)" office:value-type="float" office:value="0" calcext:value-type="float">
            <text:p>0</text:p>
          </table:table-cell>
          <table:table-cell/>
          <table:table-cell table:formula="of:=IF(AND([.C822]=&quot;обществознание&quot;;[.A822]=&quot;СЗ&quot;);[.D82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2" calcext:value-type="float">
            <text:p>242</text:p>
          </table:table-cell>
          <table:table-cell table:number-columns-repeated="11"/>
          <table:table-cell table:formula="of:=IF(AND([.C823]=&quot;обществознание&quot;;[.D823]&gt;299);[.D823];0)" office:value-type="float" office:value="0" calcext:value-type="float">
            <text:p>0</text:p>
          </table:table-cell>
          <table:table-cell/>
          <table:table-cell table:style-name="ce9" table:formula="of:=IF(AND([.C823]=&quot;физкультура&quot;;[.A823]=&quot;С&quot;);1;0)" office:value-type="float" office:value="1" calcext:value-type="float">
            <text:p>1</text:p>
          </table:table-cell>
          <table:table-cell/>
          <table:table-cell table:formula="of:=IF(AND([.C823]=&quot;обществознание&quot;;[.A823]=&quot;СЗ&quot;);[.D82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6" calcext:value-type="float">
            <text:p>916</text:p>
          </table:table-cell>
          <table:table-cell table:number-columns-repeated="11"/>
          <table:table-cell table:formula="of:=IF(AND([.C824]=&quot;обществознание&quot;;[.D824]&gt;299);[.D824];0)" office:value-type="float" office:value="0" calcext:value-type="float">
            <text:p>0</text:p>
          </table:table-cell>
          <table:table-cell/>
          <table:table-cell table:style-name="ce9" table:formula="of:=IF(AND([.C824]=&quot;физкультура&quot;;[.A824]=&quot;С&quot;);1;0)" office:value-type="float" office:value="0" calcext:value-type="float">
            <text:p>0</text:p>
          </table:table-cell>
          <table:table-cell/>
          <table:table-cell table:formula="of:=IF(AND([.C824]=&quot;обществознание&quot;;[.A824]=&quot;СЗ&quot;);[.D82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2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1"/>
          <table:table-cell table:formula="of:=IF(AND([.C825]=&quot;обществознание&quot;;[.D825]&gt;299);[.D825];0)" office:value-type="float" office:value="0" calcext:value-type="float">
            <text:p>0</text:p>
          </table:table-cell>
          <table:table-cell/>
          <table:table-cell table:style-name="ce9" table:formula="of:=IF(AND([.C825]=&quot;физкультура&quot;;[.A825]=&quot;С&quot;);1;0)" office:value-type="float" office:value="0" calcext:value-type="float">
            <text:p>0</text:p>
          </table:table-cell>
          <table:table-cell/>
          <table:table-cell table:formula="of:=IF(AND([.C825]=&quot;обществознание&quot;;[.A825]=&quot;СЗ&quot;);[.D82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37" calcext:value-type="float">
            <text:p>937</text:p>
          </table:table-cell>
          <table:table-cell table:number-columns-repeated="11"/>
          <table:table-cell table:formula="of:=IF(AND([.C826]=&quot;обществознание&quot;;[.D826]&gt;299);[.D826];0)" office:value-type="float" office:value="0" calcext:value-type="float">
            <text:p>0</text:p>
          </table:table-cell>
          <table:table-cell/>
          <table:table-cell table:style-name="ce9" table:formula="of:=IF(AND([.C826]=&quot;физкультура&quot;;[.A826]=&quot;С&quot;);1;0)" office:value-type="float" office:value="0" calcext:value-type="float">
            <text:p>0</text:p>
          </table:table-cell>
          <table:table-cell/>
          <table:table-cell table:formula="of:=IF(AND([.C826]=&quot;обществознание&quot;;[.A826]=&quot;СЗ&quot;);[.D82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1"/>
          <table:table-cell table:formula="of:=IF(AND([.C827]=&quot;обществознание&quot;;[.D827]&gt;299);[.D827];0)" office:value-type="float" office:value="0" calcext:value-type="float">
            <text:p>0</text:p>
          </table:table-cell>
          <table:table-cell/>
          <table:table-cell table:style-name="ce9" table:formula="of:=IF(AND([.C827]=&quot;физкультура&quot;;[.A827]=&quot;С&quot;);1;0)" office:value-type="float" office:value="0" calcext:value-type="float">
            <text:p>0</text:p>
          </table:table-cell>
          <table:table-cell/>
          <table:table-cell table:formula="of:=IF(AND([.C827]=&quot;обществознание&quot;;[.A827]=&quot;СЗ&quot;);[.D82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83" calcext:value-type="float">
            <text:p>883</text:p>
          </table:table-cell>
          <table:table-cell table:number-columns-repeated="11"/>
          <table:table-cell table:formula="of:=IF(AND([.C828]=&quot;обществознание&quot;;[.D828]&gt;299);[.D828];0)" office:value-type="float" office:value="0" calcext:value-type="float">
            <text:p>0</text:p>
          </table:table-cell>
          <table:table-cell/>
          <table:table-cell table:style-name="ce9" table:formula="of:=IF(AND([.C828]=&quot;физкультура&quot;;[.A828]=&quot;С&quot;);1;0)" office:value-type="float" office:value="0" calcext:value-type="float">
            <text:p>0</text:p>
          </table:table-cell>
          <table:table-cell/>
          <table:table-cell table:formula="of:=IF(AND([.C828]=&quot;обществознание&quot;;[.A828]=&quot;СЗ&quot;);[.D82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0" calcext:value-type="float">
            <text:p>670</text:p>
          </table:table-cell>
          <table:table-cell table:number-columns-repeated="11"/>
          <table:table-cell table:formula="of:=IF(AND([.C829]=&quot;обществознание&quot;;[.D829]&gt;299);[.D829];0)" office:value-type="float" office:value="0" calcext:value-type="float">
            <text:p>0</text:p>
          </table:table-cell>
          <table:table-cell/>
          <table:table-cell table:style-name="ce9" table:formula="of:=IF(AND([.C829]=&quot;физкультура&quot;;[.A829]=&quot;С&quot;);1;0)" office:value-type="float" office:value="0" calcext:value-type="float">
            <text:p>0</text:p>
          </table:table-cell>
          <table:table-cell/>
          <table:table-cell table:formula="of:=IF(AND([.C829]=&quot;обществознание&quot;;[.A829]=&quot;СЗ&quot;);[.D82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6" calcext:value-type="float">
            <text:p>626</text:p>
          </table:table-cell>
          <table:table-cell table:number-columns-repeated="11"/>
          <table:table-cell table:formula="of:=IF(AND([.C830]=&quot;обществознание&quot;;[.D830]&gt;299);[.D830];0)" office:value-type="float" office:value="0" calcext:value-type="float">
            <text:p>0</text:p>
          </table:table-cell>
          <table:table-cell/>
          <table:table-cell table:style-name="ce9" table:formula="of:=IF(AND([.C830]=&quot;физкультура&quot;;[.A830]=&quot;С&quot;);1;0)" office:value-type="float" office:value="0" calcext:value-type="float">
            <text:p>0</text:p>
          </table:table-cell>
          <table:table-cell/>
          <table:table-cell table:formula="of:=IF(AND([.C830]=&quot;обществознание&quot;;[.A830]=&quot;СЗ&quot;);[.D83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3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11"/>
          <table:table-cell table:formula="of:=IF(AND([.C831]=&quot;обществознание&quot;;[.D831]&gt;299);[.D831];0)" office:value-type="float" office:value="0" calcext:value-type="float">
            <text:p>0</text:p>
          </table:table-cell>
          <table:table-cell/>
          <table:table-cell table:style-name="ce9" table:formula="of:=IF(AND([.C831]=&quot;физкультура&quot;;[.A831]=&quot;С&quot;);1;0)" office:value-type="float" office:value="0" calcext:value-type="float">
            <text:p>0</text:p>
          </table:table-cell>
          <table:table-cell/>
          <table:table-cell table:formula="of:=IF(AND([.C831]=&quot;обществознание&quot;;[.A831]=&quot;СЗ&quot;);[.D83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9" calcext:value-type="float">
            <text:p>729</text:p>
          </table:table-cell>
          <table:table-cell table:number-columns-repeated="11"/>
          <table:table-cell table:formula="of:=IF(AND([.C832]=&quot;обществознание&quot;;[.D832]&gt;299);[.D832];0)" office:value-type="float" office:value="0" calcext:value-type="float">
            <text:p>0</text:p>
          </table:table-cell>
          <table:table-cell/>
          <table:table-cell table:style-name="ce9" table:formula="of:=IF(AND([.C832]=&quot;физкультура&quot;;[.A832]=&quot;С&quot;);1;0)" office:value-type="float" office:value="0" calcext:value-type="float">
            <text:p>0</text:p>
          </table:table-cell>
          <table:table-cell/>
          <table:table-cell table:formula="of:=IF(AND([.C832]=&quot;обществознание&quot;;[.A832]=&quot;СЗ&quot;);[.D83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11"/>
          <table:table-cell table:formula="of:=IF(AND([.C833]=&quot;обществознание&quot;;[.D833]&gt;299);[.D833];0)" office:value-type="float" office:value="0" calcext:value-type="float">
            <text:p>0</text:p>
          </table:table-cell>
          <table:table-cell/>
          <table:table-cell table:style-name="ce9" table:formula="of:=IF(AND([.C833]=&quot;физкультура&quot;;[.A833]=&quot;С&quot;);1;0)" office:value-type="float" office:value="1" calcext:value-type="float">
            <text:p>1</text:p>
          </table:table-cell>
          <table:table-cell/>
          <table:table-cell table:formula="of:=IF(AND([.C833]=&quot;обществознание&quot;;[.A833]=&quot;СЗ&quot;);[.D83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2" calcext:value-type="float">
            <text:p>672</text:p>
          </table:table-cell>
          <table:table-cell table:number-columns-repeated="11"/>
          <table:table-cell table:formula="of:=IF(AND([.C834]=&quot;обществознание&quot;;[.D834]&gt;299);[.D834];0)" office:value-type="float" office:value="0" calcext:value-type="float">
            <text:p>0</text:p>
          </table:table-cell>
          <table:table-cell/>
          <table:table-cell table:style-name="ce9" table:formula="of:=IF(AND([.C834]=&quot;физкультура&quot;;[.A834]=&quot;С&quot;);1;0)" office:value-type="float" office:value="0" calcext:value-type="float">
            <text:p>0</text:p>
          </table:table-cell>
          <table:table-cell/>
          <table:table-cell table:formula="of:=IF(AND([.C834]=&quot;обществознание&quot;;[.A834]=&quot;СЗ&quot;);[.D83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3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8" calcext:value-type="float">
            <text:p>808</text:p>
          </table:table-cell>
          <table:table-cell table:number-columns-repeated="11"/>
          <table:table-cell table:formula="of:=IF(AND([.C835]=&quot;обществознание&quot;;[.D835]&gt;299);[.D835];0)" office:value-type="float" office:value="0" calcext:value-type="float">
            <text:p>0</text:p>
          </table:table-cell>
          <table:table-cell/>
          <table:table-cell table:style-name="ce9" table:formula="of:=IF(AND([.C835]=&quot;физкультура&quot;;[.A835]=&quot;С&quot;);1;0)" office:value-type="float" office:value="0" calcext:value-type="float">
            <text:p>0</text:p>
          </table:table-cell>
          <table:table-cell/>
          <table:table-cell table:formula="of:=IF(AND([.C835]=&quot;обществознание&quot;;[.A835]=&quot;СЗ&quot;);[.D83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11"/>
          <table:table-cell table:formula="of:=IF(AND([.C836]=&quot;обществознание&quot;;[.D836]&gt;299);[.D836];0)" office:value-type="float" office:value="0" calcext:value-type="float">
            <text:p>0</text:p>
          </table:table-cell>
          <table:table-cell/>
          <table:table-cell table:style-name="ce9" table:formula="of:=IF(AND([.C836]=&quot;физкультура&quot;;[.A836]=&quot;С&quot;);1;0)" office:value-type="float" office:value="0" calcext:value-type="float">
            <text:p>0</text:p>
          </table:table-cell>
          <table:table-cell/>
          <table:table-cell table:formula="of:=IF(AND([.C836]=&quot;обществознание&quot;;[.A836]=&quot;СЗ&quot;);[.D83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3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9" calcext:value-type="float">
            <text:p>879</text:p>
          </table:table-cell>
          <table:table-cell table:number-columns-repeated="11"/>
          <table:table-cell table:formula="of:=IF(AND([.C837]=&quot;обществознание&quot;;[.D837]&gt;299);[.D837];0)" office:value-type="float" office:value="0" calcext:value-type="float">
            <text:p>0</text:p>
          </table:table-cell>
          <table:table-cell/>
          <table:table-cell table:style-name="ce9" table:formula="of:=IF(AND([.C837]=&quot;физкультура&quot;;[.A837]=&quot;С&quot;);1;0)" office:value-type="float" office:value="0" calcext:value-type="float">
            <text:p>0</text:p>
          </table:table-cell>
          <table:table-cell/>
          <table:table-cell table:formula="of:=IF(AND([.C837]=&quot;обществознание&quot;;[.A837]=&quot;СЗ&quot;);[.D83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3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2" calcext:value-type="float">
            <text:p>892</text:p>
          </table:table-cell>
          <table:table-cell table:number-columns-repeated="11"/>
          <table:table-cell table:formula="of:=IF(AND([.C838]=&quot;обществознание&quot;;[.D838]&gt;299);[.D838];0)" office:value-type="float" office:value="0" calcext:value-type="float">
            <text:p>0</text:p>
          </table:table-cell>
          <table:table-cell/>
          <table:table-cell table:style-name="ce9" table:formula="of:=IF(AND([.C838]=&quot;физкультура&quot;;[.A838]=&quot;С&quot;);1;0)" office:value-type="float" office:value="0" calcext:value-type="float">
            <text:p>0</text:p>
          </table:table-cell>
          <table:table-cell/>
          <table:table-cell table:formula="of:=IF(AND([.C838]=&quot;обществознание&quot;;[.A838]=&quot;СЗ&quot;);[.D83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3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1"/>
          <table:table-cell table:formula="of:=IF(AND([.C839]=&quot;обществознание&quot;;[.D839]&gt;299);[.D839];0)" office:value-type="float" office:value="0" calcext:value-type="float">
            <text:p>0</text:p>
          </table:table-cell>
          <table:table-cell/>
          <table:table-cell table:style-name="ce9" table:formula="of:=IF(AND([.C839]=&quot;физкультура&quot;;[.A839]=&quot;С&quot;);1;0)" office:value-type="float" office:value="0" calcext:value-type="float">
            <text:p>0</text:p>
          </table:table-cell>
          <table:table-cell/>
          <table:table-cell table:formula="of:=IF(AND([.C839]=&quot;обществознание&quot;;[.A839]=&quot;СЗ&quot;);[.D83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1" calcext:value-type="float">
            <text:p>621</text:p>
          </table:table-cell>
          <table:table-cell table:number-columns-repeated="11"/>
          <table:table-cell table:formula="of:=IF(AND([.C840]=&quot;обществознание&quot;;[.D840]&gt;299);[.D840];0)" office:value-type="float" office:value="0" calcext:value-type="float">
            <text:p>0</text:p>
          </table:table-cell>
          <table:table-cell/>
          <table:table-cell table:style-name="ce9" table:formula="of:=IF(AND([.C840]=&quot;физкультура&quot;;[.A840]=&quot;С&quot;);1;0)" office:value-type="float" office:value="0" calcext:value-type="float">
            <text:p>0</text:p>
          </table:table-cell>
          <table:table-cell/>
          <table:table-cell table:formula="of:=IF(AND([.C840]=&quot;обществознание&quot;;[.A840]=&quot;СЗ&quot;);[.D84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1"/>
          <table:table-cell table:formula="of:=IF(AND([.C841]=&quot;обществознание&quot;;[.D841]&gt;299);[.D841];0)" office:value-type="float" office:value="0" calcext:value-type="float">
            <text:p>0</text:p>
          </table:table-cell>
          <table:table-cell/>
          <table:table-cell table:style-name="ce9" table:formula="of:=IF(AND([.C841]=&quot;физкультура&quot;;[.A841]=&quot;С&quot;);1;0)" office:value-type="float" office:value="0" calcext:value-type="float">
            <text:p>0</text:p>
          </table:table-cell>
          <table:table-cell/>
          <table:table-cell table:formula="of:=IF(AND([.C841]=&quot;обществознание&quot;;[.A841]=&quot;СЗ&quot;);[.D84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4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72" calcext:value-type="float">
            <text:p>472</text:p>
          </table:table-cell>
          <table:table-cell table:number-columns-repeated="11"/>
          <table:table-cell table:formula="of:=IF(AND([.C842]=&quot;обществознание&quot;;[.D842]&gt;299);[.D842];0)" office:value-type="float" office:value="0" calcext:value-type="float">
            <text:p>0</text:p>
          </table:table-cell>
          <table:table-cell/>
          <table:table-cell table:style-name="ce9" table:formula="of:=IF(AND([.C842]=&quot;физкультура&quot;;[.A842]=&quot;С&quot;);1;0)" office:value-type="float" office:value="0" calcext:value-type="float">
            <text:p>0</text:p>
          </table:table-cell>
          <table:table-cell/>
          <table:table-cell table:formula="of:=IF(AND([.C842]=&quot;обществознание&quot;;[.A842]=&quot;СЗ&quot;);[.D84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4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8" calcext:value-type="float">
            <text:p>878</text:p>
          </table:table-cell>
          <table:table-cell table:number-columns-repeated="11"/>
          <table:table-cell table:formula="of:=IF(AND([.C843]=&quot;обществознание&quot;;[.D843]&gt;299);[.D843];0)" office:value-type="float" office:value="0" calcext:value-type="float">
            <text:p>0</text:p>
          </table:table-cell>
          <table:table-cell/>
          <table:table-cell table:style-name="ce9" table:formula="of:=IF(AND([.C843]=&quot;физкультура&quot;;[.A843]=&quot;С&quot;);1;0)" office:value-type="float" office:value="1" calcext:value-type="float">
            <text:p>1</text:p>
          </table:table-cell>
          <table:table-cell/>
          <table:table-cell table:formula="of:=IF(AND([.C843]=&quot;обществознание&quot;;[.A843]=&quot;СЗ&quot;);[.D84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11"/>
          <table:table-cell table:formula="of:=IF(AND([.C844]=&quot;обществознание&quot;;[.D844]&gt;299);[.D844];0)" office:value-type="float" office:value="0" calcext:value-type="float">
            <text:p>0</text:p>
          </table:table-cell>
          <table:table-cell/>
          <table:table-cell table:style-name="ce9" table:formula="of:=IF(AND([.C844]=&quot;физкультура&quot;;[.A844]=&quot;С&quot;);1;0)" office:value-type="float" office:value="0" calcext:value-type="float">
            <text:p>0</text:p>
          </table:table-cell>
          <table:table-cell/>
          <table:table-cell table:formula="of:=IF(AND([.C844]=&quot;обществознание&quot;;[.A844]=&quot;СЗ&quot;);[.D84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1"/>
          <table:table-cell table:formula="of:=IF(AND([.C845]=&quot;обществознание&quot;;[.D845]&gt;299);[.D845];0)" office:value-type="float" office:value="0" calcext:value-type="float">
            <text:p>0</text:p>
          </table:table-cell>
          <table:table-cell/>
          <table:table-cell table:style-name="ce9" table:formula="of:=IF(AND([.C845]=&quot;физкультура&quot;;[.A845]=&quot;С&quot;);1;0)" office:value-type="float" office:value="0" calcext:value-type="float">
            <text:p>0</text:p>
          </table:table-cell>
          <table:table-cell/>
          <table:table-cell table:formula="of:=IF(AND([.C845]=&quot;обществознание&quot;;[.A845]=&quot;СЗ&quot;);[.D84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1"/>
          <table:table-cell table:formula="of:=IF(AND([.C846]=&quot;обществознание&quot;;[.D846]&gt;299);[.D846];0)" office:value-type="float" office:value="0" calcext:value-type="float">
            <text:p>0</text:p>
          </table:table-cell>
          <table:table-cell/>
          <table:table-cell table:style-name="ce9" table:formula="of:=IF(AND([.C846]=&quot;физкультура&quot;;[.A846]=&quot;С&quot;);1;0)" office:value-type="float" office:value="0" calcext:value-type="float">
            <text:p>0</text:p>
          </table:table-cell>
          <table:table-cell/>
          <table:table-cell table:formula="of:=IF(AND([.C846]=&quot;обществознание&quot;;[.A846]=&quot;СЗ&quot;);[.D84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2" calcext:value-type="float">
            <text:p>342</text:p>
          </table:table-cell>
          <table:table-cell table:number-columns-repeated="11"/>
          <table:table-cell table:formula="of:=IF(AND([.C847]=&quot;обществознание&quot;;[.D847]&gt;299);[.D847];0)" office:value-type="float" office:value="0" calcext:value-type="float">
            <text:p>0</text:p>
          </table:table-cell>
          <table:table-cell/>
          <table:table-cell table:style-name="ce9" table:formula="of:=IF(AND([.C847]=&quot;физкультура&quot;;[.A847]=&quot;С&quot;);1;0)" office:value-type="float" office:value="0" calcext:value-type="float">
            <text:p>0</text:p>
          </table:table-cell>
          <table:table-cell/>
          <table:table-cell table:formula="of:=IF(AND([.C847]=&quot;обществознание&quot;;[.A847]=&quot;СЗ&quot;);[.D84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80" calcext:value-type="float">
            <text:p>880</text:p>
          </table:table-cell>
          <table:table-cell table:number-columns-repeated="11"/>
          <table:table-cell table:formula="of:=IF(AND([.C848]=&quot;обществознание&quot;;[.D848]&gt;299);[.D848];0)" office:value-type="float" office:value="0" calcext:value-type="float">
            <text:p>0</text:p>
          </table:table-cell>
          <table:table-cell/>
          <table:table-cell table:style-name="ce9" table:formula="of:=IF(AND([.C848]=&quot;физкультура&quot;;[.A848]=&quot;С&quot;);1;0)" office:value-type="float" office:value="0" calcext:value-type="float">
            <text:p>0</text:p>
          </table:table-cell>
          <table:table-cell/>
          <table:table-cell table:formula="of:=IF(AND([.C848]=&quot;обществознание&quot;;[.A848]=&quot;СЗ&quot;);[.D84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6" calcext:value-type="float">
            <text:p>716</text:p>
          </table:table-cell>
          <table:table-cell table:number-columns-repeated="11"/>
          <table:table-cell table:formula="of:=IF(AND([.C849]=&quot;обществознание&quot;;[.D849]&gt;299);[.D849];0)" office:value-type="float" office:value="0" calcext:value-type="float">
            <text:p>0</text:p>
          </table:table-cell>
          <table:table-cell/>
          <table:table-cell table:style-name="ce9" table:formula="of:=IF(AND([.C849]=&quot;физкультура&quot;;[.A849]=&quot;С&quot;);1;0)" office:value-type="float" office:value="0" calcext:value-type="float">
            <text:p>0</text:p>
          </table:table-cell>
          <table:table-cell/>
          <table:table-cell table:formula="of:=IF(AND([.C849]=&quot;обществознание&quot;;[.A849]=&quot;СЗ&quot;);[.D84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4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11"/>
          <table:table-cell table:formula="of:=IF(AND([.C850]=&quot;обществознание&quot;;[.D850]&gt;299);[.D850];0)" office:value-type="float" office:value="0" calcext:value-type="float">
            <text:p>0</text:p>
          </table:table-cell>
          <table:table-cell/>
          <table:table-cell table:style-name="ce9" table:formula="of:=IF(AND([.C850]=&quot;физкультура&quot;;[.A850]=&quot;С&quot;);1;0)" office:value-type="float" office:value="0" calcext:value-type="float">
            <text:p>0</text:p>
          </table:table-cell>
          <table:table-cell/>
          <table:table-cell table:formula="of:=IF(AND([.C850]=&quot;обществознание&quot;;[.A850]=&quot;СЗ&quot;);[.D85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1"/>
          <table:table-cell table:formula="of:=IF(AND([.C851]=&quot;обществознание&quot;;[.D851]&gt;299);[.D851];0)" office:value-type="float" office:value="0" calcext:value-type="float">
            <text:p>0</text:p>
          </table:table-cell>
          <table:table-cell/>
          <table:table-cell table:style-name="ce9" table:formula="of:=IF(AND([.C851]=&quot;физкультура&quot;;[.A851]=&quot;С&quot;);1;0)" office:value-type="float" office:value="0" calcext:value-type="float">
            <text:p>0</text:p>
          </table:table-cell>
          <table:table-cell/>
          <table:table-cell table:formula="of:=IF(AND([.C851]=&quot;обществознание&quot;;[.A851]=&quot;СЗ&quot;);[.D85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11"/>
          <table:table-cell table:formula="of:=IF(AND([.C852]=&quot;обществознание&quot;;[.D852]&gt;299);[.D852];0)" office:value-type="float" office:value="0" calcext:value-type="float">
            <text:p>0</text:p>
          </table:table-cell>
          <table:table-cell/>
          <table:table-cell table:style-name="ce9" table:formula="of:=IF(AND([.C852]=&quot;физкультура&quot;;[.A852]=&quot;С&quot;);1;0)" office:value-type="float" office:value="0" calcext:value-type="float">
            <text:p>0</text:p>
          </table:table-cell>
          <table:table-cell/>
          <table:table-cell table:formula="of:=IF(AND([.C852]=&quot;обществознание&quot;;[.A852]=&quot;СЗ&quot;);[.D85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1"/>
          <table:table-cell table:formula="of:=IF(AND([.C853]=&quot;обществознание&quot;;[.D853]&gt;299);[.D853];0)" office:value-type="float" office:value="0" calcext:value-type="float">
            <text:p>0</text:p>
          </table:table-cell>
          <table:table-cell/>
          <table:table-cell table:style-name="ce9" table:formula="of:=IF(AND([.C853]=&quot;физкультура&quot;;[.A853]=&quot;С&quot;);1;0)" office:value-type="float" office:value="0" calcext:value-type="float">
            <text:p>0</text:p>
          </table:table-cell>
          <table:table-cell/>
          <table:table-cell table:formula="of:=IF(AND([.C853]=&quot;обществознание&quot;;[.A853]=&quot;СЗ&quot;);[.D85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5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1" calcext:value-type="float">
            <text:p>661</text:p>
          </table:table-cell>
          <table:table-cell table:number-columns-repeated="11"/>
          <table:table-cell table:formula="of:=IF(AND([.C854]=&quot;обществознание&quot;;[.D854]&gt;299);[.D854];0)" office:value-type="float" office:value="0" calcext:value-type="float">
            <text:p>0</text:p>
          </table:table-cell>
          <table:table-cell/>
          <table:table-cell table:style-name="ce9" table:formula="of:=IF(AND([.C854]=&quot;физкультура&quot;;[.A854]=&quot;С&quot;);1;0)" office:value-type="float" office:value="0" calcext:value-type="float">
            <text:p>0</text:p>
          </table:table-cell>
          <table:table-cell/>
          <table:table-cell table:formula="of:=IF(AND([.C854]=&quot;обществознание&quot;;[.A854]=&quot;СЗ&quot;);[.D85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4" calcext:value-type="float">
            <text:p>344</text:p>
          </table:table-cell>
          <table:table-cell table:number-columns-repeated="11"/>
          <table:table-cell table:formula="of:=IF(AND([.C855]=&quot;обществознание&quot;;[.D855]&gt;299);[.D855];0)" office:value-type="float" office:value="0" calcext:value-type="float">
            <text:p>0</text:p>
          </table:table-cell>
          <table:table-cell/>
          <table:table-cell table:style-name="ce9" table:formula="of:=IF(AND([.C855]=&quot;физкультура&quot;;[.A855]=&quot;С&quot;);1;0)" office:value-type="float" office:value="0" calcext:value-type="float">
            <text:p>0</text:p>
          </table:table-cell>
          <table:table-cell/>
          <table:table-cell table:formula="of:=IF(AND([.C855]=&quot;обществознание&quot;;[.A855]=&quot;СЗ&quot;);[.D85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5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1" calcext:value-type="float">
            <text:p>461</text:p>
          </table:table-cell>
          <table:table-cell table:number-columns-repeated="11"/>
          <table:table-cell table:formula="of:=IF(AND([.C856]=&quot;обществознание&quot;;[.D856]&gt;299);[.D856];0)" office:value-type="float" office:value="0" calcext:value-type="float">
            <text:p>0</text:p>
          </table:table-cell>
          <table:table-cell/>
          <table:table-cell table:style-name="ce9" table:formula="of:=IF(AND([.C856]=&quot;физкультура&quot;;[.A856]=&quot;С&quot;);1;0)" office:value-type="float" office:value="0" calcext:value-type="float">
            <text:p>0</text:p>
          </table:table-cell>
          <table:table-cell/>
          <table:table-cell table:formula="of:=IF(AND([.C856]=&quot;обществознание&quot;;[.A856]=&quot;СЗ&quot;);[.D85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3" calcext:value-type="float">
            <text:p>623</text:p>
          </table:table-cell>
          <table:table-cell table:number-columns-repeated="11"/>
          <table:table-cell table:formula="of:=IF(AND([.C857]=&quot;обществознание&quot;;[.D857]&gt;299);[.D857];0)" office:value-type="float" office:value="623" calcext:value-type="float">
            <text:p>623</text:p>
          </table:table-cell>
          <table:table-cell/>
          <table:table-cell table:style-name="ce9" table:formula="of:=IF(AND([.C857]=&quot;физкультура&quot;;[.A857]=&quot;С&quot;);1;0)" office:value-type="float" office:value="0" calcext:value-type="float">
            <text:p>0</text:p>
          </table:table-cell>
          <table:table-cell/>
          <table:table-cell table:formula="of:=IF(AND([.C857]=&quot;обществознание&quot;;[.A857]=&quot;СЗ&quot;);[.D85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1"/>
          <table:table-cell table:formula="of:=IF(AND([.C858]=&quot;обществознание&quot;;[.D858]&gt;299);[.D858];0)" office:value-type="float" office:value="600" calcext:value-type="float">
            <text:p>600</text:p>
          </table:table-cell>
          <table:table-cell/>
          <table:table-cell table:style-name="ce9" table:formula="of:=IF(AND([.C858]=&quot;физкультура&quot;;[.A858]=&quot;С&quot;);1;0)" office:value-type="float" office:value="0" calcext:value-type="float">
            <text:p>0</text:p>
          </table:table-cell>
          <table:table-cell/>
          <table:table-cell table:formula="of:=IF(AND([.C858]=&quot;обществознание&quot;;[.A858]=&quot;СЗ&quot;);[.D85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6" calcext:value-type="float">
            <text:p>926</text:p>
          </table:table-cell>
          <table:table-cell table:number-columns-repeated="11"/>
          <table:table-cell table:formula="of:=IF(AND([.C859]=&quot;обществознание&quot;;[.D859]&gt;299);[.D859];0)" office:value-type="float" office:value="926" calcext:value-type="float">
            <text:p>926</text:p>
          </table:table-cell>
          <table:table-cell/>
          <table:table-cell table:style-name="ce9" table:formula="of:=IF(AND([.C859]=&quot;физкультура&quot;;[.A859]=&quot;С&quot;);1;0)" office:value-type="float" office:value="0" calcext:value-type="float">
            <text:p>0</text:p>
          </table:table-cell>
          <table:table-cell/>
          <table:table-cell table:formula="of:=IF(AND([.C859]=&quot;обществознание&quot;;[.A859]=&quot;СЗ&quot;);[.D85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62" calcext:value-type="float">
            <text:p>862</text:p>
          </table:table-cell>
          <table:table-cell table:number-columns-repeated="11"/>
          <table:table-cell table:formula="of:=IF(AND([.C860]=&quot;обществознание&quot;;[.D860]&gt;299);[.D860];0)" office:value-type="float" office:value="862" calcext:value-type="float">
            <text:p>862</text:p>
          </table:table-cell>
          <table:table-cell/>
          <table:table-cell table:style-name="ce9" table:formula="of:=IF(AND([.C860]=&quot;физкультура&quot;;[.A860]=&quot;С&quot;);1;0)" office:value-type="float" office:value="0" calcext:value-type="float">
            <text:p>0</text:p>
          </table:table-cell>
          <table:table-cell/>
          <table:table-cell table:formula="of:=IF(AND([.C860]=&quot;обществознание&quot;;[.A860]=&quot;СЗ&quot;);[.D860];0)" office:value-type="float" office:value="862" calcext:value-type="float">
            <text:p>862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11"/>
          <table:table-cell table:formula="of:=IF(AND([.C861]=&quot;обществознание&quot;;[.D861]&gt;299);[.D861];0)" office:value-type="float" office:value="460" calcext:value-type="float">
            <text:p>460</text:p>
          </table:table-cell>
          <table:table-cell/>
          <table:table-cell table:style-name="ce9" table:formula="of:=IF(AND([.C861]=&quot;физкультура&quot;;[.A861]=&quot;С&quot;);1;0)" office:value-type="float" office:value="0" calcext:value-type="float">
            <text:p>0</text:p>
          </table:table-cell>
          <table:table-cell/>
          <table:table-cell table:formula="of:=IF(AND([.C861]=&quot;обществознание&quot;;[.A861]=&quot;СЗ&quot;);[.D86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1" calcext:value-type="float">
            <text:p>781</text:p>
          </table:table-cell>
          <table:table-cell table:number-columns-repeated="11"/>
          <table:table-cell table:formula="of:=IF(AND([.C862]=&quot;обществознание&quot;;[.D862]&gt;299);[.D862];0)" office:value-type="float" office:value="781" calcext:value-type="float">
            <text:p>781</text:p>
          </table:table-cell>
          <table:table-cell/>
          <table:table-cell table:style-name="ce9" table:formula="of:=IF(AND([.C862]=&quot;физкультура&quot;;[.A862]=&quot;С&quot;);1;0)" office:value-type="float" office:value="0" calcext:value-type="float">
            <text:p>0</text:p>
          </table:table-cell>
          <table:table-cell/>
          <table:table-cell table:formula="of:=IF(AND([.C862]=&quot;обществознание&quot;;[.A862]=&quot;СЗ&quot;);[.D86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6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0" calcext:value-type="float">
            <text:p>870</text:p>
          </table:table-cell>
          <table:table-cell table:number-columns-repeated="11"/>
          <table:table-cell table:formula="of:=IF(AND([.C863]=&quot;обществознание&quot;;[.D863]&gt;299);[.D863];0)" office:value-type="float" office:value="870" calcext:value-type="float">
            <text:p>870</text:p>
          </table:table-cell>
          <table:table-cell/>
          <table:table-cell table:style-name="ce9" table:formula="of:=IF(AND([.C863]=&quot;физкультура&quot;;[.A863]=&quot;С&quot;);1;0)" office:value-type="float" office:value="0" calcext:value-type="float">
            <text:p>0</text:p>
          </table:table-cell>
          <table:table-cell/>
          <table:table-cell table:formula="of:=IF(AND([.C863]=&quot;обществознание&quot;;[.A863]=&quot;СЗ&quot;);[.D86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6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51" calcext:value-type="float">
            <text:p>451</text:p>
          </table:table-cell>
          <table:table-cell table:number-columns-repeated="11"/>
          <table:table-cell table:formula="of:=IF(AND([.C864]=&quot;обществознание&quot;;[.D864]&gt;299);[.D864];0)" office:value-type="float" office:value="451" calcext:value-type="float">
            <text:p>451</text:p>
          </table:table-cell>
          <table:table-cell/>
          <table:table-cell table:style-name="ce9" table:formula="of:=IF(AND([.C864]=&quot;физкультура&quot;;[.A864]=&quot;С&quot;);1;0)" office:value-type="float" office:value="0" calcext:value-type="float">
            <text:p>0</text:p>
          </table:table-cell>
          <table:table-cell/>
          <table:table-cell table:formula="of:=IF(AND([.C864]=&quot;обществознание&quot;;[.A864]=&quot;СЗ&quot;);[.D86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08" calcext:value-type="float">
            <text:p>508</text:p>
          </table:table-cell>
          <table:table-cell table:number-columns-repeated="11"/>
          <table:table-cell table:formula="of:=IF(AND([.C865]=&quot;обществознание&quot;;[.D865]&gt;299);[.D865];0)" office:value-type="float" office:value="508" calcext:value-type="float">
            <text:p>508</text:p>
          </table:table-cell>
          <table:table-cell/>
          <table:table-cell table:style-name="ce9" table:formula="of:=IF(AND([.C865]=&quot;физкультура&quot;;[.A865]=&quot;С&quot;);1;0)" office:value-type="float" office:value="0" calcext:value-type="float">
            <text:p>0</text:p>
          </table:table-cell>
          <table:table-cell/>
          <table:table-cell table:formula="of:=IF(AND([.C865]=&quot;обществознание&quot;;[.A865]=&quot;СЗ&quot;);[.D86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5" calcext:value-type="float">
            <text:p>405</text:p>
          </table:table-cell>
          <table:table-cell table:number-columns-repeated="11"/>
          <table:table-cell table:formula="of:=IF(AND([.C866]=&quot;обществознание&quot;;[.D866]&gt;299);[.D866];0)" office:value-type="float" office:value="405" calcext:value-type="float">
            <text:p>405</text:p>
          </table:table-cell>
          <table:table-cell/>
          <table:table-cell table:style-name="ce9" table:formula="of:=IF(AND([.C866]=&quot;физкультура&quot;;[.A866]=&quot;С&quot;);1;0)" office:value-type="float" office:value="0" calcext:value-type="float">
            <text:p>0</text:p>
          </table:table-cell>
          <table:table-cell/>
          <table:table-cell table:formula="of:=IF(AND([.C866]=&quot;обществознание&quot;;[.A866]=&quot;СЗ&quot;);[.D86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8" calcext:value-type="float">
            <text:p>598</text:p>
          </table:table-cell>
          <table:table-cell table:number-columns-repeated="11"/>
          <table:table-cell table:formula="of:=IF(AND([.C867]=&quot;обществознание&quot;;[.D867]&gt;299);[.D867];0)" office:value-type="float" office:value="598" calcext:value-type="float">
            <text:p>598</text:p>
          </table:table-cell>
          <table:table-cell/>
          <table:table-cell table:style-name="ce9" table:formula="of:=IF(AND([.C867]=&quot;физкультура&quot;;[.A867]=&quot;С&quot;);1;0)" office:value-type="float" office:value="0" calcext:value-type="float">
            <text:p>0</text:p>
          </table:table-cell>
          <table:table-cell/>
          <table:table-cell table:formula="of:=IF(AND([.C867]=&quot;обществознание&quot;;[.A867]=&quot;СЗ&quot;);[.D86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6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11"/>
          <table:table-cell table:formula="of:=IF(AND([.C868]=&quot;обществознание&quot;;[.D868]&gt;299);[.D868];0)" office:value-type="float" office:value="0" calcext:value-type="float">
            <text:p>0</text:p>
          </table:table-cell>
          <table:table-cell/>
          <table:table-cell table:style-name="ce9" table:formula="of:=IF(AND([.C868]=&quot;физкультура&quot;;[.A868]=&quot;С&quot;);1;0)" office:value-type="float" office:value="0" calcext:value-type="float">
            <text:p>0</text:p>
          </table:table-cell>
          <table:table-cell/>
          <table:table-cell table:formula="of:=IF(AND([.C868]=&quot;обществознание&quot;;[.A868]=&quot;СЗ&quot;);[.D86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1"/>
          <table:table-cell table:formula="of:=IF(AND([.C869]=&quot;обществознание&quot;;[.D869]&gt;299);[.D869];0)" office:value-type="float" office:value="0" calcext:value-type="float">
            <text:p>0</text:p>
          </table:table-cell>
          <table:table-cell/>
          <table:table-cell table:style-name="ce9" table:formula="of:=IF(AND([.C869]=&quot;физкультура&quot;;[.A869]=&quot;С&quot;);1;0)" office:value-type="float" office:value="0" calcext:value-type="float">
            <text:p>0</text:p>
          </table:table-cell>
          <table:table-cell/>
          <table:table-cell table:formula="of:=IF(AND([.C869]=&quot;обществознание&quot;;[.A869]=&quot;СЗ&quot;);[.D86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6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1" calcext:value-type="float">
            <text:p>461</text:p>
          </table:table-cell>
          <table:table-cell table:number-columns-repeated="11"/>
          <table:table-cell table:formula="of:=IF(AND([.C870]=&quot;обществознание&quot;;[.D870]&gt;299);[.D870];0)" office:value-type="float" office:value="0" calcext:value-type="float">
            <text:p>0</text:p>
          </table:table-cell>
          <table:table-cell/>
          <table:table-cell table:style-name="ce9" table:formula="of:=IF(AND([.C870]=&quot;физкультура&quot;;[.A870]=&quot;С&quot;);1;0)" office:value-type="float" office:value="0" calcext:value-type="float">
            <text:p>0</text:p>
          </table:table-cell>
          <table:table-cell/>
          <table:table-cell table:formula="of:=IF(AND([.C870]=&quot;обществознание&quot;;[.A870]=&quot;СЗ&quot;);[.D87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7" calcext:value-type="float">
            <text:p>317</text:p>
          </table:table-cell>
          <table:table-cell table:number-columns-repeated="11"/>
          <table:table-cell table:formula="of:=IF(AND([.C871]=&quot;обществознание&quot;;[.D871]&gt;299);[.D871];0)" office:value-type="float" office:value="0" calcext:value-type="float">
            <text:p>0</text:p>
          </table:table-cell>
          <table:table-cell/>
          <table:table-cell table:style-name="ce9" table:formula="of:=IF(AND([.C871]=&quot;физкультура&quot;;[.A871]=&quot;С&quot;);1;0)" office:value-type="float" office:value="0" calcext:value-type="float">
            <text:p>0</text:p>
          </table:table-cell>
          <table:table-cell/>
          <table:table-cell table:formula="of:=IF(AND([.C871]=&quot;обществознание&quot;;[.A871]=&quot;СЗ&quot;);[.D87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8" calcext:value-type="float">
            <text:p>798</text:p>
          </table:table-cell>
          <table:table-cell table:number-columns-repeated="11"/>
          <table:table-cell table:formula="of:=IF(AND([.C872]=&quot;обществознание&quot;;[.D872]&gt;299);[.D872];0)" office:value-type="float" office:value="0" calcext:value-type="float">
            <text:p>0</text:p>
          </table:table-cell>
          <table:table-cell/>
          <table:table-cell table:style-name="ce9" table:formula="of:=IF(AND([.C872]=&quot;физкультура&quot;;[.A872]=&quot;С&quot;);1;0)" office:value-type="float" office:value="0" calcext:value-type="float">
            <text:p>0</text:p>
          </table:table-cell>
          <table:table-cell/>
          <table:table-cell table:formula="of:=IF(AND([.C872]=&quot;обществознание&quot;;[.A872]=&quot;СЗ&quot;);[.D87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1" calcext:value-type="float">
            <text:p>521</text:p>
          </table:table-cell>
          <table:table-cell table:number-columns-repeated="11"/>
          <table:table-cell table:formula="of:=IF(AND([.C873]=&quot;обществознание&quot;;[.D873]&gt;299);[.D873];0)" office:value-type="float" office:value="0" calcext:value-type="float">
            <text:p>0</text:p>
          </table:table-cell>
          <table:table-cell/>
          <table:table-cell table:style-name="ce9" table:formula="of:=IF(AND([.C873]=&quot;физкультура&quot;;[.A873]=&quot;С&quot;);1;0)" office:value-type="float" office:value="0" calcext:value-type="float">
            <text:p>0</text:p>
          </table:table-cell>
          <table:table-cell/>
          <table:table-cell table:formula="of:=IF(AND([.C873]=&quot;обществознание&quot;;[.A873]=&quot;СЗ&quot;);[.D87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1"/>
          <table:table-cell table:formula="of:=IF(AND([.C874]=&quot;обществознание&quot;;[.D874]&gt;299);[.D874];0)" office:value-type="float" office:value="0" calcext:value-type="float">
            <text:p>0</text:p>
          </table:table-cell>
          <table:table-cell/>
          <table:table-cell table:style-name="ce9" table:formula="of:=IF(AND([.C874]=&quot;физкультура&quot;;[.A874]=&quot;С&quot;);1;0)" office:value-type="float" office:value="0" calcext:value-type="float">
            <text:p>0</text:p>
          </table:table-cell>
          <table:table-cell/>
          <table:table-cell table:formula="of:=IF(AND([.C874]=&quot;обществознание&quot;;[.A874]=&quot;СЗ&quot;);[.D87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1"/>
          <table:table-cell table:formula="of:=IF(AND([.C875]=&quot;обществознание&quot;;[.D875]&gt;299);[.D875];0)" office:value-type="float" office:value="0" calcext:value-type="float">
            <text:p>0</text:p>
          </table:table-cell>
          <table:table-cell/>
          <table:table-cell table:style-name="ce9" table:formula="of:=IF(AND([.C875]=&quot;физкультура&quot;;[.A875]=&quot;С&quot;);1;0)" office:value-type="float" office:value="0" calcext:value-type="float">
            <text:p>0</text:p>
          </table:table-cell>
          <table:table-cell/>
          <table:table-cell table:formula="of:=IF(AND([.C875]=&quot;обществознание&quot;;[.A875]=&quot;СЗ&quot;);[.D87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7" calcext:value-type="float">
            <text:p>577</text:p>
          </table:table-cell>
          <table:table-cell table:number-columns-repeated="11"/>
          <table:table-cell table:formula="of:=IF(AND([.C876]=&quot;обществознание&quot;;[.D876]&gt;299);[.D876];0)" office:value-type="float" office:value="0" calcext:value-type="float">
            <text:p>0</text:p>
          </table:table-cell>
          <table:table-cell/>
          <table:table-cell table:style-name="ce9" table:formula="of:=IF(AND([.C876]=&quot;физкультура&quot;;[.A876]=&quot;С&quot;);1;0)" office:value-type="float" office:value="0" calcext:value-type="float">
            <text:p>0</text:p>
          </table:table-cell>
          <table:table-cell/>
          <table:table-cell table:formula="of:=IF(AND([.C876]=&quot;обществознание&quot;;[.A876]=&quot;СЗ&quot;);[.D87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2" calcext:value-type="float">
            <text:p>902</text:p>
          </table:table-cell>
          <table:table-cell table:number-columns-repeated="11"/>
          <table:table-cell table:formula="of:=IF(AND([.C877]=&quot;обществознание&quot;;[.D877]&gt;299);[.D877];0)" office:value-type="float" office:value="0" calcext:value-type="float">
            <text:p>0</text:p>
          </table:table-cell>
          <table:table-cell/>
          <table:table-cell table:style-name="ce9" table:formula="of:=IF(AND([.C877]=&quot;физкультура&quot;;[.A877]=&quot;С&quot;);1;0)" office:value-type="float" office:value="0" calcext:value-type="float">
            <text:p>0</text:p>
          </table:table-cell>
          <table:table-cell/>
          <table:table-cell table:formula="of:=IF(AND([.C877]=&quot;обществознание&quot;;[.A877]=&quot;СЗ&quot;);[.D87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11"/>
          <table:table-cell table:formula="of:=IF(AND([.C878]=&quot;обществознание&quot;;[.D878]&gt;299);[.D878];0)" office:value-type="float" office:value="0" calcext:value-type="float">
            <text:p>0</text:p>
          </table:table-cell>
          <table:table-cell/>
          <table:table-cell table:style-name="ce9" table:formula="of:=IF(AND([.C878]=&quot;физкультура&quot;;[.A878]=&quot;С&quot;);1;0)" office:value-type="float" office:value="0" calcext:value-type="float">
            <text:p>0</text:p>
          </table:table-cell>
          <table:table-cell/>
          <table:table-cell table:formula="of:=IF(AND([.C878]=&quot;обществознание&quot;;[.A878]=&quot;СЗ&quot;);[.D87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7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3" calcext:value-type="float">
            <text:p>233</text:p>
          </table:table-cell>
          <table:table-cell table:number-columns-repeated="11"/>
          <table:table-cell table:formula="of:=IF(AND([.C879]=&quot;обществознание&quot;;[.D879]&gt;299);[.D879];0)" office:value-type="float" office:value="0" calcext:value-type="float">
            <text:p>0</text:p>
          </table:table-cell>
          <table:table-cell/>
          <table:table-cell table:style-name="ce9" table:formula="of:=IF(AND([.C879]=&quot;физкультура&quot;;[.A879]=&quot;С&quot;);1;0)" office:value-type="float" office:value="0" calcext:value-type="float">
            <text:p>0</text:p>
          </table:table-cell>
          <table:table-cell/>
          <table:table-cell table:formula="of:=IF(AND([.C879]=&quot;обществознание&quot;;[.A879]=&quot;СЗ&quot;);[.D87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2" calcext:value-type="float">
            <text:p>872</text:p>
          </table:table-cell>
          <table:table-cell table:number-columns-repeated="11"/>
          <table:table-cell table:formula="of:=IF(AND([.C880]=&quot;обществознание&quot;;[.D880]&gt;299);[.D880];0)" office:value-type="float" office:value="0" calcext:value-type="float">
            <text:p>0</text:p>
          </table:table-cell>
          <table:table-cell/>
          <table:table-cell table:style-name="ce9" table:formula="of:=IF(AND([.C880]=&quot;физкультура&quot;;[.A880]=&quot;С&quot;);1;0)" office:value-type="float" office:value="0" calcext:value-type="float">
            <text:p>0</text:p>
          </table:table-cell>
          <table:table-cell/>
          <table:table-cell table:formula="of:=IF(AND([.C880]=&quot;обществознание&quot;;[.A880]=&quot;СЗ&quot;);[.D88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8" calcext:value-type="float">
            <text:p>628</text:p>
          </table:table-cell>
          <table:table-cell table:number-columns-repeated="11"/>
          <table:table-cell table:formula="of:=IF(AND([.C881]=&quot;обществознание&quot;;[.D881]&gt;299);[.D881];0)" office:value-type="float" office:value="0" calcext:value-type="float">
            <text:p>0</text:p>
          </table:table-cell>
          <table:table-cell/>
          <table:table-cell table:style-name="ce9" table:formula="of:=IF(AND([.C881]=&quot;физкультура&quot;;[.A881]=&quot;С&quot;);1;0)" office:value-type="float" office:value="0" calcext:value-type="float">
            <text:p>0</text:p>
          </table:table-cell>
          <table:table-cell/>
          <table:table-cell table:formula="of:=IF(AND([.C881]=&quot;обществознание&quot;;[.A881]=&quot;СЗ&quot;);[.D88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11"/>
          <table:table-cell table:formula="of:=IF(AND([.C882]=&quot;обществознание&quot;;[.D882]&gt;299);[.D882];0)" office:value-type="float" office:value="0" calcext:value-type="float">
            <text:p>0</text:p>
          </table:table-cell>
          <table:table-cell/>
          <table:table-cell table:style-name="ce9" table:formula="of:=IF(AND([.C882]=&quot;физкультура&quot;;[.A882]=&quot;С&quot;);1;0)" office:value-type="float" office:value="0" calcext:value-type="float">
            <text:p>0</text:p>
          </table:table-cell>
          <table:table-cell/>
          <table:table-cell table:formula="of:=IF(AND([.C882]=&quot;обществознание&quot;;[.A882]=&quot;СЗ&quot;);[.D88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8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11"/>
          <table:table-cell table:formula="of:=IF(AND([.C883]=&quot;обществознание&quot;;[.D883]&gt;299);[.D883];0)" office:value-type="float" office:value="0" calcext:value-type="float">
            <text:p>0</text:p>
          </table:table-cell>
          <table:table-cell/>
          <table:table-cell table:style-name="ce9" table:formula="of:=IF(AND([.C883]=&quot;физкультура&quot;;[.A883]=&quot;С&quot;);1;0)" office:value-type="float" office:value="0" calcext:value-type="float">
            <text:p>0</text:p>
          </table:table-cell>
          <table:table-cell/>
          <table:table-cell table:formula="of:=IF(AND([.C883]=&quot;обществознание&quot;;[.A883]=&quot;СЗ&quot;);[.D88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8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5" calcext:value-type="float">
            <text:p>575</text:p>
          </table:table-cell>
          <table:table-cell table:number-columns-repeated="11"/>
          <table:table-cell table:formula="of:=IF(AND([.C884]=&quot;обществознание&quot;;[.D884]&gt;299);[.D884];0)" office:value-type="float" office:value="0" calcext:value-type="float">
            <text:p>0</text:p>
          </table:table-cell>
          <table:table-cell/>
          <table:table-cell table:style-name="ce9" table:formula="of:=IF(AND([.C884]=&quot;физкультура&quot;;[.A884]=&quot;С&quot;);1;0)" office:value-type="float" office:value="0" calcext:value-type="float">
            <text:p>0</text:p>
          </table:table-cell>
          <table:table-cell/>
          <table:table-cell table:formula="of:=IF(AND([.C884]=&quot;обществознание&quot;;[.A884]=&quot;СЗ&quot;);[.D88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8" calcext:value-type="float">
            <text:p>898</text:p>
          </table:table-cell>
          <table:table-cell table:number-columns-repeated="11"/>
          <table:table-cell table:formula="of:=IF(AND([.C885]=&quot;обществознание&quot;;[.D885]&gt;299);[.D885];0)" office:value-type="float" office:value="0" calcext:value-type="float">
            <text:p>0</text:p>
          </table:table-cell>
          <table:table-cell/>
          <table:table-cell table:style-name="ce9" table:formula="of:=IF(AND([.C885]=&quot;физкультура&quot;;[.A885]=&quot;С&quot;);1;0)" office:value-type="float" office:value="0" calcext:value-type="float">
            <text:p>0</text:p>
          </table:table-cell>
          <table:table-cell/>
          <table:table-cell table:formula="of:=IF(AND([.C885]=&quot;обществознание&quot;;[.A885]=&quot;СЗ&quot;);[.D88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5" calcext:value-type="float">
            <text:p>785</text:p>
          </table:table-cell>
          <table:table-cell table:number-columns-repeated="11"/>
          <table:table-cell table:formula="of:=IF(AND([.C886]=&quot;обществознание&quot;;[.D886]&gt;299);[.D886];0)" office:value-type="float" office:value="0" calcext:value-type="float">
            <text:p>0</text:p>
          </table:table-cell>
          <table:table-cell/>
          <table:table-cell table:style-name="ce9" table:formula="of:=IF(AND([.C886]=&quot;физкультура&quot;;[.A886]=&quot;С&quot;);1;0)" office:value-type="float" office:value="0" calcext:value-type="float">
            <text:p>0</text:p>
          </table:table-cell>
          <table:table-cell/>
          <table:table-cell table:formula="of:=IF(AND([.C886]=&quot;обществознание&quot;;[.A886]=&quot;СЗ&quot;);[.D88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11"/>
          <table:table-cell table:formula="of:=IF(AND([.C887]=&quot;обществознание&quot;;[.D887]&gt;299);[.D887];0)" office:value-type="float" office:value="0" calcext:value-type="float">
            <text:p>0</text:p>
          </table:table-cell>
          <table:table-cell/>
          <table:table-cell table:style-name="ce9" table:formula="of:=IF(AND([.C887]=&quot;физкультура&quot;;[.A887]=&quot;С&quot;);1;0)" office:value-type="float" office:value="0" calcext:value-type="float">
            <text:p>0</text:p>
          </table:table-cell>
          <table:table-cell/>
          <table:table-cell table:formula="of:=IF(AND([.C887]=&quot;обществознание&quot;;[.A887]=&quot;СЗ&quot;);[.D88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4" calcext:value-type="float">
            <text:p>884</text:p>
          </table:table-cell>
          <table:table-cell table:number-columns-repeated="11"/>
          <table:table-cell table:formula="of:=IF(AND([.C888]=&quot;обществознание&quot;;[.D888]&gt;299);[.D888];0)" office:value-type="float" office:value="0" calcext:value-type="float">
            <text:p>0</text:p>
          </table:table-cell>
          <table:table-cell/>
          <table:table-cell table:style-name="ce9" table:formula="of:=IF(AND([.C888]=&quot;физкультура&quot;;[.A888]=&quot;С&quot;);1;0)" office:value-type="float" office:value="0" calcext:value-type="float">
            <text:p>0</text:p>
          </table:table-cell>
          <table:table-cell/>
          <table:table-cell table:formula="of:=IF(AND([.C888]=&quot;обществознание&quot;;[.A888]=&quot;СЗ&quot;);[.D88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4" calcext:value-type="float">
            <text:p>784</text:p>
          </table:table-cell>
          <table:table-cell table:number-columns-repeated="11"/>
          <table:table-cell table:formula="of:=IF(AND([.C889]=&quot;обществознание&quot;;[.D889]&gt;299);[.D889];0)" office:value-type="float" office:value="0" calcext:value-type="float">
            <text:p>0</text:p>
          </table:table-cell>
          <table:table-cell/>
          <table:table-cell table:style-name="ce9" table:formula="of:=IF(AND([.C889]=&quot;физкультура&quot;;[.A889]=&quot;С&quot;);1;0)" office:value-type="float" office:value="0" calcext:value-type="float">
            <text:p>0</text:p>
          </table:table-cell>
          <table:table-cell/>
          <table:table-cell table:formula="of:=IF(AND([.C889]=&quot;обществознание&quot;;[.A889]=&quot;СЗ&quot;);[.D88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8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45" calcext:value-type="float">
            <text:p>345</text:p>
          </table:table-cell>
          <table:table-cell table:number-columns-repeated="11"/>
          <table:table-cell table:formula="of:=IF(AND([.C890]=&quot;обществознание&quot;;[.D890]&gt;299);[.D890];0)" office:value-type="float" office:value="0" calcext:value-type="float">
            <text:p>0</text:p>
          </table:table-cell>
          <table:table-cell/>
          <table:table-cell table:style-name="ce9" table:formula="of:=IF(AND([.C890]=&quot;физкультура&quot;;[.A890]=&quot;С&quot;);1;0)" office:value-type="float" office:value="0" calcext:value-type="float">
            <text:p>0</text:p>
          </table:table-cell>
          <table:table-cell/>
          <table:table-cell table:formula="of:=IF(AND([.C890]=&quot;обществознание&quot;;[.A890]=&quot;СЗ&quot;);[.D89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9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3" calcext:value-type="float">
            <text:p>693</text:p>
          </table:table-cell>
          <table:table-cell table:number-columns-repeated="11"/>
          <table:table-cell table:formula="of:=IF(AND([.C891]=&quot;обществознание&quot;;[.D891]&gt;299);[.D891];0)" office:value-type="float" office:value="693" calcext:value-type="float">
            <text:p>693</text:p>
          </table:table-cell>
          <table:table-cell/>
          <table:table-cell table:style-name="ce9" table:formula="of:=IF(AND([.C891]=&quot;физкультура&quot;;[.A891]=&quot;С&quot;);1;0)" office:value-type="float" office:value="0" calcext:value-type="float">
            <text:p>0</text:p>
          </table:table-cell>
          <table:table-cell/>
          <table:table-cell table:formula="of:=IF(AND([.C891]=&quot;обществознание&quot;;[.A891]=&quot;СЗ&quot;);[.D89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7" calcext:value-type="float">
            <text:p>537</text:p>
          </table:table-cell>
          <table:table-cell table:number-columns-repeated="11"/>
          <table:table-cell table:formula="of:=IF(AND([.C892]=&quot;обществознание&quot;;[.D892]&gt;299);[.D892];0)" office:value-type="float" office:value="537" calcext:value-type="float">
            <text:p>537</text:p>
          </table:table-cell>
          <table:table-cell/>
          <table:table-cell table:style-name="ce9" table:formula="of:=IF(AND([.C892]=&quot;физкультура&quot;;[.A892]=&quot;С&quot;);1;0)" office:value-type="float" office:value="0" calcext:value-type="float">
            <text:p>0</text:p>
          </table:table-cell>
          <table:table-cell/>
          <table:table-cell table:formula="of:=IF(AND([.C892]=&quot;обществознание&quot;;[.A892]=&quot;СЗ&quot;);[.D89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11"/>
          <table:table-cell table:formula="of:=IF(AND([.C893]=&quot;обществознание&quot;;[.D893]&gt;299);[.D893];0)" office:value-type="float" office:value="700" calcext:value-type="float">
            <text:p>700</text:p>
          </table:table-cell>
          <table:table-cell/>
          <table:table-cell table:style-name="ce9" table:formula="of:=IF(AND([.C893]=&quot;физкультура&quot;;[.A893]=&quot;С&quot;);1;0)" office:value-type="float" office:value="0" calcext:value-type="float">
            <text:p>0</text:p>
          </table:table-cell>
          <table:table-cell/>
          <table:table-cell table:formula="of:=IF(AND([.C893]=&quot;обществознание&quot;;[.A893]=&quot;СЗ&quot;);[.D89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6" calcext:value-type="float">
            <text:p>816</text:p>
          </table:table-cell>
          <table:table-cell table:number-columns-repeated="11"/>
          <table:table-cell table:formula="of:=IF(AND([.C894]=&quot;обществознание&quot;;[.D894]&gt;299);[.D894];0)" office:value-type="float" office:value="816" calcext:value-type="float">
            <text:p>816</text:p>
          </table:table-cell>
          <table:table-cell/>
          <table:table-cell table:style-name="ce9" table:formula="of:=IF(AND([.C894]=&quot;физкультура&quot;;[.A894]=&quot;С&quot;);1;0)" office:value-type="float" office:value="0" calcext:value-type="float">
            <text:p>0</text:p>
          </table:table-cell>
          <table:table-cell/>
          <table:table-cell table:formula="of:=IF(AND([.C894]=&quot;обществознание&quot;;[.A894]=&quot;СЗ&quot;);[.D894];0)" office:value-type="float" office:value="816" calcext:value-type="float">
            <text:p>816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3" calcext:value-type="float">
            <text:p>703</text:p>
          </table:table-cell>
          <table:table-cell table:number-columns-repeated="11"/>
          <table:table-cell table:formula="of:=IF(AND([.C895]=&quot;обществознание&quot;;[.D895]&gt;299);[.D895];0)" office:value-type="float" office:value="703" calcext:value-type="float">
            <text:p>703</text:p>
          </table:table-cell>
          <table:table-cell/>
          <table:table-cell table:style-name="ce9" table:formula="of:=IF(AND([.C895]=&quot;физкультура&quot;;[.A895]=&quot;С&quot;);1;0)" office:value-type="float" office:value="0" calcext:value-type="float">
            <text:p>0</text:p>
          </table:table-cell>
          <table:table-cell/>
          <table:table-cell table:formula="of:=IF(AND([.C895]=&quot;обществознание&quot;;[.A895]=&quot;СЗ&quot;);[.D89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9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47" calcext:value-type="float">
            <text:p>647</text:p>
          </table:table-cell>
          <table:table-cell table:number-columns-repeated="11"/>
          <table:table-cell table:formula="of:=IF(AND([.C896]=&quot;обществознание&quot;;[.D896]&gt;299);[.D896];0)" office:value-type="float" office:value="0" calcext:value-type="float">
            <text:p>0</text:p>
          </table:table-cell>
          <table:table-cell/>
          <table:table-cell table:style-name="ce9" table:formula="of:=IF(AND([.C896]=&quot;физкультура&quot;;[.A896]=&quot;С&quot;);1;0)" office:value-type="float" office:value="0" calcext:value-type="float">
            <text:p>0</text:p>
          </table:table-cell>
          <table:table-cell/>
          <table:table-cell table:formula="of:=IF(AND([.C896]=&quot;обществознание&quot;;[.A896]=&quot;СЗ&quot;);[.D89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4" calcext:value-type="float">
            <text:p>784</text:p>
          </table:table-cell>
          <table:table-cell table:number-columns-repeated="11"/>
          <table:table-cell table:formula="of:=IF(AND([.C897]=&quot;обществознание&quot;;[.D897]&gt;299);[.D897];0)" office:value-type="float" office:value="784" calcext:value-type="float">
            <text:p>784</text:p>
          </table:table-cell>
          <table:table-cell/>
          <table:table-cell table:style-name="ce9" table:formula="of:=IF(AND([.C897]=&quot;физкультура&quot;;[.A897]=&quot;С&quot;);1;0)" office:value-type="float" office:value="0" calcext:value-type="float">
            <text:p>0</text:p>
          </table:table-cell>
          <table:table-cell/>
          <table:table-cell table:formula="of:=IF(AND([.C897]=&quot;обществознание&quot;;[.A897]=&quot;СЗ&quot;);[.D89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9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87" calcext:value-type="float">
            <text:p>687</text:p>
          </table:table-cell>
          <table:table-cell table:number-columns-repeated="11"/>
          <table:table-cell table:formula="of:=IF(AND([.C898]=&quot;обществознание&quot;;[.D898]&gt;299);[.D898];0)" office:value-type="float" office:value="687" calcext:value-type="float">
            <text:p>687</text:p>
          </table:table-cell>
          <table:table-cell/>
          <table:table-cell table:style-name="ce9" table:formula="of:=IF(AND([.C898]=&quot;физкультура&quot;;[.A898]=&quot;С&quot;);1;0)" office:value-type="float" office:value="0" calcext:value-type="float">
            <text:p>0</text:p>
          </table:table-cell>
          <table:table-cell/>
          <table:table-cell table:formula="of:=IF(AND([.C898]=&quot;обществознание&quot;;[.A898]=&quot;СЗ&quot;);[.D89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9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29" calcext:value-type="float">
            <text:p>929</text:p>
          </table:table-cell>
          <table:table-cell table:number-columns-repeated="11"/>
          <table:table-cell table:formula="of:=IF(AND([.C899]=&quot;обществознание&quot;;[.D899]&gt;299);[.D899];0)" office:value-type="float" office:value="0" calcext:value-type="float">
            <text:p>0</text:p>
          </table:table-cell>
          <table:table-cell/>
          <table:table-cell table:style-name="ce9" table:formula="of:=IF(AND([.C899]=&quot;физкультура&quot;;[.A899]=&quot;С&quot;);1;0)" office:value-type="float" office:value="0" calcext:value-type="float">
            <text:p>0</text:p>
          </table:table-cell>
          <table:table-cell/>
          <table:table-cell table:formula="of:=IF(AND([.C899]=&quot;обществознание&quot;;[.A899]=&quot;СЗ&quot;);[.D89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38" calcext:value-type="float">
            <text:p>338</text:p>
          </table:table-cell>
          <table:table-cell table:number-columns-repeated="11"/>
          <table:table-cell table:formula="of:=IF(AND([.C900]=&quot;обществознание&quot;;[.D900]&gt;299);[.D900];0)" office:value-type="float" office:value="0" calcext:value-type="float">
            <text:p>0</text:p>
          </table:table-cell>
          <table:table-cell/>
          <table:table-cell table:style-name="ce9" table:formula="of:=IF(AND([.C900]=&quot;физкультура&quot;;[.A900]=&quot;С&quot;);1;0)" office:value-type="float" office:value="0" calcext:value-type="float">
            <text:p>0</text:p>
          </table:table-cell>
          <table:table-cell/>
          <table:table-cell table:formula="of:=IF(AND([.C900]=&quot;обществознание&quot;;[.A900]=&quot;СЗ&quot;);[.D90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11"/>
          <table:table-cell table:formula="of:=IF(AND([.C901]=&quot;обществознание&quot;;[.D901]&gt;299);[.D901];0)" office:value-type="float" office:value="0" calcext:value-type="float">
            <text:p>0</text:p>
          </table:table-cell>
          <table:table-cell/>
          <table:table-cell table:style-name="ce9" table:formula="of:=IF(AND([.C901]=&quot;физкультура&quot;;[.A901]=&quot;С&quot;);1;0)" office:value-type="float" office:value="0" calcext:value-type="float">
            <text:p>0</text:p>
          </table:table-cell>
          <table:table-cell/>
          <table:table-cell table:formula="of:=IF(AND([.C901]=&quot;обществознание&quot;;[.A901]=&quot;СЗ&quot;);[.D90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9" calcext:value-type="float">
            <text:p>689</text:p>
          </table:table-cell>
          <table:table-cell table:number-columns-repeated="11"/>
          <table:table-cell table:formula="of:=IF(AND([.C902]=&quot;обществознание&quot;;[.D902]&gt;299);[.D902];0)" office:value-type="float" office:value="0" calcext:value-type="float">
            <text:p>0</text:p>
          </table:table-cell>
          <table:table-cell/>
          <table:table-cell table:style-name="ce9" table:formula="of:=IF(AND([.C902]=&quot;физкультура&quot;;[.A902]=&quot;С&quot;);1;0)" office:value-type="float" office:value="1" calcext:value-type="float">
            <text:p>1</text:p>
          </table:table-cell>
          <table:table-cell/>
          <table:table-cell table:formula="of:=IF(AND([.C902]=&quot;обществознание&quot;;[.A902]=&quot;СЗ&quot;);[.D90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9" calcext:value-type="float">
            <text:p>769</text:p>
          </table:table-cell>
          <table:table-cell table:number-columns-repeated="11"/>
          <table:table-cell table:formula="of:=IF(AND([.C903]=&quot;обществознание&quot;;[.D903]&gt;299);[.D903];0)" office:value-type="float" office:value="0" calcext:value-type="float">
            <text:p>0</text:p>
          </table:table-cell>
          <table:table-cell/>
          <table:table-cell table:style-name="ce9" table:formula="of:=IF(AND([.C903]=&quot;физкультура&quot;;[.A903]=&quot;С&quot;);1;0)" office:value-type="float" office:value="0" calcext:value-type="float">
            <text:p>0</text:p>
          </table:table-cell>
          <table:table-cell/>
          <table:table-cell table:formula="of:=IF(AND([.C903]=&quot;обществознание&quot;;[.A903]=&quot;СЗ&quot;);[.D90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0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11"/>
          <table:table-cell table:formula="of:=IF(AND([.C904]=&quot;обществознание&quot;;[.D904]&gt;299);[.D904];0)" office:value-type="float" office:value="0" calcext:value-type="float">
            <text:p>0</text:p>
          </table:table-cell>
          <table:table-cell/>
          <table:table-cell table:style-name="ce9" table:formula="of:=IF(AND([.C904]=&quot;физкультура&quot;;[.A904]=&quot;С&quot;);1;0)" office:value-type="float" office:value="0" calcext:value-type="float">
            <text:p>0</text:p>
          </table:table-cell>
          <table:table-cell/>
          <table:table-cell table:formula="of:=IF(AND([.C904]=&quot;обществознание&quot;;[.A904]=&quot;СЗ&quot;);[.D90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44" calcext:value-type="float">
            <text:p>544</text:p>
          </table:table-cell>
          <table:table-cell table:number-columns-repeated="11"/>
          <table:table-cell table:formula="of:=IF(AND([.C905]=&quot;обществознание&quot;;[.D905]&gt;299);[.D905];0)" office:value-type="float" office:value="0" calcext:value-type="float">
            <text:p>0</text:p>
          </table:table-cell>
          <table:table-cell/>
          <table:table-cell table:style-name="ce9" table:formula="of:=IF(AND([.C905]=&quot;физкультура&quot;;[.A905]=&quot;С&quot;);1;0)" office:value-type="float" office:value="0" calcext:value-type="float">
            <text:p>0</text:p>
          </table:table-cell>
          <table:table-cell/>
          <table:table-cell table:formula="of:=IF(AND([.C905]=&quot;обществознание&quot;;[.A905]=&quot;СЗ&quot;);[.D90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29" calcext:value-type="float">
            <text:p>829</text:p>
          </table:table-cell>
          <table:table-cell table:number-columns-repeated="11"/>
          <table:table-cell table:formula="of:=IF(AND([.C906]=&quot;обществознание&quot;;[.D906]&gt;299);[.D906];0)" office:value-type="float" office:value="0" calcext:value-type="float">
            <text:p>0</text:p>
          </table:table-cell>
          <table:table-cell/>
          <table:table-cell table:style-name="ce9" table:formula="of:=IF(AND([.C906]=&quot;физкультура&quot;;[.A906]=&quot;С&quot;);1;0)" office:value-type="float" office:value="0" calcext:value-type="float">
            <text:p>0</text:p>
          </table:table-cell>
          <table:table-cell/>
          <table:table-cell table:formula="of:=IF(AND([.C906]=&quot;обществознание&quot;;[.A906]=&quot;СЗ&quot;);[.D90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11"/>
          <table:table-cell table:formula="of:=IF(AND([.C907]=&quot;обществознание&quot;;[.D907]&gt;299);[.D907];0)" office:value-type="float" office:value="0" calcext:value-type="float">
            <text:p>0</text:p>
          </table:table-cell>
          <table:table-cell/>
          <table:table-cell table:style-name="ce9" table:formula="of:=IF(AND([.C907]=&quot;физкультура&quot;;[.A907]=&quot;С&quot;);1;0)" office:value-type="float" office:value="0" calcext:value-type="float">
            <text:p>0</text:p>
          </table:table-cell>
          <table:table-cell/>
          <table:table-cell table:formula="of:=IF(AND([.C907]=&quot;обществознание&quot;;[.A907]=&quot;СЗ&quot;);[.D90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1" calcext:value-type="float">
            <text:p>791</text:p>
          </table:table-cell>
          <table:table-cell table:number-columns-repeated="11"/>
          <table:table-cell table:formula="of:=IF(AND([.C908]=&quot;обществознание&quot;;[.D908]&gt;299);[.D908];0)" office:value-type="float" office:value="0" calcext:value-type="float">
            <text:p>0</text:p>
          </table:table-cell>
          <table:table-cell/>
          <table:table-cell table:style-name="ce9" table:formula="of:=IF(AND([.C908]=&quot;физкультура&quot;;[.A908]=&quot;С&quot;);1;0)" office:value-type="float" office:value="0" calcext:value-type="float">
            <text:p>0</text:p>
          </table:table-cell>
          <table:table-cell/>
          <table:table-cell table:formula="of:=IF(AND([.C908]=&quot;обществознание&quot;;[.A908]=&quot;СЗ&quot;);[.D90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1"/>
          <table:table-cell table:formula="of:=IF(AND([.C909]=&quot;обществознание&quot;;[.D909]&gt;299);[.D909];0)" office:value-type="float" office:value="0" calcext:value-type="float">
            <text:p>0</text:p>
          </table:table-cell>
          <table:table-cell/>
          <table:table-cell table:style-name="ce9" table:formula="of:=IF(AND([.C909]=&quot;физкультура&quot;;[.A909]=&quot;С&quot;);1;0)" office:value-type="float" office:value="0" calcext:value-type="float">
            <text:p>0</text:p>
          </table:table-cell>
          <table:table-cell/>
          <table:table-cell table:formula="of:=IF(AND([.C909]=&quot;обществознание&quot;;[.A909]=&quot;СЗ&quot;);[.D90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0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3" calcext:value-type="float">
            <text:p>643</text:p>
          </table:table-cell>
          <table:table-cell table:number-columns-repeated="11"/>
          <table:table-cell table:formula="of:=IF(AND([.C910]=&quot;обществознание&quot;;[.D910]&gt;299);[.D910];0)" office:value-type="float" office:value="0" calcext:value-type="float">
            <text:p>0</text:p>
          </table:table-cell>
          <table:table-cell/>
          <table:table-cell table:style-name="ce9" table:formula="of:=IF(AND([.C910]=&quot;физкультура&quot;;[.A910]=&quot;С&quot;);1;0)" office:value-type="float" office:value="0" calcext:value-type="float">
            <text:p>0</text:p>
          </table:table-cell>
          <table:table-cell/>
          <table:table-cell table:formula="of:=IF(AND([.C910]=&quot;обществознание&quot;;[.A910]=&quot;СЗ&quot;);[.D91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1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11"/>
          <table:table-cell table:formula="of:=IF(AND([.C911]=&quot;обществознание&quot;;[.D911]&gt;299);[.D911];0)" office:value-type="float" office:value="0" calcext:value-type="float">
            <text:p>0</text:p>
          </table:table-cell>
          <table:table-cell/>
          <table:table-cell table:style-name="ce9" table:formula="of:=IF(AND([.C911]=&quot;физкультура&quot;;[.A911]=&quot;С&quot;);1;0)" office:value-type="float" office:value="0" calcext:value-type="float">
            <text:p>0</text:p>
          </table:table-cell>
          <table:table-cell/>
          <table:table-cell table:formula="of:=IF(AND([.C911]=&quot;обществознание&quot;;[.A911]=&quot;СЗ&quot;);[.D91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1"/>
          <table:table-cell table:formula="of:=IF(AND([.C912]=&quot;обществознание&quot;;[.D912]&gt;299);[.D912];0)" office:value-type="float" office:value="0" calcext:value-type="float">
            <text:p>0</text:p>
          </table:table-cell>
          <table:table-cell/>
          <table:table-cell table:style-name="ce9" table:formula="of:=IF(AND([.C912]=&quot;физкультура&quot;;[.A912]=&quot;С&quot;);1;0)" office:value-type="float" office:value="0" calcext:value-type="float">
            <text:p>0</text:p>
          </table:table-cell>
          <table:table-cell/>
          <table:table-cell table:formula="of:=IF(AND([.C912]=&quot;обществознание&quot;;[.A912]=&quot;СЗ&quot;);[.D91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6" calcext:value-type="float">
            <text:p>396</text:p>
          </table:table-cell>
          <table:table-cell table:number-columns-repeated="11"/>
          <table:table-cell table:formula="of:=IF(AND([.C913]=&quot;обществознание&quot;;[.D913]&gt;299);[.D913];0)" office:value-type="float" office:value="0" calcext:value-type="float">
            <text:p>0</text:p>
          </table:table-cell>
          <table:table-cell/>
          <table:table-cell table:style-name="ce9" table:formula="of:=IF(AND([.C913]=&quot;физкультура&quot;;[.A913]=&quot;С&quot;);1;0)" office:value-type="float" office:value="0" calcext:value-type="float">
            <text:p>0</text:p>
          </table:table-cell>
          <table:table-cell/>
          <table:table-cell table:formula="of:=IF(AND([.C913]=&quot;обществознание&quot;;[.A913]=&quot;СЗ&quot;);[.D91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1"/>
          <table:table-cell table:formula="of:=IF(AND([.C914]=&quot;обществознание&quot;;[.D914]&gt;299);[.D914];0)" office:value-type="float" office:value="0" calcext:value-type="float">
            <text:p>0</text:p>
          </table:table-cell>
          <table:table-cell/>
          <table:table-cell table:style-name="ce9" table:formula="of:=IF(AND([.C914]=&quot;физкультура&quot;;[.A914]=&quot;С&quot;);1;0)" office:value-type="float" office:value="0" calcext:value-type="float">
            <text:p>0</text:p>
          </table:table-cell>
          <table:table-cell/>
          <table:table-cell table:formula="of:=IF(AND([.C914]=&quot;обществознание&quot;;[.A914]=&quot;СЗ&quot;);[.D91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11"/>
          <table:table-cell table:formula="of:=IF(AND([.C915]=&quot;обществознание&quot;;[.D915]&gt;299);[.D915];0)" office:value-type="float" office:value="0" calcext:value-type="float">
            <text:p>0</text:p>
          </table:table-cell>
          <table:table-cell/>
          <table:table-cell table:style-name="ce9" table:formula="of:=IF(AND([.C915]=&quot;физкультура&quot;;[.A915]=&quot;С&quot;);1;0)" office:value-type="float" office:value="0" calcext:value-type="float">
            <text:p>0</text:p>
          </table:table-cell>
          <table:table-cell/>
          <table:table-cell table:formula="of:=IF(AND([.C915]=&quot;обществознание&quot;;[.A915]=&quot;СЗ&quot;);[.D91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1"/>
          <table:table-cell table:formula="of:=IF(AND([.C916]=&quot;обществознание&quot;;[.D916]&gt;299);[.D916];0)" office:value-type="float" office:value="0" calcext:value-type="float">
            <text:p>0</text:p>
          </table:table-cell>
          <table:table-cell/>
          <table:table-cell table:style-name="ce9" table:formula="of:=IF(AND([.C916]=&quot;физкультура&quot;;[.A916]=&quot;С&quot;);1;0)" office:value-type="float" office:value="0" calcext:value-type="float">
            <text:p>0</text:p>
          </table:table-cell>
          <table:table-cell/>
          <table:table-cell table:formula="of:=IF(AND([.C916]=&quot;обществознание&quot;;[.A916]=&quot;СЗ&quot;);[.D91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1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1"/>
          <table:table-cell table:formula="of:=IF(AND([.C917]=&quot;обществознание&quot;;[.D917]&gt;299);[.D917];0)" office:value-type="float" office:value="0" calcext:value-type="float">
            <text:p>0</text:p>
          </table:table-cell>
          <table:table-cell/>
          <table:table-cell table:style-name="ce9" table:formula="of:=IF(AND([.C917]=&quot;физкультура&quot;;[.A917]=&quot;С&quot;);1;0)" office:value-type="float" office:value="0" calcext:value-type="float">
            <text:p>0</text:p>
          </table:table-cell>
          <table:table-cell/>
          <table:table-cell table:formula="of:=IF(AND([.C917]=&quot;обществознание&quot;;[.A917]=&quot;СЗ&quot;);[.D91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36" calcext:value-type="float">
            <text:p>736</text:p>
          </table:table-cell>
          <table:table-cell table:number-columns-repeated="11"/>
          <table:table-cell table:formula="of:=IF(AND([.C918]=&quot;обществознание&quot;;[.D918]&gt;299);[.D918];0)" office:value-type="float" office:value="0" calcext:value-type="float">
            <text:p>0</text:p>
          </table:table-cell>
          <table:table-cell/>
          <table:table-cell table:style-name="ce9" table:formula="of:=IF(AND([.C918]=&quot;физкультура&quot;;[.A918]=&quot;С&quot;);1;0)" office:value-type="float" office:value="0" calcext:value-type="float">
            <text:p>0</text:p>
          </table:table-cell>
          <table:table-cell/>
          <table:table-cell table:formula="of:=IF(AND([.C918]=&quot;обществознание&quot;;[.A918]=&quot;СЗ&quot;);[.D91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1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9" calcext:value-type="float">
            <text:p>939</text:p>
          </table:table-cell>
          <table:table-cell table:number-columns-repeated="11"/>
          <table:table-cell table:formula="of:=IF(AND([.C919]=&quot;обществознание&quot;;[.D919]&gt;299);[.D919];0)" office:value-type="float" office:value="0" calcext:value-type="float">
            <text:p>0</text:p>
          </table:table-cell>
          <table:table-cell/>
          <table:table-cell table:style-name="ce9" table:formula="of:=IF(AND([.C919]=&quot;физкультура&quot;;[.A919]=&quot;С&quot;);1;0)" office:value-type="float" office:value="0" calcext:value-type="float">
            <text:p>0</text:p>
          </table:table-cell>
          <table:table-cell/>
          <table:table-cell table:formula="of:=IF(AND([.C919]=&quot;обществознание&quot;;[.A919]=&quot;СЗ&quot;);[.D91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7" calcext:value-type="float">
            <text:p>597</text:p>
          </table:table-cell>
          <table:table-cell table:number-columns-repeated="11"/>
          <table:table-cell table:formula="of:=IF(AND([.C920]=&quot;обществознание&quot;;[.D920]&gt;299);[.D920];0)" office:value-type="float" office:value="597" calcext:value-type="float">
            <text:p>597</text:p>
          </table:table-cell>
          <table:table-cell/>
          <table:table-cell table:style-name="ce9" table:formula="of:=IF(AND([.C920]=&quot;физкультура&quot;;[.A920]=&quot;С&quot;);1;0)" office:value-type="float" office:value="0" calcext:value-type="float">
            <text:p>0</text:p>
          </table:table-cell>
          <table:table-cell/>
          <table:table-cell table:formula="of:=IF(AND([.C920]=&quot;обществознание&quot;;[.A920]=&quot;СЗ&quot;);[.D920];0)" office:value-type="float" office:value="597" calcext:value-type="float">
            <text:p>597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3" calcext:value-type="float">
            <text:p>583</text:p>
          </table:table-cell>
          <table:table-cell table:number-columns-repeated="11"/>
          <table:table-cell table:formula="of:=IF(AND([.C921]=&quot;обществознание&quot;;[.D921]&gt;299);[.D921];0)" office:value-type="float" office:value="583" calcext:value-type="float">
            <text:p>583</text:p>
          </table:table-cell>
          <table:table-cell/>
          <table:table-cell table:style-name="ce9" table:formula="of:=IF(AND([.C921]=&quot;физкультура&quot;;[.A921]=&quot;С&quot;);1;0)" office:value-type="float" office:value="0" calcext:value-type="float">
            <text:p>0</text:p>
          </table:table-cell>
          <table:table-cell/>
          <table:table-cell table:formula="of:=IF(AND([.C921]=&quot;обществознание&quot;;[.A921]=&quot;СЗ&quot;);[.D92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2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11"/>
          <table:table-cell table:formula="of:=IF(AND([.C922]=&quot;обществознание&quot;;[.D922]&gt;299);[.D922];0)" office:value-type="float" office:value="0" calcext:value-type="float">
            <text:p>0</text:p>
          </table:table-cell>
          <table:table-cell/>
          <table:table-cell table:style-name="ce9" table:formula="of:=IF(AND([.C922]=&quot;физкультура&quot;;[.A922]=&quot;С&quot;);1;0)" office:value-type="float" office:value="0" calcext:value-type="float">
            <text:p>0</text:p>
          </table:table-cell>
          <table:table-cell/>
          <table:table-cell table:formula="of:=IF(AND([.C922]=&quot;обществознание&quot;;[.A922]=&quot;СЗ&quot;);[.D92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11"/>
          <table:table-cell table:formula="of:=IF(AND([.C923]=&quot;обществознание&quot;;[.D923]&gt;299);[.D923];0)" office:value-type="float" office:value="0" calcext:value-type="float">
            <text:p>0</text:p>
          </table:table-cell>
          <table:table-cell/>
          <table:table-cell table:style-name="ce9" table:formula="of:=IF(AND([.C923]=&quot;физкультура&quot;;[.A923]=&quot;С&quot;);1;0)" office:value-type="float" office:value="0" calcext:value-type="float">
            <text:p>0</text:p>
          </table:table-cell>
          <table:table-cell/>
          <table:table-cell table:formula="of:=IF(AND([.C923]=&quot;обществознание&quot;;[.A923]=&quot;СЗ&quot;);[.D92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2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11"/>
          <table:table-cell table:formula="of:=IF(AND([.C924]=&quot;обществознание&quot;;[.D924]&gt;299);[.D924];0)" office:value-type="float" office:value="0" calcext:value-type="float">
            <text:p>0</text:p>
          </table:table-cell>
          <table:table-cell/>
          <table:table-cell table:style-name="ce9" table:formula="of:=IF(AND([.C924]=&quot;физкультура&quot;;[.A924]=&quot;С&quot;);1;0)" office:value-type="float" office:value="0" calcext:value-type="float">
            <text:p>0</text:p>
          </table:table-cell>
          <table:table-cell/>
          <table:table-cell table:formula="of:=IF(AND([.C924]=&quot;обществознание&quot;;[.A924]=&quot;СЗ&quot;);[.D92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1"/>
          <table:table-cell table:formula="of:=IF(AND([.C925]=&quot;обществознание&quot;;[.D925]&gt;299);[.D925];0)" office:value-type="float" office:value="0" calcext:value-type="float">
            <text:p>0</text:p>
          </table:table-cell>
          <table:table-cell/>
          <table:table-cell table:style-name="ce9" table:formula="of:=IF(AND([.C925]=&quot;физкультура&quot;;[.A925]=&quot;С&quot;);1;0)" office:value-type="float" office:value="0" calcext:value-type="float">
            <text:p>0</text:p>
          </table:table-cell>
          <table:table-cell/>
          <table:table-cell table:formula="of:=IF(AND([.C925]=&quot;обществознание&quot;;[.A925]=&quot;СЗ&quot;);[.D92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8" calcext:value-type="float">
            <text:p>478</text:p>
          </table:table-cell>
          <table:table-cell table:number-columns-repeated="11"/>
          <table:table-cell table:formula="of:=IF(AND([.C926]=&quot;обществознание&quot;;[.D926]&gt;299);[.D926];0)" office:value-type="float" office:value="0" calcext:value-type="float">
            <text:p>0</text:p>
          </table:table-cell>
          <table:table-cell/>
          <table:table-cell table:style-name="ce9" table:formula="of:=IF(AND([.C926]=&quot;физкультура&quot;;[.A926]=&quot;С&quot;);1;0)" office:value-type="float" office:value="0" calcext:value-type="float">
            <text:p>0</text:p>
          </table:table-cell>
          <table:table-cell/>
          <table:table-cell table:formula="of:=IF(AND([.C926]=&quot;обществознание&quot;;[.A926]=&quot;СЗ&quot;);[.D92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11"/>
          <table:table-cell table:formula="of:=IF(AND([.C927]=&quot;обществознание&quot;;[.D927]&gt;299);[.D927];0)" office:value-type="float" office:value="0" calcext:value-type="float">
            <text:p>0</text:p>
          </table:table-cell>
          <table:table-cell/>
          <table:table-cell table:style-name="ce9" table:formula="of:=IF(AND([.C927]=&quot;физкультура&quot;;[.A927]=&quot;С&quot;);1;0)" office:value-type="float" office:value="0" calcext:value-type="float">
            <text:p>0</text:p>
          </table:table-cell>
          <table:table-cell/>
          <table:table-cell table:formula="of:=IF(AND([.C927]=&quot;обществознание&quot;;[.A927]=&quot;СЗ&quot;);[.D92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9" calcext:value-type="float">
            <text:p>609</text:p>
          </table:table-cell>
          <table:table-cell table:number-columns-repeated="11"/>
          <table:table-cell table:formula="of:=IF(AND([.C928]=&quot;обществознание&quot;;[.D928]&gt;299);[.D928];0)" office:value-type="float" office:value="0" calcext:value-type="float">
            <text:p>0</text:p>
          </table:table-cell>
          <table:table-cell/>
          <table:table-cell table:style-name="ce9" table:formula="of:=IF(AND([.C928]=&quot;физкультура&quot;;[.A928]=&quot;С&quot;);1;0)" office:value-type="float" office:value="0" calcext:value-type="float">
            <text:p>0</text:p>
          </table:table-cell>
          <table:table-cell/>
          <table:table-cell table:formula="of:=IF(AND([.C928]=&quot;обществознание&quot;;[.A928]=&quot;СЗ&quot;);[.D92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71" calcext:value-type="float">
            <text:p>171</text:p>
          </table:table-cell>
          <table:table-cell table:number-columns-repeated="11"/>
          <table:table-cell table:formula="of:=IF(AND([.C929]=&quot;обществознание&quot;;[.D929]&gt;299);[.D929];0)" office:value-type="float" office:value="0" calcext:value-type="float">
            <text:p>0</text:p>
          </table:table-cell>
          <table:table-cell/>
          <table:table-cell table:style-name="ce9" table:formula="of:=IF(AND([.C929]=&quot;физкультура&quot;;[.A929]=&quot;С&quot;);1;0)" office:value-type="float" office:value="0" calcext:value-type="float">
            <text:p>0</text:p>
          </table:table-cell>
          <table:table-cell/>
          <table:table-cell table:formula="of:=IF(AND([.C929]=&quot;обществознание&quot;;[.A929]=&quot;СЗ&quot;);[.D92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2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1"/>
          <table:table-cell table:formula="of:=IF(AND([.C930]=&quot;обществознание&quot;;[.D930]&gt;299);[.D930];0)" office:value-type="float" office:value="0" calcext:value-type="float">
            <text:p>0</text:p>
          </table:table-cell>
          <table:table-cell/>
          <table:table-cell table:style-name="ce9" table:formula="of:=IF(AND([.C930]=&quot;физкультура&quot;;[.A930]=&quot;С&quot;);1;0)" office:value-type="float" office:value="0" calcext:value-type="float">
            <text:p>0</text:p>
          </table:table-cell>
          <table:table-cell/>
          <table:table-cell table:formula="of:=IF(AND([.C930]=&quot;обществознание&quot;;[.A930]=&quot;СЗ&quot;);[.D93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7" calcext:value-type="float">
            <text:p>347</text:p>
          </table:table-cell>
          <table:table-cell table:number-columns-repeated="11"/>
          <table:table-cell table:formula="of:=IF(AND([.C931]=&quot;обществознание&quot;;[.D931]&gt;299);[.D931];0)" office:value-type="float" office:value="0" calcext:value-type="float">
            <text:p>0</text:p>
          </table:table-cell>
          <table:table-cell/>
          <table:table-cell table:style-name="ce9" table:formula="of:=IF(AND([.C931]=&quot;физкультура&quot;;[.A931]=&quot;С&quot;);1;0)" office:value-type="float" office:value="0" calcext:value-type="float">
            <text:p>0</text:p>
          </table:table-cell>
          <table:table-cell/>
          <table:table-cell table:formula="of:=IF(AND([.C931]=&quot;обществознание&quot;;[.A931]=&quot;СЗ&quot;);[.D93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3" calcext:value-type="float">
            <text:p>843</text:p>
          </table:table-cell>
          <table:table-cell table:number-columns-repeated="11"/>
          <table:table-cell table:formula="of:=IF(AND([.C932]=&quot;обществознание&quot;;[.D932]&gt;299);[.D932];0)" office:value-type="float" office:value="0" calcext:value-type="float">
            <text:p>0</text:p>
          </table:table-cell>
          <table:table-cell/>
          <table:table-cell table:style-name="ce9" table:formula="of:=IF(AND([.C932]=&quot;физкультура&quot;;[.A932]=&quot;С&quot;);1;0)" office:value-type="float" office:value="0" calcext:value-type="float">
            <text:p>0</text:p>
          </table:table-cell>
          <table:table-cell/>
          <table:table-cell table:formula="of:=IF(AND([.C932]=&quot;обществознание&quot;;[.A932]=&quot;СЗ&quot;);[.D93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3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11"/>
          <table:table-cell table:formula="of:=IF(AND([.C933]=&quot;обществознание&quot;;[.D933]&gt;299);[.D933];0)" office:value-type="float" office:value="0" calcext:value-type="float">
            <text:p>0</text:p>
          </table:table-cell>
          <table:table-cell/>
          <table:table-cell table:style-name="ce9" table:formula="of:=IF(AND([.C933]=&quot;физкультура&quot;;[.A933]=&quot;С&quot;);1;0)" office:value-type="float" office:value="0" calcext:value-type="float">
            <text:p>0</text:p>
          </table:table-cell>
          <table:table-cell/>
          <table:table-cell table:formula="of:=IF(AND([.C933]=&quot;обществознание&quot;;[.A933]=&quot;СЗ&quot;);[.D93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1"/>
          <table:table-cell table:formula="of:=IF(AND([.C934]=&quot;обществознание&quot;;[.D934]&gt;299);[.D934];0)" office:value-type="float" office:value="0" calcext:value-type="float">
            <text:p>0</text:p>
          </table:table-cell>
          <table:table-cell/>
          <table:table-cell table:style-name="ce9" table:formula="of:=IF(AND([.C934]=&quot;физкультура&quot;;[.A934]=&quot;С&quot;);1;0)" office:value-type="float" office:value="0" calcext:value-type="float">
            <text:p>0</text:p>
          </table:table-cell>
          <table:table-cell/>
          <table:table-cell table:formula="of:=IF(AND([.C934]=&quot;обществознание&quot;;[.A934]=&quot;СЗ&quot;);[.D93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11"/>
          <table:table-cell table:formula="of:=IF(AND([.C935]=&quot;обществознание&quot;;[.D935]&gt;299);[.D935];0)" office:value-type="float" office:value="0" calcext:value-type="float">
            <text:p>0</text:p>
          </table:table-cell>
          <table:table-cell/>
          <table:table-cell table:style-name="ce9" table:formula="of:=IF(AND([.C935]=&quot;физкультура&quot;;[.A935]=&quot;С&quot;);1;0)" office:value-type="float" office:value="0" calcext:value-type="float">
            <text:p>0</text:p>
          </table:table-cell>
          <table:table-cell/>
          <table:table-cell table:formula="of:=IF(AND([.C935]=&quot;обществознание&quot;;[.A935]=&quot;СЗ&quot;);[.D93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3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1"/>
          <table:table-cell table:formula="of:=IF(AND([.C936]=&quot;обществознание&quot;;[.D936]&gt;299);[.D936];0)" office:value-type="float" office:value="0" calcext:value-type="float">
            <text:p>0</text:p>
          </table:table-cell>
          <table:table-cell/>
          <table:table-cell table:style-name="ce9" table:formula="of:=IF(AND([.C936]=&quot;физкультура&quot;;[.A936]=&quot;С&quot;);1;0)" office:value-type="float" office:value="0" calcext:value-type="float">
            <text:p>0</text:p>
          </table:table-cell>
          <table:table-cell/>
          <table:table-cell table:formula="of:=IF(AND([.C936]=&quot;обществознание&quot;;[.A936]=&quot;СЗ&quot;);[.D93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3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11"/>
          <table:table-cell table:formula="of:=IF(AND([.C937]=&quot;обществознание&quot;;[.D937]&gt;299);[.D937];0)" office:value-type="float" office:value="0" calcext:value-type="float">
            <text:p>0</text:p>
          </table:table-cell>
          <table:table-cell/>
          <table:table-cell table:style-name="ce9" table:formula="of:=IF(AND([.C937]=&quot;физкультура&quot;;[.A937]=&quot;С&quot;);1;0)" office:value-type="float" office:value="0" calcext:value-type="float">
            <text:p>0</text:p>
          </table:table-cell>
          <table:table-cell/>
          <table:table-cell table:formula="of:=IF(AND([.C937]=&quot;обществознание&quot;;[.A937]=&quot;СЗ&quot;);[.D93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1"/>
          <table:table-cell table:formula="of:=IF(AND([.C938]=&quot;обществознание&quot;;[.D938]&gt;299);[.D938];0)" office:value-type="float" office:value="0" calcext:value-type="float">
            <text:p>0</text:p>
          </table:table-cell>
          <table:table-cell/>
          <table:table-cell table:style-name="ce9" table:formula="of:=IF(AND([.C938]=&quot;физкультура&quot;;[.A938]=&quot;С&quot;);1;0)" office:value-type="float" office:value="0" calcext:value-type="float">
            <text:p>0</text:p>
          </table:table-cell>
          <table:table-cell/>
          <table:table-cell table:formula="of:=IF(AND([.C938]=&quot;обществознание&quot;;[.A938]=&quot;СЗ&quot;);[.D93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11"/>
          <table:table-cell table:formula="of:=IF(AND([.C939]=&quot;обществознание&quot;;[.D939]&gt;299);[.D939];0)" office:value-type="float" office:value="0" calcext:value-type="float">
            <text:p>0</text:p>
          </table:table-cell>
          <table:table-cell/>
          <table:table-cell table:style-name="ce9" table:formula="of:=IF(AND([.C939]=&quot;физкультура&quot;;[.A939]=&quot;С&quot;);1;0)" office:value-type="float" office:value="0" calcext:value-type="float">
            <text:p>0</text:p>
          </table:table-cell>
          <table:table-cell/>
          <table:table-cell table:formula="of:=IF(AND([.C939]=&quot;обществознание&quot;;[.A939]=&quot;СЗ&quot;);[.D93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11"/>
          <table:table-cell table:formula="of:=IF(AND([.C940]=&quot;обществознание&quot;;[.D940]&gt;299);[.D940];0)" office:value-type="float" office:value="0" calcext:value-type="float">
            <text:p>0</text:p>
          </table:table-cell>
          <table:table-cell/>
          <table:table-cell table:style-name="ce9" table:formula="of:=IF(AND([.C940]=&quot;физкультура&quot;;[.A940]=&quot;С&quot;);1;0)" office:value-type="float" office:value="0" calcext:value-type="float">
            <text:p>0</text:p>
          </table:table-cell>
          <table:table-cell/>
          <table:table-cell table:formula="of:=IF(AND([.C940]=&quot;обществознание&quot;;[.A940]=&quot;СЗ&quot;);[.D94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1"/>
          <table:table-cell table:formula="of:=IF(AND([.C941]=&quot;обществознание&quot;;[.D941]&gt;299);[.D941];0)" office:value-type="float" office:value="0" calcext:value-type="float">
            <text:p>0</text:p>
          </table:table-cell>
          <table:table-cell/>
          <table:table-cell table:style-name="ce9" table:formula="of:=IF(AND([.C941]=&quot;физкультура&quot;;[.A941]=&quot;С&quot;);1;0)" office:value-type="float" office:value="0" calcext:value-type="float">
            <text:p>0</text:p>
          </table:table-cell>
          <table:table-cell/>
          <table:table-cell table:formula="of:=IF(AND([.C941]=&quot;обществознание&quot;;[.A941]=&quot;СЗ&quot;);[.D94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4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11"/>
          <table:table-cell table:formula="of:=IF(AND([.C942]=&quot;обществознание&quot;;[.D942]&gt;299);[.D942];0)" office:value-type="float" office:value="0" calcext:value-type="float">
            <text:p>0</text:p>
          </table:table-cell>
          <table:table-cell/>
          <table:table-cell table:style-name="ce9" table:formula="of:=IF(AND([.C942]=&quot;физкультура&quot;;[.A942]=&quot;С&quot;);1;0)" office:value-type="float" office:value="1" calcext:value-type="float">
            <text:p>1</text:p>
          </table:table-cell>
          <table:table-cell/>
          <table:table-cell table:formula="of:=IF(AND([.C942]=&quot;обществознание&quot;;[.A942]=&quot;СЗ&quot;);[.D94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11"/>
          <table:table-cell table:formula="of:=IF(AND([.C943]=&quot;обществознание&quot;;[.D943]&gt;299);[.D943];0)" office:value-type="float" office:value="0" calcext:value-type="float">
            <text:p>0</text:p>
          </table:table-cell>
          <table:table-cell/>
          <table:table-cell table:style-name="ce9" table:formula="of:=IF(AND([.C943]=&quot;физкультура&quot;;[.A943]=&quot;С&quot;);1;0)" office:value-type="float" office:value="0" calcext:value-type="float">
            <text:p>0</text:p>
          </table:table-cell>
          <table:table-cell/>
          <table:table-cell table:formula="of:=IF(AND([.C943]=&quot;обществознание&quot;;[.A943]=&quot;СЗ&quot;);[.D94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9" calcext:value-type="float">
            <text:p>199</text:p>
          </table:table-cell>
          <table:table-cell table:number-columns-repeated="11"/>
          <table:table-cell table:formula="of:=IF(AND([.C944]=&quot;обществознание&quot;;[.D944]&gt;299);[.D944];0)" office:value-type="float" office:value="0" calcext:value-type="float">
            <text:p>0</text:p>
          </table:table-cell>
          <table:table-cell/>
          <table:table-cell table:style-name="ce9" table:formula="of:=IF(AND([.C944]=&quot;физкультура&quot;;[.A944]=&quot;С&quot;);1;0)" office:value-type="float" office:value="0" calcext:value-type="float">
            <text:p>0</text:p>
          </table:table-cell>
          <table:table-cell/>
          <table:table-cell table:formula="of:=IF(AND([.C944]=&quot;обществознание&quot;;[.A944]=&quot;СЗ&quot;);[.D94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4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1"/>
          <table:table-cell table:formula="of:=IF(AND([.C945]=&quot;обществознание&quot;;[.D945]&gt;299);[.D945];0)" office:value-type="float" office:value="0" calcext:value-type="float">
            <text:p>0</text:p>
          </table:table-cell>
          <table:table-cell/>
          <table:table-cell table:style-name="ce9" table:formula="of:=IF(AND([.C945]=&quot;физкультура&quot;;[.A945]=&quot;С&quot;);1;0)" office:value-type="float" office:value="0" calcext:value-type="float">
            <text:p>0</text:p>
          </table:table-cell>
          <table:table-cell/>
          <table:table-cell table:formula="of:=IF(AND([.C945]=&quot;обществознание&quot;;[.A945]=&quot;СЗ&quot;);[.D94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41" calcext:value-type="float">
            <text:p>541</text:p>
          </table:table-cell>
          <table:table-cell table:number-columns-repeated="11"/>
          <table:table-cell table:formula="of:=IF(AND([.C946]=&quot;обществознание&quot;;[.D946]&gt;299);[.D946];0)" office:value-type="float" office:value="0" calcext:value-type="float">
            <text:p>0</text:p>
          </table:table-cell>
          <table:table-cell/>
          <table:table-cell table:style-name="ce9" table:formula="of:=IF(AND([.C946]=&quot;физкультура&quot;;[.A946]=&quot;С&quot;);1;0)" office:value-type="float" office:value="0" calcext:value-type="float">
            <text:p>0</text:p>
          </table:table-cell>
          <table:table-cell/>
          <table:table-cell table:formula="of:=IF(AND([.C946]=&quot;обществознание&quot;;[.A946]=&quot;СЗ&quot;);[.D94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4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1" calcext:value-type="float">
            <text:p>691</text:p>
          </table:table-cell>
          <table:table-cell table:number-columns-repeated="11"/>
          <table:table-cell table:formula="of:=IF(AND([.C947]=&quot;обществознание&quot;;[.D947]&gt;299);[.D947];0)" office:value-type="float" office:value="0" calcext:value-type="float">
            <text:p>0</text:p>
          </table:table-cell>
          <table:table-cell/>
          <table:table-cell table:style-name="ce9" table:formula="of:=IF(AND([.C947]=&quot;физкультура&quot;;[.A947]=&quot;С&quot;);1;0)" office:value-type="float" office:value="0" calcext:value-type="float">
            <text:p>0</text:p>
          </table:table-cell>
          <table:table-cell/>
          <table:table-cell table:formula="of:=IF(AND([.C947]=&quot;обществознание&quot;;[.A947]=&quot;СЗ&quot;);[.D94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18" calcext:value-type="float">
            <text:p>218</text:p>
          </table:table-cell>
          <table:table-cell table:number-columns-repeated="11"/>
          <table:table-cell table:formula="of:=IF(AND([.C948]=&quot;обществознание&quot;;[.D948]&gt;299);[.D948];0)" office:value-type="float" office:value="0" calcext:value-type="float">
            <text:p>0</text:p>
          </table:table-cell>
          <table:table-cell/>
          <table:table-cell table:style-name="ce9" table:formula="of:=IF(AND([.C948]=&quot;физкультура&quot;;[.A948]=&quot;С&quot;);1;0)" office:value-type="float" office:value="0" calcext:value-type="float">
            <text:p>0</text:p>
          </table:table-cell>
          <table:table-cell/>
          <table:table-cell table:formula="of:=IF(AND([.C948]=&quot;обществознание&quot;;[.A948]=&quot;СЗ&quot;);[.D94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98" calcext:value-type="float">
            <text:p>398</text:p>
          </table:table-cell>
          <table:table-cell table:number-columns-repeated="11"/>
          <table:table-cell table:formula="of:=IF(AND([.C949]=&quot;обществознание&quot;;[.D949]&gt;299);[.D949];0)" office:value-type="float" office:value="0" calcext:value-type="float">
            <text:p>0</text:p>
          </table:table-cell>
          <table:table-cell/>
          <table:table-cell table:style-name="ce9" table:formula="of:=IF(AND([.C949]=&quot;физкультура&quot;;[.A949]=&quot;С&quot;);1;0)" office:value-type="float" office:value="0" calcext:value-type="float">
            <text:p>0</text:p>
          </table:table-cell>
          <table:table-cell/>
          <table:table-cell table:formula="of:=IF(AND([.C949]=&quot;обществознание&quot;;[.A949]=&quot;СЗ&quot;);[.D94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4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1"/>
          <table:table-cell table:formula="of:=IF(AND([.C950]=&quot;обществознание&quot;;[.D950]&gt;299);[.D950];0)" office:value-type="float" office:value="0" calcext:value-type="float">
            <text:p>0</text:p>
          </table:table-cell>
          <table:table-cell/>
          <table:table-cell table:style-name="ce9" table:formula="of:=IF(AND([.C950]=&quot;физкультура&quot;;[.A950]=&quot;С&quot;);1;0)" office:value-type="float" office:value="0" calcext:value-type="float">
            <text:p>0</text:p>
          </table:table-cell>
          <table:table-cell/>
          <table:table-cell table:formula="of:=IF(AND([.C950]=&quot;обществознание&quot;;[.A950]=&quot;СЗ&quot;);[.D95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5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10" calcext:value-type="float">
            <text:p>810</text:p>
          </table:table-cell>
          <table:table-cell table:number-columns-repeated="11"/>
          <table:table-cell table:formula="of:=IF(AND([.C951]=&quot;обществознание&quot;;[.D951]&gt;299);[.D951];0)" office:value-type="float" office:value="0" calcext:value-type="float">
            <text:p>0</text:p>
          </table:table-cell>
          <table:table-cell/>
          <table:table-cell table:style-name="ce9" table:formula="of:=IF(AND([.C951]=&quot;физкультура&quot;;[.A951]=&quot;С&quot;);1;0)" office:value-type="float" office:value="0" calcext:value-type="float">
            <text:p>0</text:p>
          </table:table-cell>
          <table:table-cell/>
          <table:table-cell table:formula="of:=IF(AND([.C951]=&quot;обществознание&quot;;[.A951]=&quot;СЗ&quot;);[.D95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11"/>
          <table:table-cell table:formula="of:=IF(AND([.C952]=&quot;обществознание&quot;;[.D952]&gt;299);[.D952];0)" office:value-type="float" office:value="0" calcext:value-type="float">
            <text:p>0</text:p>
          </table:table-cell>
          <table:table-cell/>
          <table:table-cell table:style-name="ce9" table:formula="of:=IF(AND([.C952]=&quot;физкультура&quot;;[.A952]=&quot;С&quot;);1;0)" office:value-type="float" office:value="0" calcext:value-type="float">
            <text:p>0</text:p>
          </table:table-cell>
          <table:table-cell/>
          <table:table-cell table:formula="of:=IF(AND([.C952]=&quot;обществознание&quot;;[.A952]=&quot;СЗ&quot;);[.D95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7" calcext:value-type="float">
            <text:p>527</text:p>
          </table:table-cell>
          <table:table-cell table:number-columns-repeated="11"/>
          <table:table-cell table:formula="of:=IF(AND([.C953]=&quot;обществознание&quot;;[.D953]&gt;299);[.D953];0)" office:value-type="float" office:value="0" calcext:value-type="float">
            <text:p>0</text:p>
          </table:table-cell>
          <table:table-cell/>
          <table:table-cell table:style-name="ce9" table:formula="of:=IF(AND([.C953]=&quot;физкультура&quot;;[.A953]=&quot;С&quot;);1;0)" office:value-type="float" office:value="0" calcext:value-type="float">
            <text:p>0</text:p>
          </table:table-cell>
          <table:table-cell/>
          <table:table-cell table:formula="of:=IF(AND([.C953]=&quot;обществознание&quot;;[.A953]=&quot;СЗ&quot;);[.D95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5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1"/>
          <table:table-cell table:formula="of:=IF(AND([.C954]=&quot;обществознание&quot;;[.D954]&gt;299);[.D954];0)" office:value-type="float" office:value="0" calcext:value-type="float">
            <text:p>0</text:p>
          </table:table-cell>
          <table:table-cell/>
          <table:table-cell table:style-name="ce9" table:formula="of:=IF(AND([.C954]=&quot;физкультура&quot;;[.A954]=&quot;С&quot;);1;0)" office:value-type="float" office:value="0" calcext:value-type="float">
            <text:p>0</text:p>
          </table:table-cell>
          <table:table-cell/>
          <table:table-cell table:formula="of:=IF(AND([.C954]=&quot;обществознание&quot;;[.A954]=&quot;СЗ&quot;);[.D95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1" calcext:value-type="float">
            <text:p>601</text:p>
          </table:table-cell>
          <table:table-cell table:number-columns-repeated="11"/>
          <table:table-cell table:formula="of:=IF(AND([.C955]=&quot;обществознание&quot;;[.D955]&gt;299);[.D955];0)" office:value-type="float" office:value="0" calcext:value-type="float">
            <text:p>0</text:p>
          </table:table-cell>
          <table:table-cell/>
          <table:table-cell table:style-name="ce9" table:formula="of:=IF(AND([.C955]=&quot;физкультура&quot;;[.A955]=&quot;С&quot;);1;0)" office:value-type="float" office:value="0" calcext:value-type="float">
            <text:p>0</text:p>
          </table:table-cell>
          <table:table-cell/>
          <table:table-cell table:formula="of:=IF(AND([.C955]=&quot;обществознание&quot;;[.A955]=&quot;СЗ&quot;);[.D95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1"/>
          <table:table-cell table:formula="of:=IF(AND([.C956]=&quot;обществознание&quot;;[.D956]&gt;299);[.D956];0)" office:value-type="float" office:value="0" calcext:value-type="float">
            <text:p>0</text:p>
          </table:table-cell>
          <table:table-cell/>
          <table:table-cell table:style-name="ce9" table:formula="of:=IF(AND([.C956]=&quot;физкультура&quot;;[.A956]=&quot;С&quot;);1;0)" office:value-type="float" office:value="0" calcext:value-type="float">
            <text:p>0</text:p>
          </table:table-cell>
          <table:table-cell/>
          <table:table-cell table:formula="of:=IF(AND([.C956]=&quot;обществознание&quot;;[.A956]=&quot;СЗ&quot;);[.D95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5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6" calcext:value-type="float">
            <text:p>676</text:p>
          </table:table-cell>
          <table:table-cell table:number-columns-repeated="11"/>
          <table:table-cell table:formula="of:=IF(AND([.C957]=&quot;обществознание&quot;;[.D957]&gt;299);[.D957];0)" office:value-type="float" office:value="0" calcext:value-type="float">
            <text:p>0</text:p>
          </table:table-cell>
          <table:table-cell/>
          <table:table-cell table:style-name="ce9" table:formula="of:=IF(AND([.C957]=&quot;физкультура&quot;;[.A957]=&quot;С&quot;);1;0)" office:value-type="float" office:value="0" calcext:value-type="float">
            <text:p>0</text:p>
          </table:table-cell>
          <table:table-cell/>
          <table:table-cell table:formula="of:=IF(AND([.C957]=&quot;обществознание&quot;;[.A957]=&quot;СЗ&quot;);[.D95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1"/>
          <table:table-cell table:formula="of:=IF(AND([.C958]=&quot;обществознание&quot;;[.D958]&gt;299);[.D958];0)" office:value-type="float" office:value="0" calcext:value-type="float">
            <text:p>0</text:p>
          </table:table-cell>
          <table:table-cell/>
          <table:table-cell table:style-name="ce9" table:formula="of:=IF(AND([.C958]=&quot;физкультура&quot;;[.A958]=&quot;С&quot;);1;0)" office:value-type="float" office:value="0" calcext:value-type="float">
            <text:p>0</text:p>
          </table:table-cell>
          <table:table-cell/>
          <table:table-cell table:formula="of:=IF(AND([.C958]=&quot;обществознание&quot;;[.A958]=&quot;СЗ&quot;);[.D95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27" calcext:value-type="float">
            <text:p>527</text:p>
          </table:table-cell>
          <table:table-cell table:number-columns-repeated="11"/>
          <table:table-cell table:formula="of:=IF(AND([.C959]=&quot;обществознание&quot;;[.D959]&gt;299);[.D959];0)" office:value-type="float" office:value="0" calcext:value-type="float">
            <text:p>0</text:p>
          </table:table-cell>
          <table:table-cell/>
          <table:table-cell table:style-name="ce9" table:formula="of:=IF(AND([.C959]=&quot;физкультура&quot;;[.A959]=&quot;С&quot;);1;0)" office:value-type="float" office:value="0" calcext:value-type="float">
            <text:p>0</text:p>
          </table:table-cell>
          <table:table-cell/>
          <table:table-cell table:formula="of:=IF(AND([.C959]=&quot;обществознание&quot;;[.A959]=&quot;СЗ&quot;);[.D95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5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11"/>
          <table:table-cell table:formula="of:=IF(AND([.C960]=&quot;обществознание&quot;;[.D960]&gt;299);[.D960];0)" office:value-type="float" office:value="0" calcext:value-type="float">
            <text:p>0</text:p>
          </table:table-cell>
          <table:table-cell/>
          <table:table-cell table:style-name="ce9" table:formula="of:=IF(AND([.C960]=&quot;физкультура&quot;;[.A960]=&quot;С&quot;);1;0)" office:value-type="float" office:value="0" calcext:value-type="float">
            <text:p>0</text:p>
          </table:table-cell>
          <table:table-cell/>
          <table:table-cell table:formula="of:=IF(AND([.C960]=&quot;обществознание&quot;;[.A960]=&quot;СЗ&quot;);[.D96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6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11"/>
          <table:table-cell table:formula="of:=IF(AND([.C961]=&quot;обществознание&quot;;[.D961]&gt;299);[.D961];0)" office:value-type="float" office:value="0" calcext:value-type="float">
            <text:p>0</text:p>
          </table:table-cell>
          <table:table-cell/>
          <table:table-cell table:style-name="ce9" table:formula="of:=IF(AND([.C961]=&quot;физкультура&quot;;[.A961]=&quot;С&quot;);1;0)" office:value-type="float" office:value="0" calcext:value-type="float">
            <text:p>0</text:p>
          </table:table-cell>
          <table:table-cell/>
          <table:table-cell table:formula="of:=IF(AND([.C961]=&quot;обществознание&quot;;[.A961]=&quot;СЗ&quot;);[.D96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11"/>
          <table:table-cell table:formula="of:=IF(AND([.C962]=&quot;обществознание&quot;;[.D962]&gt;299);[.D962];0)" office:value-type="float" office:value="0" calcext:value-type="float">
            <text:p>0</text:p>
          </table:table-cell>
          <table:table-cell/>
          <table:table-cell table:style-name="ce9" table:formula="of:=IF(AND([.C962]=&quot;физкультура&quot;;[.A962]=&quot;С&quot;);1;0)" office:value-type="float" office:value="0" calcext:value-type="float">
            <text:p>0</text:p>
          </table:table-cell>
          <table:table-cell/>
          <table:table-cell table:formula="of:=IF(AND([.C962]=&quot;обществознание&quot;;[.A962]=&quot;СЗ&quot;);[.D96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6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60" calcext:value-type="float">
            <text:p>560</text:p>
          </table:table-cell>
          <table:table-cell table:number-columns-repeated="11"/>
          <table:table-cell table:formula="of:=IF(AND([.C963]=&quot;обществознание&quot;;[.D963]&gt;299);[.D963];0)" office:value-type="float" office:value="0" calcext:value-type="float">
            <text:p>0</text:p>
          </table:table-cell>
          <table:table-cell/>
          <table:table-cell table:style-name="ce9" table:formula="of:=IF(AND([.C963]=&quot;физкультура&quot;;[.A963]=&quot;С&quot;);1;0)" office:value-type="float" office:value="0" calcext:value-type="float">
            <text:p>0</text:p>
          </table:table-cell>
          <table:table-cell/>
          <table:table-cell table:formula="of:=IF(AND([.C963]=&quot;обществознание&quot;;[.A963]=&quot;СЗ&quot;);[.D96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11"/>
          <table:table-cell table:formula="of:=IF(AND([.C964]=&quot;обществознание&quot;;[.D964]&gt;299);[.D964];0)" office:value-type="float" office:value="0" calcext:value-type="float">
            <text:p>0</text:p>
          </table:table-cell>
          <table:table-cell/>
          <table:table-cell table:style-name="ce9" table:formula="of:=IF(AND([.C964]=&quot;физкультура&quot;;[.A964]=&quot;С&quot;);1;0)" office:value-type="float" office:value="0" calcext:value-type="float">
            <text:p>0</text:p>
          </table:table-cell>
          <table:table-cell/>
          <table:table-cell table:formula="of:=IF(AND([.C964]=&quot;обществознание&quot;;[.A964]=&quot;СЗ&quot;);[.D96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3" calcext:value-type="float">
            <text:p>283</text:p>
          </table:table-cell>
          <table:table-cell table:number-columns-repeated="11"/>
          <table:table-cell table:formula="of:=IF(AND([.C965]=&quot;обществознание&quot;;[.D965]&gt;299);[.D965];0)" office:value-type="float" office:value="0" calcext:value-type="float">
            <text:p>0</text:p>
          </table:table-cell>
          <table:table-cell/>
          <table:table-cell table:style-name="ce9" table:formula="of:=IF(AND([.C965]=&quot;физкультура&quot;;[.A965]=&quot;С&quot;);1;0)" office:value-type="float" office:value="0" calcext:value-type="float">
            <text:p>0</text:p>
          </table:table-cell>
          <table:table-cell/>
          <table:table-cell table:formula="of:=IF(AND([.C965]=&quot;обществознание&quot;;[.A965]=&quot;СЗ&quot;);[.D96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11"/>
          <table:table-cell table:formula="of:=IF(AND([.C966]=&quot;обществознание&quot;;[.D966]&gt;299);[.D966];0)" office:value-type="float" office:value="0" calcext:value-type="float">
            <text:p>0</text:p>
          </table:table-cell>
          <table:table-cell/>
          <table:table-cell table:style-name="ce9" table:formula="of:=IF(AND([.C966]=&quot;физкультура&quot;;[.A966]=&quot;С&quot;);1;0)" office:value-type="float" office:value="0" calcext:value-type="float">
            <text:p>0</text:p>
          </table:table-cell>
          <table:table-cell/>
          <table:table-cell table:formula="of:=IF(AND([.C966]=&quot;обществознание&quot;;[.A966]=&quot;СЗ&quot;);[.D96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11"/>
          <table:table-cell table:formula="of:=IF(AND([.C967]=&quot;обществознание&quot;;[.D967]&gt;299);[.D967];0)" office:value-type="float" office:value="0" calcext:value-type="float">
            <text:p>0</text:p>
          </table:table-cell>
          <table:table-cell/>
          <table:table-cell table:style-name="ce9" table:formula="of:=IF(AND([.C967]=&quot;физкультура&quot;;[.A967]=&quot;С&quot;);1;0)" office:value-type="float" office:value="0" calcext:value-type="float">
            <text:p>0</text:p>
          </table:table-cell>
          <table:table-cell/>
          <table:table-cell table:formula="of:=IF(AND([.C967]=&quot;обществознание&quot;;[.A967]=&quot;СЗ&quot;);[.D96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6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11"/>
          <table:table-cell table:formula="of:=IF(AND([.C968]=&quot;обществознание&quot;;[.D968]&gt;299);[.D968];0)" office:value-type="float" office:value="0" calcext:value-type="float">
            <text:p>0</text:p>
          </table:table-cell>
          <table:table-cell/>
          <table:table-cell table:style-name="ce9" table:formula="of:=IF(AND([.C968]=&quot;физкультура&quot;;[.A968]=&quot;С&quot;);1;0)" office:value-type="float" office:value="0" calcext:value-type="float">
            <text:p>0</text:p>
          </table:table-cell>
          <table:table-cell/>
          <table:table-cell table:formula="of:=IF(AND([.C968]=&quot;обществознание&quot;;[.A968]=&quot;СЗ&quot;);[.D96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6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9" calcext:value-type="float">
            <text:p>889</text:p>
          </table:table-cell>
          <table:table-cell table:number-columns-repeated="11"/>
          <table:table-cell table:formula="of:=IF(AND([.C969]=&quot;обществознание&quot;;[.D969]&gt;299);[.D969];0)" office:value-type="float" office:value="0" calcext:value-type="float">
            <text:p>0</text:p>
          </table:table-cell>
          <table:table-cell/>
          <table:table-cell table:style-name="ce9" table:formula="of:=IF(AND([.C969]=&quot;физкультура&quot;;[.A969]=&quot;С&quot;);1;0)" office:value-type="float" office:value="0" calcext:value-type="float">
            <text:p>0</text:p>
          </table:table-cell>
          <table:table-cell/>
          <table:table-cell table:formula="of:=IF(AND([.C969]=&quot;обществознание&quot;;[.A969]=&quot;СЗ&quot;);[.D96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6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25" calcext:value-type="float">
            <text:p>425</text:p>
          </table:table-cell>
          <table:table-cell table:number-columns-repeated="11"/>
          <table:table-cell table:formula="of:=IF(AND([.C970]=&quot;обществознание&quot;;[.D970]&gt;299);[.D970];0)" office:value-type="float" office:value="0" calcext:value-type="float">
            <text:p>0</text:p>
          </table:table-cell>
          <table:table-cell/>
          <table:table-cell table:style-name="ce9" table:formula="of:=IF(AND([.C970]=&quot;физкультура&quot;;[.A970]=&quot;С&quot;);1;0)" office:value-type="float" office:value="0" calcext:value-type="float">
            <text:p>0</text:p>
          </table:table-cell>
          <table:table-cell/>
          <table:table-cell table:formula="of:=IF(AND([.C970]=&quot;обществознание&quot;;[.A970]=&quot;СЗ&quot;);[.D97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7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1"/>
          <table:table-cell table:formula="of:=IF(AND([.C971]=&quot;обществознание&quot;;[.D971]&gt;299);[.D971];0)" office:value-type="float" office:value="0" calcext:value-type="float">
            <text:p>0</text:p>
          </table:table-cell>
          <table:table-cell/>
          <table:table-cell table:style-name="ce9" table:formula="of:=IF(AND([.C971]=&quot;физкультура&quot;;[.A971]=&quot;С&quot;);1;0)" office:value-type="float" office:value="0" calcext:value-type="float">
            <text:p>0</text:p>
          </table:table-cell>
          <table:table-cell/>
          <table:table-cell table:formula="of:=IF(AND([.C971]=&quot;обществознание&quot;;[.A971]=&quot;СЗ&quot;);[.D97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22" calcext:value-type="float">
            <text:p>622</text:p>
          </table:table-cell>
          <table:table-cell table:number-columns-repeated="11"/>
          <table:table-cell table:formula="of:=IF(AND([.C972]=&quot;обществознание&quot;;[.D972]&gt;299);[.D972];0)" office:value-type="float" office:value="0" calcext:value-type="float">
            <text:p>0</text:p>
          </table:table-cell>
          <table:table-cell/>
          <table:table-cell table:style-name="ce9" table:formula="of:=IF(AND([.C972]=&quot;физкультура&quot;;[.A972]=&quot;С&quot;);1;0)" office:value-type="float" office:value="0" calcext:value-type="float">
            <text:p>0</text:p>
          </table:table-cell>
          <table:table-cell/>
          <table:table-cell table:formula="of:=IF(AND([.C972]=&quot;обществознание&quot;;[.A972]=&quot;СЗ&quot;);[.D97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1"/>
          <table:table-cell table:formula="of:=IF(AND([.C973]=&quot;обществознание&quot;;[.D973]&gt;299);[.D973];0)" office:value-type="float" office:value="0" calcext:value-type="float">
            <text:p>0</text:p>
          </table:table-cell>
          <table:table-cell/>
          <table:table-cell table:style-name="ce9" table:formula="of:=IF(AND([.C973]=&quot;физкультура&quot;;[.A973]=&quot;С&quot;);1;0)" office:value-type="float" office:value="0" calcext:value-type="float">
            <text:p>0</text:p>
          </table:table-cell>
          <table:table-cell/>
          <table:table-cell table:formula="of:=IF(AND([.C973]=&quot;обществознание&quot;;[.A973]=&quot;СЗ&quot;);[.D97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5" calcext:value-type="float">
            <text:p>445</text:p>
          </table:table-cell>
          <table:table-cell table:number-columns-repeated="11"/>
          <table:table-cell table:formula="of:=IF(AND([.C974]=&quot;обществознание&quot;;[.D974]&gt;299);[.D974];0)" office:value-type="float" office:value="0" calcext:value-type="float">
            <text:p>0</text:p>
          </table:table-cell>
          <table:table-cell/>
          <table:table-cell table:style-name="ce9" table:formula="of:=IF(AND([.C974]=&quot;физкультура&quot;;[.A974]=&quot;С&quot;);1;0)" office:value-type="float" office:value="0" calcext:value-type="float">
            <text:p>0</text:p>
          </table:table-cell>
          <table:table-cell/>
          <table:table-cell table:formula="of:=IF(AND([.C974]=&quot;обществознание&quot;;[.A974]=&quot;СЗ&quot;);[.D97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6" calcext:value-type="float">
            <text:p>556</text:p>
          </table:table-cell>
          <table:table-cell table:number-columns-repeated="11"/>
          <table:table-cell table:formula="of:=IF(AND([.C975]=&quot;обществознание&quot;;[.D975]&gt;299);[.D975];0)" office:value-type="float" office:value="0" calcext:value-type="float">
            <text:p>0</text:p>
          </table:table-cell>
          <table:table-cell/>
          <table:table-cell table:style-name="ce9" table:formula="of:=IF(AND([.C975]=&quot;физкультура&quot;;[.A975]=&quot;С&quot;);1;0)" office:value-type="float" office:value="0" calcext:value-type="float">
            <text:p>0</text:p>
          </table:table-cell>
          <table:table-cell/>
          <table:table-cell table:formula="of:=IF(AND([.C975]=&quot;обществознание&quot;;[.A975]=&quot;СЗ&quot;);[.D97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11"/>
          <table:table-cell table:formula="of:=IF(AND([.C976]=&quot;обществознание&quot;;[.D976]&gt;299);[.D976];0)" office:value-type="float" office:value="0" calcext:value-type="float">
            <text:p>0</text:p>
          </table:table-cell>
          <table:table-cell/>
          <table:table-cell table:style-name="ce9" table:formula="of:=IF(AND([.C976]=&quot;физкультура&quot;;[.A976]=&quot;С&quot;);1;0)" office:value-type="float" office:value="0" calcext:value-type="float">
            <text:p>0</text:p>
          </table:table-cell>
          <table:table-cell/>
          <table:table-cell table:formula="of:=IF(AND([.C976]=&quot;обществознание&quot;;[.A976]=&quot;СЗ&quot;);[.D97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7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9" calcext:value-type="float">
            <text:p>239</text:p>
          </table:table-cell>
          <table:table-cell table:number-columns-repeated="11"/>
          <table:table-cell table:formula="of:=IF(AND([.C977]=&quot;обществознание&quot;;[.D977]&gt;299);[.D977];0)" office:value-type="float" office:value="0" calcext:value-type="float">
            <text:p>0</text:p>
          </table:table-cell>
          <table:table-cell/>
          <table:table-cell table:style-name="ce9" table:formula="of:=IF(AND([.C977]=&quot;физкультура&quot;;[.A977]=&quot;С&quot;);1;0)" office:value-type="float" office:value="0" calcext:value-type="float">
            <text:p>0</text:p>
          </table:table-cell>
          <table:table-cell/>
          <table:table-cell table:formula="of:=IF(AND([.C977]=&quot;обществознание&quot;;[.A977]=&quot;СЗ&quot;);[.D97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53" calcext:value-type="float">
            <text:p>453</text:p>
          </table:table-cell>
          <table:table-cell table:number-columns-repeated="11"/>
          <table:table-cell table:formula="of:=IF(AND([.C978]=&quot;обществознание&quot;;[.D978]&gt;299);[.D978];0)" office:value-type="float" office:value="0" calcext:value-type="float">
            <text:p>0</text:p>
          </table:table-cell>
          <table:table-cell/>
          <table:table-cell table:style-name="ce9" table:formula="of:=IF(AND([.C978]=&quot;физкультура&quot;;[.A978]=&quot;С&quot;);1;0)" office:value-type="float" office:value="0" calcext:value-type="float">
            <text:p>0</text:p>
          </table:table-cell>
          <table:table-cell/>
          <table:table-cell table:formula="of:=IF(AND([.C978]=&quot;обществознание&quot;;[.A978]=&quot;СЗ&quot;);[.D97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47" calcext:value-type="float">
            <text:p>547</text:p>
          </table:table-cell>
          <table:table-cell table:number-columns-repeated="11"/>
          <table:table-cell table:formula="of:=IF(AND([.C979]=&quot;обществознание&quot;;[.D979]&gt;299);[.D979];0)" office:value-type="float" office:value="0" calcext:value-type="float">
            <text:p>0</text:p>
          </table:table-cell>
          <table:table-cell/>
          <table:table-cell table:style-name="ce9" table:formula="of:=IF(AND([.C979]=&quot;физкультура&quot;;[.A979]=&quot;С&quot;);1;0)" office:value-type="float" office:value="0" calcext:value-type="float">
            <text:p>0</text:p>
          </table:table-cell>
          <table:table-cell/>
          <table:table-cell table:formula="of:=IF(AND([.C979]=&quot;обществознание&quot;;[.A979]=&quot;СЗ&quot;);[.D97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7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1"/>
          <table:table-cell table:formula="of:=IF(AND([.C980]=&quot;обществознание&quot;;[.D980]&gt;299);[.D980];0)" office:value-type="float" office:value="0" calcext:value-type="float">
            <text:p>0</text:p>
          </table:table-cell>
          <table:table-cell/>
          <table:table-cell table:style-name="ce9" table:formula="of:=IF(AND([.C980]=&quot;физкультура&quot;;[.A980]=&quot;С&quot;);1;0)" office:value-type="float" office:value="0" calcext:value-type="float">
            <text:p>0</text:p>
          </table:table-cell>
          <table:table-cell/>
          <table:table-cell table:formula="of:=IF(AND([.C980]=&quot;обществознание&quot;;[.A980]=&quot;СЗ&quot;);[.D98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11"/>
          <table:table-cell table:formula="of:=IF(AND([.C981]=&quot;обществознание&quot;;[.D981]&gt;299);[.D981];0)" office:value-type="float" office:value="0" calcext:value-type="float">
            <text:p>0</text:p>
          </table:table-cell>
          <table:table-cell/>
          <table:table-cell table:style-name="ce9" table:formula="of:=IF(AND([.C981]=&quot;физкультура&quot;;[.A981]=&quot;С&quot;);1;0)" office:value-type="float" office:value="0" calcext:value-type="float">
            <text:p>0</text:p>
          </table:table-cell>
          <table:table-cell/>
          <table:table-cell table:formula="of:=IF(AND([.C981]=&quot;обществознание&quot;;[.A981]=&quot;СЗ&quot;);[.D98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9" calcext:value-type="float">
            <text:p>349</text:p>
          </table:table-cell>
          <table:table-cell table:number-columns-repeated="11"/>
          <table:table-cell table:formula="of:=IF(AND([.C982]=&quot;обществознание&quot;;[.D982]&gt;299);[.D982];0)" office:value-type="float" office:value="0" calcext:value-type="float">
            <text:p>0</text:p>
          </table:table-cell>
          <table:table-cell/>
          <table:table-cell table:style-name="ce9" table:formula="of:=IF(AND([.C982]=&quot;физкультура&quot;;[.A982]=&quot;С&quot;);1;0)" office:value-type="float" office:value="0" calcext:value-type="float">
            <text:p>0</text:p>
          </table:table-cell>
          <table:table-cell/>
          <table:table-cell table:formula="of:=IF(AND([.C982]=&quot;обществознание&quot;;[.A982]=&quot;СЗ&quot;);[.D98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11"/>
          <table:table-cell table:formula="of:=IF(AND([.C983]=&quot;обществознание&quot;;[.D983]&gt;299);[.D983];0)" office:value-type="float" office:value="0" calcext:value-type="float">
            <text:p>0</text:p>
          </table:table-cell>
          <table:table-cell/>
          <table:table-cell table:style-name="ce9" table:formula="of:=IF(AND([.C983]=&quot;физкультура&quot;;[.A983]=&quot;С&quot;);1;0)" office:value-type="float" office:value="0" calcext:value-type="float">
            <text:p>0</text:p>
          </table:table-cell>
          <table:table-cell/>
          <table:table-cell table:formula="of:=IF(AND([.C983]=&quot;обществознание&quot;;[.A983]=&quot;СЗ&quot;);[.D98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11"/>
          <table:table-cell table:formula="of:=IF(AND([.C984]=&quot;обществознание&quot;;[.D984]&gt;299);[.D984];0)" office:value-type="float" office:value="0" calcext:value-type="float">
            <text:p>0</text:p>
          </table:table-cell>
          <table:table-cell/>
          <table:table-cell table:style-name="ce9" table:formula="of:=IF(AND([.C984]=&quot;физкультура&quot;;[.A984]=&quot;С&quot;);1;0)" office:value-type="float" office:value="0" calcext:value-type="float">
            <text:p>0</text:p>
          </table:table-cell>
          <table:table-cell/>
          <table:table-cell table:formula="of:=IF(AND([.C984]=&quot;обществознание&quot;;[.A984]=&quot;СЗ&quot;);[.D98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7" calcext:value-type="float">
            <text:p>837</text:p>
          </table:table-cell>
          <table:table-cell table:number-columns-repeated="11"/>
          <table:table-cell table:formula="of:=IF(AND([.C985]=&quot;обществознание&quot;;[.D985]&gt;299);[.D985];0)" office:value-type="float" office:value="0" calcext:value-type="float">
            <text:p>0</text:p>
          </table:table-cell>
          <table:table-cell/>
          <table:table-cell table:style-name="ce9" table:formula="of:=IF(AND([.C985]=&quot;физкультура&quot;;[.A985]=&quot;С&quot;);1;0)" office:value-type="float" office:value="0" calcext:value-type="float">
            <text:p>0</text:p>
          </table:table-cell>
          <table:table-cell/>
          <table:table-cell table:formula="of:=IF(AND([.C985]=&quot;обществознание&quot;;[.A985]=&quot;СЗ&quot;);[.D98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69" calcext:value-type="float">
            <text:p>869</text:p>
          </table:table-cell>
          <table:table-cell table:number-columns-repeated="11"/>
          <table:table-cell table:formula="of:=IF(AND([.C986]=&quot;обществознание&quot;;[.D986]&gt;299);[.D986];0)" office:value-type="float" office:value="0" calcext:value-type="float">
            <text:p>0</text:p>
          </table:table-cell>
          <table:table-cell/>
          <table:table-cell table:style-name="ce9" table:formula="of:=IF(AND([.C986]=&quot;физкультура&quot;;[.A986]=&quot;С&quot;);1;0)" office:value-type="float" office:value="0" calcext:value-type="float">
            <text:p>0</text:p>
          </table:table-cell>
          <table:table-cell/>
          <table:table-cell table:formula="of:=IF(AND([.C986]=&quot;обществознание&quot;;[.A986]=&quot;СЗ&quot;);[.D98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28" calcext:value-type="float">
            <text:p>628</text:p>
          </table:table-cell>
          <table:table-cell table:number-columns-repeated="11"/>
          <table:table-cell table:formula="of:=IF(AND([.C987]=&quot;обществознание&quot;;[.D987]&gt;299);[.D987];0)" office:value-type="float" office:value="0" calcext:value-type="float">
            <text:p>0</text:p>
          </table:table-cell>
          <table:table-cell/>
          <table:table-cell table:style-name="ce9" table:formula="of:=IF(AND([.C987]=&quot;физкультура&quot;;[.A987]=&quot;С&quot;);1;0)" office:value-type="float" office:value="0" calcext:value-type="float">
            <text:p>0</text:p>
          </table:table-cell>
          <table:table-cell/>
          <table:table-cell table:formula="of:=IF(AND([.C987]=&quot;обществознание&quot;;[.A987]=&quot;СЗ&quot;);[.D98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11"/>
          <table:table-cell table:formula="of:=IF(AND([.C988]=&quot;обществознание&quot;;[.D988]&gt;299);[.D988];0)" office:value-type="float" office:value="0" calcext:value-type="float">
            <text:p>0</text:p>
          </table:table-cell>
          <table:table-cell/>
          <table:table-cell table:style-name="ce9" table:formula="of:=IF(AND([.C988]=&quot;физкультура&quot;;[.A988]=&quot;С&quot;);1;0)" office:value-type="float" office:value="0" calcext:value-type="float">
            <text:p>0</text:p>
          </table:table-cell>
          <table:table-cell/>
          <table:table-cell table:formula="of:=IF(AND([.C988]=&quot;обществознание&quot;;[.A988]=&quot;СЗ&quot;);[.D98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34" calcext:value-type="float">
            <text:p>234</text:p>
          </table:table-cell>
          <table:table-cell table:number-columns-repeated="11"/>
          <table:table-cell table:formula="of:=IF(AND([.C989]=&quot;обществознание&quot;;[.D989]&gt;299);[.D989];0)" office:value-type="float" office:value="0" calcext:value-type="float">
            <text:p>0</text:p>
          </table:table-cell>
          <table:table-cell/>
          <table:table-cell table:style-name="ce9" table:formula="of:=IF(AND([.C989]=&quot;физкультура&quot;;[.A989]=&quot;С&quot;);1;0)" office:value-type="float" office:value="0" calcext:value-type="float">
            <text:p>0</text:p>
          </table:table-cell>
          <table:table-cell/>
          <table:table-cell table:formula="of:=IF(AND([.C989]=&quot;обществознание&quot;;[.A989]=&quot;СЗ&quot;);[.D98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8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0" calcext:value-type="float">
            <text:p>930</text:p>
          </table:table-cell>
          <table:table-cell table:number-columns-repeated="11"/>
          <table:table-cell table:formula="of:=IF(AND([.C990]=&quot;обществознание&quot;;[.D990]&gt;299);[.D990];0)" office:value-type="float" office:value="0" calcext:value-type="float">
            <text:p>0</text:p>
          </table:table-cell>
          <table:table-cell/>
          <table:table-cell table:style-name="ce9" table:formula="of:=IF(AND([.C990]=&quot;физкультура&quot;;[.A990]=&quot;С&quot;);1;0)" office:value-type="float" office:value="0" calcext:value-type="float">
            <text:p>0</text:p>
          </table:table-cell>
          <table:table-cell/>
          <table:table-cell table:formula="of:=IF(AND([.C990]=&quot;обществознание&quot;;[.A990]=&quot;СЗ&quot;);[.D99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9" calcext:value-type="float">
            <text:p>309</text:p>
          </table:table-cell>
          <table:table-cell table:number-columns-repeated="11"/>
          <table:table-cell table:formula="of:=IF(AND([.C991]=&quot;обществознание&quot;;[.D991]&gt;299);[.D991];0)" office:value-type="float" office:value="0" calcext:value-type="float">
            <text:p>0</text:p>
          </table:table-cell>
          <table:table-cell/>
          <table:table-cell table:style-name="ce9" table:formula="of:=IF(AND([.C991]=&quot;физкультура&quot;;[.A991]=&quot;С&quot;);1;0)" office:value-type="float" office:value="0" calcext:value-type="float">
            <text:p>0</text:p>
          </table:table-cell>
          <table:table-cell/>
          <table:table-cell table:formula="of:=IF(AND([.C991]=&quot;обществознание&quot;;[.A991]=&quot;СЗ&quot;);[.D991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11"/>
          <table:table-cell table:formula="of:=IF(AND([.C992]=&quot;обществознание&quot;;[.D992]&gt;299);[.D992];0)" office:value-type="float" office:value="0" calcext:value-type="float">
            <text:p>0</text:p>
          </table:table-cell>
          <table:table-cell/>
          <table:table-cell table:style-name="ce9" table:formula="of:=IF(AND([.C992]=&quot;физкультура&quot;;[.A992]=&quot;С&quot;);1;0)" office:value-type="float" office:value="0" calcext:value-type="float">
            <text:p>0</text:p>
          </table:table-cell>
          <table:table-cell/>
          <table:table-cell table:formula="of:=IF(AND([.C992]=&quot;обществознание&quot;;[.A992]=&quot;СЗ&quot;);[.D992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11"/>
          <table:table-cell table:formula="of:=IF(AND([.C993]=&quot;обществознание&quot;;[.D993]&gt;299);[.D993];0)" office:value-type="float" office:value="0" calcext:value-type="float">
            <text:p>0</text:p>
          </table:table-cell>
          <table:table-cell/>
          <table:table-cell table:style-name="ce9" table:formula="of:=IF(AND([.C993]=&quot;физкультура&quot;;[.A993]=&quot;С&quot;);1;0)" office:value-type="float" office:value="0" calcext:value-type="float">
            <text:p>0</text:p>
          </table:table-cell>
          <table:table-cell/>
          <table:table-cell table:formula="of:=IF(AND([.C993]=&quot;обществознание&quot;;[.A993]=&quot;СЗ&quot;);[.D993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83" calcext:value-type="float">
            <text:p>683</text:p>
          </table:table-cell>
          <table:table-cell table:number-columns-repeated="11"/>
          <table:table-cell table:formula="of:=IF(AND([.C994]=&quot;обществознание&quot;;[.D994]&gt;299);[.D994];0)" office:value-type="float" office:value="0" calcext:value-type="float">
            <text:p>0</text:p>
          </table:table-cell>
          <table:table-cell/>
          <table:table-cell table:style-name="ce9" table:formula="of:=IF(AND([.C994]=&quot;физкультура&quot;;[.A994]=&quot;С&quot;);1;0)" office:value-type="float" office:value="0" calcext:value-type="float">
            <text:p>0</text:p>
          </table:table-cell>
          <table:table-cell/>
          <table:table-cell table:formula="of:=IF(AND([.C994]=&quot;обществознание&quot;;[.A994]=&quot;СЗ&quot;);[.D994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9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11"/>
          <table:table-cell table:formula="of:=IF(AND([.C995]=&quot;обществознание&quot;;[.D995]&gt;299);[.D995];0)" office:value-type="float" office:value="0" calcext:value-type="float">
            <text:p>0</text:p>
          </table:table-cell>
          <table:table-cell/>
          <table:table-cell table:style-name="ce9" table:formula="of:=IF(AND([.C995]=&quot;физкультура&quot;;[.A995]=&quot;С&quot;);1;0)" office:value-type="float" office:value="0" calcext:value-type="float">
            <text:p>0</text:p>
          </table:table-cell>
          <table:table-cell/>
          <table:table-cell table:formula="of:=IF(AND([.C995]=&quot;обществознание&quot;;[.A995]=&quot;СЗ&quot;);[.D995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11"/>
          <table:table-cell table:formula="of:=IF(AND([.C996]=&quot;обществознание&quot;;[.D996]&gt;299);[.D996];0)" office:value-type="float" office:value="0" calcext:value-type="float">
            <text:p>0</text:p>
          </table:table-cell>
          <table:table-cell/>
          <table:table-cell table:style-name="ce9" table:formula="of:=IF(AND([.C996]=&quot;физкультура&quot;;[.A996]=&quot;С&quot;);1;0)" office:value-type="float" office:value="0" calcext:value-type="float">
            <text:p>0</text:p>
          </table:table-cell>
          <table:table-cell/>
          <table:table-cell table:formula="of:=IF(AND([.C996]=&quot;обществознание&quot;;[.A996]=&quot;СЗ&quot;);[.D996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9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1"/>
          <table:table-cell table:formula="of:=IF(AND([.C997]=&quot;обществознание&quot;;[.D997]&gt;299);[.D997];0)" office:value-type="float" office:value="0" calcext:value-type="float">
            <text:p>0</text:p>
          </table:table-cell>
          <table:table-cell/>
          <table:table-cell table:style-name="ce9" table:formula="of:=IF(AND([.C997]=&quot;физкультура&quot;;[.A997]=&quot;С&quot;);1;0)" office:value-type="float" office:value="0" calcext:value-type="float">
            <text:p>0</text:p>
          </table:table-cell>
          <table:table-cell/>
          <table:table-cell table:formula="of:=IF(AND([.C997]=&quot;обществознание&quot;;[.A997]=&quot;СЗ&quot;);[.D997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11"/>
          <table:table-cell table:formula="of:=IF(AND([.C998]=&quot;обществознание&quot;;[.D998]&gt;299);[.D998];0)" office:value-type="float" office:value="0" calcext:value-type="float">
            <text:p>0</text:p>
          </table:table-cell>
          <table:table-cell/>
          <table:table-cell table:style-name="ce9" table:formula="of:=IF(AND([.C998]=&quot;физкультура&quot;;[.A998]=&quot;С&quot;);1;0)" office:value-type="float" office:value="0" calcext:value-type="float">
            <text:p>0</text:p>
          </table:table-cell>
          <table:table-cell/>
          <table:table-cell table:formula="of:=IF(AND([.C998]=&quot;обществознание&quot;;[.A998]=&quot;СЗ&quot;);[.D998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11"/>
          <table:table-cell table:formula="of:=IF(AND([.C999]=&quot;обществознание&quot;;[.D999]&gt;299);[.D999];0)" office:value-type="float" office:value="0" calcext:value-type="float">
            <text:p>0</text:p>
          </table:table-cell>
          <table:table-cell/>
          <table:table-cell table:style-name="ce9" table:formula="of:=IF(AND([.C999]=&quot;физкультура&quot;;[.A999]=&quot;С&quot;);1;0)" office:value-type="float" office:value="0" calcext:value-type="float">
            <text:p>0</text:p>
          </table:table-cell>
          <table:table-cell/>
          <table:table-cell table:formula="of:=IF(AND([.C999]=&quot;обществознание&quot;;[.A999]=&quot;СЗ&quot;);[.D999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11"/>
          <table:table-cell table:formula="of:=IF(AND([.C1000]=&quot;обществознание&quot;;[.D1000]&gt;299);[.D1000];0)" office:value-type="float" office:value="0" calcext:value-type="float">
            <text:p>0</text:p>
          </table:table-cell>
          <table:table-cell/>
          <table:table-cell table:style-name="ce9" table:formula="of:=IF(AND([.C1000]=&quot;физкультура&quot;;[.A1000]=&quot;С&quot;);1;0)" office:value-type="float" office:value="0" calcext:value-type="float">
            <text:p>0</text:p>
          </table:table-cell>
          <table:table-cell/>
          <table:table-cell table:formula="of:=IF(AND([.C1000]=&quot;обществознание&quot;;[.A1000]=&quot;СЗ&quot;);[.D1000];0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4" calcext:value-type="float">
            <text:p>844</text:p>
          </table:table-cell>
          <table:table-cell table:number-columns-repeated="11"/>
          <table:table-cell table:formula="of:=IF(AND([.C1001]=&quot;обществознание&quot;;[.D1001]&gt;299);[.D1001];0)" office:value-type="float" office:value="0" calcext:value-type="float">
            <text:p>0</text:p>
          </table:table-cell>
          <table:table-cell/>
          <table:table-cell table:style-name="ce9" table:formula="of:=IF(AND([.C1001]=&quot;физкультура&quot;;[.A1001]=&quot;С&quot;);1;0)" office:value-type="float" office:value="0" calcext:value-type="float">
            <text:p>0</text:p>
          </table:table-cell>
          <table:table-cell/>
          <table:table-cell table:formula="of:=IF(AND([.C1001]=&quot;обществознание&quot;;[.A1001]=&quot;СЗ&quot;);[.D1001];0)" office:value-type="float" office:value="0" calcext:value-type="float">
            <text:p>0</text:p>
          </table:table-cell>
          <table:table-cell table:number-columns-repeated="44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3"/>
          <table:table-cell table:number-columns-repeated="57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number-columns-repeated="6"/>
          <table:table-cell table:style-name="ce4"/>
          <table:table-cell table:style-name="ce3"/>
          <table:table-cell table:number-columns-repeated="56"/>
        </table:table-row>
        <table:table-row table:style-name="ro1" table:number-rows-repeated="1047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2" table:style-name="ta2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3" table:style-name="ta3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4P2" style:volatile="true">
      <number:text> </number:text>
      <number:fill-character> </number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.00.0000</text:date>, <text:time style:data-style-name="N2" text:time-value="11:57:30.46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1:57:30.607000000</meta:creation-date>
    <meta:generator>LibreOffice/7.3.2.2$Windows_X86_64 LibreOffice_project/49f2b1bff42cfccbd8f788c8dc32c1c309559be0</meta:generator>
    <meta:editing-duration>PT5M6S</meta:editing-duration>
    <meta:editing-cycles>2</meta:editing-cycles>
    <dc:date>2022-11-29T12:35:07.455000000</dc:date>
    <meta:document-statistic meta:table-count="3" meta:cell-count="701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circle" chart:style-name="ch1">
        <chart:legend chart:legend-position="end" svg:x="13.151cm" svg:y="3.701cm" style:legend-expansion="high" chart:style-name="ch2"/>
        <chart:plot-area chart:style-name="ch3" table:cell-range-address="Лист1.I1:Лист1.K2" chart:data-source-has-labels="row" svg:x="0.319cm" svg:y="0.179cm" svg:width="12.513cm" svg:height="8.639cm">
          <chart:coordinate-region svg:x="2.256cm" svg:y="0.18cm" svg:width="8.638cm" svg:height="8.638cm"/>
          <chart:axis chart:dimension="x" chart:name="primary-x" chart:style-name="ch4" chartooo:axis-type="auto">
            <chartooo:date-scale/>
            <chart:categories table:cell-range-address="Лист1.I1:Лист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I2:Лист1.K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иология</text:p>
                <draw:g>
                  <svg:desc>Лист1.I1:Лист1.K1</svg:desc>
                </draw:g>
              </table:table-cell>
              <table:table-cell office:value-type="string">
                <text:p>физкультура</text:p>
              </table:table-cell>
              <table:table-cell office:value-type="string">
                <text:p>физика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214">
                <text:p>214</text:p>
                <draw:g>
                  <svg:desc>Лист1.I2:Лист1.K2</svg:desc>
                </draw:g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